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15mm"/>
    </style:style>
    <style:style style:name="co2" style:family="table-column">
      <style:table-column-properties fo:break-before="auto" style:column-width="32.63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18.77mm"/>
    </style:style>
    <style:style style:name="co6" style:family="table-column">
      <style:table-column-properties fo:break-before="auto" style:column-width="18.52mm"/>
    </style:style>
    <style:style style:name="co7" style:family="table-column">
      <style:table-column-properties fo:break-before="auto" style:column-width="23.88mm"/>
    </style:style>
    <style:style style:name="co8" style:family="table-column">
      <style:table-column-properties fo:break-before="auto" style:column-width="24.61mm"/>
    </style:style>
    <style:style style:name="co9" style:family="table-column">
      <style:table-column-properties fo:break-before="auto" style:column-width="24.85mm"/>
    </style:style>
    <style:style style:name="co10" style:family="table-column">
      <style:table-column-properties fo:break-before="auto" style:column-width="32.16mm"/>
    </style:style>
    <style:style style:name="co11" style:family="table-column">
      <style:table-column-properties fo:break-before="auto" style:column-width="46.02mm"/>
    </style:style>
    <style:style style:name="co12" style:family="table-column">
      <style:table-column-properties fo:break-before="auto" style:column-width="46.74mm"/>
    </style:style>
    <style:style style:name="co13" style:family="table-column">
      <style:table-column-properties fo:break-before="auto" style:column-width="46.25mm"/>
    </style:style>
    <style:style style:name="co14" style:family="table-column">
      <style:table-column-properties fo:break-before="auto" style:column-width="20.48mm"/>
    </style:style>
    <style:style style:name="co15" style:family="table-column">
      <style:table-column-properties fo:break-before="auto" style:column-width="24.11mm"/>
    </style:style>
    <style:style style:name="co16" style:family="table-column">
      <style:table-column-properties fo:break-before="auto" style:column-width="22.17mm"/>
    </style:style>
    <style:style style:name="co17" style:family="table-column">
      <style:table-column-properties fo:break-before="auto" style:column-width="16.83mm"/>
    </style:style>
    <style:style style:name="co18" style:family="table-column">
      <style:table-column-properties fo:break-before="auto" style:column-width="25.33mm"/>
    </style:style>
    <style:style style:name="co19" style:family="table-column">
      <style:table-column-properties fo:break-before="auto" style:column-width="14.87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22.42mm"/>
    </style:style>
    <style:style style:name="co22" style:family="table-column">
      <style:table-column-properties fo:break-before="auto" style:column-width="15.86mm"/>
    </style:style>
    <style:style style:name="co23" style:family="table-column">
      <style:table-column-properties fo:break-before="auto" style:column-width="19.98mm"/>
    </style:style>
    <style:style style:name="co24" style:family="table-column">
      <style:table-column-properties fo:break-before="auto" style:column-width="18.27mm"/>
    </style:style>
    <style:style style:name="co25" style:family="table-column">
      <style:table-column-properties fo:break-before="auto" style:column-width="36.28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20.23mm"/>
    </style:style>
    <style:style style:name="co28" style:family="table-column">
      <style:table-column-properties fo:break-before="auto" style:column-width="17.55mm"/>
    </style:style>
    <style:style style:name="co29" style:family="table-column">
      <style:table-column-properties fo:break-before="auto" style:column-width="15.36mm"/>
    </style:style>
    <style:style style:name="co30" style:family="table-column">
      <style:table-column-properties fo:break-before="auto" style:column-width="28.5mm"/>
    </style:style>
    <style:style style:name="co31" style:family="table-column">
      <style:table-column-properties fo:break-before="auto" style:column-width="30.44mm"/>
    </style:style>
    <style:style style:name="co32" style:family="table-column">
      <style:table-column-properties fo:break-before="auto" style:column-width="28.26mm"/>
    </style:style>
    <style:style style:name="co33" style:family="table-column">
      <style:table-column-properties fo:break-before="auto" style:column-width="27.53mm"/>
    </style:style>
    <style:style style:name="co34" style:family="table-column">
      <style:table-column-properties fo:break-before="auto" style:column-width="10.02mm"/>
    </style:style>
    <style:style style:name="co35" style:family="table-column">
      <style:table-column-properties fo:break-before="auto" style:column-width="10.74mm"/>
    </style:style>
    <style:style style:name="co36" style:family="table-column">
      <style:table-column-properties fo:break-before="auto" style:column-width="9.77mm"/>
    </style:style>
    <style:style style:name="co37" style:family="table-column">
      <style:table-column-properties fo:break-before="auto" style:column-width="22.58mm"/>
    </style:style>
    <style:style style:name="co38" style:family="table-column">
      <style:table-column-properties fo:break-before="auto" style:column-width="38.96mm"/>
    </style:style>
    <style:style style:name="co39" style:family="table-column">
      <style:table-column-properties fo:break-before="auto" style:column-width="37.5mm"/>
    </style:style>
    <style:style style:name="co40" style:family="table-column">
      <style:table-column-properties fo:break-before="auto" style:column-width="39.93mm"/>
    </style:style>
    <style:style style:name="co41" style:family="table-column">
      <style:table-column-properties fo:break-before="auto" style:column-width="16.09mm"/>
    </style:style>
    <style:style style:name="co42" style:family="table-column">
      <style:table-column-properties fo:break-before="auto" style:column-width="14.15mm"/>
    </style:style>
    <style:style style:name="co43" style:family="table-column">
      <style:table-column-properties fo:break-before="auto" style:column-width="16.58mm"/>
    </style:style>
    <style:style style:name="co44" style:family="table-column">
      <style:table-column-properties fo:break-before="auto" style:column-width="32.39mm"/>
    </style:style>
    <style:style style:name="co45" style:family="table-column">
      <style:table-column-properties fo:break-before="auto" style:column-width="15.61mm"/>
    </style:style>
    <style:style style:name="co46" style:family="table-column">
      <style:table-column-properties fo:break-before="auto" style:column-width="26.79mm"/>
    </style:style>
    <style:style style:name="co47" style:family="table-column">
      <style:table-column-properties fo:break-before="auto" style:column-width="23.64mm"/>
    </style:style>
    <style:style style:name="co48" style:family="table-column">
      <style:table-column-properties fo:break-before="auto" style:column-width="22.67mm"/>
    </style:style>
    <style:style style:name="co49" style:family="table-column">
      <style:table-column-properties fo:break-before="auto" style:column-width="26.07mm"/>
    </style:style>
    <style:style style:name="co50" style:family="table-column">
      <style:table-column-properties fo:break-before="auto" style:column-width="21.93mm"/>
    </style:style>
    <style:style style:name="co51" style:family="table-column">
      <style:table-column-properties fo:break-before="auto" style:column-width="39.69mm"/>
    </style:style>
    <style:style style:name="co52" style:family="table-column">
      <style:table-column-properties fo:break-before="auto" style:column-width="41.4mm"/>
    </style:style>
    <style:style style:name="co53" style:family="table-column">
      <style:table-column-properties fo:break-before="auto" style:column-width="30.2mm"/>
    </style:style>
    <style:style style:name="co54" style:family="table-column">
      <style:table-column-properties fo:break-before="auto" style:column-width="33.6mm"/>
    </style:style>
    <style:style style:name="co55" style:family="table-column">
      <style:table-column-properties fo:break-before="auto" style:column-width="34.34mm"/>
    </style:style>
    <style:style style:name="co56" style:family="table-column">
      <style:table-column-properties fo:break-before="auto" style:column-width="10.5mm"/>
    </style:style>
    <style:style style:name="co57" style:family="table-column">
      <style:table-column-properties fo:break-before="auto" style:column-width="19.01mm"/>
    </style:style>
    <style:style style:name="co58" style:family="table-column">
      <style:table-column-properties fo:break-before="auto" style:column-width="26.32mm"/>
    </style:style>
    <style:style style:name="co59" style:family="table-column">
      <style:table-column-properties fo:break-before="auto" style:column-width="12.45mm"/>
    </style:style>
    <style:style style:name="co60" style:family="table-column">
      <style:table-column-properties fo:break-before="auto" style:column-width="19.49mm"/>
    </style:style>
    <style:style style:name="co61" style:family="table-column">
      <style:table-column-properties fo:break-before="auto" style:column-width="34.1mm"/>
    </style:style>
    <style:style style:name="co62" style:family="table-column">
      <style:table-column-properties fo:break-before="auto" style:column-width="39.44mm"/>
    </style:style>
    <style:style style:name="co63" style:family="table-column">
      <style:table-column-properties fo:break-before="auto" style:column-width="20.85mm"/>
    </style:style>
    <style:style style:name="co64" style:family="table-column">
      <style:table-column-properties fo:break-before="auto" style:column-width="28.98mm"/>
    </style:style>
    <style:style style:name="co65" style:family="table-column">
      <style:table-column-properties fo:break-before="auto" style:column-width="15.12mm"/>
    </style:style>
    <style:style style:name="co66" style:family="table-column">
      <style:table-column-properties fo:break-before="auto" style:column-width="16.33mm"/>
    </style:style>
    <style:style style:name="co67" style:family="table-column">
      <style:table-column-properties fo:break-before="auto" style:column-width="17.34mm"/>
    </style:style>
    <style:style style:name="co68" style:family="table-column">
      <style:table-column-properties fo:break-before="auto" style:column-width="5.26mm"/>
    </style:style>
    <style:style style:name="co69" style:family="table-column">
      <style:table-column-properties fo:break-before="auto" style:column-width="37.69mm"/>
    </style:style>
    <style:style style:name="co70" style:family="table-column">
      <style:table-column-properties fo:break-before="auto" style:column-width="26.86mm"/>
    </style:style>
    <style:style style:name="co71" style:family="table-column">
      <style:table-column-properties fo:break-before="auto" style:column-width="54.27mm"/>
    </style:style>
    <style:style style:name="co72" style:family="table-column">
      <style:table-column-properties fo:break-before="auto" style:column-width="47.91mm"/>
    </style:style>
    <style:style style:name="co73" style:family="table-column">
      <style:table-column-properties fo:break-before="auto" style:column-width="44.68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15.79mm" fo:break-before="auto" style:use-optimal-row-height="true"/>
    </style:style>
    <style:style style:name="ta1" style:family="table" style:master-page-name="Schiffslabor">
      <style:table-properties table:display="true" style:writing-mode="lr-tb"/>
    </style:style>
    <style:style style:name="ta2" style:family="table" style:master-page-name="Techniklabor">
      <style:table-properties table:display="true" style:writing-mode="lr-tb"/>
    </style:style>
    <style:style style:name="ta3" style:family="table" style:master-page-name="Waffenlabor">
      <style:table-properties table:display="true" style:writing-mode="lr-tb"/>
    </style:style>
    <style:style style:name="ta4" style:family="table" style:master-page-name="ModulVerbesseru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])))" style:apply-style-name="HintergrundGruen" style:base-cell-address="Schiffslabor.C2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])))" style:apply-style-name="HintergrundGruen" style:base-cell-address="Schiffslabor.C3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Q4])))" style:apply-style-name="HintergrundGruen" style:base-cell-address="Schiffslabor.C4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])))" style:apply-style-name="HintergrundGruen" style:base-cell-address="Schiffslabor.C5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])))" style:apply-style-name="HintergrundGruen" style:base-cell-address="Schiffslabor.C6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])))" style:apply-style-name="HintergrundGruen" style:base-cell-address="Schiffslabor.C7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8])))" style:apply-style-name="HintergrundGruen" style:base-cell-address="Schiffslabor.C8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])))" style:apply-style-name="HintergrundGruen" style:base-cell-address="Schiffslabor.C9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])))" style:apply-style-name="HintergrundGruen" style:base-cell-address="Schiffslabor.C1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])))" style:apply-style-name="HintergrundGruen" style:base-cell-address="Schiffslabor.C11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])))" style:apply-style-name="HintergrundGruen" style:base-cell-address="Schiffslabor.C12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])))" style:apply-style-name="HintergrundGruen" style:base-cell-address="Schiffslabor.C13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])))" style:apply-style-name="HintergrundGruen" style:base-cell-address="Schiffslabor.C14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])))" style:apply-style-name="HintergrundGruen" style:base-cell-address="Schiffslabor.C15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])))" style:apply-style-name="HintergrundGruen" style:base-cell-address="Schiffslabor.C1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7])))" style:apply-style-name="HintergrundGruen" style:base-cell-address="Schiffslabor.C1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8])))" style:apply-style-name="HintergrundGruen" style:base-cell-address="Schiffslabor.C1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9])))" style:apply-style-name="HintergrundGruen" style:base-cell-address="Schiffslabor.C19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0])))" style:apply-style-name="HintergrundGruen" style:base-cell-address="Schiffslabor.C2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1])))" style:apply-style-name="HintergrundGruen" style:base-cell-address="Schiffslabor.C21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2])))" style:apply-style-name="HintergrundGruen" style:base-cell-address="Schiffslabor.C22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3])))" style:apply-style-name="HintergrundGruen" style:base-cell-address="Schiffslabor.C23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4])))" style:apply-style-name="HintergrundGruen" style:base-cell-address="Schiffslabor.C24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5])))" style:apply-style-name="HintergrundGruen" style:base-cell-address="Schiffslabor.C25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26])))" style:apply-style-name="HintergrundGruen" style:base-cell-address="Schiffslabor.C2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7])))" style:apply-style-name="HintergrundGruen" style:base-cell-address="Schiffslabor.C2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8])))" style:apply-style-name="HintergrundGruen" style:base-cell-address="Schiffslabor.C2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9])))" style:apply-style-name="HintergrundGruen" style:base-cell-address="Schiffslabor.C2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0])))" style:apply-style-name="HintergrundGruen" style:base-cell-address="Schiffslabor.C3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1])))" style:apply-style-name="HintergrundGruen" style:base-cell-address="Schiffslabor.C3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32])))" style:apply-style-name="HintergrundGruen" style:base-cell-address="Schiffslabor.C3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3])))" style:apply-style-name="HintergrundGruen" style:base-cell-address="Schiffslabor.C3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4])))" style:apply-style-name="HintergrundGruen" style:base-cell-address="Schiffslabor.C3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5])))" style:apply-style-name="HintergrundGruen" style:base-cell-address="Schiffslabor.C3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6])))" style:apply-style-name="HintergrundGruen" style:base-cell-address="Schiffslabor.C3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7])))" style:apply-style-name="HintergrundGruen" style:base-cell-address="Schiffslabor.C3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8])))" style:apply-style-name="HintergrundGruen" style:base-cell-address="Schiffslabor.C3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9])))" style:apply-style-name="HintergrundGruen" style:base-cell-address="Schiffslabor.C3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0])))" style:apply-style-name="HintergrundGruen" style:base-cell-address="Schiffslabor.C4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1])))" style:apply-style-name="HintergrundGruen" style:base-cell-address="Schiffslabor.C4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2])))" style:apply-style-name="HintergrundGruen" style:base-cell-address="Schiffslabor.C4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3])))" style:apply-style-name="HintergrundGruen" style:base-cell-address="Schiffslabor.C4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4])))" style:apply-style-name="HintergrundGruen" style:base-cell-address="Schiffslabor.C4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5])))" style:apply-style-name="HintergrundGruen" style:base-cell-address="Schiffslabor.C45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6])))" style:apply-style-name="HintergrundGruen" style:base-cell-address="Schiffslabor.C46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7])))" style:apply-style-name="HintergrundGruen" style:base-cell-address="Schiffslabor.C47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8])))" style:apply-style-name="HintergrundGruen" style:base-cell-address="Schiffslabor.C48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9])))" style:apply-style-name="HintergrundGruen" style:base-cell-address="Schiffslabor.C49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0])))" style:apply-style-name="HintergrundGruen" style:base-cell-address="Schiffslabor.C5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1])))" style:apply-style-name="HintergrundGruen" style:base-cell-address="Schiffslabor.C51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2])))" style:apply-style-name="HintergrundGruen" style:base-cell-address="Schiffslabor.C52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3])))" style:apply-style-name="HintergrundGruen" style:base-cell-address="Schiffslabor.C53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4])))" style:apply-style-name="HintergrundGruen" style:base-cell-address="Schiffslabor.C54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5])))" style:apply-style-name="HintergrundGruen" style:base-cell-address="Schiffslabor.C55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6])))" style:apply-style-name="HintergrundGruen" style:base-cell-address="Schiffslabor.C5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7])))" style:apply-style-name="HintergrundGruen" style:base-cell-address="Schiffslabor.C57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8])))" style:apply-style-name="HintergrundGruen" style:base-cell-address="Schiffslabor.C5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9])))" style:apply-style-name="HintergrundGruen" style:base-cell-address="Schiffslabor.C5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0])))" style:apply-style-name="HintergrundGruen" style:base-cell-address="Schiffslabor.C60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1])))" style:apply-style-name="HintergrundGruen" style:base-cell-address="Schiffslabor.C61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2])))" style:apply-style-name="HintergrundGruen" style:base-cell-address="Schiffslabor.C62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3])))" style:apply-style-name="HintergrundGruen" style:base-cell-address="Schiffslabor.C63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4])))" style:apply-style-name="HintergrundGruen" style:base-cell-address="Schiffslabor.C64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5])))" style:apply-style-name="HintergrundGruen" style:base-cell-address="Schiffslabor.C65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6])))" style:apply-style-name="HintergrundGruen" style:base-cell-address="Schiffslabor.C66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7])))" style:apply-style-name="HintergrundGruen" style:base-cell-address="Schiffslabor.C67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8])))" style:apply-style-name="HintergrundGruen" style:base-cell-address="Schiffslabor.C68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9])))" style:apply-style-name="HintergrundGruen" style:base-cell-address="Schiffslabor.C69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0])))" style:apply-style-name="HintergrundGruen" style:base-cell-address="Schiffslabor.C70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1])))" style:apply-style-name="HintergrundGruen" style:base-cell-address="Schiffslabor.C71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2])))" style:apply-style-name="HintergrundGruen" style:base-cell-address="Schiffslabor.C72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3])))" style:apply-style-name="HintergrundGruen" style:base-cell-address="Schiffslabor.C73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4])))" style:apply-style-name="HintergrundGruen" style:base-cell-address="Schiffslabor.C74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5])))" style:apply-style-name="HintergrundGruen" style:base-cell-address="Schiffslabor.C75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6])))" style:apply-style-name="HintergrundGruen" style:base-cell-address="Schiffslabor.C76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7])))" style:apply-style-name="HintergrundGruen" style:base-cell-address="Schiffslabor.C77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8])))" style:apply-style-name="HintergrundGruen" style:base-cell-address="Schiffslabor.C78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9])))" style:apply-style-name="HintergrundGruen" style:base-cell-address="Schiffslabor.C79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0])))" style:apply-style-name="HintergrundGruen" style:base-cell-address="Schiffslabor.C80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1])))" style:apply-style-name="HintergrundGruen" style:base-cell-address="Schiffslabor.C8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2])))" style:apply-style-name="HintergrundGruen" style:base-cell-address="Schiffslabor.C82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3])))" style:apply-style-name="HintergrundGruen" style:base-cell-address="Schiffslabor.C83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4])))" style:apply-style-name="HintergrundGruen" style:base-cell-address="Schiffslabor.C84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5])))" style:apply-style-name="HintergrundGruen" style:base-cell-address="Schiffslabor.C85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6])))" style:apply-style-name="HintergrundGruen" style:base-cell-address="Schiffslabor.C86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7])))" style:apply-style-name="HintergrundGruen" style:base-cell-address="Schiffslabor.C87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8])))" style:apply-style-name="HintergrundGruen" style:base-cell-address="Schiffslabor.C88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9])))" style:apply-style-name="HintergrundGruen" style:base-cell-address="Schiffslabor.C89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0])))" style:apply-style-name="HintergrundGruen" style:base-cell-address="Schiffslabor.C90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1])))" style:apply-style-name="HintergrundGruen" style:base-cell-address="Schiffslabor.C91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2])))" style:apply-style-name="HintergrundGruen" style:base-cell-address="Schiffslabor.C92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3])))" style:apply-style-name="HintergrundGruen" style:base-cell-address="Schiffslabor.C93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4])))" style:apply-style-name="HintergrundGruen" style:base-cell-address="Schiffslabor.C94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5])))" style:apply-style-name="HintergrundGruen" style:base-cell-address="Schiffslabor.C95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6])))" style:apply-style-name="HintergrundGruen" style:base-cell-address="Schiffslabor.C96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7])))" style:apply-style-name="HintergrundGruen" style:base-cell-address="Schiffslabor.C97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8])))" style:apply-style-name="HintergrundGruen" style:base-cell-address="Schiffslabor.C98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9])))" style:apply-style-name="HintergrundGruen" style:base-cell-address="Schiffslabor.C99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0])))" style:apply-style-name="HintergrundGruen" style:base-cell-address="Schiffslabor.C100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1])))" style:apply-style-name="HintergrundGruen" style:base-cell-address="Schiffslabor.C10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2])))" style:apply-style-name="HintergrundGruen" style:base-cell-address="Schiffslabor.C102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3])))" style:apply-style-name="HintergrundGruen" style:base-cell-address="Schiffslabor.C103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4])))" style:apply-style-name="HintergrundGruen" style:base-cell-address="Schiffslabor.C104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5])))" style:apply-style-name="HintergrundGruen" style:base-cell-address="Schiffslabor.C105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6])))" style:apply-style-name="HintergrundGruen" style:base-cell-address="Schiffslabor.C106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7])))" style:apply-style-name="HintergrundGruen" style:base-cell-address="Schiffslabor.C107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8])))" style:apply-style-name="HintergrundGruen" style:base-cell-address="Schiffslabor.C108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9])))" style:apply-style-name="HintergrundGruen" style:base-cell-address="Schiffslabor.C109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0])))" style:apply-style-name="HintergrundGruen" style:base-cell-address="Schiffslabor.C110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1])))" style:apply-style-name="HintergrundGruen" style:base-cell-address="Schiffslabor.C111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2])))" style:apply-style-name="HintergrundGruen" style:base-cell-address="Schiffslabor.C112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3])))" style:apply-style-name="HintergrundGruen" style:base-cell-address="Schiffslabor.C113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4])))" style:apply-style-name="HintergrundGruen" style:base-cell-address="Schiffslabor.C114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5])))" style:apply-style-name="HintergrundGruen" style:base-cell-address="Schiffslabor.C115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6])))" style:apply-style-name="HintergrundGruen" style:base-cell-address="Schiffslabor.C116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7])))" style:apply-style-name="HintergrundGruen" style:base-cell-address="Schiffslabor.C117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8])))" style:apply-style-name="HintergrundGruen" style:base-cell-address="Schiffslabor.C118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9])))" style:apply-style-name="HintergrundGruen" style:base-cell-address="Schiffslabor.C119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0])))" style:apply-style-name="HintergrundGruen" style:base-cell-address="Schiffslabor.C120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1])))" style:apply-style-name="HintergrundGruen" style:base-cell-address="Schiffslabor.C121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2])))" style:apply-style-name="HintergrundGruen" style:base-cell-address="Schiffslabor.C122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3])))" style:apply-style-name="HintergrundGruen" style:base-cell-address="Schiffslabor.C123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4])))" style:apply-style-name="HintergrundGruen" style:base-cell-address="Schiffslabor.C124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5])))" style:apply-style-name="HintergrundGruen" style:base-cell-address="Schiffslabor.C125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6])))" style:apply-style-name="HintergrundGruen" style:base-cell-address="Schiffslabor.C126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7])))" style:apply-style-name="HintergrundGruen" style:base-cell-address="Schiffslabor.C127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8])))" style:apply-style-name="HintergrundGruen" style:base-cell-address="Schiffslabor.C128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9])))" style:apply-style-name="HintergrundGruen" style:base-cell-address="Schiffslabor.C129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0])))" style:apply-style-name="HintergrundGruen" style:base-cell-address="Schiffslabor.C130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1])))" style:apply-style-name="HintergrundGruen" style:base-cell-address="Schiffslabor.C131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2])))" style:apply-style-name="HintergrundGruen" style:base-cell-address="Schiffslabor.C132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3])))" style:apply-style-name="HintergrundGruen" style:base-cell-address="Schiffslabor.C133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4])))" style:apply-style-name="HintergrundGruen" style:base-cell-address="Schiffslabor.C134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5])))" style:apply-style-name="HintergrundGruen" style:base-cell-address="Schiffslabor.C135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6])))" style:apply-style-name="HintergrundGruen" style:base-cell-address="Schiffslabor.C136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7])))" style:apply-style-name="HintergrundGruen" style:base-cell-address="Schiffslabor.C137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8])))" style:apply-style-name="HintergrundGruen" style:base-cell-address="Schiffslabor.C138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9])))" style:apply-style-name="HintergrundGruen" style:base-cell-address="Schiffslabor.C139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0])))" style:apply-style-name="HintergrundGruen" style:base-cell-address="Schiffslabor.C140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1])))" style:apply-style-name="HintergrundGruen" style:base-cell-address="Schiffslabor.C141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2])))" style:apply-style-name="HintergrundGruen" style:base-cell-address="Schiffslabor.C142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3])))" style:apply-style-name="HintergrundGruen" style:base-cell-address="Schiffslabor.C143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4])))" style:apply-style-name="HintergrundGruen" style:base-cell-address="Schiffslabor.C144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5])))" style:apply-style-name="HintergrundGruen" style:base-cell-address="Schiffslabor.C145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6])))" style:apply-style-name="HintergrundGruen" style:base-cell-address="Schiffslabor.C146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7])))" style:apply-style-name="HintergrundGruen" style:base-cell-address="Schiffslabor.C147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6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66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6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169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70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7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])))" style:apply-style-name="HintergrundGruen" style:base-cell-address="Techniklabor.C2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])))" style:apply-style-name="HintergrundGruen" style:base-cell-address="Techniklabor.C3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])))" style:apply-style-name="HintergrundGruen" style:base-cell-address="Techniklabor.C4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])))" style:apply-style-name="HintergrundGruen" style:base-cell-address="Techniklabor.C5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])))" style:apply-style-name="HintergrundGruen" style:base-cell-address="Techniklabor.C6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])))" style:apply-style-name="HintergrundGruen" style:base-cell-address="Techniklabor.C7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])))" style:apply-style-name="HintergrundGruen" style:base-cell-address="Techniklabor.C8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])))" style:apply-style-name="HintergrundGruen" style:base-cell-address="Techniklabor.C9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])))" style:apply-style-name="HintergrundGruen" style:base-cell-address="Techniklabor.C10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])))" style:apply-style-name="HintergrundGruen" style:base-cell-address="Techniklabor.C11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])))" style:apply-style-name="HintergrundGruen" style:base-cell-address="Techniklabor.C12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])))" style:apply-style-name="HintergrundGruen" style:base-cell-address="Techniklabor.C13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])))" style:apply-style-name="HintergrundGruen" style:base-cell-address="Techniklabor.C14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5])))" style:apply-style-name="HintergrundGruen" style:base-cell-address="Techniklabor.C15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6])))" style:apply-style-name="HintergrundGruen" style:base-cell-address="Techniklabor.C16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7])))" style:apply-style-name="HintergrundGruen" style:base-cell-address="Techniklabor.C17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8])))" style:apply-style-name="HintergrundGruen" style:base-cell-address="Techniklabor.C18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9])))" style:apply-style-name="HintergrundGruen" style:base-cell-address="Techniklabor.C19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0])))" style:apply-style-name="HintergrundGruen" style:base-cell-address="Techniklabor.C20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1])))" style:apply-style-name="HintergrundGruen" style:base-cell-address="Techniklabor.C21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2])))" style:apply-style-name="HintergrundGruen" style:base-cell-address="Techniklabor.C22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3])))" style:apply-style-name="HintergrundGruen" style:base-cell-address="Techniklabor.C23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4])))" style:apply-style-name="HintergrundGruen" style:base-cell-address="Techniklabor.C24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5])))" style:apply-style-name="HintergrundGruen" style:base-cell-address="Techniklabor.C25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6])))" style:apply-style-name="HintergrundGruen" style:base-cell-address="Techniklabor.C26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7])))" style:apply-style-name="HintergrundGruen" style:base-cell-address="Techniklabor.C27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8])))" style:apply-style-name="HintergrundGruen" style:base-cell-address="Techniklabor.C28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9])))" style:apply-style-name="HintergrundGruen" style:base-cell-address="Techniklabor.C29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0])))" style:apply-style-name="HintergrundGruen" style:base-cell-address="Techniklabor.C30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1])))" style:apply-style-name="HintergrundGruen" style:base-cell-address="Techniklabor.C31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2])))" style:apply-style-name="HintergrundGruen" style:base-cell-address="Techniklabor.C32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3])))" style:apply-style-name="HintergrundGruen" style:base-cell-address="Techniklabor.C33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4])))" style:apply-style-name="HintergrundGruen" style:base-cell-address="Techniklabor.C34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5])))" style:apply-style-name="HintergrundGruen" style:base-cell-address="Techniklabor.C35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6])))" style:apply-style-name="HintergrundGruen" style:base-cell-address="Techniklabor.C36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7])))" style:apply-style-name="HintergrundGruen" style:base-cell-address="Techniklabor.C37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8])))" style:apply-style-name="HintergrundGruen" style:base-cell-address="Techniklabor.C38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9])))" style:apply-style-name="HintergrundGruen" style:base-cell-address="Techniklabor.C39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0])))" style:apply-style-name="HintergrundGruen" style:base-cell-address="Techniklabor.C40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1])))" style:apply-style-name="HintergrundGruen" style:base-cell-address="Techniklabor.C41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2])))" style:apply-style-name="HintergrundGruen" style:base-cell-address="Techniklabor.C42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43])))" style:apply-style-name="HintergrundGruen" style:base-cell-address="Techniklabor.C43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4])))" style:apply-style-name="HintergrundGruen" style:base-cell-address="Techniklabor.C44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5])))" style:apply-style-name="HintergrundGruen" style:base-cell-address="Techniklabor.C45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6])))" style:apply-style-name="HintergrundGruen" style:base-cell-address="Techniklabor.C46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7])))" style:apply-style-name="HintergrundGruen" style:base-cell-address="Techniklabor.C47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8])))" style:apply-style-name="HintergrundGruen" style:base-cell-address="Techniklabor.C48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9])))" style:apply-style-name="HintergrundGruen" style:base-cell-address="Techniklabor.C49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0])))" style:apply-style-name="HintergrundGruen" style:base-cell-address="Techniklabor.C50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1])))" style:apply-style-name="HintergrundGruen" style:base-cell-address="Techniklabor.C51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2])))" style:apply-style-name="HintergrundGruen" style:base-cell-address="Techniklabor.C52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3])))" style:apply-style-name="HintergrundGruen" style:base-cell-address="Techniklabor.C53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4])))" style:apply-style-name="HintergrundGruen" style:base-cell-address="Techniklabor.C54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5])))" style:apply-style-name="HintergrundGruen" style:base-cell-address="Techniklabor.C55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6])))" style:apply-style-name="HintergrundGruen" style:base-cell-address="Techniklabor.C56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7])))" style:apply-style-name="HintergrundGruen" style:base-cell-address="Techniklabor.C57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8])))" style:apply-style-name="HintergrundGruen" style:base-cell-address="Techniklabor.C58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9])))" style:apply-style-name="HintergrundGruen" style:base-cell-address="Techniklabor.C59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0])))" style:apply-style-name="HintergrundGruen" style:base-cell-address="Techniklabor.C60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1])))" style:apply-style-name="HintergrundGruen" style:base-cell-address="Techniklabor.C61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2])))" style:apply-style-name="HintergrundGruen" style:base-cell-address="Techniklabor.C62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3])))" style:apply-style-name="HintergrundGruen" style:base-cell-address="Techniklabor.C63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4])))" style:apply-style-name="HintergrundGruen" style:base-cell-address="Techniklabor.C64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5])))" style:apply-style-name="HintergrundGruen" style:base-cell-address="Techniklabor.C65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6])))" style:apply-style-name="HintergrundGruen" style:base-cell-address="Techniklabor.C66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7])))" style:apply-style-name="HintergrundGruen" style:base-cell-address="Techniklabor.C67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8])))" style:apply-style-name="HintergrundGruen" style:base-cell-address="Techniklabor.C68"/>
    </style:style>
    <style:style style:name="ce2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9])))" style:apply-style-name="HintergrundGruen" style:base-cell-address="Techniklabor.C69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0])))" style:apply-style-name="HintergrundGruen" style:base-cell-address="Techniklabor.C70"/>
    </style:style>
    <style:style style:name="ce2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1])))" style:apply-style-name="HintergrundGruen" style:base-cell-address="Techniklabor.C71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2])))" style:apply-style-name="HintergrundGruen" style:base-cell-address="Techniklabor.C72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3])))" style:apply-style-name="HintergrundGruen" style:base-cell-address="Techniklabor.C73"/>
    </style:style>
    <style:style style:name="ce2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4])))" style:apply-style-name="HintergrundGruen" style:base-cell-address="Techniklabor.C74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5])))" style:apply-style-name="HintergrundGruen" style:base-cell-address="Techniklabor.C75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6])))" style:apply-style-name="HintergrundGruen" style:base-cell-address="Techniklabor.C76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7])))" style:apply-style-name="HintergrundGruen" style:base-cell-address="Techniklabor.C77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8])))" style:apply-style-name="HintergrundGruen" style:base-cell-address="Techniklabor.C78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9])))" style:apply-style-name="HintergrundGruen" style:base-cell-address="Techniklabor.C79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0])))" style:apply-style-name="HintergrundGruen" style:base-cell-address="Techniklabor.C80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1])))" style:apply-style-name="HintergrundGruen" style:base-cell-address="Techniklabor.C81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2])))" style:apply-style-name="HintergrundGruen" style:base-cell-address="Techniklabor.C82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3])))" style:apply-style-name="HintergrundGruen" style:base-cell-address="Techniklabor.C83"/>
    </style:style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4])))" style:apply-style-name="HintergrundGruen" style:base-cell-address="Techniklabor.C84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5])))" style:apply-style-name="HintergrundGruen" style:base-cell-address="Techniklabor.C85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6])))" style:apply-style-name="HintergrundGruen" style:base-cell-address="Techniklabor.C86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7])))" style:apply-style-name="HintergrundGruen" style:base-cell-address="Techniklabor.C87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8])))" style:apply-style-name="HintergrundGruen" style:base-cell-address="Techniklabor.C88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9])))" style:apply-style-name="HintergrundGruen" style:base-cell-address="Techniklabor.C89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0])))" style:apply-style-name="HintergrundGruen" style:base-cell-address="Techniklabor.C90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1])))" style:apply-style-name="HintergrundGruen" style:base-cell-address="Techniklabor.C91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2])))" style:apply-style-name="HintergrundGruen" style:base-cell-address="Techniklabor.C92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3])))" style:apply-style-name="HintergrundGruen" style:base-cell-address="Techniklabor.C93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4])))" style:apply-style-name="HintergrundGruen" style:base-cell-address="Techniklabor.C94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5])))" style:apply-style-name="HintergrundGruen" style:base-cell-address="Techniklabor.C95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6])))" style:apply-style-name="HintergrundGruen" style:base-cell-address="Techniklabor.C96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7])))" style:apply-style-name="HintergrundGruen" style:base-cell-address="Techniklabor.C97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8])))" style:apply-style-name="HintergrundGruen" style:base-cell-address="Techniklabor.C98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9])))" style:apply-style-name="HintergrundGruen" style:base-cell-address="Techniklabor.C99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0])))" style:apply-style-name="HintergrundGruen" style:base-cell-address="Techniklabor.C100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1])))" style:apply-style-name="HintergrundGruen" style:base-cell-address="Techniklabor.C101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2])))" style:apply-style-name="HintergrundGruen" style:base-cell-address="Techniklabor.C102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3])))" style:apply-style-name="HintergrundGruen" style:base-cell-address="Techniklabor.C103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4])))" style:apply-style-name="HintergrundGruen" style:base-cell-address="Techniklabor.C104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5])))" style:apply-style-name="HintergrundGruen" style:base-cell-address="Techniklabor.C105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6])))" style:apply-style-name="HintergrundGruen" style:base-cell-address="Techniklabor.C106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7])))" style:apply-style-name="HintergrundGruen" style:base-cell-address="Techniklabor.C107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8])))" style:apply-style-name="HintergrundGruen" style:base-cell-address="Techniklabor.C108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9])))" style:apply-style-name="HintergrundGruen" style:base-cell-address="Techniklabor.C109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0])))" style:apply-style-name="HintergrundGruen" style:base-cell-address="Techniklabor.C110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1])))" style:apply-style-name="HintergrundGruen" style:base-cell-address="Techniklabor.C111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3])))" style:apply-style-name="HintergrundGruen" style:base-cell-address="Techniklabor.C113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4])))" style:apply-style-name="HintergrundGruen" style:base-cell-address="Techniklabor.C114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5])))" style:apply-style-name="HintergrundGruen" style:base-cell-address="Techniklabor.C115"/>
    </style:style>
    <style:style style:name="ce2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6])))" style:apply-style-name="HintergrundGruen" style:base-cell-address="Techniklabor.C116"/>
    </style:style>
    <style:style style:name="ce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7])))" style:apply-style-name="HintergrundGruen" style:base-cell-address="Techniklabor.C117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8])))" style:apply-style-name="HintergrundGruen" style:base-cell-address="Techniklabor.C118"/>
    </style:style>
    <style:style style:name="ce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9])))" style:apply-style-name="HintergrundGruen" style:base-cell-address="Techniklabor.C119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0])))" style:apply-style-name="HintergrundGruen" style:base-cell-address="Techniklabor.C120"/>
    </style:style>
    <style:style style:name="ce29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7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298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29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0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301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30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03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])))" style:apply-style-name="HintergrundGruen" style:base-cell-address="Waffenlabor.C2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3])))" style:apply-style-name="HintergrundGruen" style:base-cell-address="Waffenlabor.C3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])))" style:apply-style-name="HintergrundGruen" style:base-cell-address="Waffenlabor.C4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])))" style:apply-style-name="HintergrundGruen" style:base-cell-address="Waffenlabor.C5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])))" style:apply-style-name="HintergrundGruen" style:base-cell-address="Waffenlabor.C6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])))" style:apply-style-name="HintergrundGruen" style:base-cell-address="Waffenlabor.C7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])))" style:apply-style-name="HintergrundGruen" style:base-cell-address="Waffenlabor.C8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])))" style:apply-style-name="HintergrundGruen" style:base-cell-address="Waffenlabor.C9"/>
    </style:style>
    <style:style style:name="ce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])))" style:apply-style-name="HintergrundGruen" style:base-cell-address="Waffenlabor.C10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1])))" style:apply-style-name="HintergrundGruen" style:base-cell-address="Waffenlabor.C11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2])))" style:apply-style-name="HintergrundGruen" style:base-cell-address="Waffenlabor.C12"/>
    </style:style>
    <style:style style:name="ce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3])))" style:apply-style-name="HintergrundGruen" style:base-cell-address="Waffenlabor.C13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4])))" style:apply-style-name="HintergrundGruen" style:base-cell-address="Waffenlabor.C14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5])))" style:apply-style-name="HintergrundGruen" style:base-cell-address="Waffenlabor.C15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6])))" style:apply-style-name="HintergrundGruen" style:base-cell-address="Waffenlabor.C16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7])))" style:apply-style-name="HintergrundGruen" style:base-cell-address="Waffenlabor.C17"/>
    </style:style>
    <style:style style:name="ce3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8])))" style:apply-style-name="HintergrundGruen" style:base-cell-address="Waffenlabor.C18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9])))" style:apply-style-name="HintergrundGruen" style:base-cell-address="Waffenlabor.C19"/>
    </style:style>
    <style:style style:name="ce3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0])))" style:apply-style-name="HintergrundGruen" style:base-cell-address="Waffenlabor.C20"/>
    </style:style>
    <style:style style:name="ce3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1])))" style:apply-style-name="HintergrundGruen" style:base-cell-address="Waffenlabor.C21"/>
    </style:style>
    <style:style style:name="ce3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2])))" style:apply-style-name="HintergrundGruen" style:base-cell-address="Waffenlabor.C22"/>
    </style:style>
    <style:style style:name="ce3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3])))" style:apply-style-name="HintergrundGruen" style:base-cell-address="Waffenlabor.C23"/>
    </style:style>
    <style:style style:name="ce3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4])))" style:apply-style-name="HintergrundGruen" style:base-cell-address="Waffenlabor.C24"/>
    </style:style>
    <style:style style:name="ce3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5])))" style:apply-style-name="HintergrundGruen" style:base-cell-address="Waffenlabor.C25"/>
    </style:style>
    <style:style style:name="ce3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6])))" style:apply-style-name="HintergrundGruen" style:base-cell-address="Waffenlabor.C26"/>
    </style:style>
    <style:style style:name="ce3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7])))" style:apply-style-name="HintergrundGruen" style:base-cell-address="Waffenlabor.C27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8])))" style:apply-style-name="HintergrundGruen" style:base-cell-address="Waffenlabor.C28"/>
    </style:style>
    <style:style style:name="ce3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9])))" style:apply-style-name="HintergrundGruen" style:base-cell-address="Waffenlabor.C29"/>
    </style:style>
    <style:style style:name="ce3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0])))" style:apply-style-name="HintergrundGruen" style:base-cell-address="Waffenlabor.C30"/>
    </style:style>
    <style:style style:name="ce3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1])))" style:apply-style-name="HintergrundGruen" style:base-cell-address="Waffenlabor.C31"/>
    </style:style>
    <style:style style:name="ce3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2])))" style:apply-style-name="HintergrundGruen" style:base-cell-address="Waffenlabor.C32"/>
    </style:style>
    <style:style style:name="ce3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3])))" style:apply-style-name="HintergrundGruen" style:base-cell-address="Waffenlabor.C33"/>
    </style:style>
    <style:style style:name="ce3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4])))" style:apply-style-name="HintergrundGruen" style:base-cell-address="Waffenlabor.C34"/>
    </style:style>
    <style:style style:name="ce3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5])))" style:apply-style-name="HintergrundGruen" style:base-cell-address="Waffenlabor.C35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6])))" style:apply-style-name="HintergrundGruen" style:base-cell-address="Waffenlabor.C36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7])))" style:apply-style-name="HintergrundGruen" style:base-cell-address="Waffenlabor.C37"/>
    </style:style>
    <style:style style:name="ce3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8])))" style:apply-style-name="HintergrundGruen" style:base-cell-address="Waffenlabor.C38"/>
    </style:style>
    <style:style style:name="ce3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9])))" style:apply-style-name="HintergrundGruen" style:base-cell-address="Waffenlabor.C39"/>
    </style:style>
    <style:style style:name="ce3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0])))" style:apply-style-name="HintergrundGruen" style:base-cell-address="Waffenlabor.C40"/>
    </style:style>
    <style:style style:name="ce3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1])))" style:apply-style-name="HintergrundGruen" style:base-cell-address="Waffenlabor.C41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2])))" style:apply-style-name="HintergrundGruen" style:base-cell-address="Waffenlabor.C42"/>
    </style:style>
    <style:style style:name="ce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3])))" style:apply-style-name="HintergrundGruen" style:base-cell-address="Waffenlabor.C43"/>
    </style:style>
    <style:style style:name="ce3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4])))" style:apply-style-name="HintergrundGruen" style:base-cell-address="Waffenlabor.C44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5])))" style:apply-style-name="HintergrundGruen" style:base-cell-address="Waffenlabor.C45"/>
    </style:style>
    <style:style style:name="ce3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6])))" style:apply-style-name="HintergrundGruen" style:base-cell-address="Waffenlabor.C46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7])))" style:apply-style-name="HintergrundGruen" style:base-cell-address="Waffenlabor.C47"/>
    </style:style>
    <style:style style:name="ce3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8])))" style:apply-style-name="HintergrundGruen" style:base-cell-address="Waffenlabor.C48"/>
    </style:style>
    <style:style style:name="ce3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9])))" style:apply-style-name="HintergrundGruen" style:base-cell-address="Waffenlabor.C49"/>
    </style:style>
    <style:style style:name="ce3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0])))" style:apply-style-name="HintergrundGruen" style:base-cell-address="Waffenlabor.C50"/>
    </style:style>
    <style:style style:name="ce3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1])))" style:apply-style-name="HintergrundGruen" style:base-cell-address="Waffenlabor.C51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2])))" style:apply-style-name="HintergrundGruen" style:base-cell-address="Waffenlabor.C52"/>
    </style:style>
    <style:style style:name="ce3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3])))" style:apply-style-name="HintergrundGruen" style:base-cell-address="Waffenlabor.C53"/>
    </style:style>
    <style:style style:name="ce3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4])))" style:apply-style-name="HintergrundGruen" style:base-cell-address="Waffenlabor.C54"/>
    </style:style>
    <style:style style:name="ce3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5])))" style:apply-style-name="HintergrundGruen" style:base-cell-address="Waffenlabor.C55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6])))" style:apply-style-name="HintergrundGruen" style:base-cell-address="Waffenlabor.C56"/>
    </style:style>
    <style:style style:name="ce3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7])))" style:apply-style-name="HintergrundGruen" style:base-cell-address="Waffenlabor.C57"/>
    </style:style>
    <style:style style:name="ce3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8])))" style:apply-style-name="HintergrundGruen" style:base-cell-address="Waffenlabor.C58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9])))" style:apply-style-name="HintergrundGruen" style:base-cell-address="Waffenlabor.C59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0])))" style:apply-style-name="HintergrundGruen" style:base-cell-address="Waffenlabor.C60"/>
    </style:style>
    <style:style style:name="ce3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1])))" style:apply-style-name="HintergrundGruen" style:base-cell-address="Waffenlabor.C61"/>
    </style:style>
    <style:style style:name="ce3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2])))" style:apply-style-name="HintergrundGruen" style:base-cell-address="Waffenlabor.C62"/>
    </style:style>
    <style:style style:name="ce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3])))" style:apply-style-name="HintergrundGruen" style:base-cell-address="Waffenlabor.C63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NOT(ISBLANK([.AF64])))" style:apply-style-name="HintergrundGruen" style:base-cell-address="Waffenlabor.C64"/>
    </style:style>
    <style:style style:name="ce3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5])))" style:apply-style-name="HintergrundGruen" style:base-cell-address="Waffenlabor.C65"/>
    </style:style>
    <style:style style:name="ce3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6])))" style:apply-style-name="HintergrundGruen" style:base-cell-address="Waffenlabor.C66"/>
    </style:style>
    <style:style style:name="ce3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7])))" style:apply-style-name="HintergrundGruen" style:base-cell-address="Waffenlabor.C67"/>
    </style:style>
    <style:style style:name="ce3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8])))" style:apply-style-name="HintergrundGruen" style:base-cell-address="Waffenlabor.C68"/>
    </style:style>
    <style:style style:name="ce3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9])))" style:apply-style-name="HintergrundGruen" style:base-cell-address="Waffenlabor.C69"/>
    </style:style>
    <style:style style:name="ce3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0])))" style:apply-style-name="HintergrundGruen" style:base-cell-address="Waffenlabor.C70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1])))" style:apply-style-name="HintergrundGruen" style:base-cell-address="Waffenlabor.C71"/>
    </style:style>
    <style:style style:name="ce3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2])))" style:apply-style-name="HintergrundGruen" style:base-cell-address="Waffenlabor.C72"/>
    </style:style>
    <style:style style:name="ce3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3])))" style:apply-style-name="HintergrundGruen" style:base-cell-address="Waffenlabor.C73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4])))" style:apply-style-name="HintergrundGruen" style:base-cell-address="Waffenlabor.C74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5])))" style:apply-style-name="HintergrundGruen" style:base-cell-address="Waffenlabor.C75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6])))" style:apply-style-name="HintergrundGruen" style:base-cell-address="Waffenlabor.C76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7])))" style:apply-style-name="HintergrundGruen" style:base-cell-address="Waffenlabor.C77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8])))" style:apply-style-name="HintergrundGruen" style:base-cell-address="Waffenlabor.C78"/>
    </style:style>
    <style:style style:name="ce3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9])))" style:apply-style-name="HintergrundGruen" style:base-cell-address="Waffenlabor.C79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0])))" style:apply-style-name="HintergrundGruen" style:base-cell-address="Waffenlabor.C80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1])))" style:apply-style-name="HintergrundGruen" style:base-cell-address="Waffenlabor.C81"/>
    </style:style>
    <style:style style:name="ce3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2])))" style:apply-style-name="HintergrundGruen" style:base-cell-address="Waffenlabor.C82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3])))" style:apply-style-name="HintergrundGruen" style:base-cell-address="Waffenlabor.C83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4])))" style:apply-style-name="HintergrundGruen" style:base-cell-address="Waffenlabor.C84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5])))" style:apply-style-name="HintergrundGruen" style:base-cell-address="Waffenlabor.C85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6])))" style:apply-style-name="HintergrundGruen" style:base-cell-address="Waffenlabor.C86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7])))" style:apply-style-name="HintergrundGruen" style:base-cell-address="Waffenlabor.C87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8])))" style:apply-style-name="HintergrundGruen" style:base-cell-address="Waffenlabor.C88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9])))" style:apply-style-name="HintergrundGruen" style:base-cell-address="Waffenlabor.C89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2])))" style:apply-style-name="HintergrundGruen" style:base-cell-address="Waffenlabor.C92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3])))" style:apply-style-name="HintergrundGruen" style:base-cell-address="Waffenlabor.C93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4])))" style:apply-style-name="HintergrundGruen" style:base-cell-address="Waffenlabor.C94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35" style:family="table-cell" style:parent-style-name="Default" style:data-style-name="N1"/>
    <style:style style:name="ce436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4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5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8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8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8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8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8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8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9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9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9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9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9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0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0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0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3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3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3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3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3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3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3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4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4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4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4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4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4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5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52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55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  <style:style style:name="ce556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55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59" style:family="table-cell" style:parent-style-name="Default">
      <style:text-properties fo:font-size="12pt" style:font-size-asian="12pt" style:font-size-complex="12pt"/>
    </style:style>
    <style:style style:name="ce56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6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563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5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gr1" style:family="graphic">
      <style:graphic-properties draw:textarea-horizontal-align="justify" draw:textarea-vertical-align="middle" draw:auto-grow-height="false" fo:min-height="2.03mm" fo:min-width="19.49mm"/>
    </style:style>
    <style:style style:name="gr2" style:family="graphic">
      <style:graphic-properties draw:textarea-horizontal-align="justify" draw:textarea-vertical-align="middle" draw:auto-grow-height="false" fo:min-height="2.03mm" fo:min-width="19.52mm"/>
    </style:style>
    <style:style style:name="gr3" style:family="graphic">
      <style:graphic-properties draw:textarea-horizontal-align="justify" draw:textarea-vertical-align="middle" draw:auto-grow-height="false" fo:min-height="2.03mm" fo:min-width="19.51mm"/>
    </style:style>
    <style:style style:name="gr4" style:family="graphic">
      <style:graphic-properties draw:textarea-horizontal-align="justify" draw:textarea-vertical-align="middle" draw:auto-grow-height="false" fo:min-height="2.02mm" fo:min-width="15.01mm"/>
    </style:style>
    <style:style style:name="gr5" style:family="graphic">
      <style:graphic-properties draw:textarea-horizontal-align="justify" draw:textarea-vertical-align="middle" draw:auto-grow-height="false" fo:min-height="2.02mm" fo:min-width="19.47mm"/>
    </style:style>
    <style:style style:name="gr6" style:family="graphic">
      <style:graphic-properties draw:textarea-horizontal-align="justify" draw:textarea-vertical-align="middle" draw:auto-grow-height="false" fo:min-height="2.02mm" fo:min-width="19.46mm"/>
    </style:style>
    <style:style style:name="gr7" style:family="graphic">
      <style:graphic-properties draw:textarea-horizontal-align="justify" draw:textarea-vertical-align="middle" draw:auto-grow-height="false" fo:min-height="2.02mm" fo:min-width="19.51mm"/>
    </style:style>
    <style:style style:name="gr8" style:family="graphic">
      <style:graphic-properties draw:textarea-horizontal-align="justify" draw:textarea-vertical-align="middle" draw:auto-grow-height="false" fo:min-height="2.02mm" fo:min-width="14.89m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49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66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169"/>
        <table:table-column table:style-name="co15" table:number-columns-repeated="2" table:default-cell-style-name="ce169"/>
        <table:table-column table:style-name="co16" table:default-cell-style-name="ce169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9" table:number-columns-repeated="2" table:default-cell-style-name="ce169"/>
        <table:table-column table:style-name="co20" table:default-cell-style-name="ce169"/>
        <table:table-column table:style-name="co21" table:default-cell-style-name="ce169"/>
        <table:table-column table:style-name="co22" table:default-cell-style-name="ce169"/>
        <table:table-column table:style-name="co23" table:default-cell-style-name="ce169"/>
        <table:table-column table:style-name="co24" table:default-cell-style-name="ce169"/>
        <table:table-column table:style-name="co25" table:default-cell-style-name="ce3"/>
        <table:table-column table:style-name="co26" table:default-cell-style-name="ce166"/>
        <table:table-column table:style-name="co27" table:default-cell-style-name="ce169"/>
        <table:table-column table:style-name="co28" table:default-cell-style-name="ce169"/>
        <table:table-column table:style-name="co29" table:default-cell-style-name="ce169"/>
        <table:table-column table:style-name="co30" table:default-cell-style-name="ce169"/>
        <table:table-column table:style-name="co14" table:default-cell-style-name="ce169"/>
        <table:table-column table:style-name="co31" table:default-cell-style-name="ce166"/>
        <table:table-column table:style-name="co32" table:default-cell-style-name="ce166"/>
        <table:table-column table:style-name="co33" table:default-cell-style-name="ce166"/>
        <table:table-column table:style-name="co34" table:number-columns-repeated="2" table:default-cell-style-name="ce166"/>
        <table:table-column table:style-name="co35" table:default-cell-style-name="ce166"/>
        <table:table-column table:style-name="co36" table:default-cell-style-name="ce3"/>
        <table:table-column table:style-name="co17" table:default-cell-style-name="ce3"/>
        <table:table-column table:style-name="co19" table:default-cell-style-name="ce172"/>
        <table:table-column table:style-name="co37" table:number-columns-repeated="964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164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167" office:value-type="string" calcext:value-type="string">
            <text:p>Düsen-</text:p>
            <text:p>masse (%)</text:p>
          </table:table-cell>
          <table:table-cell table:style-name="ce167" office:value-type="string" calcext:value-type="string">
            <text:p>Schild-</text:p>
            <text:p>schaden (%)</text:p>
          </table:table-cell>
          <table:table-cell table:style-name="ce167" office:value-type="string" calcext:value-type="string">
            <text:p>Zerstörer-</text:p>
            <text:p>schaden (%)</text:p>
          </table:table-cell>
          <table:table-cell table:style-name="ce167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167" office:value-type="string" calcext:value-type="string">
            <text:p>Panzerungs-</text:p>
            <text:p>haltbarkeit</text:p>
          </table:table-cell>
          <table:table-cell table:style-name="ce167" office:value-type="string" calcext:value-type="string">
            <text:p>Panzerungs-</text:p>
            <text:p>masse</text:p>
          </table:table-cell>
          <table:table-cell table:style-name="ce167" office:value-type="string" calcext:value-type="string">
            <text:p>Fregatten-</text:p>
            <text:p>schaden</text:p>
          </table:table-cell>
          <table:table-cell table:style-name="ce167" office:value-type="string" calcext:value-type="string">
            <text:p>Reichweite</text:p>
          </table:table-cell>
          <table:table-cell table:style-name="ce167" office:value-type="string" calcext:value-type="string">
            <text:p>Waffen-</text:p>
            <text:p>masse</text:p>
          </table:table-cell>
          <table:table-cell table:style-name="ce167" office:value-type="string" calcext:value-type="string">
            <text:p>Schildum-</text:p>
            <text:p>gehung</text:p>
          </table:table-cell>
          <table:table-cell table:style-name="ce167" office:value-type="string" calcext:value-type="string">
            <text:p>Kreuz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164" office:value-type="string" calcext:value-type="string">
            <text:p>Unterstützungs-</text:p>
            <text:p>reichweite (m)</text:p>
          </table:table-cell>
          <table:table-cell table:style-name="ce167" office:value-type="string" calcext:value-type="string">
            <text:p>Alarmstart</text:p>
          </table:table-cell>
          <table:table-cell table:style-name="ce167" office:value-type="string" calcext:value-type="string">
            <text:p>Schiffs-</text:p>
            <text:p>schaden</text:p>
          </table:table-cell>
          <table:table-cell table:style-name="ce167" office:value-type="string" calcext:value-type="string">
            <text:p>Staffel-</text:p>
            <text:p>masse</text:p>
          </table:table-cell>
          <table:table-cell table:style-name="ce167" office:value-type="string" calcext:value-type="string">
            <text:p>Schlachtschiff-</text:p>
            <text:p>schaden</text:p>
          </table:table-cell>
          <table:table-cell table:style-name="ce167" office:value-type="string" calcext:value-type="string">
            <text:p>Düsen-</text:p>
            <text:p>masse (%)</text:p>
          </table:table-cell>
          <table:table-cell table:style-name="ce164" office:value-type="string" calcext:value-type="string">
            <text:p>Baukosten He-3</text:p>
          </table:table-cell>
          <table:table-cell table:style-name="ce164" office:value-type="string" calcext:value-type="string">
            <text:p>Baukosten Erz</text:p>
          </table:table-cell>
          <table:table-cell table:style-name="ce164" office:value-type="string" calcext:value-type="string">
            <text:p>Baukosten AM</text:p>
          </table:table-cell>
          <table:table-cell table:style-name="ce164" office:value-type="string" calcext:value-type="string">
            <text:p>tB d</text:p>
          </table:table-cell>
          <table:table-cell table:style-name="ce164" office:value-type="string" calcext:value-type="string">
            <text:p>tB h</text:p>
          </table:table-cell>
          <table:table-cell table:style-name="ce16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0" office:value-type="string" calcext:value-type="string">
            <text:p>gebaut</text:p>
          </table:table-cell>
          <table:table-cell table:style-name="ce173"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orvette</text:p>
          </table:table-cell>
          <table:table-cell table:style-name="ce4" office:value-type="string" calcext:value-type="string">
            <text:p>Voyag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0" calcext:value-type="float">
            <text:p>110</text:p>
          </table:table-cell>
          <table:table-cell table:style-name="ce165" office:value-type="float" office:value="6000" calcext:value-type="float">
            <text:p>6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5" office:value-type="string" calcext:value-type="string">
            <text:p>Harrier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165" office:value-type="float" office:value="16000" calcext:value-type="float">
            <text:p>1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labor II</text:p>
          </table:table-cell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Pulsstrahler II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office:value-type="float" office:value="21085" calcext:value-type="float">
            <text:p>21.085</text:p>
          </table:table-cell>
          <table:table-cell table:style-name="ce165" table:number-columns-repeated="4"/>
          <table:table-cell table:style-name="ce165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6" office:value-type="string" calcext:value-type="string">
            <text:p>Harrier MK II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E3]*5/100+[.E3]" office:value-type="float" office:value="315" calcext:value-type="float">
            <text:p>315</text:p>
          </table:table-cell>
          <table:table-cell table:style-name="ce165" office:value-type="float" office:value="20000" calcext:value-type="float">
            <text:p>2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I</text:p>
          </table:table-cell>
          <table:table-cell table:style-name="ce2" office:value-type="string" calcext:value-type="string">
            <text:p>Fregatte Harrier</text:p>
          </table:table-cell>
          <table:table-cell table:style-name="ce2"/>
          <table:table-cell table:style-name="ce168" office:value-type="percentage" office:value="-0.12" calcext:value-type="percentage">
            <text:p>-12%</text:p>
          </table:table-cell>
          <table:table-cell table:style-name="ce168" office:value-type="percentage" office:value="0.05" calcext:value-type="percentage">
            <text:p>5%</text:p>
          </table:table-cell>
          <table:table-cell table:style-name="ce168" office:value-type="percentage" office:value="1" calcext:value-type="percentage">
            <text:p>100%</text:p>
          </table:table-cell>
          <table:table-cell table:style-name="ce168" office:value-type="percentage" office:value="0.2" calcext:value-type="percentage">
            <text:p>2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office:value-type="float" office:value="1825" calcext:value-type="float">
            <text:p>1.825</text:p>
          </table:table-cell>
          <table:table-cell table:style-name="ce165" table:number-columns-repeated="5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7" office:value-type="string" calcext:value-type="string">
            <text:p>Talon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00" calcext:value-type="float">
            <text:p>900</text:p>
          </table:table-cell>
          <table:table-cell table:style-name="ce165" office:value-type="float" office:value="50000" calcext:value-type="float">
            <text:p>5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Fregatte Harrier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" office:value-type="string" calcext:value-type="string">
            <text:p>Talon MK 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45" calcext:value-type="float">
            <text:p>945</text:p>
          </table:table-cell>
          <table:table-cell table:style-name="ce165" office:value-type="float" office:value="62500" calcext:value-type="float">
            <text:p>62.5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Fregatte Talon</text:p>
          </table:table-cell>
          <table:table-cell table:style-name="ce2" office:value-type="string" calcext:value-type="string">
            <text:p>Fregatte Harrier MK II</text:p>
          </table:table-cell>
          <table:table-cell table:style-name="ce168" office:value-type="percentage" office:value="-0.12" calcext:value-type="percentage">
            <text:p>-12%</text:p>
          </table:table-cell>
          <table:table-cell table:style-name="ce168" office:value-type="percentage" office:value="0.05" calcext:value-type="percentage">
            <text:p>5%</text:p>
          </table:table-cell>
          <table:table-cell table:style-name="ce168" office:value-type="percentage" office:value="1" calcext:value-type="percentage">
            <text:p>100%</text:p>
          </table:table-cell>
          <table:table-cell table:style-name="ce168" office:value-type="percentage" office:value="0.2" calcext:value-type="percentage">
            <text:p>2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9" office:value-type="string" calcext:value-type="string">
            <text:p>Talon MK I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90" calcext:value-type="float">
            <text:p>990</text:p>
          </table:table-cell>
          <table:table-cell table:style-name="ce165" office:value-type="float" office:value="75000" calcext:value-type="float">
            <text:p>7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Fregatte Harrier MK II</text:p>
          </table:table-cell>
          <table:table-cell table:style-name="ce2" table:number-columns-repeated="2"/>
          <table:table-cell table:style-name="ce168" office:value-type="percentage" office:value="-0.24" calcext:value-type="percentage">
            <text:p>-24%</text:p>
          </table:table-cell>
          <table:table-cell table:style-name="ce168" office:value-type="percentage" office:value="0.1" calcext:value-type="percentage">
            <text:p>10%</text:p>
          </table:table-cell>
          <table:table-cell table:style-name="ce168" office:value-type="percentage" office:value="1.3" calcext:value-type="percentage">
            <text:p>130%</text:p>
          </table:table-cell>
          <table:table-cell table:style-name="ce168" office:value-type="percentage" office:value="0.4" calcext:value-type="percentage">
            <text:p>4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10" office:value-type="string" calcext:value-type="string">
            <text:p>Nighthawk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16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Fregatte Talon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1" office:value-type="string" calcext:value-type="string">
            <text:p>Nighthawk MK 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25" calcext:value-type="float">
            <text:p>2625</text:p>
          </table:table-cell>
          <table:table-cell table:style-name="ce165" office:value-type="float" office:value="90000" calcext:value-type="float">
            <text:p>9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Fregatte Nighthawk</text:p>
          </table:table-cell>
          <table:table-cell table:style-name="ce2" office:value-type="string" calcext:value-type="string">
            <text:p>Fregatte Talon MK II</text:p>
          </table:table-cell>
          <table:table-cell table:style-name="ce168" office:value-type="percentage" office:value="-0.12" calcext:value-type="percentage">
            <text:p>-12%</text:p>
          </table:table-cell>
          <table:table-cell table:style-name="ce168" office:value-type="percentage" office:value="0.05" calcext:value-type="percentage">
            <text:p>5%</text:p>
          </table:table-cell>
          <table:table-cell table:style-name="ce168" office:value-type="percentage" office:value="1" calcext:value-type="percentage">
            <text:p>100%</text:p>
          </table:table-cell>
          <table:table-cell table:style-name="ce16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2" office:value-type="string" calcext:value-type="string">
            <text:p>Nighthawk MK I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750" calcext:value-type="float">
            <text:p>2750</text:p>
          </table:table-cell>
          <table:table-cell table:style-name="ce165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string" calcext:value-type="string">
            <text:p>Fregatte Talon MK III</text:p>
          </table:table-cell>
          <table:table-cell table:style-name="ce2"/>
          <table:table-cell table:style-name="ce168" office:value-type="percentage" office:value="-0.24" calcext:value-type="percentage">
            <text:p>-24%</text:p>
          </table:table-cell>
          <table:table-cell table:style-name="ce168" office:value-type="percentage" office:value="0.1" calcext:value-type="percentage">
            <text:p>10%</text:p>
          </table:table-cell>
          <table:table-cell table:style-name="ce168" office:value-type="percentage" office:value="1.3" calcext:value-type="percentage">
            <text:p>130%</text:p>
          </table:table-cell>
          <table:table-cell table:style-name="ce16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3" office:value-type="string" calcext:value-type="string">
            <text:p>Nighthawk MK I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75" calcext:value-type="float">
            <text:p>2875</text:p>
          </table:table-cell>
          <table:table-cell table:style-name="ce165" office:value-type="float" office:value="126000" calcext:value-type="float">
            <text:p>12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168" office:value-type="percentage" office:value="-0.36" calcext:value-type="percentage">
            <text:p>-36%</text:p>
          </table:table-cell>
          <table:table-cell table:style-name="ce168" office:value-type="percentage" office:value="0.15" calcext:value-type="percentage">
            <text:p>15%</text:p>
          </table:table-cell>
          <table:table-cell table:style-name="ce168" office:value-type="percentage" office:value="1.6" calcext:value-type="percentage">
            <text:p>160%</text:p>
          </table:table-cell>
          <table:table-cell table:style-name="ce16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4" office:value-type="string" calcext:value-type="string">
            <text:p>Genesi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0" calcext:value-type="float">
            <text:p>750</text:p>
          </table:table-cell>
          <table:table-cell table:style-name="ce165" office:value-type="float" office:value="22000" calcext:value-type="float">
            <text:p>22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III</text:p>
          </table:table-cell>
          <table:table-cell table:style-name="ce2" office:value-type="string" calcext:value-type="string">
            <text:p>Schiffsfabrik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office:value-type="float" office:value="49196" calcext:value-type="float">
            <text:p>49.196</text:p>
          </table:table-cell>
          <table:table-cell table:style-name="ce165" table:number-columns-repeated="4"/>
          <table:table-cell table:style-name="ce165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5" office:value-type="string" calcext:value-type="string">
            <text:p>Genesis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8" calcext:value-type="float">
            <text:p>788</text:p>
          </table:table-cell>
          <table:table-cell table:style-name="ce165" office:value-type="float" office:value="27500" calcext:value-type="float">
            <text:p>27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Kreuzer Genesis</text:p>
          </table:table-cell>
          <table:table-cell table:style-name="ce2"/>
          <table:table-cell table:style-name="ce16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8" office:value-type="percentage" office:value="0.05" calcext:value-type="percentage">
            <text:p>5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office:value-type="percentage" office:value="0.1" calcext:value-type="percentage">
            <text:p>10%</text:p>
          </table:table-cell>
          <table:table-cell table:style-name="ce168" table:number-columns-repeated="4"/>
          <table:table-cell table:style-name="ce2"/>
          <table:table-cell table:style-name="ce165"/>
          <table:table-cell table:style-name="ce168" table:number-columns-repeated="5"/>
          <table:table-cell table:style-name="ce165"/>
          <table:table-cell table:style-name="ce165" office:value-type="float" office:value="9263" calcext:value-type="float">
            <text:p>9.263</text:p>
          </table:table-cell>
          <table:table-cell table:style-name="ce165" table:number-columns-repeated="3"/>
          <table:table-cell table:style-name="ce165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6" office:value-type="string" calcext:value-type="string">
            <text:p>Exodu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10" calcext:value-type="float">
            <text:p>2010</text:p>
          </table:table-cell>
          <table:table-cell table:style-name="ce165" office:value-type="float" office:value="64000" calcext:value-type="float">
            <text:p>64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Kreuzer Genesis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7" office:value-type="string" calcext:value-type="string">
            <text:p>Exodus MK 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111" calcext:value-type="float">
            <text:p>2111</text:p>
          </table:table-cell>
          <table:table-cell table:style-name="ce165" office:value-type="float" office:value="80000" calcext:value-type="float">
            <text:p>80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Kreuzer Exodus</text:p>
          </table:table-cell>
          <table:table-cell table:style-name="ce2" office:value-type="string" calcext:value-type="string">
            <text:p>Kreuzer Genesis MK II</text:p>
          </table:table-cell>
          <table:table-cell table:style-name="ce16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8" office:value-type="percentage" office:value="0.05" calcext:value-type="percentage">
            <text:p>5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office:value-type="percentage" office:value="0.1" calcext:value-type="percentage">
            <text:p>10%</text:p>
          </table:table-cell>
          <table:table-cell table:style-name="ce168" table:number-columns-repeated="4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8" office:value-type="string" calcext:value-type="string">
            <text:p>Exodus MK I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11" calcext:value-type="float">
            <text:p>2211</text:p>
          </table:table-cell>
          <table:table-cell table:style-name="ce165" office:value-type="float" office:value="96000" calcext:value-type="float">
            <text:p>96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Genesis MK II</text:p>
          </table:table-cell>
          <table:table-cell table:style-name="ce2" table:number-columns-repeated="2"/>
          <table:table-cell table:style-name="ce16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8" office:value-type="percentage" office:value="0.1" calcext:value-type="percentage">
            <text:p>10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8" office:value-type="percentage" office:value="0.23" calcext:value-type="percentage">
            <text:p>23%</text:p>
          </table:table-cell>
          <table:table-cell table:style-name="ce168" table:number-columns-repeated="4"/>
          <table:table-cell table:style-name="ce2"/>
          <table:table-cell table:style-name="ce165"/>
          <table:table-cell table:style-name="ce168" table:number-columns-repeated="5"/>
          <table:table-cell table:style-name="ce165"/>
          <table:table-cell table:style-name="ce165" office:value-type="float" office:value="652975" calcext:value-type="float">
            <text:p>652.975</text:p>
          </table:table-cell>
          <table:table-cell table:style-name="ce165" table:number-columns-repeated="2"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3" calcext:value-type="float">
            <text:p>43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9" office:value-type="string" calcext:value-type="string">
            <text:p>Revelation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000" calcext:value-type="float">
            <text:p>6000</text:p>
          </table:table-cell>
          <table:table-cell table:style-name="ce165" office:value-type="float" office:value="101000" calcext:value-type="float">
            <text:p>101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Kreuzer Exodus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0" office:value-type="string" calcext:value-type="string">
            <text:p>Revelation MK 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300" calcext:value-type="float">
            <text:p>6300</text:p>
          </table:table-cell>
          <table:table-cell table:style-name="ce165" office:value-type="float" office:value="126250" calcext:value-type="float">
            <text:p>126.2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Kreuzer Revelation</text:p>
          </table:table-cell>
          <table:table-cell table:style-name="ce2" office:value-type="string" calcext:value-type="string">
            <text:p>Kreuzer Exodus MK II</text:p>
          </table:table-cell>
          <table:table-cell table:style-name="ce168" table:number-columns-repeated="4"/>
          <table:table-cell table:style-name="ce2" table:number-columns-repeated="3"/>
          <table:table-cell table:style-name="ce168" office:value-type="percentage" office:value="0.05" calcext:value-type="percentage">
            <text:p>5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office:value-type="percentage" office:value="0.1" calcext:value-type="percentage">
            <text:p>10%</text:p>
          </table:table-cell>
          <table:table-cell table:style-name="ce168" table:number-columns-repeated="4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1" office:value-type="string" calcext:value-type="string">
            <text:p>Revelation MK I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600" calcext:value-type="float">
            <text:p>6600</text:p>
          </table:table-cell>
          <table:table-cell table:style-name="ce165" office:value-type="float" office:value="151500" calcext:value-type="float">
            <text:p>151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office:value-type="percentage" office:value="0.1" calcext:value-type="percentage">
            <text:p>10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8" office:value-type="percentage" office:value="0.23" calcext:value-type="percentage">
            <text:p>23%</text:p>
          </table:table-cell>
          <table:table-cell table:style-name="ce168" table:number-columns-repeated="4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2" office:value-type="string" calcext:value-type="string">
            <text:p>Revelation MK IV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900" calcext:value-type="float">
            <text:p>6900</text:p>
          </table:table-cell>
          <table:table-cell table:style-name="ce165" office:value-type="float" office:value="176750" calcext:value-type="float">
            <text:p>176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office:value-type="percentage" office:value="0.15" calcext:value-type="percentage">
            <text:p>15%</text:p>
          </table:table-cell>
          <table:table-cell table:style-name="ce168" office:value-type="percentage" office:value="-0.15" calcext:value-type="percentage">
            <text:p>-15%</text:p>
          </table:table-cell>
          <table:table-cell table:style-name="ce168" office:value-type="percentage" office:value="0.36" calcext:value-type="percentage">
            <text:p>36%</text:p>
          </table:table-cell>
          <table:table-cell table:style-name="ce168" table:number-columns-repeated="4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3" office:value-type="string" calcext:value-type="string">
            <text:p>Longbow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0" calcext:value-type="float">
            <text:p>650</text:p>
          </table:table-cell>
          <table:table-cell table:style-name="ce165" office:value-type="float" office:value="26000" calcext:value-type="float">
            <text:p>2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IV</text:p>
          </table:table-cell>
          <table:table-cell table:style-name="ce2" office:value-type="string" calcext:value-type="string">
            <text:p>Schiffsfabrik IV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4" office:value-type="string" calcext:value-type="string">
            <text:p>Longbow MK 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3" calcext:value-type="float">
            <text:p>683</text:p>
          </table:table-cell>
          <table:table-cell table:style-name="ce165" office:value-type="float" office:value="32500" calcext:value-type="float">
            <text:p>3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Zerstörer Longbow</text:p>
          </table:table-cell>
          <table:table-cell table:style-name="ce2"/>
          <table:table-cell table:style-name="ce16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8" table:number-columns-repeated="3"/>
          <table:table-cell table:style-name="ce168" office:value-type="percentage" office:value="1.5" calcext:value-type="percentage">
            <text:p>150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office:value-type="percentage" office:value="0.2" calcext:value-type="percentage">
            <text:p>20%</text:p>
          </table:table-cell>
          <table:table-cell table:style-name="ce168" office:value-type="percentage" office:value="1" calcext:value-type="percentage">
            <text:p>10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5" office:value-type="string" calcext:value-type="string">
            <text:p>Broadsword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50" calcext:value-type="float">
            <text:p>1850</text:p>
          </table:table-cell>
          <table:table-cell table:style-name="ce165" office:value-type="float" office:value="80000" calcext:value-type="float">
            <text:p>8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string" calcext:value-type="string">
            <text:p>Schiffsfabrik VII</text:p>
          </table:table-cell>
          <table:table-cell table:style-name="ce2" office:value-type="string" calcext:value-type="string">
            <text:p>Zerstörer Longbow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6" office:value-type="string" calcext:value-type="string">
            <text:p>Broadsword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43" calcext:value-type="float">
            <text:p>1943</text:p>
          </table:table-cell>
          <table:table-cell table:style-name="ce165" office:value-type="float" office:value="100000" calcext:value-type="float">
            <text:p>10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Zerstörer Broadsword</text:p>
          </table:table-cell>
          <table:table-cell table:style-name="ce2" office:value-type="string" calcext:value-type="string">
            <text:p>Zerstörer Longbow MK II</text:p>
          </table:table-cell>
          <table:table-cell table:style-name="ce16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8" table:number-columns-repeated="3"/>
          <table:table-cell table:style-name="ce168" office:value-type="percentage" office:value="1.5" calcext:value-type="percentage">
            <text:p>150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office:value-type="percentage" office:value="0.2" calcext:value-type="percentage">
            <text:p>20%</text:p>
          </table:table-cell>
          <table:table-cell table:style-name="ce168" office:value-type="percentage" office:value="1" calcext:value-type="percentage">
            <text:p>10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7" office:value-type="string" calcext:value-type="string">
            <text:p>Broadsword MK I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35" calcext:value-type="float">
            <text:p>2035</text:p>
          </table:table-cell>
          <table:table-cell table:style-name="ce165" office:value-type="float" office:value="120000" calcext:value-type="float">
            <text:p>12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2" table:number-columns-repeated="2"/>
          <table:table-cell table:style-name="ce168" table:number-columns-repeated="4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168" table:number-columns-repeated="3"/>
          <table:table-cell table:style-name="ce168" office:value-type="percentage" office:value="1.5" calcext:value-type="percentage">
            <text:p>150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8" office:value-type="percentage" office:value="0.3" calcext:value-type="percentage">
            <text:p>30%</text:p>
          </table:table-cell>
          <table:table-cell table:style-name="ce168" office:value-type="percentage" office:value="1.3" calcext:value-type="percentage">
            <text:p>13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/>
          <table:table-cell table:style-name="ce165" office:value-type="float" office:value="1520550" calcext:value-type="float">
            <text:p>1.520.550</text:p>
          </table:table-cell>
          <table:table-cell table:style-name="ce165" table:number-columns-repeated="2"/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1" calcext:value-type="float">
            <text:p>91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8" office:value-type="string" calcext:value-type="string">
            <text:p>Trident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16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Zerstörer Broadsword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9" office:value-type="string" calcext:value-type="string">
            <text:p>Trident MK 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725" calcext:value-type="float">
            <text:p>4725</text:p>
          </table:table-cell>
          <table:table-cell table:style-name="ce165" office:value-type="float" office:value="145000" calcext:value-type="float">
            <text:p>145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Zerstörer Trident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5" calcext:value-type="percentage">
            <text:p>150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office:value-type="percentage" office:value="0.2" calcext:value-type="percentage">
            <text:p>20%</text:p>
          </table:table-cell>
          <table:table-cell table:style-name="ce168" office:value-type="percentage" office:value="1" calcext:value-type="percentage">
            <text:p>10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30" office:value-type="string" calcext:value-type="string">
            <text:p>Trident MK I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0" calcext:value-type="float">
            <text:p>4950</text:p>
          </table:table-cell>
          <table:table-cell table:style-name="ce165" office:value-type="float" office:value="174000" calcext:value-type="float">
            <text:p>174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 office:value-type="string" calcext:value-type="string">
            <text:p>Zerstörer Broadsword MK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5" calcext:value-type="percentage">
            <text:p>150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8" office:value-type="percentage" office:value="0.3" calcext:value-type="percentage">
            <text:p>30%</text:p>
          </table:table-cell>
          <table:table-cell table:style-name="ce168" office:value-type="percentage" office:value="1.3" calcext:value-type="percentage">
            <text:p>13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31" office:value-type="string" calcext:value-type="string">
            <text:p>Trident MK 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175" calcext:value-type="float">
            <text:p>5175</text:p>
          </table:table-cell>
          <table:table-cell table:style-name="ce165" office:value-type="float" office:value="203000" calcext:value-type="float">
            <text:p>203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5" calcext:value-type="percentage">
            <text:p>150%</text:p>
          </table:table-cell>
          <table:table-cell table:style-name="ce168" office:value-type="percentage" office:value="-0.15" calcext:value-type="percentage">
            <text:p>-15%</text:p>
          </table:table-cell>
          <table:table-cell table:style-name="ce168" office:value-type="percentage" office:value="0.4" calcext:value-type="percentage">
            <text:p>40%</text:p>
          </table:table-cell>
          <table:table-cell table:style-name="ce168" office:value-type="percentage" office:value="1.6" calcext:value-type="percentage">
            <text:p>16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2" office:value-type="string" calcext:value-type="string">
            <text:p>Rancor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35" calcext:value-type="float">
            <text:p>2135</text:p>
          </table:table-cell>
          <table:table-cell table:style-name="ce165" office:value-type="float" office:value="66000" calcext:value-type="float">
            <text:p>6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V</text:p>
          </table:table-cell>
          <table:table-cell table:style-name="ce2" office:value-type="string" calcext:value-type="string">
            <text:p>Schiffsfabrik V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3" office:value-type="string" calcext:value-type="string">
            <text:p>Rancor MK II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2" calcext:value-type="float">
            <text:p>2242</text:p>
          </table:table-cell>
          <table:table-cell table:style-name="ce165" office:value-type="float" office:value="82500" calcext:value-type="float">
            <text:p>82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Schlachtschiff Rancor</text:p>
          </table:table-cell>
          <table:table-cell table:style-name="ce2"/>
          <table:table-cell table:style-name="ce16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8" table:number-columns-repeated="3"/>
          <table:table-cell table:style-name="ce168" office:value-type="percentage" office:value="1.25" calcext:value-type="percentage">
            <text:p>125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office:value-type="percentage" office:value="0.05" calcext:value-type="percentage">
            <text:p>5%</text:p>
          </table:table-cell>
          <table:table-cell table:style-name="ce168" office:value-type="percentage" office:value="0.1" calcext:value-type="percentage">
            <text:p>1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4" office:value-type="string" calcext:value-type="string">
            <text:p>Venom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10" calcext:value-type="float">
            <text:p>5010</text:p>
          </table:table-cell>
          <table:table-cell table:style-name="ce165" office:value-type="float" office:value="196000" calcext:value-type="float">
            <text:p>19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Schlachtschiff Rancor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5" office:value-type="string" calcext:value-type="string">
            <text:p>Venom MK 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261" calcext:value-type="float">
            <text:p>5261</text:p>
          </table:table-cell>
          <table:table-cell table:style-name="ce165" office:value-type="float" office:value="245000" calcext:value-type="float">
            <text:p>245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string" calcext:value-type="string">
            <text:p>Schlachtschiff Rancor MK II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25" calcext:value-type="percentage">
            <text:p>125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office:value-type="percentage" office:value="0.05" calcext:value-type="percentage">
            <text:p>5%</text:p>
          </table:table-cell>
          <table:table-cell table:style-name="ce168" office:value-type="percentage" office:value="0.1" calcext:value-type="percentage">
            <text:p>1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6" office:value-type="string" calcext:value-type="string">
            <text:p>Venom MK I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511" calcext:value-type="float">
            <text:p>5511</text:p>
          </table:table-cell>
          <table:table-cell table:style-name="ce165" office:value-type="float" office:value="294000" calcext:value-type="float">
            <text:p>294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2" table:number-columns-repeated="2"/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25" calcext:value-type="percentage">
            <text:p>125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8" office:value-type="percentage" office:value="0.1" calcext:value-type="percentage">
            <text:p>10%</text:p>
          </table:table-cell>
          <table:table-cell table:style-name="ce168" office:value-type="percentage" office:value="0.23" calcext:value-type="percentage">
            <text:p>23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7" office:value-type="string" calcext:value-type="string">
            <text:p>Fury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250" calcext:value-type="float">
            <text:p>9250</text:p>
          </table:table-cell>
          <table:table-cell table:style-name="ce165" office:value-type="float" office:value="293000" calcext:value-type="float">
            <text:p>293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string" calcext:value-type="string">
            <text:p>Schlachtschiff Venom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8" office:value-type="string" calcext:value-type="string">
            <text:p>Fury MK 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713" calcext:value-type="float">
            <text:p>9713</text:p>
          </table:table-cell>
          <table:table-cell table:style-name="ce165" office:value-type="float" office:value="366250" calcext:value-type="float">
            <text:p>366.2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Schlachtschiff Fury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25" calcext:value-type="percentage">
            <text:p>125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office:value-type="percentage" office:value="0.05" calcext:value-type="percentage">
            <text:p>5%</text:p>
          </table:table-cell>
          <table:table-cell table:style-name="ce168" office:value-type="percentage" office:value="0.1" calcext:value-type="percentage">
            <text:p>1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9" office:value-type="string" calcext:value-type="string">
            <text:p>Fury MK I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175" calcext:value-type="float">
            <text:p>10175</text:p>
          </table:table-cell>
          <table:table-cell table:style-name="ce165" office:value-type="float" office:value="439500" calcext:value-type="float">
            <text:p>439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string" calcext:value-type="string">
            <text:p>Schlachtschiff Venom MK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25" calcext:value-type="percentage">
            <text:p>125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8" office:value-type="percentage" office:value="0.1" calcext:value-type="percentage">
            <text:p>10%</text:p>
          </table:table-cell>
          <table:table-cell table:style-name="ce168" office:value-type="percentage" office:value="0.23" calcext:value-type="percentage">
            <text:p>23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40" office:value-type="string" calcext:value-type="string">
            <text:p>Fury MK IV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638" calcext:value-type="float">
            <text:p>10638</text:p>
          </table:table-cell>
          <table:table-cell table:style-name="ce165" office:value-type="float" office:value="512750" calcext:value-type="float">
            <text:p>512.7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25" calcext:value-type="percentage">
            <text:p>125%</text:p>
          </table:table-cell>
          <table:table-cell table:style-name="ce168" office:value-type="percentage" office:value="-0.15" calcext:value-type="percentage">
            <text:p>-15%</text:p>
          </table:table-cell>
          <table:table-cell table:style-name="ce168" office:value-type="percentage" office:value="0.15" calcext:value-type="percentage">
            <text:p>15%</text:p>
          </table:table-cell>
          <table:table-cell table:style-name="ce168" office:value-type="percentage" office:value="0.36" calcext:value-type="percentage">
            <text:p>36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Träger</text:p>
          </table:table-cell>
          <table:table-cell table:style-name="ce41" office:value-type="string" calcext:value-type="string">
            <text:p>Midgard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405" calcext:value-type="float">
            <text:p>3405</text:p>
          </table:table-cell>
          <table:table-cell table:style-name="ce165" office:value-type="float" office:value="300000" calcext:value-type="float">
            <text:p>30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Venom</text:p>
          </table:table-cell>
          <table:table-cell table:style-name="ce2" table:number-columns-repeated="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 office:value-type="string" calcext:value-type="string">
            <text:p>Manövrierbarkeitsfeld</text:p>
          </table:table-cell>
          <table:table-cell table:style-name="ce165" office:value-type="float" office:value="11000" calcext:value-type="float">
            <text:p>11.000</text:p>
          </table:table-cell>
          <table:table-cell table:style-name="ce168" office:value-type="percentage" office:value="0.8" calcext:value-type="percentage">
            <text:p>80%</text:p>
          </table:table-cell>
          <table:table-cell table:style-name="ce168" table:number-columns-repeated="4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2" office:value-type="string" calcext:value-type="string">
            <text:p>Midgard MK 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575" calcext:value-type="float">
            <text:p>3575</text:p>
          </table:table-cell>
          <table:table-cell table:style-name="ce165" office:value-type="float" office:value="375000" calcext:value-type="float">
            <text:p>37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05" calcext:value-type="percentage">
            <text:p>5%</text:p>
          </table:table-cell>
          <table:table-cell table:style-name="ce168" table:number-columns-repeated="2"/>
          <table:table-cell table:style-name="ce2" table:number-columns-repeated="3"/>
          <table:table-cell table:style-name="ce168" table:number-columns-repeated="3"/>
          <table:table-cell table:style-name="ce168" office:value-type="percentage" office:value="0.8" calcext:value-type="percentage">
            <text:p>80%</text:p>
          </table:table-cell>
          <table:table-cell table:style-name="ce168" table:number-columns-repeated="3"/>
          <table:table-cell table:style-name="ce2" office:value-type="string" calcext:value-type="string">
            <text:p>Manövrierbarkeitsfeld</text:p>
          </table:table-cell>
          <table:table-cell table:style-name="ce165" office:value-type="float" office:value="11000" calcext:value-type="float">
            <text:p>11.000</text:p>
          </table:table-cell>
          <table:table-cell table:style-name="ce168" office:value-type="percentage" office:value="0.8" calcext:value-type="percentage">
            <text:p>80%</text:p>
          </table:table-cell>
          <table:table-cell table:style-name="ce168" office:value-type="percentage" office:value="0.06" calcext:value-type="percentage">
            <text:p>6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3" office:value-type="string" calcext:value-type="string">
            <text:p>Midgard MK I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746" calcext:value-type="float">
            <text:p>3746</text:p>
          </table:table-cell>
          <table:table-cell table:style-name="ce165" office:value-type="float" office:value="450000" calcext:value-type="float">
            <text:p>45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Midgard MK II</text:p>
          </table:table-cell>
          <table:table-cell table:style-name="ce2" table:number-columns-repeated="2"/>
          <table:table-cell table:style-name="ce168"/>
          <table:table-cell table:style-name="ce168" office:value-type="percentage" office:value="0.1" calcext:value-type="percentage">
            <text:p>10%</text:p>
          </table:table-cell>
          <table:table-cell table:style-name="ce168" table:number-columns-repeated="2"/>
          <table:table-cell table:style-name="ce2" table:number-columns-repeated="3"/>
          <table:table-cell table:style-name="ce168" table:number-columns-repeated="3"/>
          <table:table-cell table:style-name="ce168" office:value-type="percentage" office:value="0.8" calcext:value-type="percentage">
            <text:p>80%</text:p>
          </table:table-cell>
          <table:table-cell table:style-name="ce168" table:number-columns-repeated="3"/>
          <table:table-cell table:style-name="ce2" office:value-type="string" calcext:value-type="string">
            <text:p>Manövrierbarkeitsfeld</text:p>
          </table:table-cell>
          <table:table-cell table:style-name="ce165" office:value-type="float" office:value="11000" calcext:value-type="float">
            <text:p>11.000</text:p>
          </table:table-cell>
          <table:table-cell table:style-name="ce168" office:value-type="percentage" office:value="0.8" calcext:value-type="percentage">
            <text:p>80%</text:p>
          </table:table-cell>
          <table:table-cell table:style-name="ce168" office:value-type="percentage" office:value="0.12" calcext:value-type="percentage">
            <text:p>12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8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44" office:value-type="string" calcext:value-type="string">
            <text:p>Valhalla</text:p>
          </table:table-cell>
          <table:table-cell table:style-name="ce2" office:value-type="float" office:value="2500" calcext:value-type="float">
            <text:p>2500</text:p>
          </table:table-cell>
          <table:table-cell table:style-name="ce2"/>
          <table:table-cell table:style-name="ce165"/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5" office:value-type="string" calcext:value-type="string">
            <text:p>Valhalla MK 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959" calcext:value-type="float">
            <text:p>5959</text:p>
          </table:table-cell>
          <table:table-cell table:style-name="ce165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Träger Valhalla</text:p>
          </table:table-cell>
          <table:table-cell table:style-name="ce2" office:value-type="string" calcext:value-type="string">
            <text:p>Träger Midgard MK II</text:p>
          </table:table-cell>
          <table:table-cell table:style-name="ce168"/>
          <table:table-cell table:style-name="ce168" office:value-type="percentage" office:value="0.05" calcext:value-type="percentage">
            <text:p>5%</text:p>
          </table:table-cell>
          <table:table-cell table:style-name="ce168" table:number-columns-repeated="2"/>
          <table:table-cell table:style-name="ce2" table:number-columns-repeated="3"/>
          <table:table-cell table:style-name="ce168" table:number-columns-repeated="7"/>
          <table:table-cell table:style-name="ce2" office:value-type="string" calcext:value-type="string">
            <text:p>Ionenfeld</text:p>
          </table:table-cell>
          <table:table-cell table:style-name="ce165" office:value-type="float" office:value="8000" calcext:value-type="float">
            <text:p>8.000</text:p>
          </table:table-cell>
          <table:table-cell table:style-name="ce168"/>
          <table:table-cell table:style-name="ce168" office:value-type="percentage" office:value="0.06" calcext:value-type="percentage">
            <text:p>6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6" office:value-type="string" calcext:value-type="string">
            <text:p>Valhalla MK I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43" calcext:value-type="float">
            <text:p>6243</text:p>
          </table:table-cell>
          <table:table-cell table:style-name="ce165" office:value-type="float" office:value="600000" calcext:value-type="float">
            <text:p>6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Valhalla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168"/>
          <table:table-cell table:style-name="ce168" office:value-type="percentage" office:value="0.1" calcext:value-type="percentage">
            <text:p>10%</text:p>
          </table:table-cell>
          <table:table-cell table:style-name="ce168" table:number-columns-repeated="2"/>
          <table:table-cell table:style-name="ce2" table:number-columns-repeated="3"/>
          <table:table-cell table:style-name="ce168" table:number-columns-repeated="7"/>
          <table:table-cell table:style-name="ce2" office:value-type="string" calcext:value-type="string">
            <text:p>Ionenfeld</text:p>
          </table:table-cell>
          <table:table-cell table:style-name="ce165" office:value-type="float" office:value="8000" calcext:value-type="float">
            <text:p>8.000</text:p>
          </table:table-cell>
          <table:table-cell table:style-name="ce168"/>
          <table:table-cell table:style-name="ce168" office:value-type="percentage" office:value="0.12" calcext:value-type="percentage">
            <text:p>12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8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7" office:value-type="string" calcext:value-type="string">
            <text:p>Valhalla MK IV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526" calcext:value-type="float">
            <text:p>6526</text:p>
          </table:table-cell>
          <table:table-cell table:style-name="ce165" office:value-type="float" office:value="700000" calcext:value-type="float">
            <text:p>7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Träger Valhalla MK III</text:p>
          </table:table-cell>
          <table:table-cell table:style-name="ce2"/>
          <table:table-cell table:style-name="ce168"/>
          <table:table-cell table:style-name="ce168" office:value-type="percentage" office:value="0.15" calcext:value-type="percentage">
            <text:p>15%</text:p>
          </table:table-cell>
          <table:table-cell table:style-name="ce168" table:number-columns-repeated="2"/>
          <table:table-cell table:style-name="ce2" table:number-columns-repeated="3"/>
          <table:table-cell table:style-name="ce168" table:number-columns-repeated="7"/>
          <table:table-cell table:style-name="ce2" office:value-type="string" calcext:value-type="string">
            <text:p>Ionenfeld</text:p>
          </table:table-cell>
          <table:table-cell table:style-name="ce165" office:value-type="float" office:value="8000" calcext:value-type="float">
            <text:p>8.000</text:p>
          </table:table-cell>
          <table:table-cell table:style-name="ce168"/>
          <table:table-cell table:style-name="ce168" office:value-type="percentage" office:value="0.18" calcext:value-type="percentage">
            <text:p>18%</text:p>
          </table:table-cell>
          <table:table-cell table:style-name="ce168" office:value-type="percentage" office:value="-0.15" calcext:value-type="percentage">
            <text:p>-15%</text:p>
          </table:table-cell>
          <table:table-cell table:style-name="ce168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48" office:value-type="string" calcext:value-type="string">
            <text:p>Condor</text:p>
          </table:table-cell>
          <table:table-cell table:style-name="ce2" office:value-type="float" office:value="800" calcext:value-type="float">
            <text:p>800</text:p>
          </table:table-cell>
          <table:table-cell table:style-name="ce2"/>
          <table:table-cell table:style-name="ce165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table:number-columns-repeated="3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49" office:value-type="string" calcext:value-type="string">
            <text:p>Condor MK 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281" calcext:value-type="float">
            <text:p>3281</text:p>
          </table:table-cell>
          <table:table-cell table:style-name="ce165" office:value-type="float" office:value="45000" calcext:value-type="float">
            <text:p>4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Condo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168" office:value-type="percentage" office:value="-0.12" calcext:value-type="percentage">
            <text:p>-12%</text:p>
          </table:table-cell>
          <table:table-cell table:style-name="ce168" office:value-type="percentage" office:value="0.05" calcext:value-type="percentage">
            <text:p>5%</text:p>
          </table:table-cell>
          <table:table-cell table:style-name="ce168" office:value-type="percentage" office:value="1" calcext:value-type="percentage">
            <text:p>100%</text:p>
          </table:table-cell>
          <table:table-cell table:style-name="ce16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0" office:value-type="string" calcext:value-type="string">
            <text:p>Condor MK I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438" calcext:value-type="float">
            <text:p>3438</text:p>
          </table:table-cell>
          <table:table-cell table:style-name="ce165" office:value-type="float" office:value="54000" calcext:value-type="float">
            <text:p>54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168" office:value-type="percentage" office:value="-0.24" calcext:value-type="percentage">
            <text:p>-24%</text:p>
          </table:table-cell>
          <table:table-cell table:style-name="ce168" office:value-type="percentage" office:value="0.1" calcext:value-type="percentage">
            <text:p>10%</text:p>
          </table:table-cell>
          <table:table-cell table:style-name="ce168" office:value-type="percentage" office:value="1.3" calcext:value-type="percentage">
            <text:p>130%</text:p>
          </table:table-cell>
          <table:table-cell table:style-name="ce16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1" office:value-type="string" calcext:value-type="string">
            <text:p>Condor MK I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594" calcext:value-type="float">
            <text:p>3594</text:p>
          </table:table-cell>
          <table:table-cell table:style-name="ce165" office:value-type="float" office:value="63000" calcext:value-type="float">
            <text:p>63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168" office:value-type="percentage" office:value="-0.36" calcext:value-type="percentage">
            <text:p>-36%</text:p>
          </table:table-cell>
          <table:table-cell table:style-name="ce168" office:value-type="percentage" office:value="0.15" calcext:value-type="percentage">
            <text:p>15%</text:p>
          </table:table-cell>
          <table:table-cell table:style-name="ce168" office:value-type="percentage" office:value="1.6" calcext:value-type="percentage">
            <text:p>160%</text:p>
          </table:table-cell>
          <table:table-cell table:style-name="ce16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2" office:value-type="string" calcext:value-type="string">
            <text:p>Condor MK 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750" calcext:value-type="float">
            <text:p>3750</text:p>
          </table:table-cell>
          <table:table-cell table:style-name="ce16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Fregatte Condor MK IV</text:p>
          </table:table-cell>
          <table:table-cell table:style-name="ce2"/>
          <table:table-cell table:style-name="ce168" office:value-type="percentage" office:value="-0.5" calcext:value-type="percentage">
            <text:p>-50%</text:p>
          </table:table-cell>
          <table:table-cell table:style-name="ce168" office:value-type="percentage" office:value="0.2" calcext:value-type="percentage">
            <text:p>20%</text:p>
          </table:table-cell>
          <table:table-cell table:style-name="ce168" office:value-type="percentage" office:value="2" calcext:value-type="percentage">
            <text:p>200%</text:p>
          </table:table-cell>
          <table:table-cell table:style-name="ce168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reuzer</text:p>
          </table:table-cell>
          <table:table-cell table:style-name="ce53" office:value-type="string" calcext:value-type="string">
            <text:p>Destiny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125" calcext:value-type="float">
            <text:p>2125</text:p>
          </table:table-cell>
          <table:table-cell table:style-name="ce165" office:value-type="float" office:value="32000" calcext:value-type="float">
            <text:p>32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Exodus</text:p>
          </table:table-cell>
          <table:table-cell table:style-name="ce2" table:number-columns-repeated="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4" office:value-type="string" calcext:value-type="string">
            <text:p>Destiny MK 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31" calcext:value-type="float">
            <text:p>2231</text:p>
          </table:table-cell>
          <table:table-cell table:style-name="ce165" office:value-type="float" office:value="40000" calcext:value-type="float">
            <text:p>4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</text:p>
          </table:table-cell>
          <table:table-cell table:style-name="ce2" office:value-type="string" calcext:value-type="string">
            <text:p>Kreuzer Exodus MK 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office:value-type="percentage" office:value="0.05" calcext:value-type="percentage">
            <text:p>5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office:value-type="percentage" office:value="0.1" calcext:value-type="percentage">
            <text:p>10%</text:p>
          </table:table-cell>
          <table:table-cell table:style-name="ce168" table:number-columns-repeated="4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5" office:value-type="string" calcext:value-type="string">
            <text:p>Destiny MK I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38" calcext:value-type="float">
            <text:p>2338</text:p>
          </table:table-cell>
          <table:table-cell table:style-name="ce165" office:value-type="float" office:value="45000" calcext:value-type="float">
            <text:p>45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office:value-type="percentage" office:value="0.1" calcext:value-type="percentage">
            <text:p>10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8" office:value-type="percentage" office:value="0.23" calcext:value-type="percentage">
            <text:p>23%</text:p>
          </table:table-cell>
          <table:table-cell table:style-name="ce168" table:number-columns-repeated="4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reuzer</text:p>
          </table:table-cell>
          <table:table-cell table:style-name="ce56" office:value-type="string" calcext:value-type="string">
            <text:p>Apocrypha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65" office:value-type="float" office:value="50500" calcext:value-type="float">
            <text:p>50.5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Revelation</text:p>
          </table:table-cell>
          <table:table-cell table:style-name="ce2" table:number-columns-repeated="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7" office:value-type="string" calcext:value-type="string">
            <text:p>Apocrypha MK 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350" calcext:value-type="float">
            <text:p>7350</text:p>
          </table:table-cell>
          <table:table-cell table:style-name="ce165" office:value-type="float" office:value="63125" calcext:value-type="float">
            <text:p>63.1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Apocrypha</text:p>
          </table:table-cell>
          <table:table-cell table:style-name="ce2" office:value-type="string" calcext:value-type="string">
            <text:p>Kreuzer Revelation MK II</text:p>
          </table:table-cell>
          <table:table-cell table:style-name="ce168" table:number-columns-repeated="4"/>
          <table:table-cell table:style-name="ce2" table:number-columns-repeated="3"/>
          <table:table-cell table:style-name="ce168" office:value-type="percentage" office:value="0.05" calcext:value-type="percentage">
            <text:p>5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office:value-type="percentage" office:value="0.1" calcext:value-type="percentage">
            <text:p>10%</text:p>
          </table:table-cell>
          <table:table-cell table:style-name="ce168" table:number-columns-repeated="4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8" office:value-type="string" calcext:value-type="string">
            <text:p>Apocrypha MK I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700" calcext:value-type="float">
            <text:p>7700</text:p>
          </table:table-cell>
          <table:table-cell table:style-name="ce165" office:value-type="float" office:value="75700" calcext:value-type="float">
            <text:p>75.7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office:value-type="percentage" office:value="0.1" calcext:value-type="percentage">
            <text:p>10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8" office:value-type="percentage" office:value="0.23" calcext:value-type="percentage">
            <text:p>23%</text:p>
          </table:table-cell>
          <table:table-cell table:style-name="ce168" table:number-columns-repeated="4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9" office:value-type="string" calcext:value-type="string">
            <text:p>Apocrypha MK I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050" calcext:value-type="float">
            <text:p>8050</text:p>
          </table:table-cell>
          <table:table-cell table:style-name="ce165" office:value-type="float" office:value="88375" calcext:value-type="float">
            <text:p>88.37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office:value-type="percentage" office:value="0.15" calcext:value-type="percentage">
            <text:p>15%</text:p>
          </table:table-cell>
          <table:table-cell table:style-name="ce168" office:value-type="percentage" office:value="-0.15" calcext:value-type="percentage">
            <text:p>-15%</text:p>
          </table:table-cell>
          <table:table-cell table:style-name="ce168" office:value-type="percentage" office:value="0.36" calcext:value-type="percentage">
            <text:p>36%</text:p>
          </table:table-cell>
          <table:table-cell table:style-name="ce168" table:number-columns-repeated="4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60" office:value-type="string" calcext:value-type="string">
            <text:p>Apocrypha MK 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00" calcext:value-type="float">
            <text:p>8400</text:p>
          </table:table-cell>
          <table:table-cell table:style-name="ce165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Kreuzer Apocrypha MK IV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office:value-type="percentage" office:value="0.2" calcext:value-type="percentage">
            <text:p>20%</text:p>
          </table:table-cell>
          <table:table-cell table:style-name="ce168" office:value-type="percentage" office:value="-0.2" calcext:value-type="percentage">
            <text:p>-20%</text:p>
          </table:table-cell>
          <table:table-cell table:style-name="ce168" office:value-type="percentage" office:value="0.5" calcext:value-type="percentage">
            <text:p>50%</text:p>
          </table:table-cell>
          <table:table-cell table:style-name="ce168" table:number-columns-repeated="4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Zerstörer</text:p>
          </table:table-cell>
          <table:table-cell table:style-name="ce61" office:value-type="string" calcext:value-type="string">
            <text:p>Scythe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700" calcext:value-type="float">
            <text:p>5700</text:p>
          </table:table-cell>
          <table:table-cell table:style-name="ce165" office:value-type="float" office:value="58000" calcext:value-type="float">
            <text:p>58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Trident</text:p>
          </table:table-cell>
          <table:table-cell table:style-name="ce2" table:number-columns-repeated="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2" office:value-type="string" calcext:value-type="string">
            <text:p>Scythe MK 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985" calcext:value-type="float">
            <text:p>5985</text:p>
          </table:table-cell>
          <table:table-cell table:style-name="ce165" office:value-type="float" office:value="72500" calcext:value-type="float">
            <text:p>7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Scyth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5" calcext:value-type="percentage">
            <text:p>150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office:value-type="percentage" office:value="0.2" calcext:value-type="percentage">
            <text:p>20%</text:p>
          </table:table-cell>
          <table:table-cell table:style-name="ce168" office:value-type="percentage" office:value="1" calcext:value-type="percentage">
            <text:p>10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3" office:value-type="string" calcext:value-type="string">
            <text:p>Scythe MK I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270" calcext:value-type="float">
            <text:p>6270</text:p>
          </table:table-cell>
          <table:table-cell table:style-name="ce165" office:value-type="float" office:value="87000" calcext:value-type="float">
            <text:p>87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5" calcext:value-type="percentage">
            <text:p>150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8" office:value-type="percentage" office:value="0.3" calcext:value-type="percentage">
            <text:p>30%</text:p>
          </table:table-cell>
          <table:table-cell table:style-name="ce168" office:value-type="percentage" office:value="1.3" calcext:value-type="percentage">
            <text:p>13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4" office:value-type="string" calcext:value-type="string">
            <text:p>Scythe MK I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555" calcext:value-type="float">
            <text:p>6555</text:p>
          </table:table-cell>
          <table:table-cell table:style-name="ce165" office:value-type="float" office:value="101500" calcext:value-type="float">
            <text:p>101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5" calcext:value-type="percentage">
            <text:p>150%</text:p>
          </table:table-cell>
          <table:table-cell table:style-name="ce168" office:value-type="percentage" office:value="-0.15" calcext:value-type="percentage">
            <text:p>-15%</text:p>
          </table:table-cell>
          <table:table-cell table:style-name="ce168" office:value-type="percentage" office:value="0.4" calcext:value-type="percentage">
            <text:p>40%</text:p>
          </table:table-cell>
          <table:table-cell table:style-name="ce168" office:value-type="percentage" office:value="1.6" calcext:value-type="percentage">
            <text:p>16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5" office:value-type="string" calcext:value-type="string">
            <text:p>Scythe MK 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840" calcext:value-type="float">
            <text:p>6840</text:p>
          </table:table-cell>
          <table:table-cell table:style-name="ce16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Zerstörer Scythe MK IV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5" calcext:value-type="percentage">
            <text:p>150%</text:p>
          </table:table-cell>
          <table:table-cell table:style-name="ce168" office:value-type="percentage" office:value="-0.2" calcext:value-type="percentage">
            <text:p>-20%</text:p>
          </table:table-cell>
          <table:table-cell table:style-name="ce168" office:value-type="percentage" office:value="0.5" calcext:value-type="percentage">
            <text:p>50%</text:p>
          </table:table-cell>
          <table:table-cell table:style-name="ce168" office:value-type="percentage" office:value="2" calcext:value-type="percentage">
            <text:p>20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Schlachtschiff</text:p>
          </table:table-cell>
          <table:table-cell table:style-name="ce66" office:value-type="string" calcext:value-type="string">
            <text:p>Dread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9810" calcext:value-type="float">
            <text:p>9810</text:p>
          </table:table-cell>
          <table:table-cell table:style-name="ce165" office:value-type="float" office:value="146500" calcext:value-type="float">
            <text:p>146.5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7" office:value-type="string" calcext:value-type="string">
            <text:p>Dread MK 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301" calcext:value-type="float">
            <text:p>10301</text:p>
          </table:table-cell>
          <table:table-cell table:style-name="ce165" office:value-type="float" office:value="183125" calcext:value-type="float">
            <text:p>183.12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Dread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25" calcext:value-type="percentage">
            <text:p>125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office:value-type="percentage" office:value="0.05" calcext:value-type="percentage">
            <text:p>5%</text:p>
          </table:table-cell>
          <table:table-cell table:style-name="ce168" office:value-type="percentage" office:value="0.1" calcext:value-type="percentage">
            <text:p>1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8" office:value-type="string" calcext:value-type="string">
            <text:p>Dread MK I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791" calcext:value-type="float">
            <text:p>10791</text:p>
          </table:table-cell>
          <table:table-cell table:style-name="ce165" office:value-type="float" office:value="219750" calcext:value-type="float">
            <text:p>219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25" calcext:value-type="percentage">
            <text:p>125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8" office:value-type="percentage" office:value="0.1" calcext:value-type="percentage">
            <text:p>10%</text:p>
          </table:table-cell>
          <table:table-cell table:style-name="ce168" office:value-type="percentage" office:value="0.23" calcext:value-type="percentage">
            <text:p>23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9" office:value-type="string" calcext:value-type="string">
            <text:p>Dread MK I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282" calcext:value-type="float">
            <text:p>11282</text:p>
          </table:table-cell>
          <table:table-cell table:style-name="ce165" office:value-type="float" office:value="256375" calcext:value-type="float">
            <text:p>256.37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25" calcext:value-type="percentage">
            <text:p>125%</text:p>
          </table:table-cell>
          <table:table-cell table:style-name="ce168" office:value-type="percentage" office:value="-0.15" calcext:value-type="percentage">
            <text:p>-15%</text:p>
          </table:table-cell>
          <table:table-cell table:style-name="ce168" office:value-type="percentage" office:value="0.15" calcext:value-type="percentage">
            <text:p>15%</text:p>
          </table:table-cell>
          <table:table-cell table:style-name="ce168" office:value-type="percentage" office:value="0.36" calcext:value-type="percentage">
            <text:p>36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70" office:value-type="string" calcext:value-type="string">
            <text:p>Dread MK 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772" calcext:value-type="float">
            <text:p>11772</text:p>
          </table:table-cell>
          <table:table-cell table:style-name="ce165" office:value-type="float" office:value="293000" calcext:value-type="float">
            <text:p>293.0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25" calcext:value-type="percentage">
            <text:p>125%</text:p>
          </table:table-cell>
          <table:table-cell table:style-name="ce168" office:value-type="percentage" office:value="-0.2" calcext:value-type="percentage">
            <text:p>-20%</text:p>
          </table:table-cell>
          <table:table-cell table:style-name="ce168" office:value-type="percentage" office:value="0.2" calcext:value-type="percentage">
            <text:p>20%</text:p>
          </table:table-cell>
          <table:table-cell table:style-name="ce168" office:value-type="percentage" office:value="0.5" calcext:value-type="percentage">
            <text:p>5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iegskutter</text:p>
          </table:table-cell>
          <table:table-cell table:style-name="ce71" office:value-type="string" calcext:value-type="string">
            <text:p>Gharial</text:p>
          </table:table-cell>
          <table:table-cell table:style-name="ce2" office:value-type="float" office:value="950" calcext:value-type="float">
            <text:p>950</text:p>
          </table:table-cell>
          <table:table-cell table:style-name="ce2"/>
          <table:table-cell table:style-name="ce16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3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2" office:value-type="string" calcext:value-type="string">
            <text:p>Gharial MK 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300" calcext:value-type="float">
            <text:p>6300</text:p>
          </table:table-cell>
          <table:table-cell table:style-name="ce165" office:value-type="float" office:value="126250" calcext:value-type="float">
            <text:p>126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iegskutter Gharial</text:p>
          </table:table-cell>
          <table:table-cell table:style-name="ce2"/>
          <table:table-cell table:style-name="ce168"/>
          <table:table-cell table:style-name="ce168" office:value-type="percentage" office:value="0.05" calcext:value-type="percentage">
            <text:p>5%</text:p>
          </table:table-cell>
          <table:table-cell table:style-name="ce168"/>
          <table:table-cell table:style-name="ce168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168" office:value-type="percentage" office:value="0.05" calcext:value-type="percentage">
            <text:p>5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table:number-columns-repeated="5"/>
          <table:table-cell table:style-name="ce2"/>
          <table:table-cell table:style-name="ce165"/>
          <table:table-cell table:style-name="ce168" table:number-columns-repeated="3"/>
          <table:table-cell table:style-name="ce168" office:value-type="percentage" office:value="0.5" calcext:value-type="percentage">
            <text:p>50%</text:p>
          </table:table-cell>
          <table:table-cell table:style-name="ce168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3" office:value-type="string" calcext:value-type="string">
            <text:p>Gharial MK I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600" calcext:value-type="float">
            <text:p>6600</text:p>
          </table:table-cell>
          <table:table-cell table:style-name="ce165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 office:value-type="string" calcext:value-type="string">
            <text:p>Kriegskutter Gharial MK II</text:p>
          </table:table-cell>
          <table:table-cell table:style-name="ce2"/>
          <table:table-cell table:style-name="ce168"/>
          <table:table-cell table:style-name="ce168" office:value-type="percentage" office:value="0.1" calcext:value-type="percentage">
            <text:p>10%</text:p>
          </table:table-cell>
          <table:table-cell table:style-name="ce168"/>
          <table:table-cell table:style-name="ce168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168" office:value-type="percentage" office:value="0.1" calcext:value-type="percentage">
            <text:p>10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8" table:number-columns-repeated="5"/>
          <table:table-cell table:style-name="ce2"/>
          <table:table-cell table:style-name="ce165"/>
          <table:table-cell table:style-name="ce168" table:number-columns-repeated="3"/>
          <table:table-cell table:style-name="ce168" office:value-type="percentage" office:value="0.66" calcext:value-type="percentage">
            <text:p>66%</text:p>
          </table:table-cell>
          <table:table-cell table:style-name="ce168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4" office:value-type="string" calcext:value-type="string">
            <text:p>Gharial MK I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900" calcext:value-type="float">
            <text:p>6900</text:p>
          </table:table-cell>
          <table:table-cell table:style-name="ce165" office:value-type="float" office:value="176750" calcext:value-type="float">
            <text:p>176.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 office:value-type="string" calcext:value-type="string">
            <text:p>Kriegskutter Gharial MK III</text:p>
          </table:table-cell>
          <table:table-cell table:style-name="ce2"/>
          <table:table-cell table:style-name="ce168"/>
          <table:table-cell table:style-name="ce168" office:value-type="percentage" office:value="0.15" calcext:value-type="percentage">
            <text:p>15%</text:p>
          </table:table-cell>
          <table:table-cell table:style-name="ce168"/>
          <table:table-cell table:style-name="ce168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168" office:value-type="percentage" office:value="0.15" calcext:value-type="percentage">
            <text:p>15%</text:p>
          </table:table-cell>
          <table:table-cell table:style-name="ce168" office:value-type="percentage" office:value="-0.15" calcext:value-type="percentage">
            <text:p>-15%</text:p>
          </table:table-cell>
          <table:table-cell table:style-name="ce168" table:number-columns-repeated="5"/>
          <table:table-cell table:style-name="ce2"/>
          <table:table-cell table:style-name="ce165"/>
          <table:table-cell table:style-name="ce168" table:number-columns-repeated="3"/>
          <table:table-cell table:style-name="ce168" office:value-type="percentage" office:value="0.83" calcext:value-type="percentage">
            <text:p>83%</text:p>
          </table:table-cell>
          <table:table-cell table:style-name="ce168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5" office:value-type="string" calcext:value-type="string">
            <text:p>Gharial MK 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200" calcext:value-type="float">
            <text:p>7200</text:p>
          </table:table-cell>
          <table:table-cell table:style-name="ce165" office:value-type="float" office:value="202000" calcext:value-type="float">
            <text:p>202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Kriegskutter Gharial MK IV</text:p>
          </table:table-cell>
          <table:table-cell table:style-name="ce2"/>
          <table:table-cell table:style-name="ce168"/>
          <table:table-cell table:style-name="ce168" office:value-type="percentage" office:value="0.2" calcext:value-type="percentage">
            <text:p>20%</text:p>
          </table:table-cell>
          <table:table-cell table:style-name="ce168"/>
          <table:table-cell table:style-name="ce168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168" office:value-type="percentage" office:value="0.2" calcext:value-type="percentage">
            <text:p>20%</text:p>
          </table:table-cell>
          <table:table-cell table:style-name="ce168" office:value-type="percentage" office:value="-0.2" calcext:value-type="percentage">
            <text:p>-20%</text:p>
          </table:table-cell>
          <table:table-cell table:style-name="ce168" table:number-columns-repeated="5"/>
          <table:table-cell table:style-name="ce2"/>
          <table:table-cell table:style-name="ce165"/>
          <table:table-cell table:style-name="ce168" table:number-columns-repeated="3"/>
          <table:table-cell table:style-name="ce168" office:value-type="percentage" office:value="1" calcext:value-type="percentage">
            <text:p>100%</text:p>
          </table:table-cell>
          <table:table-cell table:style-name="ce168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76" office:value-type="string" calcext:value-type="string">
            <text:p>Ragnarok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6935" calcext:value-type="float">
            <text:p>6935</text:p>
          </table:table-cell>
          <table:table-cell table:style-name="ce165" office:value-type="float" office:value="500000" calcext:value-type="float">
            <text:p>5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 office:value-type="string" calcext:value-type="string">
            <text:p>Manövrierbarkeitsfeld</text:p>
          </table:table-cell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7" office:value-type="string" calcext:value-type="string">
            <text:p>Ragnarok MK 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82" calcext:value-type="float">
            <text:p>7282</text:p>
          </table:table-cell>
          <table:table-cell table:style-name="ce165" office:value-type="float" office:value="625000" calcext:value-type="float">
            <text:p>62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Träger Ragnarok</text:p>
          </table:table-cell>
          <table:table-cell table:style-name="ce2" office:value-type="string" calcext:value-type="string">
            <text:p>Träger Midgard MK II</text:p>
          </table:table-cell>
          <table:table-cell table:style-name="ce168"/>
          <table:table-cell table:style-name="ce168" office:value-type="percentage" office:value="0.05" calcext:value-type="percentage">
            <text:p>5%</text:p>
          </table:table-cell>
          <table:table-cell table:style-name="ce168" table:number-columns-repeated="2"/>
          <table:table-cell table:style-name="ce2" table:number-columns-repeated="3"/>
          <table:table-cell table:style-name="ce168" table:number-columns-repeated="7"/>
          <table:table-cell table:style-name="ce2" office:value-type="string" calcext:value-type="string">
            <text:p>Manövrierbarkeitsfeld</text:p>
          </table:table-cell>
          <table:table-cell table:style-name="ce165" office:value-type="float" office:value="11000" calcext:value-type="float">
            <text:p>11.000</text:p>
          </table:table-cell>
          <table:table-cell table:style-name="ce168"/>
          <table:table-cell table:style-name="ce168" office:value-type="percentage" office:value="0.06" calcext:value-type="percentage">
            <text:p>6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8" office:value-type="string" calcext:value-type="string">
            <text:p>Ragnarok MK I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69" calcext:value-type="float">
            <text:p>7269</text:p>
          </table:table-cell>
          <table:table-cell table:style-name="ce165" office:value-type="float" office:value="750000" calcext:value-type="float">
            <text:p>75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168"/>
          <table:table-cell table:style-name="ce168" office:value-type="percentage" office:value="0.1" calcext:value-type="percentage">
            <text:p>10%</text:p>
          </table:table-cell>
          <table:table-cell table:style-name="ce168" table:number-columns-repeated="2"/>
          <table:table-cell table:style-name="ce2" table:number-columns-repeated="3"/>
          <table:table-cell table:style-name="ce168" table:number-columns-repeated="7"/>
          <table:table-cell table:style-name="ce2" office:value-type="string" calcext:value-type="string">
            <text:p>Manövrierbarkeitsfeld</text:p>
          </table:table-cell>
          <table:table-cell table:style-name="ce165" office:value-type="float" office:value="11000" calcext:value-type="float">
            <text:p>11.000</text:p>
          </table:table-cell>
          <table:table-cell table:style-name="ce168"/>
          <table:table-cell table:style-name="ce168" office:value-type="percentage" office:value="0.12" calcext:value-type="percentage">
            <text:p>12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8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9" office:value-type="string" calcext:value-type="string">
            <text:p>Ragnarok MK I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975" calcext:value-type="float">
            <text:p>7975</text:p>
          </table:table-cell>
          <table:table-cell table:style-name="ce165" office:value-type="float" office:value="875000" calcext:value-type="float">
            <text:p>87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I</text:p>
          </table:table-cell>
          <table:table-cell table:style-name="ce2" table:number-columns-repeated="2"/>
          <table:table-cell table:style-name="ce168"/>
          <table:table-cell table:style-name="ce168" office:value-type="percentage" office:value="0.15" calcext:value-type="percentage">
            <text:p>15%</text:p>
          </table:table-cell>
          <table:table-cell table:style-name="ce168" table:number-columns-repeated="2"/>
          <table:table-cell table:style-name="ce2" table:number-columns-repeated="3"/>
          <table:table-cell table:style-name="ce168" table:number-columns-repeated="7"/>
          <table:table-cell table:style-name="ce2" office:value-type="string" calcext:value-type="string">
            <text:p>Manövrierbarkeitsfeld</text:p>
          </table:table-cell>
          <table:table-cell table:style-name="ce165" office:value-type="float" office:value="11000" calcext:value-type="float">
            <text:p>11.000</text:p>
          </table:table-cell>
          <table:table-cell table:style-name="ce168"/>
          <table:table-cell table:style-name="ce168" office:value-type="percentage" office:value="0.18" calcext:value-type="percentage">
            <text:p>18%</text:p>
          </table:table-cell>
          <table:table-cell table:style-name="ce168" office:value-type="percentage" office:value="-0.15" calcext:value-type="percentage">
            <text:p>-15%</text:p>
          </table:table-cell>
          <table:table-cell table:style-name="ce168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80" office:value-type="string" calcext:value-type="string">
            <text:p>Ragnarok MK 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322" calcext:value-type="float">
            <text:p>8322</text:p>
          </table:table-cell>
          <table:table-cell table:style-name="ce165" office:value-type="float" office:value="1000000" calcext:value-type="float">
            <text:p>1.0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Träger Ragnarok MK IV</text:p>
          </table:table-cell>
          <table:table-cell table:style-name="ce2"/>
          <table:table-cell table:style-name="ce168"/>
          <table:table-cell table:style-name="ce168" office:value-type="percentage" office:value="0.2" calcext:value-type="percentage">
            <text:p>20%</text:p>
          </table:table-cell>
          <table:table-cell table:style-name="ce168" table:number-columns-repeated="2"/>
          <table:table-cell table:style-name="ce2" table:number-columns-repeated="3"/>
          <table:table-cell table:style-name="ce168" table:number-columns-repeated="7"/>
          <table:table-cell table:style-name="ce2" office:value-type="string" calcext:value-type="string">
            <text:p>Manövrierbarkeitsfeld</text:p>
          </table:table-cell>
          <table:table-cell table:style-name="ce165" office:value-type="float" office:value="11000" calcext:value-type="float">
            <text:p>11.000</text:p>
          </table:table-cell>
          <table:table-cell table:style-name="ce168"/>
          <table:table-cell table:style-name="ce168" office:value-type="percentage" office:value="0.25" calcext:value-type="percentage">
            <text:p>25%</text:p>
          </table:table-cell>
          <table:table-cell table:style-name="ce168" office:value-type="percentage" office:value="-0.2" calcext:value-type="percentage">
            <text:p>-20%</text:p>
          </table:table-cell>
          <table:table-cell table:style-name="ce168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Fregatte</text:p>
          </table:table-cell>
          <table:table-cell table:style-name="ce81" office:value-type="string" calcext:value-type="string">
            <text:p>Eagle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100" calcext:value-type="float">
            <text:p>4100</text:p>
          </table:table-cell>
          <table:table-cell table:style-name="ce165" office:value-type="float" office:value="86400" calcext:value-type="float">
            <text:p>86.4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Nighthawk</text:p>
          </table:table-cell>
          <table:table-cell table:style-name="ce2" table:number-columns-repeated="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2" office:value-type="string" calcext:value-type="string">
            <text:p>Eagle MK 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305" calcext:value-type="float">
            <text:p>4305</text:p>
          </table:table-cell>
          <table:table-cell table:style-name="ce165" office:value-type="float" office:value="108000" calcext:value-type="float">
            <text:p>108.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Eagle</text:p>
          </table:table-cell>
          <table:table-cell table:style-name="ce2" office:value-type="string" calcext:value-type="string">
            <text:p>Fregatte Nighthawk MK II</text:p>
          </table:table-cell>
          <table:table-cell table:style-name="ce168" office:value-type="percentage" office:value="-0.12" calcext:value-type="percentage">
            <text:p>-12%</text:p>
          </table:table-cell>
          <table:table-cell table:style-name="ce168" office:value-type="percentage" office:value="0.05" calcext:value-type="percentage">
            <text:p>5%</text:p>
          </table:table-cell>
          <table:table-cell table:style-name="ce168" office:value-type="percentage" office:value="1" calcext:value-type="percentage">
            <text:p>100%</text:p>
          </table:table-cell>
          <table:table-cell table:style-name="ce16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3" office:value-type="string" calcext:value-type="string">
            <text:p>Eagle MK I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510" calcext:value-type="float">
            <text:p>4510</text:p>
          </table:table-cell>
          <table:table-cell table:style-name="ce165" office:value-type="float" office:value="129600" calcext:value-type="float">
            <text:p>129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168" office:value-type="percentage" office:value="-0.24" calcext:value-type="percentage">
            <text:p>-24%</text:p>
          </table:table-cell>
          <table:table-cell table:style-name="ce168" office:value-type="percentage" office:value="0.1" calcext:value-type="percentage">
            <text:p>10%</text:p>
          </table:table-cell>
          <table:table-cell table:style-name="ce168" office:value-type="percentage" office:value="1.3" calcext:value-type="percentage">
            <text:p>130%</text:p>
          </table:table-cell>
          <table:table-cell table:style-name="ce16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4" office:value-type="string" calcext:value-type="string">
            <text:p>Eagle MK I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715" calcext:value-type="float">
            <text:p>4715</text:p>
          </table:table-cell>
          <table:table-cell table:style-name="ce165" office:value-type="float" office:value="151200" calcext:value-type="float">
            <text:p>151.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168" office:value-type="percentage" office:value="-0.36" calcext:value-type="percentage">
            <text:p>-36%</text:p>
          </table:table-cell>
          <table:table-cell table:style-name="ce168" office:value-type="percentage" office:value="0.15" calcext:value-type="percentage">
            <text:p>15%</text:p>
          </table:table-cell>
          <table:table-cell table:style-name="ce168" office:value-type="percentage" office:value="1.6" calcext:value-type="percentage">
            <text:p>160%</text:p>
          </table:table-cell>
          <table:table-cell table:style-name="ce16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5" office:value-type="string" calcext:value-type="string">
            <text:p>Eagle MK 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920" calcext:value-type="float">
            <text:p>4920</text:p>
          </table:table-cell>
          <table:table-cell table:style-name="ce165" office:value-type="float" office:value="172800" calcext:value-type="float">
            <text:p>172.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Fregatte Eagle MK IV</text:p>
          </table:table-cell>
          <table:table-cell table:style-name="ce2"/>
          <table:table-cell table:style-name="ce168" office:value-type="percentage" office:value="-0.5" calcext:value-type="percentage">
            <text:p>-50%</text:p>
          </table:table-cell>
          <table:table-cell table:style-name="ce168" office:value-type="percentage" office:value="0.2" calcext:value-type="percentage">
            <text:p>20%</text:p>
          </table:table-cell>
          <table:table-cell table:style-name="ce168" office:value-type="percentage" office:value="2" calcext:value-type="percentage">
            <text:p>200%</text:p>
          </table:table-cell>
          <table:table-cell table:style-name="ce168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86" office:value-type="string" calcext:value-type="string">
            <text:p>Corinthian</text:p>
          </table:table-cell>
          <table:table-cell table:style-name="ce2" office:value-type="float" office:value="1680" calcext:value-type="float">
            <text:p>1680</text:p>
          </table:table-cell>
          <table:table-cell table:style-name="ce2"/>
          <table:table-cell table:style-name="ce16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table:number-columns-repeated="3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7" office:value-type="string" calcext:value-type="string">
            <text:p>Corinthian MK 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350" calcext:value-type="float">
            <text:p>7350</text:p>
          </table:table-cell>
          <table:table-cell table:style-name="ce165" office:value-type="float" office:value="75750" calcext:value-type="float">
            <text:p>75.7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euzer Corinthian</text:p>
          </table:table-cell>
          <table:table-cell table:style-name="ce2" office:value-type="string" calcext:value-type="string">
            <text:p>Kreuzer Revelation MK II</text:p>
          </table:table-cell>
          <table:table-cell table:style-name="ce168" table:number-columns-repeated="4"/>
          <table:table-cell table:style-name="ce2" table:number-columns-repeated="3"/>
          <table:table-cell table:style-name="ce168" office:value-type="percentage" office:value="0.05" calcext:value-type="percentage">
            <text:p>5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office:value-type="percentage" office:value="0.1" calcext:value-type="percentage">
            <text:p>10%</text:p>
          </table:table-cell>
          <table:table-cell table:style-name="ce168" table:number-columns-repeated="4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8" office:value-type="string" calcext:value-type="string">
            <text:p>Corinthian MK I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700" calcext:value-type="float">
            <text:p>7700</text:p>
          </table:table-cell>
          <table:table-cell table:style-name="ce165" office:value-type="float" office:value="90900" calcext:value-type="float">
            <text:p>90.9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office:value-type="percentage" office:value="0.1" calcext:value-type="percentage">
            <text:p>10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8" office:value-type="percentage" office:value="0.23" calcext:value-type="percentage">
            <text:p>23%</text:p>
          </table:table-cell>
          <table:table-cell table:style-name="ce168" table:number-columns-repeated="4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9" office:value-type="string" calcext:value-type="string">
            <text:p>Corinthian MK I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050" calcext:value-type="float">
            <text:p>8050</text:p>
          </table:table-cell>
          <table:table-cell table:style-name="ce165" office:value-type="float" office:value="106050" calcext:value-type="float">
            <text:p>106.0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office:value-type="percentage" office:value="0.15" calcext:value-type="percentage">
            <text:p>15%</text:p>
          </table:table-cell>
          <table:table-cell table:style-name="ce168" office:value-type="percentage" office:value="-0.15" calcext:value-type="percentage">
            <text:p>-15%</text:p>
          </table:table-cell>
          <table:table-cell table:style-name="ce168" office:value-type="percentage" office:value="0.36" calcext:value-type="percentage">
            <text:p>36%</text:p>
          </table:table-cell>
          <table:table-cell table:style-name="ce168" table:number-columns-repeated="4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90" office:value-type="string" calcext:value-type="string">
            <text:p>Corinthian MK 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400" calcext:value-type="float">
            <text:p>8400</text:p>
          </table:table-cell>
          <table:table-cell table:style-name="ce165" office:value-type="float" office:value="121200" calcext:value-type="float">
            <text:p>121.2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reuzer Corinthian MK IV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office:value-type="percentage" office:value="0.2" calcext:value-type="percentage">
            <text:p>20%</text:p>
          </table:table-cell>
          <table:table-cell table:style-name="ce168" office:value-type="percentage" office:value="-0.2" calcext:value-type="percentage">
            <text:p>-20%</text:p>
          </table:table-cell>
          <table:table-cell table:style-name="ce168" office:value-type="percentage" office:value="0.5" calcext:value-type="percentage">
            <text:p>50%</text:p>
          </table:table-cell>
          <table:table-cell table:style-name="ce168" table:number-columns-repeated="4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91" office:value-type="string" calcext:value-type="string">
            <text:p>Lance</text:p>
          </table:table-cell>
          <table:table-cell table:style-name="ce2" office:value-type="float" office:value="526" calcext:value-type="float">
            <text:p>526</text:p>
          </table:table-cell>
          <table:table-cell table:style-name="ce2"/>
          <table:table-cell table:style-name="ce165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2" office:value-type="string" calcext:value-type="string">
            <text:p>Lance MK 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775" calcext:value-type="float">
            <text:p>5775</text:p>
          </table:table-cell>
          <table:table-cell table:style-name="ce165" office:value-type="float" office:value="87000" calcext:value-type="float">
            <text:p>87.0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5" calcext:value-type="percentage">
            <text:p>150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office:value-type="percentage" office:value="0.2" calcext:value-type="percentage">
            <text:p>20%</text:p>
          </table:table-cell>
          <table:table-cell table:style-name="ce168" office:value-type="percentage" office:value="1" calcext:value-type="percentage">
            <text:p>10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3" office:value-type="string" calcext:value-type="string">
            <text:p>Lance MK I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050" calcext:value-type="float">
            <text:p>6050</text:p>
          </table:table-cell>
          <table:table-cell table:style-name="ce165" office:value-type="float" office:value="104400" calcext:value-type="float">
            <text:p>104.4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5" calcext:value-type="percentage">
            <text:p>150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8" office:value-type="percentage" office:value="0.3" calcext:value-type="percentage">
            <text:p>30%</text:p>
          </table:table-cell>
          <table:table-cell table:style-name="ce168" office:value-type="percentage" office:value="1.3" calcext:value-type="percentage">
            <text:p>13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4" office:value-type="string" calcext:value-type="string">
            <text:p>Lance MK I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325" calcext:value-type="float">
            <text:p>6325</text:p>
          </table:table-cell>
          <table:table-cell table:style-name="ce165" office:value-type="float" office:value="121800" calcext:value-type="float">
            <text:p>121.8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5" calcext:value-type="percentage">
            <text:p>150%</text:p>
          </table:table-cell>
          <table:table-cell table:style-name="ce168" office:value-type="percentage" office:value="-0.15" calcext:value-type="percentage">
            <text:p>-15%</text:p>
          </table:table-cell>
          <table:table-cell table:style-name="ce168" office:value-type="percentage" office:value="0.4" calcext:value-type="percentage">
            <text:p>40%</text:p>
          </table:table-cell>
          <table:table-cell table:style-name="ce168" office:value-type="percentage" office:value="1.6" calcext:value-type="percentage">
            <text:p>16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5" office:value-type="string" calcext:value-type="string">
            <text:p>Lance MK 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600" calcext:value-type="float">
            <text:p>6600</text:p>
          </table:table-cell>
          <table:table-cell table:style-name="ce165" office:value-type="float" office:value="139200" calcext:value-type="float">
            <text:p>139.2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Zerstörer Lance MK IV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5" calcext:value-type="percentage">
            <text:p>150%</text:p>
          </table:table-cell>
          <table:table-cell table:style-name="ce168" office:value-type="percentage" office:value="-0.2" calcext:value-type="percentage">
            <text:p>-20%</text:p>
          </table:table-cell>
          <table:table-cell table:style-name="ce168" office:value-type="percentage" office:value="0.5" calcext:value-type="percentage">
            <text:p>50%</text:p>
          </table:table-cell>
          <table:table-cell table:style-name="ce168" office:value-type="percentage" office:value="2" calcext:value-type="percentage">
            <text:p>20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96" office:value-type="string" calcext:value-type="string">
            <text:p>Zeal</text:p>
          </table:table-cell>
          <table:table-cell table:style-name="ce2" office:value-type="float" office:value="1350" calcext:value-type="float">
            <text:p>1350</text:p>
          </table:table-cell>
          <table:table-cell table:style-name="ce2"/>
          <table:table-cell table:style-name="ce16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7" office:value-type="string" calcext:value-type="string">
            <text:p>Zeal MK 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182" calcext:value-type="float">
            <text:p>7182</text:p>
          </table:table-cell>
          <table:table-cell table:style-name="ce165" office:value-type="float" office:value="218750" calcext:value-type="float">
            <text:p>218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Zeal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25" calcext:value-type="percentage">
            <text:p>125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office:value-type="percentage" office:value="0.05" calcext:value-type="percentage">
            <text:p>5%</text:p>
          </table:table-cell>
          <table:table-cell table:style-name="ce168" office:value-type="percentage" office:value="0.1" calcext:value-type="percentage">
            <text:p>1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8" office:value-type="string" calcext:value-type="string">
            <text:p>Zeal MK I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524" calcext:value-type="float">
            <text:p>7524</text:p>
          </table:table-cell>
          <table:table-cell table:style-name="ce165" office:value-type="float" office:value="263700" calcext:value-type="float">
            <text:p>263.7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25" calcext:value-type="percentage">
            <text:p>125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8" office:value-type="percentage" office:value="0.1" calcext:value-type="percentage">
            <text:p>10%</text:p>
          </table:table-cell>
          <table:table-cell table:style-name="ce168" office:value-type="percentage" office:value="0.23" calcext:value-type="percentage">
            <text:p>23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9" office:value-type="string" calcext:value-type="string">
            <text:p>Zeal MK I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866" calcext:value-type="float">
            <text:p>7866</text:p>
          </table:table-cell>
          <table:table-cell table:style-name="ce165" office:value-type="float" office:value="307650" calcext:value-type="float">
            <text:p>307.6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25" calcext:value-type="percentage">
            <text:p>125%</text:p>
          </table:table-cell>
          <table:table-cell table:style-name="ce168" office:value-type="percentage" office:value="-0.15" calcext:value-type="percentage">
            <text:p>-15%</text:p>
          </table:table-cell>
          <table:table-cell table:style-name="ce168" office:value-type="percentage" office:value="0.15" calcext:value-type="percentage">
            <text:p>15%</text:p>
          </table:table-cell>
          <table:table-cell table:style-name="ce168" office:value-type="percentage" office:value="0.36" calcext:value-type="percentage">
            <text:p>36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100" office:value-type="string" calcext:value-type="string">
            <text:p>Zeal MK 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8208" calcext:value-type="float">
            <text:p>8208</text:p>
          </table:table-cell>
          <table:table-cell table:style-name="ce165" office:value-type="float" office:value="351600" calcext:value-type="float">
            <text:p>351.6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Zeal MK IV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3"/>
          <table:table-cell table:style-name="ce168" office:value-type="percentage" office:value="1.25" calcext:value-type="percentage">
            <text:p>125%</text:p>
          </table:table-cell>
          <table:table-cell table:style-name="ce168" office:value-type="percentage" office:value="-0.2" calcext:value-type="percentage">
            <text:p>-20%</text:p>
          </table:table-cell>
          <table:table-cell table:style-name="ce168" office:value-type="percentage" office:value="0.2" calcext:value-type="percentage">
            <text:p>20%</text:p>
          </table:table-cell>
          <table:table-cell table:style-name="ce168" office:value-type="percentage" office:value="0.5" calcext:value-type="percentage">
            <text:p>50%</text:p>
          </table:table-cell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utter</text:p>
          </table:table-cell>
          <table:table-cell table:style-name="ce101" office:value-type="string" calcext:value-type="string">
            <text:p>Komodo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200" calcext:value-type="float">
            <text:p>7200</text:p>
          </table:table-cell>
          <table:table-cell table:style-name="ce165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2" office:value-type="string" calcext:value-type="string">
            <text:p>Komodo MK 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560" calcext:value-type="float">
            <text:p>7560</text:p>
          </table:table-cell>
          <table:table-cell table:style-name="ce165" office:value-type="float" office:value="189375" calcext:value-type="float">
            <text:p>189.37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omodo-Kutte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168"/>
          <table:table-cell table:style-name="ce168" office:value-type="percentage" office:value="0.05" calcext:value-type="percentage">
            <text:p>5%</text:p>
          </table:table-cell>
          <table:table-cell table:style-name="ce168"/>
          <table:table-cell table:style-name="ce168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168" office:value-type="percentage" office:value="0.05" calcext:value-type="percentage">
            <text:p>5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8" table:number-columns-repeated="5"/>
          <table:table-cell table:style-name="ce2"/>
          <table:table-cell table:style-name="ce165"/>
          <table:table-cell table:style-name="ce168" table:number-columns-repeated="3"/>
          <table:table-cell table:style-name="ce168" office:value-type="percentage" office:value="0.5" calcext:value-type="percentage">
            <text:p>50%</text:p>
          </table:table-cell>
          <table:table-cell table:style-name="ce168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3" office:value-type="string" calcext:value-type="string">
            <text:p>Komodo MK I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920" calcext:value-type="float">
            <text:p>7920</text:p>
          </table:table-cell>
          <table:table-cell table:style-name="ce165" office:value-type="float" office:value="227250" calcext:value-type="float">
            <text:p>227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168"/>
          <table:table-cell table:style-name="ce168" office:value-type="percentage" office:value="0.1" calcext:value-type="percentage">
            <text:p>10%</text:p>
          </table:table-cell>
          <table:table-cell table:style-name="ce168"/>
          <table:table-cell table:style-name="ce168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168" office:value-type="percentage" office:value="0.1" calcext:value-type="percentage">
            <text:p>10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8" table:number-columns-repeated="5"/>
          <table:table-cell table:style-name="ce2"/>
          <table:table-cell table:style-name="ce165"/>
          <table:table-cell table:style-name="ce168" table:number-columns-repeated="3"/>
          <table:table-cell table:style-name="ce168" office:value-type="percentage" office:value="0.66" calcext:value-type="percentage">
            <text:p>66%</text:p>
          </table:table-cell>
          <table:table-cell table:style-name="ce168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4" office:value-type="string" calcext:value-type="string">
            <text:p>Komodo MK I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280" calcext:value-type="float">
            <text:p>8280</text:p>
          </table:table-cell>
          <table:table-cell table:style-name="ce165" office:value-type="float" office:value="265125" calcext:value-type="float">
            <text:p>265.12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168"/>
          <table:table-cell table:style-name="ce168" office:value-type="percentage" office:value="0.15" calcext:value-type="percentage">
            <text:p>15%</text:p>
          </table:table-cell>
          <table:table-cell table:style-name="ce168"/>
          <table:table-cell table:style-name="ce168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168" office:value-type="percentage" office:value="0.15" calcext:value-type="percentage">
            <text:p>15%</text:p>
          </table:table-cell>
          <table:table-cell table:style-name="ce168" office:value-type="percentage" office:value="-0.15" calcext:value-type="percentage">
            <text:p>-15%</text:p>
          </table:table-cell>
          <table:table-cell table:style-name="ce168" table:number-columns-repeated="5"/>
          <table:table-cell table:style-name="ce2"/>
          <table:table-cell table:style-name="ce165"/>
          <table:table-cell table:style-name="ce168" table:number-columns-repeated="3"/>
          <table:table-cell table:style-name="ce168" office:value-type="percentage" office:value="0.83" calcext:value-type="percentage">
            <text:p>83%</text:p>
          </table:table-cell>
          <table:table-cell table:style-name="ce168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5" office:value-type="string" calcext:value-type="string">
            <text:p>Komodo MK 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640" calcext:value-type="float">
            <text:p>8640</text:p>
          </table:table-cell>
          <table:table-cell table:style-name="ce165" office:value-type="float" office:value="303000" calcext:value-type="float">
            <text:p>303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omodo-Kutter MK IV</text:p>
          </table:table-cell>
          <table:table-cell table:style-name="ce2"/>
          <table:table-cell table:style-name="ce168"/>
          <table:table-cell table:style-name="ce168" office:value-type="percentage" office:value="0.2" calcext:value-type="percentage">
            <text:p>20%</text:p>
          </table:table-cell>
          <table:table-cell table:style-name="ce168"/>
          <table:table-cell table:style-name="ce168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168" office:value-type="percentage" office:value="0.2" calcext:value-type="percentage">
            <text:p>20%</text:p>
          </table:table-cell>
          <table:table-cell table:style-name="ce168" office:value-type="percentage" office:value="-0.2" calcext:value-type="percentage">
            <text:p>-20%</text:p>
          </table:table-cell>
          <table:table-cell table:style-name="ce168" table:number-columns-repeated="5"/>
          <table:table-cell table:style-name="ce2"/>
          <table:table-cell table:style-name="ce165"/>
          <table:table-cell table:style-name="ce168" table:number-columns-repeated="3"/>
          <table:table-cell table:style-name="ce168" office:value-type="percentage" office:value="1" calcext:value-type="percentage">
            <text:p>100%</text:p>
          </table:table-cell>
          <table:table-cell table:style-name="ce168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6" office:value-type="string" calcext:value-type="string">
            <text:p>Plastahl-Platten I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Schiffslabor II</text:p>
          </table:table-cell>
          <table:table-cell table:style-name="ce2" table:number-columns-repeated="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/>
          <table:table-cell table:style-name="ce165" office:value-type="float" office:value="2510" calcext:value-type="float">
            <text:p>2.510</text:p>
          </table:table-cell>
          <table:table-cell table:style-name="ce165" table:number-columns-repeated="3"/>
          <table:table-cell table:style-name="ce165" office:value-type="float" office:value="15" calcext:value-type="float">
            <text:p>1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7" office:value-type="string" calcext:value-type="string">
            <text:p>Plastahl-Platten II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/>
          <table:table-cell table:style-name="ce165" office:value-type="float" office:value="6526" calcext:value-type="float">
            <text:p>6.526</text:p>
          </table:table-cell>
          <table:table-cell table:style-name="ce165" table:number-columns-repeated="3"/>
          <table:table-cell table:style-name="ce165" office:value-type="float" office:value="21" calcext:value-type="float">
            <text:p>2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8" office:value-type="string" calcext:value-type="string">
            <text:p>Plastahl-Platten III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/>
          <table:table-cell table:style-name="ce165" office:value-type="float" office:value="13053" calcext:value-type="float">
            <text:p>13.053</text:p>
          </table:table-cell>
          <table:table-cell table:style-name="ce165" table:number-columns-repeated="3"/>
          <table:table-cell table:style-name="ce165" office:value-type="float" office:value="30" calcext:value-type="float">
            <text:p>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9" office:value-type="string" calcext:value-type="string">
            <text:p>Plastahl-Platten IV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75" calcext:value-type="float">
            <text:p>17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10" office:value-type="string" calcext:value-type="string">
            <text:p>Plastahl-Platten 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5" calcext:value-type="float">
            <text:p>26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1" office:value-type="string" calcext:value-type="string">
            <text:p>Tritanium-Platten 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5" calcext:value-type="float">
            <text:p>12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/>
          <table:table-cell table:style-name="ce165" office:value-type="float" office:value="87849" calcext:value-type="float">
            <text:p>87.849</text:p>
          </table:table-cell>
          <table:table-cell table:style-name="ce165" table:number-columns-repeated="2"/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2" office:value-type="string" calcext:value-type="string">
            <text:p>Tritanium-Platten II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90" calcext:value-type="float">
            <text:p>19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V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3" office:value-type="string" calcext:value-type="string">
            <text:p>Tritanium-Platten III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285" calcext:value-type="float">
            <text:p>28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V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4" office:value-type="string" calcext:value-type="string">
            <text:p>Tritanium-Platten 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430" calcext:value-type="float">
            <text:p>43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VI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/>
          <table:table-cell table:style-name="ce165" office:value-type="float" office:value="527101" calcext:value-type="float">
            <text:p>527.101</text:p>
          </table:table-cell>
          <table:table-cell table:style-name="ce165" table:number-columns-repeated="2"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37" calcext:value-type="float">
            <text:p>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1" calcext:value-type="float">
            <text:p>71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5" office:value-type="string" calcext:value-type="string">
            <text:p>Tritanium-Platten V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645" calcext:value-type="float">
            <text:p>64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string" calcext:value-type="string">
            <text:p>Schiffslabor VIII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/>
          <table:table-cell table:style-name="ce165" office:value-type="float" office:value="1252859" calcext:value-type="float">
            <text:p>1.252.859</text:p>
          </table:table-cell>
          <table:table-cell table:style-name="ce165" office:value-type="float" office:value="65940" calcext:value-type="float">
            <text:p>65.940</text:p>
          </table:table-cell>
          <table:table-cell table:style-name="ce165"/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99" calcext:value-type="float">
            <text:p>99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6" office:value-type="string" calcext:value-type="string">
            <text:p>Iridium-Platten I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5" calcext:value-type="float">
            <text:p>17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7" office:value-type="string" calcext:value-type="string">
            <text:p>Iridium-Platten II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5" calcext:value-type="float">
            <text:p>26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Schiffslabor VI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8" office:value-type="string" calcext:value-type="string">
            <text:p>Iridium-Platten III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400" calcext:value-type="float">
            <text:p>40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Schiffslabor VII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/>
          <table:table-cell table:style-name="ce165" office:value-type="float" office:value="4325349" calcext:value-type="float">
            <text:p>4.325.349</text:p>
          </table:table-cell>
          <table:table-cell table:style-name="ce165" office:value-type="float" office:value="227650" calcext:value-type="float">
            <text:p>227.650</text:p>
          </table:table-cell>
          <table:table-cell table:style-name="ce165"/>
          <table:table-cell table:style-name="ce165" office:value-type="float" office:value="13" calcext:value-type="float">
            <text:p>13</text:p>
          </table:table-cell>
          <table:table-cell table:style-name="ce165" office:value-type="float" office:value="28" calcext:value-type="float">
            <text:p>2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8" calcext:value-type="float">
            <text:p>268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9" office:value-type="string" calcext:value-type="string">
            <text:p>Iridium-Platten IV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600" calcext:value-type="float">
            <text:p>60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Schiffslabor VIII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20" office:value-type="string" calcext:value-type="string">
            <text:p>Iridium-Platten V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900" calcext:value-type="float">
            <text:p>90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string" calcext:value-type="string">
            <text:p>Schiffslabor IX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1" office:value-type="string" calcext:value-type="string">
            <text:p>Zynthium-Platten I</text:p>
          </table:table-cell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450" calcext:value-type="float">
            <text:p>45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/>
          <table:table-cell table:style-name="ce165" office:value-type="float" office:value="4275641" calcext:value-type="float">
            <text:p>4.275.641</text:p>
          </table:table-cell>
          <table:table-cell table:style-name="ce165" office:value-type="float" office:value="225034" calcext:value-type="float">
            <text:p>225.034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12" calcext:value-type="float">
            <text:p>12</text:p>
          </table:table-cell>
          <table:table-cell table:style-name="ce165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21" calcext:value-type="float">
            <text:p>721</text:p>
          </table:table-cell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2" office:value-type="string" calcext:value-type="string">
            <text:p>Zynthium-Platten II</text:p>
          </table:table-cell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675" calcext:value-type="float">
            <text:p>67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Zynthium-Platten I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Schiffslabor VIII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3" office:value-type="string" calcext:value-type="string">
            <text:p>Zynthium-Platten III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1015" calcext:value-type="float">
            <text:p>101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Zynthium-Platten II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Schiffslabor IX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4" office:value-type="string" calcext:value-type="string">
            <text:p>Zynthium-Platten IV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1525" calcext:value-type="float">
            <text:p>152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Zynthium-Platten III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Schiffslabor X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5" office:value-type="string" calcext:value-type="string">
            <text:p>Zynthium-Platten V</text:p>
          </table:table-cell>
          <table:table-cell table:style-name="ce2" office:value-type="float" office:value="8015" calcext:value-type="float">
            <text:p>8015</text:p>
          </table:table-cell>
          <table:table-cell table:style-name="ce2" office:value-type="float" office:value="2290" calcext:value-type="float">
            <text:p>229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Zynthium-Platten IV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string" calcext:value-type="string">
            <text:p>Schiffslabor X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6" office:value-type="string" calcext:value-type="string">
            <text:p>Plastahl 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165"/>
          <table:table-cell table:style-name="ce2" table:number-columns-repeated="7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7" office:value-type="string" calcext:value-type="string">
            <text:p>Plastahl 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Plastahl I</text:p>
          </table:table-cell>
          <table:table-cell table:style-name="ce2" table:number-columns-repeated="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office:value-type="float" office:value="6526" calcext:value-type="float">
            <text:p>6.526</text:p>
          </table:table-cell>
          <table:table-cell table:style-name="ce165" table:number-columns-repeated="4"/>
          <table:table-cell table:style-name="ce165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8" office:value-type="string" calcext:value-type="string">
            <text:p>Plastahl I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office:value-type="float" office:value="13053" calcext:value-type="float">
            <text:p>13.053</text:p>
          </table:table-cell>
          <table:table-cell table:style-name="ce165" table:number-columns-repeated="4"/>
          <table:table-cell table:style-name="ce165" office:value-type="float" office:value="5" calcext:value-type="float">
            <text:p>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9" office:value-type="string" calcext:value-type="string">
            <text:p>Plastahl IV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0" calcext:value-type="float">
            <text:p>8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office:value-type="float" office:value="26103" calcext:value-type="float">
            <text:p>26.103</text:p>
          </table:table-cell>
          <table:table-cell table:style-name="ce165" table:number-columns-repeated="4"/>
          <table:table-cell table:style-name="ce165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30" office:value-type="string" calcext:value-type="string">
            <text:p>Plastahl V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office:value-type="float" office:value="39157" calcext:value-type="float">
            <text:p>39.157</text:p>
          </table:table-cell>
          <table:table-cell table:style-name="ce165" table:number-columns-repeated="4"/>
          <table:table-cell table:style-name="ce165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1" office:value-type="string" calcext:value-type="string">
            <text:p>Tritanium 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Plastahl 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/>
          <table:table-cell table:style-name="ce165" office:value-type="float" office:value="13053" calcext:value-type="float">
            <text:p>13.053</text:p>
          </table:table-cell>
          <table:table-cell table:style-name="ce165" table:number-columns-repeated="3"/>
          <table:table-cell table:style-name="ce165" office:value-type="float" office:value="30" calcext:value-type="float">
            <text:p>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2" office:value-type="string" calcext:value-type="string">
            <text:p>Tritanium II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V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3" office:value-type="string" calcext:value-type="string">
            <text:p>Tritanium III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05" calcext:value-type="float">
            <text:p>10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V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4" office:value-type="string" calcext:value-type="string">
            <text:p>Tritanium IV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70" calcext:value-type="float">
            <text:p>17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VI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5" office:value-type="string" calcext:value-type="string">
            <text:p>Tritanium V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70" calcext:value-type="float">
            <text:p>27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string" calcext:value-type="string">
            <text:p>Schiffslabor VIII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office:value-type="float" office:value="1730141" calcext:value-type="float">
            <text:p>1.730.141</text:p>
          </table:table-cell>
          <table:table-cell table:style-name="ce165"/>
          <table:table-cell table:style-name="ce165" office:value-type="float" office:value="91060" calcext:value-type="float">
            <text:p>91.060</text:p>
          </table:table-cell>
          <table:table-cell table:style-name="ce165"/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4" calcext:value-type="float">
            <text:p>154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6" office:value-type="string" calcext:value-type="string">
            <text:p>Iridium I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7" office:value-type="string" calcext:value-type="string">
            <text:p>Iridium II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95" calcext:value-type="float">
            <text:p>9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Schiffslabor VI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8" office:value-type="string" calcext:value-type="string">
            <text:p>Iridium III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0" calcext:value-type="float">
            <text:p>15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Schiffslabor VIII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9" office:value-type="string" calcext:value-type="string">
            <text:p>Iridium IV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0" calcext:value-type="float">
            <text:p>24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Schiffslabor VIII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40" office:value-type="string" calcext:value-type="string">
            <text:p>Iridium V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385" calcext:value-type="float">
            <text:p>38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string" calcext:value-type="string">
            <text:p>Schiffslabor IX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1" office:value-type="string" calcext:value-type="string">
            <text:p>Zynthium I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" calcext:value-type="float">
            <text:p>8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office:value-type="float" office:value="5468842" calcext:value-type="float">
            <text:p>5.468.842</text:p>
          </table:table-cell>
          <table:table-cell table:style-name="ce165"/>
          <table:table-cell table:style-name="ce165" office:value-type="float" office:value="287834" calcext:value-type="float">
            <text:p>287.834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7" calcext:value-type="float">
            <text:p>17</text:p>
          </table:table-cell>
          <table:table-cell table:style-name="ce165" office:value-type="float" office:value="51" calcext:value-type="float">
            <text:p>5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16" calcext:value-type="float">
            <text:p>1316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2" office:value-type="string" calcext:value-type="string">
            <text:p>Zynthium II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30" calcext:value-type="float">
            <text:p>13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Zynthium I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Schiffslabor VIII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3" office:value-type="string" calcext:value-type="string">
            <text:p>Zynthium III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0" calcext:value-type="float">
            <text:p>21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Zynthium II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Schiffslabor IX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4" office:value-type="string" calcext:value-type="string">
            <text:p>Zynthium IV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335" calcext:value-type="float">
            <text:p>33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Zynthium III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Schiffslabor X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5" office:value-type="string" calcext:value-type="string">
            <text:p>Zynthium V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535" calcext:value-type="float">
            <text:p>53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Zynthium IV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string" calcext:value-type="string">
            <text:p>Schiffslabor X</text:p>
          </table:table-cell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6" office:value-type="string" calcext:value-type="string">
            <text:p>Basisfracht I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165" office:value-type="float" office:value="5000" calcext:value-type="float">
            <text:p>5.000</text:p>
          </table:table-cell>
          <table:table-cell table:style-name="ce2" table:number-columns-repeated="7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office:value-type="float" office:value="24839" calcext:value-type="float">
            <text:p>24.839</text:p>
          </table:table-cell>
          <table:table-cell table:style-name="ce165" table:number-columns-repeated="4"/>
          <table:table-cell table:style-name="ce165" office:value-type="float" office:value="1" calcext:value-type="float">
            <text:p>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7" office:value-type="string" calcext:value-type="string">
            <text:p>Basisfracht II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165" office:value-type="float" office:value="15000" calcext:value-type="float">
            <text:p>15.000</text:p>
          </table:table-cell>
          <table:table-cell table:style-name="ce2" table:number-columns-repeated="4"/>
          <table:table-cell table:style-name="ce2" office:value-type="string" calcext:value-type="string">
            <text:p>Basisfracht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office:value-type="float" office:value="298062" calcext:value-type="float">
            <text:p>298.062</text:p>
          </table:table-cell>
          <table:table-cell table:style-name="ce165" table:number-columns-repeated="4"/>
          <table:table-cell table:style-name="ce165" office:value-type="float" office:value="43" calcext:value-type="float">
            <text:p>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8" office:value-type="string" calcext:value-type="string">
            <text:p>Basisfracht III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165" office:value-type="float" office:value="45000" calcext:value-type="float">
            <text:p>45.000</text:p>
          </table:table-cell>
          <table:table-cell table:style-name="ce2" table:number-columns-repeated="4"/>
          <table:table-cell table:style-name="ce2" office:value-type="string" calcext:value-type="string">
            <text:p>Basisfracht I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9" office:value-type="string" calcext:value-type="string">
            <text:p>Basisfracht IV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165" office:value-type="float" office:value="135000" calcext:value-type="float">
            <text:p>135.000</text:p>
          </table:table-cell>
          <table:table-cell table:style-name="ce2" table:number-columns-repeated="4"/>
          <table:table-cell table:style-name="ce2" office:value-type="string" calcext:value-type="string">
            <text:p>Basisfracht II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office:value-type="float" office:value="5099126" calcext:value-type="float">
            <text:p>5.099.126</text:p>
          </table:table-cell>
          <table:table-cell table:style-name="ce165"/>
          <table:table-cell table:style-name="ce165" office:value-type="float" office:value="268375" calcext:value-type="float">
            <text:p>268.375</text:p>
          </table:table-cell>
          <table:table-cell table:style-name="ce165"/>
          <table:table-cell table:style-name="ce165" office:value-type="float" office:value="18" calcext:value-type="float">
            <text:p>18</text:p>
          </table:table-cell>
          <table:table-cell table:style-name="ce165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0" calcext:value-type="float">
            <text:p>360</text:p>
          </table:table-cell>
          <table:table-cell table:style-name="ce17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50" office:value-type="string" calcext:value-type="string">
            <text:p>Basisfracht V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165" office:value-type="float" office:value="405000" calcext:value-type="float">
            <text:p>405.000</text:p>
          </table:table-cell>
          <table:table-cell table:style-name="ce2" table:number-columns-repeated="4"/>
          <table:table-cell table:style-name="ce2" office:value-type="string" calcext:value-type="string">
            <text:p>Basisfracht IV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51" office:value-type="string" calcext:value-type="string">
            <text:p>Kondensatorplatten I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375" calcext:value-type="float">
            <text:p>37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Iridium-Platten III</text:p>
          </table:table-cell>
          <table:table-cell table:style-name="ce2" table:number-columns-repeated="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52" office:value-type="string" calcext:value-type="string">
            <text:p>Kondensatorplatten II</text:p>
          </table:table-cell>
          <table:table-cell table:style-name="ce2" office:value-type="float" office:value="2954" calcext:value-type="float">
            <text:p>2954</text:p>
          </table:table-cell>
          <table:table-cell table:style-name="ce2" office:value-type="float" office:value="844" calcext:value-type="float">
            <text:p>844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Zynthium-Platten II</text:p>
          </table:table-cell>
          <table:table-cell table:style-name="ce2" table:number-columns-repeated="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53" office:value-type="string" calcext:value-type="string">
            <text:p>Kondensatorplatten III</text:p>
          </table:table-cell>
          <table:table-cell table:style-name="ce2" office:value-type="float" office:value="9618" calcext:value-type="float">
            <text:p>9618</text:p>
          </table:table-cell>
          <table:table-cell table:style-name="ce2" office:value-type="float" office:value="2405" calcext:value-type="float">
            <text:p>2405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Zynthium-Platten V</text:p>
          </table:table-cell>
          <table:table-cell table:style-name="ce2" table:number-columns-repeated="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54" office:value-type="string" calcext:value-type="string">
            <text:p>Gepanzerte Fracht 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40" calcext:value-type="float">
            <text:p>140</text:p>
          </table:table-cell>
          <table:table-cell table:style-name="ce165" office:value-type="float" office:value="40000" calcext:value-type="float">
            <text:p>40.000</text:p>
          </table:table-cell>
          <table:table-cell table:style-name="ce2" table:number-columns-repeated="4"/>
          <table:table-cell table:style-name="ce2" office:value-type="string" calcext:value-type="string">
            <text:p>Schiffslabor VI</text:p>
          </table:table-cell>
          <table:table-cell table:style-name="ce2" table:number-columns-repeated="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55" office:value-type="string" calcext:value-type="string">
            <text:p>Gepanzerte Fracht II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210" calcext:value-type="float">
            <text:p>210</text:p>
          </table:table-cell>
          <table:table-cell table:style-name="ce165" office:value-type="float" office:value="125000" calcext:value-type="float">
            <text:p>125.000</text:p>
          </table:table-cell>
          <table:table-cell table:style-name="ce2" table:number-columns-repeated="4"/>
          <table:table-cell table:style-name="ce2" office:value-type="string" calcext:value-type="string">
            <text:p>Schiffslabor VII</text:p>
          </table:table-cell>
          <table:table-cell table:style-name="ce2" table:number-columns-repeated="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56" office:value-type="string" calcext:value-type="string">
            <text:p>Gepanzerte Fracht I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320" calcext:value-type="float">
            <text:p>320</text:p>
          </table:table-cell>
          <table:table-cell table:style-name="ce165" office:value-type="float" office:value="365000" calcext:value-type="float">
            <text:p>365.000</text:p>
          </table:table-cell>
          <table:table-cell table:style-name="ce2" table:number-columns-repeated="4"/>
          <table:table-cell table:style-name="ce2" office:value-type="string" calcext:value-type="string">
            <text:p>Schiffslabor VIII</text:p>
          </table:table-cell>
          <table:table-cell table:style-name="ce2" table:number-columns-repeated="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office:value-type="string" calcext:value-type="string">
            <text:p>Schiffsverbesserung-EV</text:p>
          </table:table-cell>
          <table:table-cell table:style-name="ce2" office:value-type="string" calcext:value-type="string">
            <text:p>Fregatte</text:p>
          </table:table-cell>
          <table:table-cell table:style-name="ce157" office:value-type="string" calcext:value-type="string">
            <text:p>Hurricane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5850" calcext:value-type="float">
            <text:p>5850</text:p>
          </table:table-cell>
          <table:table-cell table:style-name="ce165" office:value-type="float" office:value="86400" calcext:value-type="float">
            <text:p>86.40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4"/>
          <table:table-cell table:style-name="ce168" office:value-type="percentage" office:value="0.1" calcext:value-type="percentage">
            <text:p>10%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58"/>
          <table:table-cell table:style-name="ce2" table:number-columns-repeated="2"/>
          <table:table-cell table:style-name="ce165"/>
          <table:table-cell table:style-name="ce2" table:number-columns-repeated="7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59"/>
          <table:table-cell table:style-name="ce2" table:number-columns-repeated="2"/>
          <table:table-cell table:style-name="ce165"/>
          <table:table-cell table:style-name="ce2" table:number-columns-repeated="7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0"/>
          <table:table-cell table:style-name="ce2" table:number-columns-repeated="2"/>
          <table:table-cell table:style-name="ce165"/>
          <table:table-cell table:style-name="ce2" table:number-columns-repeated="7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1"/>
          <table:table-cell table:style-name="ce2" table:number-columns-repeated="2"/>
          <table:table-cell table:style-name="ce165"/>
          <table:table-cell table:style-name="ce2" table:number-columns-repeated="7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2"/>
          <table:table-cell table:style-name="ce2" table:number-columns-repeated="2"/>
          <table:table-cell table:style-name="ce165"/>
          <table:table-cell table:style-name="ce2" table:number-columns-repeated="7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3"/>
          <table:table-cell table:style-name="ce2" table:number-columns-repeated="2"/>
          <table:table-cell table:style-name="ce165"/>
          <table:table-cell table:style-name="ce2" table:number-columns-repeated="7"/>
          <table:table-cell table:style-name="ce168" table:number-columns-repeated="4"/>
          <table:table-cell table:style-name="ce2" table:number-columns-repeated="3"/>
          <table:table-cell table:style-name="ce168" table:number-columns-repeated="7"/>
          <table:table-cell table:style-name="ce2"/>
          <table:table-cell table:style-name="ce165"/>
          <table:table-cell table:style-name="ce168" table:number-columns-repeated="5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64"/>
        </table:table-row>
        <table:table-row table:style-name="ro3" table:number-rows-repeated="1048414">
          <table:table-cell table:number-columns-repeated="1007"/>
        </table:table-row>
        <table:table-row table:style-name="ro3">
          <table:table-cell table:number-columns-repeated="1007"/>
        </table:table-row>
        <calcext:conditional-formats>
          <calcext:conditional-format calcext:target-range-address="Schiffslabor.C2:Schiffslabor.C2">
            <calcext:condition calcext:apply-style-name="HintergrundGruen" calcext:value="formula-is(NOT(ISBLANK([.AQ2])))" calcext:base-cell-address="Schiffslabor.C2"/>
          </calcext:conditional-format>
          <calcext:conditional-format calcext:target-range-address="Schiffslabor.C3:Schiffslabor.C3">
            <calcext:condition calcext:apply-style-name="HintergrundGruen" calcext:value="formula-is(NOT(ISBLANK([.AQ3])))" calcext:base-cell-address="Schiffslabor.C3"/>
          </calcext:conditional-format>
          <calcext:conditional-format calcext:target-range-address="Schiffslabor.C4:Schiffslabor.C4">
            <calcext:condition calcext:apply-style-name="HintergrundGruen" calcext:value="formula-is(NOT(ISBLANK([.AQ4])))" calcext:base-cell-address="Schiffslabor.C4"/>
          </calcext:conditional-format>
          <calcext:conditional-format calcext:target-range-address="Schiffslabor.C5:Schiffslabor.C5">
            <calcext:condition calcext:apply-style-name="HintergrundGruen" calcext:value="formula-is(NOT(ISBLANK([.AQ5])))" calcext:base-cell-address="Schiffslabor.C5"/>
          </calcext:conditional-format>
          <calcext:conditional-format calcext:target-range-address="Schiffslabor.C6:Schiffslabor.C6">
            <calcext:condition calcext:apply-style-name="HintergrundGruen" calcext:value="formula-is(NOT(ISBLANK([.AQ6])))" calcext:base-cell-address="Schiffslabor.C6"/>
          </calcext:conditional-format>
          <calcext:conditional-format calcext:target-range-address="Schiffslabor.C7:Schiffslabor.C7">
            <calcext:condition calcext:apply-style-name="HintergrundGruen" calcext:value="formula-is(NOT(ISBLANK([.AQ7])))" calcext:base-cell-address="Schiffslabor.C7"/>
          </calcext:conditional-format>
          <calcext:conditional-format calcext:target-range-address="Schiffslabor.C8:Schiffslabor.C8">
            <calcext:condition calcext:apply-style-name="HintergrundGruen" calcext:value="formula-is(NOT(ISBLANK([.AQ8])))" calcext:base-cell-address="Schiffslabor.C8"/>
          </calcext:conditional-format>
          <calcext:conditional-format calcext:target-range-address="Schiffslabor.C9:Schiffslabor.C9">
            <calcext:condition calcext:apply-style-name="HintergrundGruen" calcext:value="formula-is(NOT(ISBLANK([.AQ9])))" calcext:base-cell-address="Schiffslabor.C9"/>
          </calcext:conditional-format>
          <calcext:conditional-format calcext:target-range-address="Schiffslabor.C10:Schiffslabor.C10">
            <calcext:condition calcext:apply-style-name="HintergrundGruen" calcext:value="formula-is(NOT(ISBLANK([.AQ10])))" calcext:base-cell-address="Schiffslabor.C10"/>
          </calcext:conditional-format>
          <calcext:conditional-format calcext:target-range-address="Schiffslabor.C11:Schiffslabor.C11">
            <calcext:condition calcext:apply-style-name="HintergrundGruen" calcext:value="formula-is(NOT(ISBLANK([.AQ11])))" calcext:base-cell-address="Schiffslabor.C11"/>
          </calcext:conditional-format>
          <calcext:conditional-format calcext:target-range-address="Schiffslabor.C12:Schiffslabor.C12">
            <calcext:condition calcext:apply-style-name="HintergrundGruen" calcext:value="formula-is(NOT(ISBLANK([.AQ12])))" calcext:base-cell-address="Schiffslabor.C12"/>
          </calcext:conditional-format>
          <calcext:conditional-format calcext:target-range-address="Schiffslabor.C13:Schiffslabor.C13">
            <calcext:condition calcext:apply-style-name="HintergrundGruen" calcext:value="formula-is(NOT(ISBLANK([.AQ13])))" calcext:base-cell-address="Schiffslabor.C13"/>
          </calcext:conditional-format>
          <calcext:conditional-format calcext:target-range-address="Schiffslabor.C14:Schiffslabor.C14">
            <calcext:condition calcext:apply-style-name="HintergrundGruen" calcext:value="formula-is(NOT(ISBLANK([.AQ14])))" calcext:base-cell-address="Schiffslabor.C14"/>
          </calcext:conditional-format>
          <calcext:conditional-format calcext:target-range-address="Schiffslabor.C15:Schiffslabor.C15">
            <calcext:condition calcext:apply-style-name="HintergrundGruen" calcext:value="formula-is(NOT(ISBLANK([.AQ15])))" calcext:base-cell-address="Schiffslabor.C15"/>
          </calcext:conditional-format>
          <calcext:conditional-format calcext:target-range-address="Schiffslabor.C16:Schiffslabor.C16">
            <calcext:condition calcext:apply-style-name="HintergrundGruen" calcext:value="formula-is(NOT(ISBLANK([.AQ16])))" calcext:base-cell-address="Schiffslabor.C16"/>
          </calcext:conditional-format>
          <calcext:conditional-format calcext:target-range-address="Schiffslabor.C17:Schiffslabor.C17">
            <calcext:condition calcext:apply-style-name="HintergrundGruen" calcext:value="formula-is(NOT(ISBLANK([.AQ17])))" calcext:base-cell-address="Schiffslabor.C17"/>
          </calcext:conditional-format>
          <calcext:conditional-format calcext:target-range-address="Schiffslabor.C18:Schiffslabor.C18">
            <calcext:condition calcext:apply-style-name="HintergrundGruen" calcext:value="formula-is(NOT(ISBLANK([.AQ18])))" calcext:base-cell-address="Schiffslabor.C18"/>
          </calcext:conditional-format>
          <calcext:conditional-format calcext:target-range-address="Schiffslabor.C19:Schiffslabor.C19">
            <calcext:condition calcext:apply-style-name="HintergrundGruen" calcext:value="formula-is(NOT(ISBLANK([.AQ19])))" calcext:base-cell-address="Schiffslabor.C19"/>
          </calcext:conditional-format>
          <calcext:conditional-format calcext:target-range-address="Schiffslabor.C20:Schiffslabor.C20">
            <calcext:condition calcext:apply-style-name="HintergrundGruen" calcext:value="formula-is(NOT(ISBLANK([.AQ20])))" calcext:base-cell-address="Schiffslabor.C20"/>
          </calcext:conditional-format>
          <calcext:conditional-format calcext:target-range-address="Schiffslabor.C21:Schiffslabor.C21">
            <calcext:condition calcext:apply-style-name="HintergrundGruen" calcext:value="formula-is(NOT(ISBLANK([.AQ21])))" calcext:base-cell-address="Schiffslabor.C21"/>
          </calcext:conditional-format>
          <calcext:conditional-format calcext:target-range-address="Schiffslabor.C22:Schiffslabor.C22">
            <calcext:condition calcext:apply-style-name="HintergrundGruen" calcext:value="formula-is(NOT(ISBLANK([.AQ22])))" calcext:base-cell-address="Schiffslabor.C22"/>
          </calcext:conditional-format>
          <calcext:conditional-format calcext:target-range-address="Schiffslabor.C23:Schiffslabor.C23">
            <calcext:condition calcext:apply-style-name="HintergrundGruen" calcext:value="formula-is(NOT(ISBLANK([.AQ23])))" calcext:base-cell-address="Schiffslabor.C23"/>
          </calcext:conditional-format>
          <calcext:conditional-format calcext:target-range-address="Schiffslabor.C24:Schiffslabor.C24">
            <calcext:condition calcext:apply-style-name="HintergrundGruen" calcext:value="formula-is(NOT(ISBLANK([.AQ24])))" calcext:base-cell-address="Schiffslabor.C24"/>
          </calcext:conditional-format>
          <calcext:conditional-format calcext:target-range-address="Schiffslabor.C25:Schiffslabor.C25">
            <calcext:condition calcext:apply-style-name="HintergrundGruen" calcext:value="formula-is(NOT(ISBLANK([.AQ25])))" calcext:base-cell-address="Schiffslabor.C25"/>
          </calcext:conditional-format>
          <calcext:conditional-format calcext:target-range-address="Schiffslabor.C26:Schiffslabor.C26">
            <calcext:condition calcext:apply-style-name="HintergrundGruen" calcext:value="formula-is(NOT(ISBLANK([.AQ26])))" calcext:base-cell-address="Schiffslabor.C26"/>
          </calcext:conditional-format>
          <calcext:conditional-format calcext:target-range-address="Schiffslabor.C27:Schiffslabor.C27">
            <calcext:condition calcext:apply-style-name="HintergrundGruen" calcext:value="formula-is(NOT(ISBLANK([.AQ27])))" calcext:base-cell-address="Schiffslabor.C27"/>
          </calcext:conditional-format>
          <calcext:conditional-format calcext:target-range-address="Schiffslabor.C28:Schiffslabor.C28">
            <calcext:condition calcext:apply-style-name="HintergrundGruen" calcext:value="formula-is(NOT(ISBLANK([.AQ28])))" calcext:base-cell-address="Schiffslabor.C28"/>
          </calcext:conditional-format>
          <calcext:conditional-format calcext:target-range-address="Schiffslabor.C29:Schiffslabor.C29">
            <calcext:condition calcext:apply-style-name="HintergrundGruen" calcext:value="formula-is(NOT(ISBLANK([.AQ29])))" calcext:base-cell-address="Schiffslabor.C29"/>
          </calcext:conditional-format>
          <calcext:conditional-format calcext:target-range-address="Schiffslabor.C30:Schiffslabor.C30">
            <calcext:condition calcext:apply-style-name="HintergrundGruen" calcext:value="formula-is(NOT(ISBLANK([.AQ30])))" calcext:base-cell-address="Schiffslabor.C30"/>
          </calcext:conditional-format>
          <calcext:conditional-format calcext:target-range-address="Schiffslabor.C31:Schiffslabor.C31">
            <calcext:condition calcext:apply-style-name="HintergrundGruen" calcext:value="formula-is(NOT(ISBLANK([.AQ31])))" calcext:base-cell-address="Schiffslabor.C31"/>
          </calcext:conditional-format>
          <calcext:conditional-format calcext:target-range-address="Schiffslabor.C32:Schiffslabor.C32">
            <calcext:condition calcext:apply-style-name="HintergrundGruen" calcext:value="formula-is(NOT(ISBLANK([.AQ32])))" calcext:base-cell-address="Schiffslabor.C32"/>
          </calcext:conditional-format>
          <calcext:conditional-format calcext:target-range-address="Schiffslabor.C33:Schiffslabor.C33">
            <calcext:condition calcext:apply-style-name="HintergrundGruen" calcext:value="formula-is(NOT(ISBLANK([.AQ33])))" calcext:base-cell-address="Schiffslabor.C33"/>
          </calcext:conditional-format>
          <calcext:conditional-format calcext:target-range-address="Schiffslabor.C34:Schiffslabor.C34">
            <calcext:condition calcext:apply-style-name="HintergrundGruen" calcext:value="formula-is(NOT(ISBLANK([.AQ34])))" calcext:base-cell-address="Schiffslabor.C34"/>
          </calcext:conditional-format>
          <calcext:conditional-format calcext:target-range-address="Schiffslabor.C35:Schiffslabor.C35">
            <calcext:condition calcext:apply-style-name="HintergrundGruen" calcext:value="formula-is(NOT(ISBLANK([.AQ35])))" calcext:base-cell-address="Schiffslabor.C35"/>
          </calcext:conditional-format>
          <calcext:conditional-format calcext:target-range-address="Schiffslabor.C36:Schiffslabor.C36">
            <calcext:condition calcext:apply-style-name="HintergrundGruen" calcext:value="formula-is(NOT(ISBLANK([.AQ36])))" calcext:base-cell-address="Schiffslabor.C36"/>
          </calcext:conditional-format>
          <calcext:conditional-format calcext:target-range-address="Schiffslabor.C37:Schiffslabor.C37">
            <calcext:condition calcext:apply-style-name="HintergrundGruen" calcext:value="formula-is(NOT(ISBLANK([.AQ37])))" calcext:base-cell-address="Schiffslabor.C37"/>
          </calcext:conditional-format>
          <calcext:conditional-format calcext:target-range-address="Schiffslabor.C38:Schiffslabor.C38">
            <calcext:condition calcext:apply-style-name="HintergrundGruen" calcext:value="formula-is(NOT(ISBLANK([.AQ38])))" calcext:base-cell-address="Schiffslabor.C38"/>
          </calcext:conditional-format>
          <calcext:conditional-format calcext:target-range-address="Schiffslabor.C39:Schiffslabor.C39">
            <calcext:condition calcext:apply-style-name="HintergrundGruen" calcext:value="formula-is(NOT(ISBLANK([.AQ39])))" calcext:base-cell-address="Schiffslabor.C39"/>
          </calcext:conditional-format>
          <calcext:conditional-format calcext:target-range-address="Schiffslabor.C40:Schiffslabor.C40">
            <calcext:condition calcext:apply-style-name="HintergrundGruen" calcext:value="formula-is(NOT(ISBLANK([.AQ40])))" calcext:base-cell-address="Schiffslabor.C40"/>
          </calcext:conditional-format>
          <calcext:conditional-format calcext:target-range-address="Schiffslabor.C41:Schiffslabor.C41">
            <calcext:condition calcext:apply-style-name="HintergrundGruen" calcext:value="formula-is(NOT(ISBLANK([.AQ41])))" calcext:base-cell-address="Schiffslabor.C41"/>
          </calcext:conditional-format>
          <calcext:conditional-format calcext:target-range-address="Schiffslabor.C42:Schiffslabor.C42">
            <calcext:condition calcext:apply-style-name="HintergrundGruen" calcext:value="formula-is(NOT(ISBLANK([.AQ42])))" calcext:base-cell-address="Schiffslabor.C42"/>
          </calcext:conditional-format>
          <calcext:conditional-format calcext:target-range-address="Schiffslabor.C43:Schiffslabor.C43">
            <calcext:condition calcext:apply-style-name="HintergrundGruen" calcext:value="formula-is(NOT(ISBLANK([.AQ43])))" calcext:base-cell-address="Schiffslabor.C43"/>
          </calcext:conditional-format>
          <calcext:conditional-format calcext:target-range-address="Schiffslabor.C44:Schiffslabor.C44">
            <calcext:condition calcext:apply-style-name="HintergrundGruen" calcext:value="formula-is(NOT(ISBLANK([.AQ44])))" calcext:base-cell-address="Schiffslabor.C44"/>
          </calcext:conditional-format>
          <calcext:conditional-format calcext:target-range-address="Schiffslabor.C45:Schiffslabor.C45">
            <calcext:condition calcext:apply-style-name="HintergrundGruen" calcext:value="formula-is(NOT(ISBLANK([.AQ45])))" calcext:base-cell-address="Schiffslabor.C45"/>
          </calcext:conditional-format>
          <calcext:conditional-format calcext:target-range-address="Schiffslabor.C46:Schiffslabor.C46">
            <calcext:condition calcext:apply-style-name="HintergrundGruen" calcext:value="formula-is(NOT(ISBLANK([.AQ46])))" calcext:base-cell-address="Schiffslabor.C46"/>
          </calcext:conditional-format>
          <calcext:conditional-format calcext:target-range-address="Schiffslabor.C47:Schiffslabor.C47">
            <calcext:condition calcext:apply-style-name="HintergrundGruen" calcext:value="formula-is(NOT(ISBLANK([.AQ47])))" calcext:base-cell-address="Schiffslabor.C47"/>
          </calcext:conditional-format>
          <calcext:conditional-format calcext:target-range-address="Schiffslabor.C48:Schiffslabor.C48">
            <calcext:condition calcext:apply-style-name="HintergrundGruen" calcext:value="formula-is(NOT(ISBLANK([.AQ48])))" calcext:base-cell-address="Schiffslabor.C48"/>
          </calcext:conditional-format>
          <calcext:conditional-format calcext:target-range-address="Schiffslabor.C49:Schiffslabor.C49">
            <calcext:condition calcext:apply-style-name="HintergrundGruen" calcext:value="formula-is(NOT(ISBLANK([.AQ49])))" calcext:base-cell-address="Schiffslabor.C49"/>
          </calcext:conditional-format>
          <calcext:conditional-format calcext:target-range-address="Schiffslabor.C50:Schiffslabor.C50">
            <calcext:condition calcext:apply-style-name="HintergrundGruen" calcext:value="formula-is(NOT(ISBLANK([.AQ50])))" calcext:base-cell-address="Schiffslabor.C50"/>
          </calcext:conditional-format>
          <calcext:conditional-format calcext:target-range-address="Schiffslabor.C51:Schiffslabor.C51">
            <calcext:condition calcext:apply-style-name="HintergrundGruen" calcext:value="formula-is(NOT(ISBLANK([.AQ51])))" calcext:base-cell-address="Schiffslabor.C51"/>
          </calcext:conditional-format>
          <calcext:conditional-format calcext:target-range-address="Schiffslabor.C52:Schiffslabor.C52">
            <calcext:condition calcext:apply-style-name="HintergrundGruen" calcext:value="formula-is(NOT(ISBLANK([.AQ52])))" calcext:base-cell-address="Schiffslabor.C52"/>
          </calcext:conditional-format>
          <calcext:conditional-format calcext:target-range-address="Schiffslabor.C53:Schiffslabor.C53">
            <calcext:condition calcext:apply-style-name="HintergrundGruen" calcext:value="formula-is(NOT(ISBLANK([.AQ53])))" calcext:base-cell-address="Schiffslabor.C53"/>
          </calcext:conditional-format>
          <calcext:conditional-format calcext:target-range-address="Schiffslabor.C54:Schiffslabor.C54">
            <calcext:condition calcext:apply-style-name="HintergrundGruen" calcext:value="formula-is(NOT(ISBLANK([.AQ54])))" calcext:base-cell-address="Schiffslabor.C54"/>
          </calcext:conditional-format>
          <calcext:conditional-format calcext:target-range-address="Schiffslabor.C55:Schiffslabor.C55">
            <calcext:condition calcext:apply-style-name="HintergrundGruen" calcext:value="formula-is(NOT(ISBLANK([.AQ55])))" calcext:base-cell-address="Schiffslabor.C55"/>
          </calcext:conditional-format>
          <calcext:conditional-format calcext:target-range-address="Schiffslabor.C56:Schiffslabor.C56">
            <calcext:condition calcext:apply-style-name="HintergrundGruen" calcext:value="formula-is(NOT(ISBLANK([.AQ56])))" calcext:base-cell-address="Schiffslabor.C56"/>
          </calcext:conditional-format>
          <calcext:conditional-format calcext:target-range-address="Schiffslabor.C57:Schiffslabor.C57">
            <calcext:condition calcext:apply-style-name="HintergrundGruen" calcext:value="formula-is(NOT(ISBLANK([.AQ57])))" calcext:base-cell-address="Schiffslabor.C57"/>
          </calcext:conditional-format>
          <calcext:conditional-format calcext:target-range-address="Schiffslabor.C58:Schiffslabor.C58">
            <calcext:condition calcext:apply-style-name="HintergrundGruen" calcext:value="formula-is(NOT(ISBLANK([.AQ58])))" calcext:base-cell-address="Schiffslabor.C58"/>
          </calcext:conditional-format>
          <calcext:conditional-format calcext:target-range-address="Schiffslabor.C59:Schiffslabor.C59">
            <calcext:condition calcext:apply-style-name="HintergrundGruen" calcext:value="formula-is(NOT(ISBLANK([.AQ59])))" calcext:base-cell-address="Schiffslabor.C59"/>
          </calcext:conditional-format>
          <calcext:conditional-format calcext:target-range-address="Schiffslabor.C60:Schiffslabor.C60">
            <calcext:condition calcext:apply-style-name="HintergrundGruen" calcext:value="formula-is(NOT(ISBLANK([.AQ60])))" calcext:base-cell-address="Schiffslabor.C60"/>
          </calcext:conditional-format>
          <calcext:conditional-format calcext:target-range-address="Schiffslabor.C61:Schiffslabor.C61">
            <calcext:condition calcext:apply-style-name="HintergrundGruen" calcext:value="formula-is(NOT(ISBLANK([.AQ61])))" calcext:base-cell-address="Schiffslabor.C61"/>
          </calcext:conditional-format>
          <calcext:conditional-format calcext:target-range-address="Schiffslabor.C62:Schiffslabor.C62">
            <calcext:condition calcext:apply-style-name="HintergrundGruen" calcext:value="formula-is(NOT(ISBLANK([.AQ62])))" calcext:base-cell-address="Schiffslabor.C62"/>
          </calcext:conditional-format>
          <calcext:conditional-format calcext:target-range-address="Schiffslabor.C63:Schiffslabor.C63">
            <calcext:condition calcext:apply-style-name="HintergrundGruen" calcext:value="formula-is(NOT(ISBLANK([.AQ63])))" calcext:base-cell-address="Schiffslabor.C63"/>
          </calcext:conditional-format>
          <calcext:conditional-format calcext:target-range-address="Schiffslabor.C64:Schiffslabor.C64">
            <calcext:condition calcext:apply-style-name="HintergrundGruen" calcext:value="formula-is(NOT(ISBLANK([.AQ64])))" calcext:base-cell-address="Schiffslabor.C64"/>
          </calcext:conditional-format>
          <calcext:conditional-format calcext:target-range-address="Schiffslabor.C65:Schiffslabor.C65">
            <calcext:condition calcext:apply-style-name="HintergrundGruen" calcext:value="formula-is(NOT(ISBLANK([.AQ65])))" calcext:base-cell-address="Schiffslabor.C65"/>
          </calcext:conditional-format>
          <calcext:conditional-format calcext:target-range-address="Schiffslabor.C66:Schiffslabor.C66">
            <calcext:condition calcext:apply-style-name="HintergrundGruen" calcext:value="formula-is(NOT(ISBLANK([.AQ66])))" calcext:base-cell-address="Schiffslabor.C66"/>
          </calcext:conditional-format>
          <calcext:conditional-format calcext:target-range-address="Schiffslabor.C67:Schiffslabor.C67">
            <calcext:condition calcext:apply-style-name="HintergrundGruen" calcext:value="formula-is(NOT(ISBLANK([.AQ67])))" calcext:base-cell-address="Schiffslabor.C67"/>
          </calcext:conditional-format>
          <calcext:conditional-format calcext:target-range-address="Schiffslabor.C68:Schiffslabor.C68">
            <calcext:condition calcext:apply-style-name="HintergrundGruen" calcext:value="formula-is(NOT(ISBLANK([.AQ68])))" calcext:base-cell-address="Schiffslabor.C68"/>
          </calcext:conditional-format>
          <calcext:conditional-format calcext:target-range-address="Schiffslabor.C69:Schiffslabor.C69">
            <calcext:condition calcext:apply-style-name="HintergrundGruen" calcext:value="formula-is(NOT(ISBLANK([.AQ69])))" calcext:base-cell-address="Schiffslabor.C69"/>
          </calcext:conditional-format>
          <calcext:conditional-format calcext:target-range-address="Schiffslabor.C70:Schiffslabor.C70">
            <calcext:condition calcext:apply-style-name="HintergrundGruen" calcext:value="formula-is(NOT(ISBLANK([.AQ70])))" calcext:base-cell-address="Schiffslabor.C70"/>
          </calcext:conditional-format>
          <calcext:conditional-format calcext:target-range-address="Schiffslabor.C71:Schiffslabor.C71">
            <calcext:condition calcext:apply-style-name="HintergrundGruen" calcext:value="formula-is(NOT(ISBLANK([.AQ71])))" calcext:base-cell-address="Schiffslabor.C71"/>
          </calcext:conditional-format>
          <calcext:conditional-format calcext:target-range-address="Schiffslabor.C72:Schiffslabor.C72">
            <calcext:condition calcext:apply-style-name="HintergrundGruen" calcext:value="formula-is(NOT(ISBLANK([.AQ72])))" calcext:base-cell-address="Schiffslabor.C72"/>
          </calcext:conditional-format>
          <calcext:conditional-format calcext:target-range-address="Schiffslabor.C73:Schiffslabor.C73">
            <calcext:condition calcext:apply-style-name="HintergrundGruen" calcext:value="formula-is(NOT(ISBLANK([.AQ73])))" calcext:base-cell-address="Schiffslabor.C73"/>
          </calcext:conditional-format>
          <calcext:conditional-format calcext:target-range-address="Schiffslabor.C74:Schiffslabor.C74">
            <calcext:condition calcext:apply-style-name="HintergrundGruen" calcext:value="formula-is(NOT(ISBLANK([.AQ74])))" calcext:base-cell-address="Schiffslabor.C74"/>
          </calcext:conditional-format>
          <calcext:conditional-format calcext:target-range-address="Schiffslabor.C75:Schiffslabor.C75">
            <calcext:condition calcext:apply-style-name="HintergrundGruen" calcext:value="formula-is(NOT(ISBLANK([.AQ75])))" calcext:base-cell-address="Schiffslabor.C75"/>
          </calcext:conditional-format>
          <calcext:conditional-format calcext:target-range-address="Schiffslabor.C76:Schiffslabor.C76">
            <calcext:condition calcext:apply-style-name="HintergrundGruen" calcext:value="formula-is(NOT(ISBLANK([.AQ76])))" calcext:base-cell-address="Schiffslabor.C76"/>
          </calcext:conditional-format>
          <calcext:conditional-format calcext:target-range-address="Schiffslabor.C77:Schiffslabor.C77">
            <calcext:condition calcext:apply-style-name="HintergrundGruen" calcext:value="formula-is(NOT(ISBLANK([.AQ77])))" calcext:base-cell-address="Schiffslabor.C77"/>
          </calcext:conditional-format>
          <calcext:conditional-format calcext:target-range-address="Schiffslabor.C78:Schiffslabor.C78">
            <calcext:condition calcext:apply-style-name="HintergrundGruen" calcext:value="formula-is(NOT(ISBLANK([.AQ78])))" calcext:base-cell-address="Schiffslabor.C78"/>
          </calcext:conditional-format>
          <calcext:conditional-format calcext:target-range-address="Schiffslabor.C79:Schiffslabor.C79">
            <calcext:condition calcext:apply-style-name="HintergrundGruen" calcext:value="formula-is(NOT(ISBLANK([.AQ79])))" calcext:base-cell-address="Schiffslabor.C79"/>
          </calcext:conditional-format>
          <calcext:conditional-format calcext:target-range-address="Schiffslabor.C80:Schiffslabor.C80">
            <calcext:condition calcext:apply-style-name="HintergrundGruen" calcext:value="formula-is(NOT(ISBLANK([.AQ80])))" calcext:base-cell-address="Schiffslabor.C80"/>
          </calcext:conditional-format>
          <calcext:conditional-format calcext:target-range-address="Schiffslabor.C81:Schiffslabor.C81">
            <calcext:condition calcext:apply-style-name="HintergrundGruen" calcext:value="formula-is(NOT(ISBLANK([.AQ81])))" calcext:base-cell-address="Schiffslabor.C81"/>
          </calcext:conditional-format>
          <calcext:conditional-format calcext:target-range-address="Schiffslabor.C82:Schiffslabor.C82">
            <calcext:condition calcext:apply-style-name="HintergrundGruen" calcext:value="formula-is(NOT(ISBLANK([.AQ82])))" calcext:base-cell-address="Schiffslabor.C82"/>
          </calcext:conditional-format>
          <calcext:conditional-format calcext:target-range-address="Schiffslabor.C83:Schiffslabor.C83">
            <calcext:condition calcext:apply-style-name="HintergrundGruen" calcext:value="formula-is(NOT(ISBLANK([.AQ83])))" calcext:base-cell-address="Schiffslabor.C83"/>
          </calcext:conditional-format>
          <calcext:conditional-format calcext:target-range-address="Schiffslabor.C84:Schiffslabor.C84">
            <calcext:condition calcext:apply-style-name="HintergrundGruen" calcext:value="formula-is(NOT(ISBLANK([.AQ84])))" calcext:base-cell-address="Schiffslabor.C84"/>
          </calcext:conditional-format>
          <calcext:conditional-format calcext:target-range-address="Schiffslabor.C85:Schiffslabor.C85">
            <calcext:condition calcext:apply-style-name="HintergrundGruen" calcext:value="formula-is(NOT(ISBLANK([.AQ85])))" calcext:base-cell-address="Schiffslabor.C85"/>
          </calcext:conditional-format>
          <calcext:conditional-format calcext:target-range-address="Schiffslabor.C86:Schiffslabor.C86">
            <calcext:condition calcext:apply-style-name="HintergrundGruen" calcext:value="formula-is(NOT(ISBLANK([.AQ86])))" calcext:base-cell-address="Schiffslabor.C86"/>
          </calcext:conditional-format>
          <calcext:conditional-format calcext:target-range-address="Schiffslabor.C87:Schiffslabor.C87">
            <calcext:condition calcext:apply-style-name="HintergrundGruen" calcext:value="formula-is(NOT(ISBLANK([.AQ87])))" calcext:base-cell-address="Schiffslabor.C87"/>
          </calcext:conditional-format>
          <calcext:conditional-format calcext:target-range-address="Schiffslabor.C88:Schiffslabor.C88">
            <calcext:condition calcext:apply-style-name="HintergrundGruen" calcext:value="formula-is(NOT(ISBLANK([.AQ88])))" calcext:base-cell-address="Schiffslabor.C88"/>
          </calcext:conditional-format>
          <calcext:conditional-format calcext:target-range-address="Schiffslabor.C89:Schiffslabor.C89">
            <calcext:condition calcext:apply-style-name="HintergrundGruen" calcext:value="formula-is(NOT(ISBLANK([.AQ89])))" calcext:base-cell-address="Schiffslabor.C89"/>
          </calcext:conditional-format>
          <calcext:conditional-format calcext:target-range-address="Schiffslabor.C90:Schiffslabor.C90">
            <calcext:condition calcext:apply-style-name="HintergrundGruen" calcext:value="formula-is(NOT(ISBLANK([.AQ90])))" calcext:base-cell-address="Schiffslabor.C90"/>
          </calcext:conditional-format>
          <calcext:conditional-format calcext:target-range-address="Schiffslabor.C91:Schiffslabor.C91">
            <calcext:condition calcext:apply-style-name="HintergrundGruen" calcext:value="formula-is(NOT(ISBLANK([.AQ91])))" calcext:base-cell-address="Schiffslabor.C91"/>
          </calcext:conditional-format>
          <calcext:conditional-format calcext:target-range-address="Schiffslabor.C92:Schiffslabor.C92">
            <calcext:condition calcext:apply-style-name="HintergrundGruen" calcext:value="formula-is(NOT(ISBLANK([.AQ92])))" calcext:base-cell-address="Schiffslabor.C92"/>
          </calcext:conditional-format>
          <calcext:conditional-format calcext:target-range-address="Schiffslabor.C93:Schiffslabor.C93">
            <calcext:condition calcext:apply-style-name="HintergrundGruen" calcext:value="formula-is(NOT(ISBLANK([.AQ93])))" calcext:base-cell-address="Schiffslabor.C93"/>
          </calcext:conditional-format>
          <calcext:conditional-format calcext:target-range-address="Schiffslabor.C94:Schiffslabor.C94">
            <calcext:condition calcext:apply-style-name="HintergrundGruen" calcext:value="formula-is(NOT(ISBLANK([.AQ94])))" calcext:base-cell-address="Schiffslabor.C94"/>
          </calcext:conditional-format>
          <calcext:conditional-format calcext:target-range-address="Schiffslabor.C95:Schiffslabor.C95">
            <calcext:condition calcext:apply-style-name="HintergrundGruen" calcext:value="formula-is(NOT(ISBLANK([.AQ95])))" calcext:base-cell-address="Schiffslabor.C95"/>
          </calcext:conditional-format>
          <calcext:conditional-format calcext:target-range-address="Schiffslabor.C96:Schiffslabor.C96">
            <calcext:condition calcext:apply-style-name="HintergrundGruen" calcext:value="formula-is(NOT(ISBLANK([.AQ96])))" calcext:base-cell-address="Schiffslabor.C96"/>
          </calcext:conditional-format>
          <calcext:conditional-format calcext:target-range-address="Schiffslabor.C97:Schiffslabor.C97">
            <calcext:condition calcext:apply-style-name="HintergrundGruen" calcext:value="formula-is(NOT(ISBLANK([.AQ97])))" calcext:base-cell-address="Schiffslabor.C97"/>
          </calcext:conditional-format>
          <calcext:conditional-format calcext:target-range-address="Schiffslabor.C98:Schiffslabor.C98">
            <calcext:condition calcext:apply-style-name="HintergrundGruen" calcext:value="formula-is(NOT(ISBLANK([.AQ98])))" calcext:base-cell-address="Schiffslabor.C98"/>
          </calcext:conditional-format>
          <calcext:conditional-format calcext:target-range-address="Schiffslabor.C99:Schiffslabor.C99">
            <calcext:condition calcext:apply-style-name="HintergrundGruen" calcext:value="formula-is(NOT(ISBLANK([.AQ99])))" calcext:base-cell-address="Schiffslabor.C99"/>
          </calcext:conditional-format>
          <calcext:conditional-format calcext:target-range-address="Schiffslabor.C100:Schiffslabor.C100">
            <calcext:condition calcext:apply-style-name="HintergrundGruen" calcext:value="formula-is(NOT(ISBLANK([.AQ100])))" calcext:base-cell-address="Schiffslabor.C100"/>
          </calcext:conditional-format>
          <calcext:conditional-format calcext:target-range-address="Schiffslabor.C101:Schiffslabor.C101">
            <calcext:condition calcext:apply-style-name="HintergrundGruen" calcext:value="formula-is(NOT(ISBLANK([.AQ101])))" calcext:base-cell-address="Schiffslabor.C101"/>
          </calcext:conditional-format>
          <calcext:conditional-format calcext:target-range-address="Schiffslabor.C102:Schiffslabor.C102">
            <calcext:condition calcext:apply-style-name="HintergrundGruen" calcext:value="formula-is(NOT(ISBLANK([.AQ102])))" calcext:base-cell-address="Schiffslabor.C102"/>
          </calcext:conditional-format>
          <calcext:conditional-format calcext:target-range-address="Schiffslabor.C103:Schiffslabor.C103">
            <calcext:condition calcext:apply-style-name="HintergrundGruen" calcext:value="formula-is(NOT(ISBLANK([.AQ103])))" calcext:base-cell-address="Schiffslabor.C103"/>
          </calcext:conditional-format>
          <calcext:conditional-format calcext:target-range-address="Schiffslabor.C104:Schiffslabor.C104">
            <calcext:condition calcext:apply-style-name="HintergrundGruen" calcext:value="formula-is(NOT(ISBLANK([.AQ104])))" calcext:base-cell-address="Schiffslabor.C104"/>
          </calcext:conditional-format>
          <calcext:conditional-format calcext:target-range-address="Schiffslabor.C105:Schiffslabor.C105">
            <calcext:condition calcext:apply-style-name="HintergrundGruen" calcext:value="formula-is(NOT(ISBLANK([.AQ105])))" calcext:base-cell-address="Schiffslabor.C105"/>
          </calcext:conditional-format>
          <calcext:conditional-format calcext:target-range-address="Schiffslabor.C106:Schiffslabor.C106">
            <calcext:condition calcext:apply-style-name="HintergrundGruen" calcext:value="formula-is(NOT(ISBLANK([.AQ106])))" calcext:base-cell-address="Schiffslabor.C106"/>
          </calcext:conditional-format>
          <calcext:conditional-format calcext:target-range-address="Schiffslabor.C107:Schiffslabor.C107">
            <calcext:condition calcext:apply-style-name="HintergrundGruen" calcext:value="formula-is(NOT(ISBLANK([.AQ107])))" calcext:base-cell-address="Schiffslabor.C107"/>
          </calcext:conditional-format>
          <calcext:conditional-format calcext:target-range-address="Schiffslabor.C108:Schiffslabor.C108">
            <calcext:condition calcext:apply-style-name="HintergrundGruen" calcext:value="formula-is(NOT(ISBLANK([.AQ108])))" calcext:base-cell-address="Schiffslabor.C108"/>
          </calcext:conditional-format>
          <calcext:conditional-format calcext:target-range-address="Schiffslabor.C109:Schiffslabor.C109">
            <calcext:condition calcext:apply-style-name="HintergrundGruen" calcext:value="formula-is(NOT(ISBLANK([.AQ109])))" calcext:base-cell-address="Schiffslabor.C109"/>
          </calcext:conditional-format>
          <calcext:conditional-format calcext:target-range-address="Schiffslabor.C110:Schiffslabor.C110">
            <calcext:condition calcext:apply-style-name="HintergrundGruen" calcext:value="formula-is(NOT(ISBLANK([.AQ110])))" calcext:base-cell-address="Schiffslabor.C110"/>
          </calcext:conditional-format>
          <calcext:conditional-format calcext:target-range-address="Schiffslabor.C111:Schiffslabor.C111">
            <calcext:condition calcext:apply-style-name="HintergrundGruen" calcext:value="formula-is(NOT(ISBLANK([.AQ111])))" calcext:base-cell-address="Schiffslabor.C111"/>
          </calcext:conditional-format>
          <calcext:conditional-format calcext:target-range-address="Schiffslabor.C112:Schiffslabor.C112">
            <calcext:condition calcext:apply-style-name="HintergrundGruen" calcext:value="formula-is(NOT(ISBLANK([.AQ112])))" calcext:base-cell-address="Schiffslabor.C112"/>
          </calcext:conditional-format>
          <calcext:conditional-format calcext:target-range-address="Schiffslabor.C113:Schiffslabor.C113">
            <calcext:condition calcext:apply-style-name="HintergrundGruen" calcext:value="formula-is(NOT(ISBLANK([.AQ113])))" calcext:base-cell-address="Schiffslabor.C113"/>
          </calcext:conditional-format>
          <calcext:conditional-format calcext:target-range-address="Schiffslabor.C114:Schiffslabor.C114">
            <calcext:condition calcext:apply-style-name="HintergrundGruen" calcext:value="formula-is(NOT(ISBLANK([.AQ114])))" calcext:base-cell-address="Schiffslabor.C114"/>
          </calcext:conditional-format>
          <calcext:conditional-format calcext:target-range-address="Schiffslabor.C115:Schiffslabor.C115">
            <calcext:condition calcext:apply-style-name="HintergrundGruen" calcext:value="formula-is(NOT(ISBLANK([.AQ115])))" calcext:base-cell-address="Schiffslabor.C115"/>
          </calcext:conditional-format>
          <calcext:conditional-format calcext:target-range-address="Schiffslabor.C116:Schiffslabor.C116">
            <calcext:condition calcext:apply-style-name="HintergrundGruen" calcext:value="formula-is(NOT(ISBLANK([.AQ116])))" calcext:base-cell-address="Schiffslabor.C116"/>
          </calcext:conditional-format>
          <calcext:conditional-format calcext:target-range-address="Schiffslabor.C117:Schiffslabor.C117">
            <calcext:condition calcext:apply-style-name="HintergrundGruen" calcext:value="formula-is(NOT(ISBLANK([.AQ117])))" calcext:base-cell-address="Schiffslabor.C117"/>
          </calcext:conditional-format>
          <calcext:conditional-format calcext:target-range-address="Schiffslabor.C118:Schiffslabor.C118">
            <calcext:condition calcext:apply-style-name="HintergrundGruen" calcext:value="formula-is(NOT(ISBLANK([.AQ118])))" calcext:base-cell-address="Schiffslabor.C118"/>
          </calcext:conditional-format>
          <calcext:conditional-format calcext:target-range-address="Schiffslabor.C119:Schiffslabor.C119">
            <calcext:condition calcext:apply-style-name="HintergrundGruen" calcext:value="formula-is(NOT(ISBLANK([.AQ119])))" calcext:base-cell-address="Schiffslabor.C119"/>
          </calcext:conditional-format>
          <calcext:conditional-format calcext:target-range-address="Schiffslabor.C120:Schiffslabor.C120">
            <calcext:condition calcext:apply-style-name="HintergrundGruen" calcext:value="formula-is(NOT(ISBLANK([.AQ120])))" calcext:base-cell-address="Schiffslabor.C120"/>
          </calcext:conditional-format>
          <calcext:conditional-format calcext:target-range-address="Schiffslabor.C121:Schiffslabor.C121">
            <calcext:condition calcext:apply-style-name="HintergrundGruen" calcext:value="formula-is(NOT(ISBLANK([.AQ121])))" calcext:base-cell-address="Schiffslabor.C121"/>
          </calcext:conditional-format>
          <calcext:conditional-format calcext:target-range-address="Schiffslabor.C122:Schiffslabor.C122">
            <calcext:condition calcext:apply-style-name="HintergrundGruen" calcext:value="formula-is(NOT(ISBLANK([.AQ122])))" calcext:base-cell-address="Schiffslabor.C122"/>
          </calcext:conditional-format>
          <calcext:conditional-format calcext:target-range-address="Schiffslabor.C123:Schiffslabor.C123">
            <calcext:condition calcext:apply-style-name="HintergrundGruen" calcext:value="formula-is(NOT(ISBLANK([.AQ123])))" calcext:base-cell-address="Schiffslabor.C123"/>
          </calcext:conditional-format>
          <calcext:conditional-format calcext:target-range-address="Schiffslabor.C124:Schiffslabor.C124">
            <calcext:condition calcext:apply-style-name="HintergrundGruen" calcext:value="formula-is(NOT(ISBLANK([.AQ124])))" calcext:base-cell-address="Schiffslabor.C124"/>
          </calcext:conditional-format>
          <calcext:conditional-format calcext:target-range-address="Schiffslabor.C125:Schiffslabor.C125">
            <calcext:condition calcext:apply-style-name="HintergrundGruen" calcext:value="formula-is(NOT(ISBLANK([.AQ125])))" calcext:base-cell-address="Schiffslabor.C125"/>
          </calcext:conditional-format>
          <calcext:conditional-format calcext:target-range-address="Schiffslabor.C126:Schiffslabor.C126">
            <calcext:condition calcext:apply-style-name="HintergrundGruen" calcext:value="formula-is(NOT(ISBLANK([.AQ126])))" calcext:base-cell-address="Schiffslabor.C126"/>
          </calcext:conditional-format>
          <calcext:conditional-format calcext:target-range-address="Schiffslabor.C127:Schiffslabor.C127">
            <calcext:condition calcext:apply-style-name="HintergrundGruen" calcext:value="formula-is(NOT(ISBLANK([.AQ127])))" calcext:base-cell-address="Schiffslabor.C127"/>
          </calcext:conditional-format>
          <calcext:conditional-format calcext:target-range-address="Schiffslabor.C128:Schiffslabor.C128">
            <calcext:condition calcext:apply-style-name="HintergrundGruen" calcext:value="formula-is(NOT(ISBLANK([.AQ128])))" calcext:base-cell-address="Schiffslabor.C128"/>
          </calcext:conditional-format>
          <calcext:conditional-format calcext:target-range-address="Schiffslabor.C129:Schiffslabor.C129">
            <calcext:condition calcext:apply-style-name="HintergrundGruen" calcext:value="formula-is(NOT(ISBLANK([.AQ129])))" calcext:base-cell-address="Schiffslabor.C129"/>
          </calcext:conditional-format>
          <calcext:conditional-format calcext:target-range-address="Schiffslabor.C130:Schiffslabor.C130">
            <calcext:condition calcext:apply-style-name="HintergrundGruen" calcext:value="formula-is(NOT(ISBLANK([.AQ130])))" calcext:base-cell-address="Schiffslabor.C130"/>
          </calcext:conditional-format>
          <calcext:conditional-format calcext:target-range-address="Schiffslabor.C131:Schiffslabor.C131">
            <calcext:condition calcext:apply-style-name="HintergrundGruen" calcext:value="formula-is(NOT(ISBLANK([.AQ131])))" calcext:base-cell-address="Schiffslabor.C131"/>
          </calcext:conditional-format>
          <calcext:conditional-format calcext:target-range-address="Schiffslabor.C132:Schiffslabor.C132">
            <calcext:condition calcext:apply-style-name="HintergrundGruen" calcext:value="formula-is(NOT(ISBLANK([.AQ132])))" calcext:base-cell-address="Schiffslabor.C132"/>
          </calcext:conditional-format>
          <calcext:conditional-format calcext:target-range-address="Schiffslabor.C133:Schiffslabor.C133">
            <calcext:condition calcext:apply-style-name="HintergrundGruen" calcext:value="formula-is(NOT(ISBLANK([.AQ133])))" calcext:base-cell-address="Schiffslabor.C133"/>
          </calcext:conditional-format>
          <calcext:conditional-format calcext:target-range-address="Schiffslabor.C134:Schiffslabor.C134">
            <calcext:condition calcext:apply-style-name="HintergrundGruen" calcext:value="formula-is(NOT(ISBLANK([.AQ134])))" calcext:base-cell-address="Schiffslabor.C134"/>
          </calcext:conditional-format>
          <calcext:conditional-format calcext:target-range-address="Schiffslabor.C135:Schiffslabor.C135">
            <calcext:condition calcext:apply-style-name="HintergrundGruen" calcext:value="formula-is(NOT(ISBLANK([.AQ135])))" calcext:base-cell-address="Schiffslabor.C135"/>
          </calcext:conditional-format>
          <calcext:conditional-format calcext:target-range-address="Schiffslabor.C136:Schiffslabor.C136">
            <calcext:condition calcext:apply-style-name="HintergrundGruen" calcext:value="formula-is(NOT(ISBLANK([.AQ136])))" calcext:base-cell-address="Schiffslabor.C136"/>
          </calcext:conditional-format>
          <calcext:conditional-format calcext:target-range-address="Schiffslabor.C137:Schiffslabor.C137">
            <calcext:condition calcext:apply-style-name="HintergrundGruen" calcext:value="formula-is(NOT(ISBLANK([.AQ137])))" calcext:base-cell-address="Schiffslabor.C137"/>
          </calcext:conditional-format>
          <calcext:conditional-format calcext:target-range-address="Schiffslabor.C138:Schiffslabor.C138">
            <calcext:condition calcext:apply-style-name="HintergrundGruen" calcext:value="formula-is(NOT(ISBLANK([.AQ138])))" calcext:base-cell-address="Schiffslabor.C138"/>
          </calcext:conditional-format>
          <calcext:conditional-format calcext:target-range-address="Schiffslabor.C139:Schiffslabor.C139">
            <calcext:condition calcext:apply-style-name="HintergrundGruen" calcext:value="formula-is(NOT(ISBLANK([.AQ139])))" calcext:base-cell-address="Schiffslabor.C139"/>
          </calcext:conditional-format>
          <calcext:conditional-format calcext:target-range-address="Schiffslabor.C140:Schiffslabor.C140">
            <calcext:condition calcext:apply-style-name="HintergrundGruen" calcext:value="formula-is(NOT(ISBLANK([.AQ140])))" calcext:base-cell-address="Schiffslabor.C140"/>
          </calcext:conditional-format>
          <calcext:conditional-format calcext:target-range-address="Schiffslabor.C141:Schiffslabor.C141">
            <calcext:condition calcext:apply-style-name="HintergrundGruen" calcext:value="formula-is(NOT(ISBLANK([.AQ141])))" calcext:base-cell-address="Schiffslabor.C141"/>
          </calcext:conditional-format>
          <calcext:conditional-format calcext:target-range-address="Schiffslabor.C142:Schiffslabor.C142">
            <calcext:condition calcext:apply-style-name="HintergrundGruen" calcext:value="formula-is(NOT(ISBLANK([.AQ142])))" calcext:base-cell-address="Schiffslabor.C142"/>
          </calcext:conditional-format>
          <calcext:conditional-format calcext:target-range-address="Schiffslabor.C143:Schiffslabor.C143">
            <calcext:condition calcext:apply-style-name="HintergrundGruen" calcext:value="formula-is(NOT(ISBLANK([.AQ143])))" calcext:base-cell-address="Schiffslabor.C143"/>
          </calcext:conditional-format>
          <calcext:conditional-format calcext:target-range-address="Schiffslabor.C144:Schiffslabor.C144">
            <calcext:condition calcext:apply-style-name="HintergrundGruen" calcext:value="formula-is(NOT(ISBLANK([.AQ144])))" calcext:base-cell-address="Schiffslabor.C144"/>
          </calcext:conditional-format>
          <calcext:conditional-format calcext:target-range-address="Schiffslabor.C145:Schiffslabor.C145">
            <calcext:condition calcext:apply-style-name="HintergrundGruen" calcext:value="formula-is(NOT(ISBLANK([.AQ145])))" calcext:base-cell-address="Schiffslabor.C145"/>
          </calcext:conditional-format>
          <calcext:conditional-format calcext:target-range-address="Schiffslabor.C146:Schiffslabor.C146">
            <calcext:condition calcext:apply-style-name="HintergrundGruen" calcext:value="formula-is(NOT(ISBLANK([.AQ146])))" calcext:base-cell-address="Schiffslabor.C146"/>
          </calcext:conditional-format>
          <calcext:conditional-format calcext:target-range-address="Schiffslabor.C147:Schiffslabor.C147">
            <calcext:condition calcext:apply-style-name="HintergrundGruen" calcext:value="formula-is(NOT(ISBLANK([.AQ147])))" calcext:base-cell-address="Schiffslabor.C147"/>
          </calcext:conditional-format>
          <calcext:conditional-format calcext:target-range-address="Schiffslabor.C148:Schiffslabor.C148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49:Schiffslabor.C149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50:Schiffslabor.C150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51:Schiffslabor.C151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52:Schiffslabor.C152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53:Schiffslabor.C153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54:Schiffslabor.C154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55:Schiffslabor.C155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56:Schiffslabor.C156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57:Schiffslabor.C157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58:Schiffslabor.C158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59:Schiffslabor.C159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60:Schiffslabor.C160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61:Schiffslabor.C161">
            <calcext:condition calcext:apply-style-name="HintergrundGruen" calcext:value="formula-is(NOT(ISBLANK([.AQ148])))" calcext:base-cell-address="Schiffslabor.C148"/>
          </calcext:conditional-format>
        </calcext:conditional-formats>
      </table:table>
      <table:table table:name="Techniklabor" table:style-name="ta2">
        <office:forms form:automatic-focus="false" form:apply-design-mode="false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9" table:default-cell-style-name="ce169"/>
        <table:table-column table:style-name="co44" table:default-cell-style-name="ce169"/>
        <table:table-column table:style-name="co10" table:default-cell-style-name="ce169"/>
        <table:table-column table:style-name="co17" table:default-cell-style-name="ce3"/>
        <table:table-column table:style-name="co17" table:default-cell-style-name="ce169"/>
        <table:table-column table:style-name="co45" table:default-cell-style-name="ce3"/>
        <table:table-column table:style-name="co17" table:default-cell-style-name="ce169"/>
        <table:table-column table:style-name="co46" table:default-cell-style-name="ce169"/>
        <table:table-column table:style-name="co46" table:default-cell-style-name="ce166"/>
        <table:table-column table:style-name="co47" table:default-cell-style-name="ce169"/>
        <table:table-column table:style-name="co48" table:default-cell-style-name="ce169"/>
        <table:table-column table:style-name="co21" table:default-cell-style-name="ce166"/>
        <table:table-column table:style-name="co15" table:default-cell-style-name="ce169"/>
        <table:table-column table:style-name="co9" table:default-cell-style-name="ce169"/>
        <table:table-column table:style-name="co7" table:default-cell-style-name="ce166"/>
        <table:table-column table:style-name="co49" table:default-cell-style-name="ce169"/>
        <table:table-column table:style-name="co50" table:default-cell-style-name="ce302"/>
        <table:table-column table:style-name="co51" table:default-cell-style-name="ce3"/>
        <table:table-column table:style-name="co52" table:default-cell-style-name="ce3"/>
        <table:table-column table:style-name="co51" table:default-cell-style-name="ce3"/>
        <table:table-column table:style-name="co31" table:default-cell-style-name="ce166"/>
        <table:table-column table:style-name="co32" table:default-cell-style-name="ce166"/>
        <table:table-column table:style-name="co33" table:default-cell-style-name="ce166"/>
        <table:table-column table:style-name="co34" table:number-columns-repeated="2" table:default-cell-style-name="ce166"/>
        <table:table-column table:style-name="co35" table:default-cell-style-name="ce166"/>
        <table:table-column table:style-name="co36" table:default-cell-style-name="ce3"/>
        <table:table-column table:style-name="co17" table:default-cell-style-name="ce3"/>
        <table:table-column table:style-name="co19" table:default-cell-style-name="ce172"/>
        <table:table-column table:style-name="co37" table:number-columns-repeated="985" table:default-cell-style-name="ce3"/>
        <table:table-header-rows>
          <table:table-row table:style-name="ro4">
            <table:table-cell table:style-name="ce1" office:value-type="string" calcext:value-type="string">
              <text:p>Kategorie</text:p>
            </table:table-cell>
            <table:table-cell table:style-name="ce1" office:value-type="string" calcext:value-type="string">
              <text:p>Typ</text:p>
            </table:table-cell>
            <table:table-cell table:style-name="ce1" office:value-type="string" calcext:value-type="string">
              <text:p>Art</text:p>
            </table:table-cell>
            <table:table-cell table:style-name="ce1" office:value-type="string" calcext:value-type="string">
              <text:p>Sorte</text:p>
            </table:table-cell>
            <table:table-cell table:style-name="ce1" office:value-type="string" calcext:value-type="string">
              <text:p>Masse</text:p>
              <text:p>(t)</text:p>
            </table:table-cell>
            <table:table-cell table:style-name="ce164" office:value-type="string" calcext:value-type="string">
              <text:p>Energie</text:p>
            </table:table-cell>
            <table:table-cell table:style-name="ce167" office:value-type="string" calcext:value-type="string">
              <text:p>Verteidigung</text:p>
              <text:p>(%)</text:p>
            </table:table-cell>
            <table:table-cell table:style-name="ce1" office:value-type="string" calcext:value-type="string">
              <text:p>Masse</text:p>
              <text:p>(% Schiffsmasse)</text:p>
            </table:table-cell>
            <table:table-cell table:style-name="ce1" office:value-type="string" calcext:value-type="string">
              <text:p>Masse</text:p>
              <text:p>(% Waffenmasse)</text:p>
            </table:table-cell>
            <table:table-cell table:style-name="ce1" office:value-type="string" calcext:value-type="string">
              <text:p>Wenden</text:p>
              <text:p>(°/s)</text:p>
            </table:table-cell>
            <table:table-cell table:style-name="ce1" office:value-type="string" calcext:value-type="string">
              <text:p>Wenden</text:p>
              <text:p>(%)</text:p>
            </table:table-cell>
            <table:table-cell table:style-name="ce1" office:value-type="string" calcext:value-type="string">
              <text:p>Strafen</text:p>
              <text:p>(m/s)</text:p>
            </table:table-cell>
            <table:table-cell table:style-name="ce1" office:value-type="string" calcext:value-type="string">
              <text:p>Strafen</text:p>
              <text:p>(%)</text:p>
            </table:table-cell>
            <table:table-cell table:style-name="ce1" office:value-type="string" calcext:value-type="string">
              <text:p>Geschwindig-</text:p>
              <text:p>keit (%)</text:p>
            </table:table-cell>
            <table:table-cell table:style-name="ce164" office:value-type="string" calcext:value-type="string">
              <text:p>Geschwindig-</text:p>
              <text:p>keit (m/s)</text:p>
            </table:table-cell>
            <table:table-cell table:style-name="ce1" office:value-type="string" calcext:value-type="string">
              <text:p>Streuwinkel</text:p>
              <text:p>(%)</text:p>
            </table:table-cell>
            <table:table-cell table:style-name="ce1" office:value-type="string" calcext:value-type="string">
              <text:p>Schildum-</text:p>
              <text:p>gehung (%)</text:p>
            </table:table-cell>
            <table:table-cell table:style-name="ce164" office:value-type="string" calcext:value-type="string">
              <text:p>Reichweite</text:p>
              <text:p>(m)</text:p>
            </table:table-cell>
            <table:table-cell table:style-name="ce1" office:value-type="string" calcext:value-type="string">
              <text:p>Schild-</text:p>
              <text:p>schaden (%)</text:p>
            </table:table-cell>
            <table:table-cell table:style-name="ce1" office:value-type="string" calcext:value-type="string">
              <text:p>Haltbarkeits-</text:p>
              <text:p>schaden (%)</text:p>
            </table:table-cell>
            <table:table-cell table:style-name="ce164" office:value-type="string" calcext:value-type="string">
              <text:p>Effektradius</text:p>
              <text:p>(m)</text:p>
            </table:table-cell>
            <table:table-cell table:style-name="ce1" office:value-type="string" calcext:value-type="string">
              <text:p>Schadens-</text:p>
              <text:p>reduktion (%)</text:p>
            </table:table-cell>
            <table:table-cell table:style-name="ce299" office:value-type="string" calcext:value-type="string">
              <text:p>Aufladen</text:p>
              <text:p>(Energie/s)</text:p>
            </table:table-cell>
            <table:table-cell table:style-name="ce1" office:value-type="string" calcext:value-type="string">
              <text:p>Bauvorraussetzung 1</text:p>
            </table:table-cell>
            <table:table-cell table:style-name="ce1" office:value-type="string" calcext:value-type="string">
              <text:p>Bauvorraussetzung 2</text:p>
            </table:table-cell>
            <table:table-cell table:style-name="ce1" office:value-type="string" calcext:value-type="string">
              <text:p>Bauvorraussetzung 3</text:p>
            </table:table-cell>
            <table:table-cell table:style-name="ce164" office:value-type="string" calcext:value-type="string">
              <text:p>Baukosten He-3</text:p>
            </table:table-cell>
            <table:table-cell table:style-name="ce164" office:value-type="string" calcext:value-type="string">
              <text:p>Baukosten Erz</text:p>
            </table:table-cell>
            <table:table-cell table:style-name="ce164" office:value-type="string" calcext:value-type="string">
              <text:p>Baukosten AM</text:p>
            </table:table-cell>
            <table:table-cell table:style-name="ce164" office:value-type="string" calcext:value-type="string">
              <text:p>tB d</text:p>
            </table:table-cell>
            <table:table-cell table:style-name="ce164" office:value-type="string" calcext:value-type="string">
              <text:p>tB h</text:p>
            </table:table-cell>
            <table:table-cell table:style-name="ce164" office:value-type="string" calcext:value-type="string">
              <text:p>tB m</text:p>
            </table:table-cell>
            <table:table-cell table:style-name="ce1" office:value-type="string" calcext:value-type="string">
              <text:p>tB s</text:p>
            </table:table-cell>
            <table:table-cell table:style-name="ce1" office:value-type="string" calcext:value-type="string">
              <text:p>Münzen</text:p>
            </table:table-cell>
            <table:table-cell table:style-name="ce170" office:value-type="string" calcext:value-type="string">
              <text:p>gebaut</text:p>
            </table:table-cell>
            <table:table-cell table:style-name="ce173" table:number-columns-repeated="984"/>
            <table:table-cell/>
          </table:table-row>
        </table:table-header-rows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5" office:value-type="string" calcext:value-type="string">
            <text:p>Basis-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01" calcext:value-type="percentage">
            <text:p>1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/>
          <table:table-cell table:style-name="ce168" office:value-type="percentage" office:value="0.1" calcext:value-type="percentage">
            <text:p>10%</text:p>
          </table:table-cell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165"/>
          <table:table-cell table:style-name="ce165" office:value-type="float" office:value="1273839" calcext:value-type="float">
            <text:p>1.273.839</text:p>
          </table:table-cell>
          <table:table-cell table:style-name="ce165" table:number-columns-repeated="2"/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4" calcext:value-type="float">
            <text:p>194</text:p>
          </table:table-cell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6" office:value-type="string" calcext:value-type="string">
            <text:p>Basis-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02" calcext:value-type="percentage">
            <text:p>2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/>
          <table:table-cell table:style-name="ce168" office:value-type="percentage" office:value="0.2" calcext:value-type="percentage">
            <text:p>20%</text:p>
          </table:table-cell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asis-Phasenmunit.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7" office:value-type="string" calcext:value-type="string">
            <text:p>Basis-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03" calcext:value-type="percentage">
            <text:p>3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/>
          <table:table-cell table:style-name="ce168" office:value-type="percentage" office:value="0.3" calcext:value-type="percentage">
            <text:p>30%</text:p>
          </table:table-cell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asis-Phasenmunit. 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8" office:value-type="string" calcext:value-type="string">
            <text:p>Basis-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04" calcext:value-type="percentage">
            <text:p>4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/>
          <table:table-cell table:style-name="ce168" office:value-type="percentage" office:value="0.4" calcext:value-type="percentage">
            <text:p>40%</text:p>
          </table:table-cell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9" office:value-type="string" calcext:value-type="string">
            <text:p>Basis-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05" calcext:value-type="percentage">
            <text:p>5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/>
          <table:table-cell table:style-name="ce168" office:value-type="percentage" office:value="0.5" calcext:value-type="percentage">
            <text:p>50%</text:p>
          </table:table-cell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0" office:value-type="string" calcext:value-type="string">
            <text:p>Basis-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05" calcext:value-type="percentage">
            <text:p>5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office:value-type="percentage" office:value="0.3" calcext:value-type="percentage">
            <text:p>30%</text:p>
          </table:table-cell>
          <table:table-cell table:style-name="ce168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165"/>
          <table:table-cell table:style-name="ce165" office:value-type="float" office:value="632522" calcext:value-type="float">
            <text:p>632.522</text:p>
          </table:table-cell>
          <table:table-cell table:style-name="ce165" table:number-columns-repeated="2"/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21" calcext:value-type="float">
            <text:p>2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1" office:value-type="string" calcext:value-type="string">
            <text:p>Basis-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1" calcext:value-type="percentage">
            <text:p>1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office:value-type="percentage" office:value="0.4" calcext:value-type="percentage">
            <text:p>40%</text:p>
          </table:table-cell>
          <table:table-cell table:style-name="ce168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2" office:value-type="string" calcext:value-type="string">
            <text:p>Basis-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15" calcext:value-type="percentage">
            <text:p>15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office:value-type="percentage" office:value="0.5" calcext:value-type="percentage">
            <text:p>50%</text:p>
          </table:table-cell>
          <table:table-cell table:style-name="ce168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3" office:value-type="string" calcext:value-type="string">
            <text:p>Basis-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2" calcext:value-type="percentage">
            <text:p>2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office:value-type="percentage" office:value="0.6" calcext:value-type="percentage">
            <text:p>60%</text:p>
          </table:table-cell>
          <table:table-cell table:style-name="ce168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4" office:value-type="string" calcext:value-type="string">
            <text:p>Basis-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25" calcext:value-type="percentage">
            <text:p>25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office:value-type="percentage" office:value="0.7" calcext:value-type="percentage">
            <text:p>70%</text:p>
          </table:table-cell>
          <table:table-cell table:style-name="ce168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5" office:value-type="string" calcext:value-type="string">
            <text:p>AM-Zünder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1" calcext:value-type="percentage">
            <text:p>1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50" calcext:value-type="float">
            <text:p>50</text:p>
          </table:table-cell>
          <table:table-cell table:style-name="ce168"/>
          <table:table-cell table:style-name="ce300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165"/>
          <table:table-cell table:style-name="ce165" office:value-type="float" office:value="1182850" calcext:value-type="float">
            <text:p>1.182.850</text:p>
          </table:table-cell>
          <table:table-cell table:style-name="ce165" table:number-columns-repeated="2"/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6" office:value-type="string" calcext:value-type="string">
            <text:p>AM-Zünder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2" calcext:value-type="percentage">
            <text:p>2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100" calcext:value-type="float">
            <text:p>100</text:p>
          </table:table-cell>
          <table:table-cell table:style-name="ce168"/>
          <table:table-cell table:style-name="ce300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Zünder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7" office:value-type="string" calcext:value-type="string">
            <text:p>AM-Zünder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3" calcext:value-type="percentage">
            <text:p>3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150" calcext:value-type="float">
            <text:p>150</text:p>
          </table:table-cell>
          <table:table-cell table:style-name="ce168"/>
          <table:table-cell table:style-name="ce300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Zünder 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8" office:value-type="string" calcext:value-type="string">
            <text:p>AM-Zünder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4" calcext:value-type="percentage">
            <text:p>4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200" calcext:value-type="float">
            <text:p>200</text:p>
          </table:table-cell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9" office:value-type="string" calcext:value-type="string">
            <text:p>AM-Zünder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5" calcext:value-type="percentage">
            <text:p>5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250" calcext:value-type="float">
            <text:p>250</text:p>
          </table:table-cell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0" office:value-type="string" calcext:value-type="string">
            <text:p>Ionenlad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1" calcext:value-type="percentage">
            <text:p>1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office:value-type="percentage" office:value="0.2" calcext:value-type="percentage">
            <text:p>20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1" office:value-type="string" calcext:value-type="string">
            <text:p>Ionenlad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2" calcext:value-type="percentage">
            <text:p>2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office:value-type="percentage" office:value="0.3" calcext:value-type="percentage">
            <text:p>30%</text:p>
          </table:table-cell>
          <table:table-cell table:style-name="ce168" office:value-type="percentage" office:value="-0.07" calcext:value-type="percentage">
            <text:p>-7%</text:p>
          </table:table-cell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lader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2" office:value-type="string" calcext:value-type="string">
            <text:p>Ionenlad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3" calcext:value-type="percentage">
            <text:p>3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office:value-type="percentage" office:value="0.4" calcext:value-type="percentage">
            <text:p>40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lader 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3" office:value-type="string" calcext:value-type="string">
            <text:p>Ionenlad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4" calcext:value-type="percentage">
            <text:p>4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office:value-type="percentage" office:value="0.5" calcext:value-type="percentage">
            <text:p>50%</text:p>
          </table:table-cell>
          <table:table-cell table:style-name="ce168" office:value-type="percentage" office:value="-0.13" calcext:value-type="percentage">
            <text:p>-13%</text:p>
          </table:table-cell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4" office:value-type="string" calcext:value-type="string">
            <text:p>Ionenlad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5" calcext:value-type="percentage">
            <text:p>5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office:value-type="percentage" office:value="0.6" calcext:value-type="percentage">
            <text:p>60%</text:p>
          </table:table-cell>
          <table:table-cell table:style-name="ce168" office:value-type="percentage" office:value="-0.15" calcext:value-type="percentage">
            <text:p>-15%</text:p>
          </table:table-cell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5" office:value-type="string" calcext:value-type="string">
            <text:p>Iridiumfelder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03" calcext:value-type="percentage">
            <text:p>3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 office:value-type="float" office:value="290" calcext:value-type="float">
            <text:p>29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165"/>
          <table:table-cell table:style-name="ce165" office:value-type="float" office:value="151553" calcext:value-type="float">
            <text:p>151.553</text:p>
          </table:table-cell>
          <table:table-cell table:style-name="ce165" table:number-columns-repeated="2"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171" office:value-type="string" calcext:value-type="string">
            <text:p>x</text:p>
          </table:table-cell>
          <table:table-cell table:style-name="ce303"/>
          <table:table-cell table:number-columns-repeated="984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6" office:value-type="string" calcext:value-type="string">
            <text:p>Iridiumfelder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06" calcext:value-type="percentage">
            <text:p>6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 office:value-type="float" office:value="830" calcext:value-type="float">
            <text:p>83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felder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7" office:value-type="string" calcext:value-type="string">
            <text:p>Iridiumfelder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09" calcext:value-type="percentage">
            <text:p>9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 office:value-type="float" office:value="1100" calcext:value-type="float">
            <text:p>1.10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ridiumfelder 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8" office:value-type="string" calcext:value-type="string">
            <text:p>Iridiumfelder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12" calcext:value-type="percentage">
            <text:p>12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 office:value-type="float" office:value="1370" calcext:value-type="float">
            <text:p>1.37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felder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9" office:value-type="string" calcext:value-type="string">
            <text:p>Iridiumfelder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15" calcext:value-type="percentage">
            <text:p>15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 office:value-type="float" office:value="1640" calcext:value-type="float">
            <text:p>1.64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felder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0" office:value-type="string" calcext:value-type="string">
            <text:p>Konzentrierte Blende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2" calcext:value-type="percentage">
            <text:p>2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250" calcext:value-type="float">
            <text:p>250</text:p>
          </table:table-cell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165"/>
          <table:table-cell table:style-name="ce165" office:value-type="float" office:value="122989" calcext:value-type="float">
            <text:p>122.989</text:p>
          </table:table-cell>
          <table:table-cell table:style-name="ce165" table:number-columns-repeated="2"/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53" calcext:value-type="float">
            <text:p>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1" office:value-type="string" calcext:value-type="string">
            <text:p>Konzentrierte Blende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4" calcext:value-type="percentage">
            <text:p>4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500" calcext:value-type="float">
            <text:p>500</text:p>
          </table:table-cell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Blende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2" office:value-type="string" calcext:value-type="string">
            <text:p>Konzentrierte Blende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6" calcext:value-type="percentage">
            <text:p>6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750" calcext:value-type="float">
            <text:p>750</text:p>
          </table:table-cell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3" office:value-type="string" calcext:value-type="string">
            <text:p>Konzentrierte Blende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8" calcext:value-type="percentage">
            <text:p>8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1000" calcext:value-type="float">
            <text:p>1.000</text:p>
          </table:table-cell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4" office:value-type="string" calcext:value-type="string">
            <text:p>Konzentrierte Blende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1" calcext:value-type="percentage">
            <text:p>10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1250" calcext:value-type="float">
            <text:p>1.250</text:p>
          </table:table-cell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5" office:value-type="string" calcext:value-type="string">
            <text:p>Ablenkfe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816" calcext:value-type="float">
            <text:p>816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6" office:value-type="string" calcext:value-type="string">
            <text:p>Ablenkfe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1173" calcext:value-type="float">
            <text:p>1173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Ablenkfeld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7" office:value-type="string" calcext:value-type="string">
            <text:p>Ablenkfe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672" calcext:value-type="float">
            <text:p>1672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feld 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8" office:value-type="string" calcext:value-type="string">
            <text:p>Ablenkfe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2361" calcext:value-type="float">
            <text:p>2361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blenkfeld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9" office:value-type="string" calcext:value-type="string">
            <text:p>Ablenkfe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3291" calcext:value-type="float">
            <text:p>3291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feld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0" office:value-type="string" calcext:value-type="string">
            <text:p>Schockfe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977" calcext:value-type="float">
            <text:p>977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165"/>
          <table:table-cell table:style-name="ce165" office:value-type="float" office:value="883541" calcext:value-type="float">
            <text:p>883.541</text:p>
          </table:table-cell>
          <table:table-cell table:style-name="ce165" table:number-columns-repeated="2"/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3" calcext:value-type="float">
            <text:p>143</text:p>
          </table:table-cell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1" office:value-type="string" calcext:value-type="string">
            <text:p>Schockfe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404" calcext:value-type="float">
            <text:p>1404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chockfeld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2" office:value-type="string" calcext:value-type="string">
            <text:p>Schockfe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2002" calcext:value-type="float">
            <text:p>2002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feld 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3" office:value-type="string" calcext:value-type="string">
            <text:p>Schockfe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6" calcext:value-type="float">
            <text:p>1256</text:p>
          </table:table-cell>
          <table:table-cell table:style-name="ce2" office:value-type="float" office:value="2826" calcext:value-type="float">
            <text:p>2826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chockfeld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4" office:value-type="string" calcext:value-type="string">
            <text:p>Schockfe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3940" calcext:value-type="float">
            <text:p>3940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feld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5" office:value-type="string" calcext:value-type="string">
            <text:p>Spektralfe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9" calcext:value-type="float">
            <text:p>569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6" office:value-type="string" calcext:value-type="string">
            <text:p>Spektralfe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818" calcext:value-type="float">
            <text:p>818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pektralfeld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7" office:value-type="string" calcext:value-type="string">
            <text:p>Spektralfe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1167" calcext:value-type="float">
            <text:p>1167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feld 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8" office:value-type="string" calcext:value-type="string">
            <text:p>Spektralfe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647" calcext:value-type="float">
            <text:p>1647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pektralfeld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9" office:value-type="string" calcext:value-type="string">
            <text:p>Spektralfe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296" calcext:value-type="float">
            <text:p>2296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feld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0" office:value-type="string" calcext:value-type="string">
            <text:p>AM-Sprengk.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05" calcext:value-type="percentage">
            <text:p>5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50" calcext:value-type="float">
            <text:p>50</text:p>
          </table:table-cell>
          <table:table-cell table:style-name="ce168"/>
          <table:table-cell table:style-name="ce300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165" office:value-type="float" office:value="3523696" calcext:value-type="float">
            <text:p>3.523.696</text:p>
          </table:table-cell>
          <table:table-cell table:style-name="ce165" table:number-columns-repeated="5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1" office:value-type="string" calcext:value-type="string">
            <text:p>AM-Sprengk.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1" calcext:value-type="percentage">
            <text:p>1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100" calcext:value-type="float">
            <text:p>100</text:p>
          </table:table-cell>
          <table:table-cell table:style-name="ce168"/>
          <table:table-cell table:style-name="ce300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Sprengk.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2" office:value-type="string" calcext:value-type="string">
            <text:p>AM-Sprengk.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15" calcext:value-type="percentage">
            <text:p>15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150" calcext:value-type="float">
            <text:p>150</text:p>
          </table:table-cell>
          <table:table-cell table:style-name="ce168"/>
          <table:table-cell table:style-name="ce300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Sprengk. 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3" office:value-type="string" calcext:value-type="string">
            <text:p>AM-Sprengk.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2" calcext:value-type="percentage">
            <text:p>2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200" calcext:value-type="float">
            <text:p>200</text:p>
          </table:table-cell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4" office:value-type="string" calcext:value-type="string">
            <text:p>AM-Sprengk.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25" calcext:value-type="percentage">
            <text:p>25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250" calcext:value-type="float">
            <text:p>250</text:p>
          </table:table-cell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5" office:value-type="string" calcext:value-type="string">
            <text:p>Ionenregl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06" calcext:value-type="percentage">
            <text:p>6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office:value-type="percentage" office:value="0.2" calcext:value-type="percentage">
            <text:p>20%</text:p>
          </table:table-cell>
          <table:table-cell table:style-name="ce168" office:value-type="percentage" office:value="-0.05" calcext:value-type="percentage">
            <text:p>-5%</text:p>
          </table:table-cell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165" office:value-type="float" office:value="1465865" calcext:value-type="float">
            <text:p>1.465.865</text:p>
          </table:table-cell>
          <table:table-cell table:style-name="ce165" table:number-columns-repeated="3"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7" calcext:value-type="float">
            <text:p>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1" calcext:value-type="float">
            <text:p>61</text:p>
          </table:table-cell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6" office:value-type="string" calcext:value-type="string">
            <text:p>Ionenregl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12" calcext:value-type="percentage">
            <text:p>12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office:value-type="percentage" office:value="0.3" calcext:value-type="percentage">
            <text:p>30%</text:p>
          </table:table-cell>
          <table:table-cell table:style-name="ce168" office:value-type="percentage" office:value="-0.07" calcext:value-type="percentage">
            <text:p>-7%</text:p>
          </table:table-cell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regler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7" office:value-type="string" calcext:value-type="string">
            <text:p>Ionenregl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18" calcext:value-type="percentage">
            <text:p>18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office:value-type="percentage" office:value="0.4" calcext:value-type="percentage">
            <text:p>40%</text:p>
          </table:table-cell>
          <table:table-cell table:style-name="ce168" office:value-type="percentage" office:value="-0.1" calcext:value-type="percentage">
            <text:p>-10%</text:p>
          </table:table-cell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regler 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8" office:value-type="string" calcext:value-type="string">
            <text:p>Ionenregl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24" calcext:value-type="percentage">
            <text:p>24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office:value-type="percentage" office:value="0.5" calcext:value-type="percentage">
            <text:p>50%</text:p>
          </table:table-cell>
          <table:table-cell table:style-name="ce168" office:value-type="percentage" office:value="-0.13" calcext:value-type="percentage">
            <text:p>-13%</text:p>
          </table:table-cell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9" office:value-type="string" calcext:value-type="string">
            <text:p>Ionenregl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3" calcext:value-type="percentage">
            <text:p>3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office:value-type="percentage" office:value="0.6" calcext:value-type="percentage">
            <text:p>60%</text:p>
          </table:table-cell>
          <table:table-cell table:style-name="ce168" office:value-type="percentage" office:value="-0.15" calcext:value-type="percentage">
            <text:p>-15%</text:p>
          </table:table-cell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0" office:value-type="string" calcext:value-type="string">
            <text:p>Iridiummagnet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06" calcext:value-type="percentage">
            <text:p>6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 office:value-type="float" office:value="540" calcext:value-type="float">
            <text:p>54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165" office:value-type="float" office:value="218019" calcext:value-type="float">
            <text:p>218.019</text:p>
          </table:table-cell>
          <table:table-cell table:style-name="ce165" table:number-columns-repeated="4"/>
          <table:table-cell table:style-name="ce165" office:value-type="float" office:value="27" calcext:value-type="float">
            <text:p>2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1" office:value-type="string" calcext:value-type="string">
            <text:p>Iridiummagnet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12" calcext:value-type="percentage">
            <text:p>12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 office:value-type="float" office:value="1080" calcext:value-type="float">
            <text:p>1.08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magnet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2" office:value-type="string" calcext:value-type="string">
            <text:p>Iridiummagnet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18" calcext:value-type="percentage">
            <text:p>18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 office:value-type="float" office:value="1350" calcext:value-type="float">
            <text:p>1.35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ridiummagnet 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3" office:value-type="string" calcext:value-type="string">
            <text:p>Iridiummagnet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24" calcext:value-type="percentage">
            <text:p>24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 office:value-type="float" office:value="1620" calcext:value-type="float">
            <text:p>1.62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magnet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4" office:value-type="string" calcext:value-type="string">
            <text:p>Iridiummagnet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3" calcext:value-type="percentage">
            <text:p>3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 office:value-type="float" office:value="1860" calcext:value-type="float">
            <text:p>1.86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magnet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5" office:value-type="string" calcext:value-type="string">
            <text:p>Konzentrierte Optik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08" calcext:value-type="percentage">
            <text:p>8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250" calcext:value-type="float">
            <text:p>250</text:p>
          </table:table-cell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6" office:value-type="string" calcext:value-type="string">
            <text:p>Konzentrierte Optik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16" calcext:value-type="percentage">
            <text:p>16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500" calcext:value-type="float">
            <text:p>500</text:p>
          </table:table-cell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Optik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7" office:value-type="string" calcext:value-type="string">
            <text:p>Konzentrierte Optik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24" calcext:value-type="percentage">
            <text:p>24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750" calcext:value-type="float">
            <text:p>750</text:p>
          </table:table-cell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Optik 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8" office:value-type="string" calcext:value-type="string">
            <text:p>Konzentrierte Optik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32" calcext:value-type="percentage">
            <text:p>32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1000" calcext:value-type="float">
            <text:p>1.000</text:p>
          </table:table-cell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9" office:value-type="string" calcext:value-type="string">
            <text:p>Konzentrierte Optik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4" calcext:value-type="percentage">
            <text:p>4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 office:value-type="float" office:value="1250" calcext:value-type="float">
            <text:p>1.250</text:p>
          </table:table-cell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0" office:value-type="string" calcext:value-type="string">
            <text:p>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05" calcext:value-type="percentage">
            <text:p>5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/>
          <table:table-cell table:style-name="ce168" office:value-type="percentage" office:value="0.1" calcext:value-type="percentage">
            <text:p>10%</text:p>
          </table:table-cell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1" office:value-type="string" calcext:value-type="string">
            <text:p>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1" calcext:value-type="percentage">
            <text:p>1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/>
          <table:table-cell table:style-name="ce168" office:value-type="percentage" office:value="0.2" calcext:value-type="percentage">
            <text:p>20%</text:p>
          </table:table-cell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Phasenmunit. I</text:p>
          </table:table-cell>
          <table:table-cell table:style-name="ce2"/>
          <table:table-cell table:style-name="ce165" office:value-type="float" office:value="3718479" calcext:value-type="float">
            <text:p>3.718.479</text:p>
          </table:table-cell>
          <table:table-cell table:style-name="ce165" table:number-columns-repeated="3"/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49" calcext:value-type="float">
            <text:p>4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5" calcext:value-type="float">
            <text:p>195</text:p>
          </table:table-cell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2" office:value-type="string" calcext:value-type="string">
            <text:p>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15" calcext:value-type="percentage">
            <text:p>15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/>
          <table:table-cell table:style-name="ce168" office:value-type="percentage" office:value="0.3" calcext:value-type="percentage">
            <text:p>30%</text:p>
          </table:table-cell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Phasenmunit. 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3" office:value-type="string" calcext:value-type="string">
            <text:p>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2" calcext:value-type="percentage">
            <text:p>2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/>
          <table:table-cell table:style-name="ce168" office:value-type="percentage" office:value="0.4" calcext:value-type="percentage">
            <text:p>40%</text:p>
          </table:table-cell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4" office:value-type="string" calcext:value-type="string">
            <text:p>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25" calcext:value-type="percentage">
            <text:p>25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/>
          <table:table-cell table:style-name="ce168" office:value-type="percentage" office:value="0.5" calcext:value-type="percentage">
            <text:p>50%</text:p>
          </table:table-cell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5" office:value-type="string" calcext:value-type="string">
            <text:p>Rotationsdüsen I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01" calcext:value-type="percentage">
            <text:p>1%</text:p>
          </table:table-cell>
          <table:table-cell table:style-name="ce168"/>
          <table:table-cell table:style-name="ce2" office:value-type="float" office:value="2" calcext:value-type="float">
            <text:p>2</text:p>
          </table:table-cell>
          <table:table-cell table:style-name="ce168"/>
          <table:table-cell table:style-name="ce2"/>
          <table:table-cell table:number-columns-repeated="2" table:style-name="ce168" office:value-type="percentage" office:value="-0.05" calcext:value-type="percentage">
            <text:p>-5%</text:p>
          </table:table-cell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table:number-columns-repeated="3"/>
          <table:table-cell table:style-name="ce165" office:value-type="float" office:value="4829" calcext:value-type="float">
            <text:p>4.829</text:p>
          </table:table-cell>
          <table:table-cell table:style-name="ce165" table:number-columns-repeated="4"/>
          <table:table-cell table:style-name="ce165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6" office:value-type="string" calcext:value-type="string">
            <text:p>Rotationsdüsen II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02" calcext:value-type="percentage">
            <text:p>2%</text:p>
          </table:table-cell>
          <table:table-cell table:style-name="ce168"/>
          <table:table-cell table:style-name="ce2" office:value-type="float" office:value="4" calcext:value-type="float">
            <text:p>4</text:p>
          </table:table-cell>
          <table:table-cell table:style-name="ce168"/>
          <table:table-cell table:style-name="ce2"/>
          <table:table-cell table:number-columns-repeated="2" table:style-name="ce168" office:value-type="percentage" office:value="-0.1" calcext:value-type="percentage">
            <text:p>-10%</text:p>
          </table:table-cell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Rotationsdüsen I</text:p>
          </table:table-cell>
          <table:table-cell table:style-name="ce2"/>
          <table:table-cell table:style-name="ce165" office:value-type="float" office:value="420425" calcext:value-type="float">
            <text:p>420.425</text:p>
          </table:table-cell>
          <table:table-cell table:style-name="ce165" table:number-columns-repeated="3"/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7" office:value-type="string" calcext:value-type="string">
            <text:p>Rotationsdüsen III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03" calcext:value-type="percentage">
            <text:p>3%</text:p>
          </table:table-cell>
          <table:table-cell table:style-name="ce168"/>
          <table:table-cell table:style-name="ce2" office:value-type="float" office:value="6" calcext:value-type="float">
            <text:p>6</text:p>
          </table:table-cell>
          <table:table-cell table:style-name="ce168"/>
          <table:table-cell table:style-name="ce2"/>
          <table:table-cell table:number-columns-repeated="2" table:style-name="ce168" office:value-type="percentage" office:value="-0.15" calcext:value-type="percentage">
            <text:p>-15%</text:p>
          </table:table-cell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Rotationsdüsen II</text:p>
          </table:table-cell>
          <table:table-cell table:style-name="ce2"/>
          <table:table-cell table:style-name="ce165" office:value-type="float" office:value="1681700" calcext:value-type="float">
            <text:p>1.681.700</text:p>
          </table:table-cell>
          <table:table-cell table:style-name="ce165" table:number-columns-repeated="3"/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8" office:value-type="string" calcext:value-type="string">
            <text:p>Rotationsdüsen IV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04" calcext:value-type="percentage">
            <text:p>4%</text:p>
          </table:table-cell>
          <table:table-cell table:style-name="ce168"/>
          <table:table-cell table:style-name="ce2" office:value-type="float" office:value="8" calcext:value-type="float">
            <text:p>8</text:p>
          </table:table-cell>
          <table:table-cell table:style-name="ce168"/>
          <table:table-cell table:style-name="ce2"/>
          <table:table-cell table:number-columns-repeated="2" table:style-name="ce168" office:value-type="percentage" office:value="-0.2" calcext:value-type="percentage">
            <text:p>-20%</text:p>
          </table:table-cell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Rotationsdüsen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9" office:value-type="string" calcext:value-type="string">
            <text:p>Rotationsdüsen V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05" calcext:value-type="percentage">
            <text:p>5%</text:p>
          </table:table-cell>
          <table:table-cell table:style-name="ce168"/>
          <table:table-cell table:style-name="ce2" office:value-type="float" office:value="12" calcext:value-type="float">
            <text:p>12</text:p>
          </table:table-cell>
          <table:table-cell table:style-name="ce168"/>
          <table:table-cell table:style-name="ce2"/>
          <table:table-cell table:number-columns-repeated="2" table:style-name="ce168" office:value-type="percentage" office:value="-0.25" calcext:value-type="percentage">
            <text:p>-25%</text:p>
          </table:table-cell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Rotationsdüsen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0" office:value-type="string" calcext:value-type="string">
            <text:p>Rückwärtige Düsen I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02" calcext:value-type="percentage">
            <text:p>2%</text:p>
          </table:table-cell>
          <table:table-cell table:style-name="ce168"/>
          <table:table-cell table:style-name="ce2" office:value-type="float" office:value="-7" calcext:value-type="float">
            <text:p>-7</text:p>
          </table:table-cell>
          <table:table-cell table:style-name="ce168"/>
          <table:table-cell table:style-name="ce2"/>
          <table:table-cell table:style-name="ce168" table:number-columns-repeated="2"/>
          <table:table-cell table:style-name="ce165" office:value-type="float" office:value="20" calcext:value-type="float">
            <text:p>2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table:number-columns-repeated="3"/>
          <table:table-cell table:style-name="ce165" office:value-type="float" office:value="39156" calcext:value-type="float">
            <text:p>39.156</text:p>
          </table:table-cell>
          <table:table-cell table:style-name="ce165" table:number-columns-repeated="4"/>
          <table:table-cell table:style-name="ce165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1" office:value-type="string" calcext:value-type="string">
            <text:p>Rückwärtige Düsen II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04" calcext:value-type="percentage">
            <text:p>4%</text:p>
          </table:table-cell>
          <table:table-cell table:style-name="ce168"/>
          <table:table-cell table:style-name="ce2" office:value-type="float" office:value="-13" calcext:value-type="float">
            <text:p>-13</text:p>
          </table:table-cell>
          <table:table-cell table:style-name="ce168"/>
          <table:table-cell table:style-name="ce2"/>
          <table:table-cell table:style-name="ce168" table:number-columns-repeated="2"/>
          <table:table-cell table:style-name="ce165" office:value-type="float" office:value="40" calcext:value-type="float">
            <text:p>4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Rückwärtige Düsen I</text:p>
          </table:table-cell>
          <table:table-cell table:style-name="ce2"/>
          <table:table-cell table:style-name="ce165" office:value-type="float" office:value="587340" calcext:value-type="float">
            <text:p>587.340</text:p>
          </table:table-cell>
          <table:table-cell table:style-name="ce165" table:number-columns-repeated="3"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2" office:value-type="string" calcext:value-type="string">
            <text:p>Rückwärtige Düsen III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06" calcext:value-type="percentage">
            <text:p>6%</text:p>
          </table:table-cell>
          <table:table-cell table:style-name="ce168"/>
          <table:table-cell table:style-name="ce2" office:value-type="float" office:value="-20" calcext:value-type="float">
            <text:p>-20</text:p>
          </table:table-cell>
          <table:table-cell table:style-name="ce168"/>
          <table:table-cell table:style-name="ce2"/>
          <table:table-cell table:style-name="ce168" table:number-columns-repeated="2"/>
          <table:table-cell table:style-name="ce165" office:value-type="float" office:value="60" calcext:value-type="float">
            <text:p>6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3" office:value-type="string" calcext:value-type="string">
            <text:p>Rückwärtige Düsen IV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08" calcext:value-type="percentage">
            <text:p>8%</text:p>
          </table:table-cell>
          <table:table-cell table:style-name="ce168"/>
          <table:table-cell table:style-name="ce2" office:value-type="float" office:value="-26" calcext:value-type="float">
            <text:p>-26</text:p>
          </table:table-cell>
          <table:table-cell table:style-name="ce168"/>
          <table:table-cell table:style-name="ce2"/>
          <table:table-cell table:style-name="ce168" table:number-columns-repeated="2"/>
          <table:table-cell table:style-name="ce165" office:value-type="float" office:value="80" calcext:value-type="float">
            <text:p>8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4" office:value-type="string" calcext:value-type="string">
            <text:p>Rückwärtige Düsen V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1" calcext:value-type="percentage">
            <text:p>10%</text:p>
          </table:table-cell>
          <table:table-cell table:style-name="ce168"/>
          <table:table-cell table:style-name="ce2" office:value-type="float" office:value="-33" calcext:value-type="float">
            <text:p>-33</text:p>
          </table:table-cell>
          <table:table-cell table:style-name="ce168"/>
          <table:table-cell table:style-name="ce2"/>
          <table:table-cell table:style-name="ce168" table:number-columns-repeated="2"/>
          <table:table-cell table:style-name="ce165" office:value-type="float" office:value="100" calcext:value-type="float">
            <text:p>10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5" office:value-type="string" calcext:value-type="string">
            <text:p>Strafdüsen I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02" calcext:value-type="percentage">
            <text:p>2%</text:p>
          </table:table-cell>
          <table:table-cell table:style-name="ce168"/>
          <table:table-cell table:style-name="ce2" office:value-type="float" office:value="-5" calcext:value-type="float">
            <text:p>-5</text:p>
          </table:table-cell>
          <table:table-cell table:style-name="ce168"/>
          <table:table-cell table:style-name="ce2" office:value-type="float" office:value="20" calcext:value-type="float">
            <text:p>2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165" office:value-type="float" office:value="163151" calcext:value-type="float">
            <text:p>163.151</text:p>
          </table:table-cell>
          <table:table-cell table:style-name="ce165" table:number-columns-repeated="4"/>
          <table:table-cell table:style-name="ce165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6" office:value-type="string" calcext:value-type="string">
            <text:p>Strafdüsen II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04" calcext:value-type="percentage">
            <text:p>4%</text:p>
          </table:table-cell>
          <table:table-cell table:style-name="ce168"/>
          <table:table-cell table:style-name="ce2" office:value-type="float" office:value="-10" calcext:value-type="float">
            <text:p>-10</text:p>
          </table:table-cell>
          <table:table-cell table:style-name="ce168"/>
          <table:table-cell table:style-name="ce2" office:value-type="float" office:value="40" calcext:value-type="float">
            <text:p>4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trafdüsen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7" office:value-type="string" calcext:value-type="string">
            <text:p>Strafdüsen III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06" calcext:value-type="percentage">
            <text:p>6%</text:p>
          </table:table-cell>
          <table:table-cell table:style-name="ce168"/>
          <table:table-cell table:style-name="ce2" office:value-type="float" office:value="-15" calcext:value-type="float">
            <text:p>-15</text:p>
          </table:table-cell>
          <table:table-cell table:style-name="ce168"/>
          <table:table-cell table:style-name="ce2" office:value-type="float" office:value="60" calcext:value-type="float">
            <text:p>6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trafdüsen II</text:p>
          </table:table-cell>
          <table:table-cell table:style-name="ce2"/>
          <table:table-cell table:style-name="ce165" office:value-type="float" office:value="2610399" calcext:value-type="float">
            <text:p>2.610.399</text:p>
          </table:table-cell>
          <table:table-cell table:style-name="ce165" table:number-columns-repeated="3"/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0" calcext:value-type="float">
            <text:p>110</text:p>
          </table:table-cell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8" office:value-type="string" calcext:value-type="string">
            <text:p>Strafdüsen IV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08" calcext:value-type="percentage">
            <text:p>8%</text:p>
          </table:table-cell>
          <table:table-cell table:style-name="ce168"/>
          <table:table-cell table:style-name="ce2" office:value-type="float" office:value="-20" calcext:value-type="float">
            <text:p>-20</text:p>
          </table:table-cell>
          <table:table-cell table:style-name="ce168"/>
          <table:table-cell table:style-name="ce2" office:value-type="float" office:value="80" calcext:value-type="float">
            <text:p>8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trafdüsen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9" office:value-type="string" calcext:value-type="string">
            <text:p>Strafdüsen V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1" calcext:value-type="percentage">
            <text:p>10%</text:p>
          </table:table-cell>
          <table:table-cell table:style-name="ce168"/>
          <table:table-cell table:style-name="ce2" office:value-type="float" office:value="-25" calcext:value-type="float">
            <text:p>-25</text:p>
          </table:table-cell>
          <table:table-cell table:style-name="ce168"/>
          <table:table-cell table:style-name="ce2" office:value-type="float" office:value="100" calcext:value-type="float">
            <text:p>10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afdüsen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0" office:value-type="string" calcext:value-type="string">
            <text:p>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03" calcext:value-type="percentage">
            <text:p>3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office:value-type="percentage" office:value="0.3" calcext:value-type="percentage">
            <text:p>30%</text:p>
          </table:table-cell>
          <table:table-cell table:style-name="ce168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165" office:value-type="float" office:value="266009" calcext:value-type="float">
            <text:p>266.009</text:p>
          </table:table-cell>
          <table:table-cell table:style-name="ce165" table:number-columns-repeated="4"/>
          <table:table-cell table:style-name="ce165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1" office:value-type="string" calcext:value-type="string">
            <text:p>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05" calcext:value-type="percentage">
            <text:p>5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office:value-type="percentage" office:value="0.4" calcext:value-type="percentage">
            <text:p>40%</text:p>
          </table:table-cell>
          <table:table-cell table:style-name="ce168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treuungslauf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2" office:value-type="string" calcext:value-type="string">
            <text:p>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1" calcext:value-type="percentage">
            <text:p>1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office:value-type="percentage" office:value="0.5" calcext:value-type="percentage">
            <text:p>50%</text:p>
          </table:table-cell>
          <table:table-cell table:style-name="ce168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treuungslauf 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3" office:value-type="string" calcext:value-type="string">
            <text:p>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15" calcext:value-type="percentage">
            <text:p>15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office:value-type="percentage" office:value="0.6" calcext:value-type="percentage">
            <text:p>60%</text:p>
          </table:table-cell>
          <table:table-cell table:style-name="ce168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euungslauf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4" office:value-type="string" calcext:value-type="string">
            <text:p>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 table:number-columns-repeated="2"/>
          <table:table-cell table:style-name="ce168" office:value-type="percentage" office:value="0.2" calcext:value-type="percentage">
            <text:p>20%</text:p>
          </table:table-cell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office:value-type="percentage" office:value="0.7" calcext:value-type="percentage">
            <text:p>70%</text:p>
          </table:table-cell>
          <table:table-cell table:style-name="ce168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treuungslauf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5" office:value-type="string" calcext:value-type="string">
            <text:p>Ablenkschi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table:number-columns-repeated="3"/>
          <table:table-cell table:style-name="ce165" office:value-type="float" office:value="23493" calcext:value-type="float">
            <text:p>23.493</text:p>
          </table:table-cell>
          <table:table-cell table:style-name="ce165" table:number-columns-repeated="4"/>
          <table:table-cell table:style-name="ce165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6" office:value-type="string" calcext:value-type="string">
            <text:p>Ablenkschi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5" calcext:value-type="float">
            <text:p>115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Ablenkschild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7" office:value-type="string" calcext:value-type="string">
            <text:p>Ablenkschi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99" calcext:value-type="float">
            <text:p>399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Ablenkschild II</text:p>
          </table:table-cell>
          <table:table-cell table:style-name="ce2"/>
          <table:table-cell table:style-name="ce165" office:value-type="float" office:value="3727351" calcext:value-type="float">
            <text:p>3.727.351</text:p>
          </table:table-cell>
          <table:table-cell table:style-name="ce165" table:number-columns-repeated="3"/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8" calcext:value-type="float">
            <text:p>88</text:p>
          </table:table-cell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8" office:value-type="string" calcext:value-type="string">
            <text:p>Ablenkschi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380" calcext:value-type="float">
            <text:p>1380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schild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9" office:value-type="string" calcext:value-type="string">
            <text:p>Ablenkschi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4766" calcext:value-type="float">
            <text:p>4766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schild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0" office:value-type="string" calcext:value-type="string">
            <text:p>Schockschi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3" calcext:value-type="float">
            <text:p>43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table:number-columns-repeated="3"/>
          <table:table-cell table:style-name="ce165" office:value-type="float" office:value="30614" calcext:value-type="float">
            <text:p>30.614</text:p>
          </table:table-cell>
          <table:table-cell table:style-name="ce165" table:number-columns-repeated="4"/>
          <table:table-cell table:style-name="ce165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1" office:value-type="string" calcext:value-type="string">
            <text:p>Schock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9" calcext:value-type="float">
            <text:p>149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chockschild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2" office:value-type="string" calcext:value-type="string">
            <text:p>Schockschi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516" calcext:value-type="float">
            <text:p>516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chockschild II</text:p>
          </table:table-cell>
          <table:table-cell table:style-name="ce2"/>
          <table:table-cell table:style-name="ce165" office:value-type="float" office:value="4820333" calcext:value-type="float">
            <text:p>4.820.333</text:p>
          </table:table-cell>
          <table:table-cell table:style-name="ce165" table:number-columns-repeated="3"/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7" calcext:value-type="float">
            <text:p>127</text:p>
          </table:table-cell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3" office:value-type="string" calcext:value-type="string">
            <text:p>Schockschi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783" calcext:value-type="float">
            <text:p>1783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schild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4" office:value-type="string" calcext:value-type="string">
            <text:p>Schockschi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6156" calcext:value-type="float">
            <text:p>6156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schild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5" office:value-type="string" calcext:value-type="string">
            <text:p>Spektralschi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table:number-columns-repeated="3"/>
          <table:table-cell table:style-name="ce165" office:value-type="float" office:value="6320" calcext:value-type="float">
            <text:p>6.320</text:p>
          </table:table-cell>
          <table:table-cell table:style-name="ce165" table:number-columns-repeated="4"/>
          <table:table-cell table:style-name="ce165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6" office:value-type="string" calcext:value-type="string">
            <text:p>Spektralschi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9" calcext:value-type="float">
            <text:p>69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Spektralschild I</text:p>
          </table:table-cell>
          <table:table-cell table:style-name="ce2"/>
          <table:table-cell table:style-name="ce165" office:value-type="float" office:value="70482" calcext:value-type="float">
            <text:p>70.482</text:p>
          </table:table-cell>
          <table:table-cell table:style-name="ce165" table:number-columns-repeated="4"/>
          <table:table-cell table:style-name="ce165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7" office:value-type="string" calcext:value-type="string">
            <text:p>Spektralschi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pektralschild 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8" office:value-type="string" calcext:value-type="string">
            <text:p>Spektralschi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27" calcext:value-type="float">
            <text:p>827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schild 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9" office:value-type="string" calcext:value-type="string">
            <text:p>Spektralschi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2856" calcext:value-type="float">
            <text:p>2856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schild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0" office:value-type="string" calcext:value-type="string">
            <text:p>Metaphasenfeld I</text:p>
          </table:table-cell>
          <table:table-cell table:style-name="ce2" office:value-type="string" calcext:value-type="string">
            <text:p>All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012" calcext:value-type="float">
            <text:p>1012</text:p>
          </table:table-cell>
          <table:table-cell table:style-name="ce168" office:value-type="percentage" office:value="0.8" calcext:value-type="percentage">
            <text:p>8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Spektralfeld 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1" office:value-type="string" calcext:value-type="string">
            <text:p>Metaphasenfeld II</text:p>
          </table:table-cell>
          <table:table-cell table:style-name="ce2" office:value-type="string" calcext:value-type="string">
            <text:p>Alle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2103" calcext:value-type="float">
            <text:p>2103</text:p>
          </table:table-cell>
          <table:table-cell table:style-name="ce168" office:value-type="percentage" office:value="0.8" calcext:value-type="percentage">
            <text:p>8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Schockfeld I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2" office:value-type="string" calcext:value-type="string">
            <text:p>Metaphasenfeld III</text:p>
          </table:table-cell>
          <table:table-cell table:style-name="ce2" office:value-type="string" calcext:value-type="string">
            <text:p>Alle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612" calcext:value-type="float">
            <text:p>3612</text:p>
          </table:table-cell>
          <table:table-cell table:style-name="ce168" office:value-type="percentage" office:value="0.8" calcext:value-type="percentage">
            <text:p>8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Ablenkfeld 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3" office:value-type="string" calcext:value-type="string">
            <text:p>Binäre Düsen I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06" calcext:value-type="percentage">
            <text:p>6%</text:p>
          </table:table-cell>
          <table:table-cell table:style-name="ce168"/>
          <table:table-cell table:style-name="ce2"/>
          <table:table-cell table:style-name="ce168" office:value-type="percentage" office:value="0.2" calcext:value-type="percentage">
            <text:p>20%</text:p>
          </table:table-cell>
          <table:table-cell table:style-name="ce2" office:value-type="float" office:value="40" calcext:value-type="float">
            <text:p>40</text:p>
          </table:table-cell>
          <table:table-cell table:style-name="ce168" table:number-columns-repeated="2"/>
          <table:table-cell table:style-name="ce165" office:value-type="float" office:value="40" calcext:value-type="float">
            <text:p>4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4" office:value-type="string" calcext:value-type="string">
            <text:p>Binäre Düsen II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09" calcext:value-type="percentage">
            <text:p>9%</text:p>
          </table:table-cell>
          <table:table-cell table:style-name="ce168"/>
          <table:table-cell table:style-name="ce2"/>
          <table:table-cell table:style-name="ce168" office:value-type="percentage" office:value="-0.26" calcext:value-type="percentage">
            <text:p>-26%</text:p>
          </table:table-cell>
          <table:table-cell table:style-name="ce2" office:value-type="float" office:value="60" calcext:value-type="float">
            <text:p>60</text:p>
          </table:table-cell>
          <table:table-cell table:style-name="ce168" table:number-columns-repeated="2"/>
          <table:table-cell table:style-name="ce165" office:value-type="float" office:value="60" calcext:value-type="float">
            <text:p>6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VI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5" office:value-type="string" calcext:value-type="string">
            <text:p>Binäre Düsen III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12" calcext:value-type="percentage">
            <text:p>12%</text:p>
          </table:table-cell>
          <table:table-cell table:style-name="ce168"/>
          <table:table-cell table:style-name="ce2"/>
          <table:table-cell table:style-name="ce168" office:value-type="percentage" office:value="-0.33" calcext:value-type="percentage">
            <text:p>-33%</text:p>
          </table:table-cell>
          <table:table-cell table:style-name="ce2" office:value-type="float" office:value="80" calcext:value-type="float">
            <text:p>80</text:p>
          </table:table-cell>
          <table:table-cell table:style-name="ce168" table:number-columns-repeated="2"/>
          <table:table-cell table:style-name="ce165" office:value-type="float" office:value="80" calcext:value-type="float">
            <text:p>80</text:p>
          </table:table-cell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office:value-type="string" calcext:value-type="string">
            <text:p>Techniklabor X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Fusionsdüsen</text:p>
          </table:table-cell>
          <table:table-cell table:style-name="ce286" office:value-type="string" calcext:value-type="string">
            <text:p>Fusionsdüsen I</text:p>
          </table:table-cell>
          <table:table-cell table:style-name="ce2" table:number-columns-repeated="3"/>
          <table:table-cell table:style-name="ce168"/>
          <table:table-cell table:style-name="ce168" office:value-type="percentage" office:value="0.06" calcext:value-type="percentage">
            <text:p>6%</text:p>
          </table:table-cell>
          <table:table-cell table:style-name="ce168"/>
          <table:table-cell table:style-name="ce2" office:value-type="float" office:value="4" calcext:value-type="float">
            <text:p>4</text:p>
          </table:table-cell>
          <table:table-cell table:style-name="ce168"/>
          <table:table-cell table:style-name="ce2"/>
          <table:table-cell table:style-name="ce168" office:value-type="percentage" office:value="-0.2" calcext:value-type="percentage">
            <text:p>-20%</text:p>
          </table:table-cell>
          <table:table-cell table:style-name="ce168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table:number-columns-repeated="3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87" office:value-type="string" calcext:value-type="string">
            <text:p>Abstoßschi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 office:value-type="float" office:value="25" calcext:value-type="float">
            <text:p>25</text:p>
          </table:table-cell>
          <table:table-cell table:style-name="ce2" office:value-type="string" calcext:value-type="string">
            <text:p>Ablenkschild I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88" office:value-type="string" calcext:value-type="string">
            <text:p>Abstoßschi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 office:value-type="float" office:value="85" calcext:value-type="float">
            <text:p>85</text:p>
          </table:table-cell>
          <table:table-cell table:style-name="ce2" office:value-type="string" calcext:value-type="string">
            <text:p>Ablenkschild I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89" office:value-type="string" calcext:value-type="string">
            <text:p>Abstoßschi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 office:value-type="float" office:value="289" calcext:value-type="float">
            <text:p>289</text:p>
          </table:table-cell>
          <table:table-cell table:style-name="ce2" office:value-type="string" calcext:value-type="string">
            <text:p>Ablenkschild 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290" office:value-type="string" calcext:value-type="string">
            <text:p>Diffusorschi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 office:value-type="float" office:value="25" calcext:value-type="float">
            <text:p>25</text:p>
          </table:table-cell>
          <table:table-cell table:style-name="ce2" office:value-type="string" calcext:value-type="string">
            <text:p>Spektralschild I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291" office:value-type="string" calcext:value-type="string">
            <text:p>Diffusorschi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 office:value-type="float" office:value="85" calcext:value-type="float">
            <text:p>85</text:p>
          </table:table-cell>
          <table:table-cell table:style-name="ce2" office:value-type="string" calcext:value-type="string">
            <text:p>Spektralschild I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292" office:value-type="string" calcext:value-type="string">
            <text:p>Diffusorschi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 office:value-type="float" office:value="289" calcext:value-type="float">
            <text:p>289</text:p>
          </table:table-cell>
          <table:table-cell table:style-name="ce2" office:value-type="string" calcext:value-type="string">
            <text:p>Spektralschild 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293" office:value-type="string" calcext:value-type="string">
            <text:p>Energie-Widerstand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/>
          <table:table-cell table:style-name="ce168" office:value-type="percentage" office:value="0.02" calcext:value-type="percentage">
            <text:p>2%</text:p>
          </table:table-cell>
          <table:table-cell table:style-name="ce168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office:value-type="percentage" office:value="0.1" calcext:value-type="percentage">
            <text:p>10%</text:p>
          </table:table-cell>
          <table:table-cell table:style-name="ce300"/>
          <table:table-cell table:style-name="ce2" table:number-columns-repeated="3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294" office:value-type="string" calcext:value-type="string">
            <text:p>Energie-Widerstand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8"/>
          <table:table-cell table:style-name="ce168" office:value-type="percentage" office:value="0.04" calcext:value-type="percentage">
            <text:p>4%</text:p>
          </table:table-cell>
          <table:table-cell table:style-name="ce168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office:value-type="percentage" office:value="0.2" calcext:value-type="percentage">
            <text:p>20%</text:p>
          </table:table-cell>
          <table:table-cell table:style-name="ce300"/>
          <table:table-cell table:style-name="ce2" table:number-columns-repeated="3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94" office:value-type="string" calcext:value-type="string">
            <text:p>Explosiv-Widerstand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/>
          <table:table-cell table:style-name="ce168" office:value-type="percentage" office:value="0.02" calcext:value-type="percentage">
            <text:p>2%</text:p>
          </table:table-cell>
          <table:table-cell table:style-name="ce168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office:value-type="percentage" office:value="0.1" calcext:value-type="percentage">
            <text:p>10%</text:p>
          </table:table-cell>
          <table:table-cell table:style-name="ce300"/>
          <table:table-cell table:style-name="ce2" table:number-columns-repeated="3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95" office:value-type="string" calcext:value-type="string">
            <text:p>Explosiv-Widerstand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/>
          <table:table-cell table:style-name="ce168" office:value-type="percentage" office:value="0.04" calcext:value-type="percentage">
            <text:p>4%</text:p>
          </table:table-cell>
          <table:table-cell table:style-name="ce168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office:value-type="percentage" office:value="0.2" calcext:value-type="percentage">
            <text:p>20%</text:p>
          </table:table-cell>
          <table:table-cell table:style-name="ce300"/>
          <table:table-cell table:style-name="ce2" table:number-columns-repeated="3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96" office:value-type="string" calcext:value-type="string">
            <text:p>Explosiv-Widerstand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8"/>
          <table:table-cell table:style-name="ce168" office:value-type="percentage" office:value="0.06" calcext:value-type="percentage">
            <text:p>6%</text:p>
          </table:table-cell>
          <table:table-cell table:style-name="ce168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office:value-type="percentage" office:value="0.3" calcext:value-type="percentage">
            <text:p>30%</text:p>
          </table:table-cell>
          <table:table-cell table:style-name="ce300"/>
          <table:table-cell table:style-name="ce2" table:number-columns-repeated="3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/>
          <table:table-cell table:style-name="ce168" office:value-type="percentage" office:value="0.02" calcext:value-type="percentage">
            <text:p>2%</text:p>
          </table:table-cell>
          <table:table-cell table:style-name="ce168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office:value-type="percentage" office:value="0.1" calcext:value-type="percentage">
            <text:p>10%</text:p>
          </table:table-cell>
          <table:table-cell table:style-name="ce300"/>
          <table:table-cell table:style-name="ce2" table:number-columns-repeated="3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/>
          <table:table-cell table:style-name="ce168" office:value-type="percentage" office:value="0.04" calcext:value-type="percentage">
            <text:p>4%</text:p>
          </table:table-cell>
          <table:table-cell table:style-name="ce168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office:value-type="percentage" office:value="0.2" calcext:value-type="percentage">
            <text:p>20%</text:p>
          </table:table-cell>
          <table:table-cell table:style-name="ce300"/>
          <table:table-cell table:style-name="ce2" table:number-columns-repeated="3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8"/>
          <table:table-cell table:style-name="ce168" office:value-type="percentage" office:value="0.06" calcext:value-type="percentage">
            <text:p>6%</text:p>
          </table:table-cell>
          <table:table-cell table:style-name="ce168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office:value-type="percentage" office:value="0.3" calcext:value-type="percentage">
            <text:p>30%</text:p>
          </table:table-cell>
          <table:table-cell table:style-name="ce300"/>
          <table:table-cell table:style-name="ce2" table:number-columns-repeated="3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2" office:value-type="string" calcext:value-type="string">
            <text:p>Sprengschi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 office:value-type="float" office:value="25" calcext:value-type="float">
            <text:p>25</text:p>
          </table:table-cell>
          <table:table-cell table:style-name="ce2" office:value-type="string" calcext:value-type="string">
            <text:p>Schockschild I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2" office:value-type="string" calcext:value-type="string">
            <text:p>Spreng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 office:value-type="float" office:value="85" calcext:value-type="float">
            <text:p>85</text:p>
          </table:table-cell>
          <table:table-cell table:style-name="ce2" office:value-type="string" calcext:value-type="string">
            <text:p>Schockschild I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2" office:value-type="string" calcext:value-type="string">
            <text:p>Sprengschi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68" office:value-type="percentage" office:value="0.9" calcext:value-type="percentage">
            <text:p>90%</text:p>
          </table:table-cell>
          <table:table-cell table:style-name="ce168" table:number-columns-repeated="2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 office:value-type="float" office:value="289" calcext:value-type="float">
            <text:p>289</text:p>
          </table:table-cell>
          <table:table-cell table:style-name="ce2" office:value-type="string" calcext:value-type="string">
            <text:p>Schockschild 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>
          <table:table-cell table:style-name="ce2" table:number-columns-repeated="6"/>
          <table:table-cell table:style-name="ce168" table:number-columns-repeated="3"/>
          <table:table-cell table:style-name="ce2"/>
          <table:table-cell table:style-name="ce168"/>
          <table:table-cell table:style-name="ce2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 table:number-columns-repeated="2"/>
          <table:table-cell table:style-name="ce165"/>
          <table:table-cell table:style-name="ce168"/>
          <table:table-cell table:style-name="ce300"/>
          <table:table-cell table:style-name="ce2" table:number-columns-repeated="3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985"/>
        </table:table-row>
        <table:table-row table:style-name="ro3" table:number-rows-repeated="15">
          <table:table-cell table:style-name="ce174" table:number-columns-repeated="6"/>
          <table:table-cell table:style-name="ce297" table:number-columns-repeated="3"/>
          <table:table-cell table:style-name="ce174"/>
          <table:table-cell table:style-name="ce297"/>
          <table:table-cell table:style-name="ce174"/>
          <table:table-cell table:style-name="ce297" table:number-columns-repeated="2"/>
          <table:table-cell table:style-name="ce298"/>
          <table:table-cell table:style-name="ce297" table:number-columns-repeated="2"/>
          <table:table-cell table:style-name="ce298"/>
          <table:table-cell table:style-name="ce297" table:number-columns-repeated="2"/>
          <table:table-cell table:style-name="ce298"/>
          <table:table-cell table:style-name="ce297"/>
          <table:table-cell table:style-name="ce301"/>
          <table:table-cell table:style-name="ce174" table:number-columns-repeated="3"/>
          <table:table-cell table:style-name="ce298" table:number-columns-repeated="6"/>
          <table:table-cell table:style-name="ce174" table:number-columns-repeated="2"/>
          <table:table-cell table:number-columns-repeated="986"/>
        </table:table-row>
        <table:table-row table:style-name="ro3" table:number-rows-repeated="9">
          <table:table-cell table:number-columns-repeated="9"/>
          <table:table-cell table:style-name="ce174"/>
          <table:table-cell/>
          <table:table-cell table:style-name="ce174"/>
          <table:table-cell table:number-columns-repeated="14"/>
          <table:table-cell table:style-name="ce298" table:number-columns-repeated="6"/>
          <table:table-cell table:style-name="ce174"/>
          <table:table-cell table:number-columns-repeated="987"/>
        </table:table-row>
        <table:table-row table:style-name="ro3" table:number-rows-repeated="29">
          <table:table-cell table:number-columns-repeated="9"/>
          <table:table-cell table:style-name="ce174"/>
          <table:table-cell/>
          <table:table-cell table:style-name="ce174"/>
          <table:table-cell table:number-columns-repeated="14"/>
          <table:table-cell table:style-name="ce298" table:number-columns-repeated="3"/>
          <table:table-cell table:number-columns-repeated="991"/>
        </table:table-row>
        <table:table-row table:style-name="ro3" table:number-rows-repeated="1048391">
          <table:table-cell table:number-columns-repeated="1020"/>
        </table:table-row>
        <table:table-row table:style-name="ro3">
          <table:table-cell table:number-columns-repeated="1020"/>
        </table:table-row>
        <calcext:conditional-formats>
          <calcext:conditional-format calcext:target-range-address="Techniklabor.C2:Techniklabor.C2">
            <calcext:condition calcext:apply-style-name="HintergrundGruen" calcext:value="formula-is(NOT(ISBLANK([.AI2])))" calcext:base-cell-address="Techniklabor.C2"/>
          </calcext:conditional-format>
          <calcext:conditional-format calcext:target-range-address="Techniklabor.C3:Techniklabor.C3">
            <calcext:condition calcext:apply-style-name="HintergrundGruen" calcext:value="formula-is(NOT(ISBLANK([.AI3])))" calcext:base-cell-address="Techniklabor.C3"/>
          </calcext:conditional-format>
          <calcext:conditional-format calcext:target-range-address="Techniklabor.C4:Techniklabor.C4">
            <calcext:condition calcext:apply-style-name="HintergrundGruen" calcext:value="formula-is(NOT(ISBLANK([.AI4])))" calcext:base-cell-address="Techniklabor.C4"/>
          </calcext:conditional-format>
          <calcext:conditional-format calcext:target-range-address="Techniklabor.C5:Techniklabor.C5">
            <calcext:condition calcext:apply-style-name="HintergrundGruen" calcext:value="formula-is(NOT(ISBLANK([.AI5])))" calcext:base-cell-address="Techniklabor.C5"/>
          </calcext:conditional-format>
          <calcext:conditional-format calcext:target-range-address="Techniklabor.C6:Techniklabor.C6">
            <calcext:condition calcext:apply-style-name="HintergrundGruen" calcext:value="formula-is(NOT(ISBLANK([.AI6])))" calcext:base-cell-address="Techniklabor.C6"/>
          </calcext:conditional-format>
          <calcext:conditional-format calcext:target-range-address="Techniklabor.C7:Techniklabor.C7">
            <calcext:condition calcext:apply-style-name="HintergrundGruen" calcext:value="formula-is(NOT(ISBLANK([.AI7])))" calcext:base-cell-address="Techniklabor.C7"/>
          </calcext:conditional-format>
          <calcext:conditional-format calcext:target-range-address="Techniklabor.C8:Techniklabor.C8">
            <calcext:condition calcext:apply-style-name="HintergrundGruen" calcext:value="formula-is(NOT(ISBLANK([.AI8])))" calcext:base-cell-address="Techniklabor.C8"/>
          </calcext:conditional-format>
          <calcext:conditional-format calcext:target-range-address="Techniklabor.C9:Techniklabor.C9">
            <calcext:condition calcext:apply-style-name="HintergrundGruen" calcext:value="formula-is(NOT(ISBLANK([.AI9])))" calcext:base-cell-address="Techniklabor.C9"/>
          </calcext:conditional-format>
          <calcext:conditional-format calcext:target-range-address="Techniklabor.C10:Techniklabor.C10">
            <calcext:condition calcext:apply-style-name="HintergrundGruen" calcext:value="formula-is(NOT(ISBLANK([.AI10])))" calcext:base-cell-address="Techniklabor.C10"/>
          </calcext:conditional-format>
          <calcext:conditional-format calcext:target-range-address="Techniklabor.C11:Techniklabor.C11">
            <calcext:condition calcext:apply-style-name="HintergrundGruen" calcext:value="formula-is(NOT(ISBLANK([.AI11])))" calcext:base-cell-address="Techniklabor.C11"/>
          </calcext:conditional-format>
          <calcext:conditional-format calcext:target-range-address="Techniklabor.C12:Techniklabor.C12">
            <calcext:condition calcext:apply-style-name="HintergrundGruen" calcext:value="formula-is(NOT(ISBLANK([.AI12])))" calcext:base-cell-address="Techniklabor.C12"/>
          </calcext:conditional-format>
          <calcext:conditional-format calcext:target-range-address="Techniklabor.C13:Techniklabor.C13">
            <calcext:condition calcext:apply-style-name="HintergrundGruen" calcext:value="formula-is(NOT(ISBLANK([.AI13])))" calcext:base-cell-address="Techniklabor.C13"/>
          </calcext:conditional-format>
          <calcext:conditional-format calcext:target-range-address="Techniklabor.C14:Techniklabor.C14">
            <calcext:condition calcext:apply-style-name="HintergrundGruen" calcext:value="formula-is(NOT(ISBLANK([.AI14])))" calcext:base-cell-address="Techniklabor.C14"/>
          </calcext:conditional-format>
          <calcext:conditional-format calcext:target-range-address="Techniklabor.C15:Techniklabor.C15">
            <calcext:condition calcext:apply-style-name="HintergrundGruen" calcext:value="formula-is(NOT(ISBLANK([.AI15])))" calcext:base-cell-address="Techniklabor.C15"/>
          </calcext:conditional-format>
          <calcext:conditional-format calcext:target-range-address="Techniklabor.C16:Techniklabor.C16">
            <calcext:condition calcext:apply-style-name="HintergrundGruen" calcext:value="formula-is(NOT(ISBLANK([.AI16])))" calcext:base-cell-address="Techniklabor.C16"/>
          </calcext:conditional-format>
          <calcext:conditional-format calcext:target-range-address="Techniklabor.C17:Techniklabor.C17">
            <calcext:condition calcext:apply-style-name="HintergrundGruen" calcext:value="formula-is(NOT(ISBLANK([.AI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I18])))" calcext:base-cell-address="Techniklabor.C18"/>
          </calcext:conditional-format>
          <calcext:conditional-format calcext:target-range-address="Techniklabor.C19:Techniklabor.C19">
            <calcext:condition calcext:apply-style-name="HintergrundGruen" calcext:value="formula-is(NOT(ISBLANK([.AI19])))" calcext:base-cell-address="Techniklabor.C19"/>
          </calcext:conditional-format>
          <calcext:conditional-format calcext:target-range-address="Techniklabor.C20:Techniklabor.C20">
            <calcext:condition calcext:apply-style-name="HintergrundGruen" calcext:value="formula-is(NOT(ISBLANK([.AI20])))" calcext:base-cell-address="Techniklabor.C20"/>
          </calcext:conditional-format>
          <calcext:conditional-format calcext:target-range-address="Techniklabor.C21:Techniklabor.C21">
            <calcext:condition calcext:apply-style-name="HintergrundGruen" calcext:value="formula-is(NOT(ISBLANK([.AI21])))" calcext:base-cell-address="Techniklabor.C21"/>
          </calcext:conditional-format>
          <calcext:conditional-format calcext:target-range-address="Techniklabor.C22:Techniklabor.C22">
            <calcext:condition calcext:apply-style-name="HintergrundGruen" calcext:value="formula-is(NOT(ISBLANK([.AI22])))" calcext:base-cell-address="Techniklabor.C22"/>
          </calcext:conditional-format>
          <calcext:conditional-format calcext:target-range-address="Techniklabor.C23:Techniklabor.C23">
            <calcext:condition calcext:apply-style-name="HintergrundGruen" calcext:value="formula-is(NOT(ISBLANK([.AI23])))" calcext:base-cell-address="Techniklabor.C23"/>
          </calcext:conditional-format>
          <calcext:conditional-format calcext:target-range-address="Techniklabor.C24:Techniklabor.C24">
            <calcext:condition calcext:apply-style-name="HintergrundGruen" calcext:value="formula-is(NOT(ISBLANK([.AI24])))" calcext:base-cell-address="Techniklabor.C24"/>
          </calcext:conditional-format>
          <calcext:conditional-format calcext:target-range-address="Techniklabor.C25:Techniklabor.C25">
            <calcext:condition calcext:apply-style-name="HintergrundGruen" calcext:value="formula-is(NOT(ISBLANK([.AI25])))" calcext:base-cell-address="Techniklabor.C25"/>
          </calcext:conditional-format>
          <calcext:conditional-format calcext:target-range-address="Techniklabor.C26:Techniklabor.C26">
            <calcext:condition calcext:apply-style-name="HintergrundGruen" calcext:value="formula-is(NOT(ISBLANK([.AI26])))" calcext:base-cell-address="Techniklabor.C26"/>
          </calcext:conditional-format>
          <calcext:conditional-format calcext:target-range-address="Techniklabor.C27:Techniklabor.C27">
            <calcext:condition calcext:apply-style-name="HintergrundGruen" calcext:value="formula-is(NOT(ISBLANK([.AI27])))" calcext:base-cell-address="Techniklabor.C27"/>
          </calcext:conditional-format>
          <calcext:conditional-format calcext:target-range-address="Techniklabor.C28:Techniklabor.C28">
            <calcext:condition calcext:apply-style-name="HintergrundGruen" calcext:value="formula-is(NOT(ISBLANK([.AI28])))" calcext:base-cell-address="Techniklabor.C28"/>
          </calcext:conditional-format>
          <calcext:conditional-format calcext:target-range-address="Techniklabor.C29:Techniklabor.C29">
            <calcext:condition calcext:apply-style-name="HintergrundGruen" calcext:value="formula-is(NOT(ISBLANK([.AI29])))" calcext:base-cell-address="Techniklabor.C29"/>
          </calcext:conditional-format>
          <calcext:conditional-format calcext:target-range-address="Techniklabor.C30:Techniklabor.C30">
            <calcext:condition calcext:apply-style-name="HintergrundGruen" calcext:value="formula-is(NOT(ISBLANK([.AI30])))" calcext:base-cell-address="Techniklabor.C30"/>
          </calcext:conditional-format>
          <calcext:conditional-format calcext:target-range-address="Techniklabor.C31:Techniklabor.C31">
            <calcext:condition calcext:apply-style-name="HintergrundGruen" calcext:value="formula-is(NOT(ISBLANK([.AI31])))" calcext:base-cell-address="Techniklabor.C31"/>
          </calcext:conditional-format>
          <calcext:conditional-format calcext:target-range-address="Techniklabor.C32:Techniklabor.C32">
            <calcext:condition calcext:apply-style-name="HintergrundGruen" calcext:value="formula-is(NOT(ISBLANK([.AI32])))" calcext:base-cell-address="Techniklabor.C32"/>
          </calcext:conditional-format>
          <calcext:conditional-format calcext:target-range-address="Techniklabor.C33:Techniklabor.C33">
            <calcext:condition calcext:apply-style-name="HintergrundGruen" calcext:value="formula-is(NOT(ISBLANK([.AI33])))" calcext:base-cell-address="Techniklabor.C33"/>
          </calcext:conditional-format>
          <calcext:conditional-format calcext:target-range-address="Techniklabor.C34:Techniklabor.C34">
            <calcext:condition calcext:apply-style-name="HintergrundGruen" calcext:value="formula-is(NOT(ISBLANK([.AI34])))" calcext:base-cell-address="Techniklabor.C34"/>
          </calcext:conditional-format>
          <calcext:conditional-format calcext:target-range-address="Techniklabor.C35:Techniklabor.C35">
            <calcext:condition calcext:apply-style-name="HintergrundGruen" calcext:value="formula-is(NOT(ISBLANK([.AI35])))" calcext:base-cell-address="Techniklabor.C35"/>
          </calcext:conditional-format>
          <calcext:conditional-format calcext:target-range-address="Techniklabor.C36:Techniklabor.C36">
            <calcext:condition calcext:apply-style-name="HintergrundGruen" calcext:value="formula-is(NOT(ISBLANK([.AI36])))" calcext:base-cell-address="Techniklabor.C36"/>
          </calcext:conditional-format>
          <calcext:conditional-format calcext:target-range-address="Techniklabor.C37:Techniklabor.C37">
            <calcext:condition calcext:apply-style-name="HintergrundGruen" calcext:value="formula-is(NOT(ISBLANK([.AI37])))" calcext:base-cell-address="Techniklabor.C37"/>
          </calcext:conditional-format>
          <calcext:conditional-format calcext:target-range-address="Techniklabor.C38:Techniklabor.C38">
            <calcext:condition calcext:apply-style-name="HintergrundGruen" calcext:value="formula-is(NOT(ISBLANK([.AI38])))" calcext:base-cell-address="Techniklabor.C38"/>
          </calcext:conditional-format>
          <calcext:conditional-format calcext:target-range-address="Techniklabor.C39:Techniklabor.C39">
            <calcext:condition calcext:apply-style-name="HintergrundGruen" calcext:value="formula-is(NOT(ISBLANK([.AI39])))" calcext:base-cell-address="Techniklabor.C39"/>
          </calcext:conditional-format>
          <calcext:conditional-format calcext:target-range-address="Techniklabor.C40:Techniklabor.C40">
            <calcext:condition calcext:apply-style-name="HintergrundGruen" calcext:value="formula-is(NOT(ISBLANK([.AI40])))" calcext:base-cell-address="Techniklabor.C40"/>
          </calcext:conditional-format>
          <calcext:conditional-format calcext:target-range-address="Techniklabor.C41:Techniklabor.C41">
            <calcext:condition calcext:apply-style-name="HintergrundGruen" calcext:value="formula-is(NOT(ISBLANK([.AI41])))" calcext:base-cell-address="Techniklabor.C41"/>
          </calcext:conditional-format>
          <calcext:conditional-format calcext:target-range-address="Techniklabor.C42:Techniklabor.C42">
            <calcext:condition calcext:apply-style-name="HintergrundGruen" calcext:value="formula-is(NOT(ISBLANK([.AI42])))" calcext:base-cell-address="Techniklabor.C42"/>
          </calcext:conditional-format>
          <calcext:conditional-format calcext:target-range-address="Techniklabor.C43:Techniklabor.C43">
            <calcext:condition calcext:apply-style-name="HintergrundGruen" calcext:value="formula-is(NOT(ISBLANK([.AI43])))" calcext:base-cell-address="Techniklabor.C43"/>
          </calcext:conditional-format>
          <calcext:conditional-format calcext:target-range-address="Techniklabor.C44:Techniklabor.C44">
            <calcext:condition calcext:apply-style-name="HintergrundGruen" calcext:value="formula-is(NOT(ISBLANK([.AI44])))" calcext:base-cell-address="Techniklabor.C44"/>
          </calcext:conditional-format>
          <calcext:conditional-format calcext:target-range-address="Techniklabor.C45:Techniklabor.C45">
            <calcext:condition calcext:apply-style-name="HintergrundGruen" calcext:value="formula-is(NOT(ISBLANK([.AI45])))" calcext:base-cell-address="Techniklabor.C45"/>
          </calcext:conditional-format>
          <calcext:conditional-format calcext:target-range-address="Techniklabor.C46:Techniklabor.C46">
            <calcext:condition calcext:apply-style-name="HintergrundGruen" calcext:value="formula-is(NOT(ISBLANK([.AI46])))" calcext:base-cell-address="Techniklabor.C46"/>
          </calcext:conditional-format>
          <calcext:conditional-format calcext:target-range-address="Techniklabor.C47:Techniklabor.C47">
            <calcext:condition calcext:apply-style-name="HintergrundGruen" calcext:value="formula-is(NOT(ISBLANK([.AI47])))" calcext:base-cell-address="Techniklabor.C47"/>
          </calcext:conditional-format>
          <calcext:conditional-format calcext:target-range-address="Techniklabor.C48:Techniklabor.C48">
            <calcext:condition calcext:apply-style-name="HintergrundGruen" calcext:value="formula-is(NOT(ISBLANK([.AI48])))" calcext:base-cell-address="Techniklabor.C48"/>
          </calcext:conditional-format>
          <calcext:conditional-format calcext:target-range-address="Techniklabor.C49:Techniklabor.C49">
            <calcext:condition calcext:apply-style-name="HintergrundGruen" calcext:value="formula-is(NOT(ISBLANK([.AI49])))" calcext:base-cell-address="Techniklabor.C49"/>
          </calcext:conditional-format>
          <calcext:conditional-format calcext:target-range-address="Techniklabor.C50:Techniklabor.C50">
            <calcext:condition calcext:apply-style-name="HintergrundGruen" calcext:value="formula-is(NOT(ISBLANK([.AI50])))" calcext:base-cell-address="Techniklabor.C50"/>
          </calcext:conditional-format>
          <calcext:conditional-format calcext:target-range-address="Techniklabor.C51:Techniklabor.C51">
            <calcext:condition calcext:apply-style-name="HintergrundGruen" calcext:value="formula-is(NOT(ISBLANK([.AI51])))" calcext:base-cell-address="Techniklabor.C51"/>
          </calcext:conditional-format>
          <calcext:conditional-format calcext:target-range-address="Techniklabor.C52:Techniklabor.C52">
            <calcext:condition calcext:apply-style-name="HintergrundGruen" calcext:value="formula-is(NOT(ISBLANK([.AI52])))" calcext:base-cell-address="Techniklabor.C52"/>
          </calcext:conditional-format>
          <calcext:conditional-format calcext:target-range-address="Techniklabor.C53:Techniklabor.C53">
            <calcext:condition calcext:apply-style-name="HintergrundGruen" calcext:value="formula-is(NOT(ISBLANK([.AI53])))" calcext:base-cell-address="Techniklabor.C53"/>
          </calcext:conditional-format>
          <calcext:conditional-format calcext:target-range-address="Techniklabor.C54:Techniklabor.C54">
            <calcext:condition calcext:apply-style-name="HintergrundGruen" calcext:value="formula-is(NOT(ISBLANK([.AI54])))" calcext:base-cell-address="Techniklabor.C54"/>
          </calcext:conditional-format>
          <calcext:conditional-format calcext:target-range-address="Techniklabor.C55:Techniklabor.C55">
            <calcext:condition calcext:apply-style-name="HintergrundGruen" calcext:value="formula-is(NOT(ISBLANK([.AI55])))" calcext:base-cell-address="Techniklabor.C55"/>
          </calcext:conditional-format>
          <calcext:conditional-format calcext:target-range-address="Techniklabor.C56:Techniklabor.C56">
            <calcext:condition calcext:apply-style-name="HintergrundGruen" calcext:value="formula-is(NOT(ISBLANK([.AI56])))" calcext:base-cell-address="Techniklabor.C56"/>
          </calcext:conditional-format>
          <calcext:conditional-format calcext:target-range-address="Techniklabor.C57:Techniklabor.C57">
            <calcext:condition calcext:apply-style-name="HintergrundGruen" calcext:value="formula-is(NOT(ISBLANK([.AI57])))" calcext:base-cell-address="Techniklabor.C57"/>
          </calcext:conditional-format>
          <calcext:conditional-format calcext:target-range-address="Techniklabor.C58:Techniklabor.C58">
            <calcext:condition calcext:apply-style-name="HintergrundGruen" calcext:value="formula-is(NOT(ISBLANK([.AI58])))" calcext:base-cell-address="Techniklabor.C58"/>
          </calcext:conditional-format>
          <calcext:conditional-format calcext:target-range-address="Techniklabor.C59:Techniklabor.C59">
            <calcext:condition calcext:apply-style-name="HintergrundGruen" calcext:value="formula-is(NOT(ISBLANK([.AI59])))" calcext:base-cell-address="Techniklabor.C59"/>
          </calcext:conditional-format>
          <calcext:conditional-format calcext:target-range-address="Techniklabor.C60:Techniklabor.C60">
            <calcext:condition calcext:apply-style-name="HintergrundGruen" calcext:value="formula-is(NOT(ISBLANK([.AI60])))" calcext:base-cell-address="Techniklabor.C60"/>
          </calcext:conditional-format>
          <calcext:conditional-format calcext:target-range-address="Techniklabor.C61:Techniklabor.C61">
            <calcext:condition calcext:apply-style-name="HintergrundGruen" calcext:value="formula-is(NOT(ISBLANK([.AI61])))" calcext:base-cell-address="Techniklabor.C61"/>
          </calcext:conditional-format>
          <calcext:conditional-format calcext:target-range-address="Techniklabor.C62:Techniklabor.C62">
            <calcext:condition calcext:apply-style-name="HintergrundGruen" calcext:value="formula-is(NOT(ISBLANK([.AI62])))" calcext:base-cell-address="Techniklabor.C62"/>
          </calcext:conditional-format>
          <calcext:conditional-format calcext:target-range-address="Techniklabor.C63:Techniklabor.C63">
            <calcext:condition calcext:apply-style-name="HintergrundGruen" calcext:value="formula-is(NOT(ISBLANK([.AI63])))" calcext:base-cell-address="Techniklabor.C63"/>
          </calcext:conditional-format>
          <calcext:conditional-format calcext:target-range-address="Techniklabor.C64:Techniklabor.C64">
            <calcext:condition calcext:apply-style-name="HintergrundGruen" calcext:value="formula-is(NOT(ISBLANK([.AI64])))" calcext:base-cell-address="Techniklabor.C64"/>
          </calcext:conditional-format>
          <calcext:conditional-format calcext:target-range-address="Techniklabor.C65:Techniklabor.C65">
            <calcext:condition calcext:apply-style-name="HintergrundGruen" calcext:value="formula-is(NOT(ISBLANK([.AI65])))" calcext:base-cell-address="Techniklabor.C65"/>
          </calcext:conditional-format>
          <calcext:conditional-format calcext:target-range-address="Techniklabor.C66:Techniklabor.C66">
            <calcext:condition calcext:apply-style-name="HintergrundGruen" calcext:value="formula-is(NOT(ISBLANK([.AI66])))" calcext:base-cell-address="Techniklabor.C66"/>
          </calcext:conditional-format>
          <calcext:conditional-format calcext:target-range-address="Techniklabor.C67:Techniklabor.C67">
            <calcext:condition calcext:apply-style-name="HintergrundGruen" calcext:value="formula-is(NOT(ISBLANK([.AI67])))" calcext:base-cell-address="Techniklabor.C67"/>
          </calcext:conditional-format>
          <calcext:conditional-format calcext:target-range-address="Techniklabor.C68:Techniklabor.C68">
            <calcext:condition calcext:apply-style-name="HintergrundGruen" calcext:value="formula-is(NOT(ISBLANK([.AI68])))" calcext:base-cell-address="Techniklabor.C68"/>
          </calcext:conditional-format>
          <calcext:conditional-format calcext:target-range-address="Techniklabor.C69:Techniklabor.C69">
            <calcext:condition calcext:apply-style-name="HintergrundGruen" calcext:value="formula-is(NOT(ISBLANK([.AI69])))" calcext:base-cell-address="Techniklabor.C69"/>
          </calcext:conditional-format>
          <calcext:conditional-format calcext:target-range-address="Techniklabor.C70:Techniklabor.C70">
            <calcext:condition calcext:apply-style-name="HintergrundGruen" calcext:value="formula-is(NOT(ISBLANK([.AI70])))" calcext:base-cell-address="Techniklabor.C70"/>
          </calcext:conditional-format>
          <calcext:conditional-format calcext:target-range-address="Techniklabor.C71:Techniklabor.C71">
            <calcext:condition calcext:apply-style-name="HintergrundGruen" calcext:value="formula-is(NOT(ISBLANK([.AI71])))" calcext:base-cell-address="Techniklabor.C71"/>
          </calcext:conditional-format>
          <calcext:conditional-format calcext:target-range-address="Techniklabor.C72:Techniklabor.C72">
            <calcext:condition calcext:apply-style-name="HintergrundGruen" calcext:value="formula-is(NOT(ISBLANK([.AI72])))" calcext:base-cell-address="Techniklabor.C72"/>
          </calcext:conditional-format>
          <calcext:conditional-format calcext:target-range-address="Techniklabor.C73:Techniklabor.C73">
            <calcext:condition calcext:apply-style-name="HintergrundGruen" calcext:value="formula-is(NOT(ISBLANK([.AI73])))" calcext:base-cell-address="Techniklabor.C73"/>
          </calcext:conditional-format>
          <calcext:conditional-format calcext:target-range-address="Techniklabor.C74:Techniklabor.C74">
            <calcext:condition calcext:apply-style-name="HintergrundGruen" calcext:value="formula-is(NOT(ISBLANK([.AI74])))" calcext:base-cell-address="Techniklabor.C74"/>
          </calcext:conditional-format>
          <calcext:conditional-format calcext:target-range-address="Techniklabor.C75:Techniklabor.C75">
            <calcext:condition calcext:apply-style-name="HintergrundGruen" calcext:value="formula-is(NOT(ISBLANK([.AI75])))" calcext:base-cell-address="Techniklabor.C75"/>
          </calcext:conditional-format>
          <calcext:conditional-format calcext:target-range-address="Techniklabor.C76:Techniklabor.C76">
            <calcext:condition calcext:apply-style-name="HintergrundGruen" calcext:value="formula-is(NOT(ISBLANK([.AI76])))" calcext:base-cell-address="Techniklabor.C76"/>
          </calcext:conditional-format>
          <calcext:conditional-format calcext:target-range-address="Techniklabor.C77:Techniklabor.C77">
            <calcext:condition calcext:apply-style-name="HintergrundGruen" calcext:value="formula-is(NOT(ISBLANK([.AI77])))" calcext:base-cell-address="Techniklabor.C77"/>
          </calcext:conditional-format>
          <calcext:conditional-format calcext:target-range-address="Techniklabor.C78:Techniklabor.C78">
            <calcext:condition calcext:apply-style-name="HintergrundGruen" calcext:value="formula-is(NOT(ISBLANK([.AI78])))" calcext:base-cell-address="Techniklabor.C78"/>
          </calcext:conditional-format>
          <calcext:conditional-format calcext:target-range-address="Techniklabor.C79:Techniklabor.C79">
            <calcext:condition calcext:apply-style-name="HintergrundGruen" calcext:value="formula-is(NOT(ISBLANK([.AI79])))" calcext:base-cell-address="Techniklabor.C79"/>
          </calcext:conditional-format>
          <calcext:conditional-format calcext:target-range-address="Techniklabor.C80:Techniklabor.C80">
            <calcext:condition calcext:apply-style-name="HintergrundGruen" calcext:value="formula-is(NOT(ISBLANK([.AI80])))" calcext:base-cell-address="Techniklabor.C80"/>
          </calcext:conditional-format>
          <calcext:conditional-format calcext:target-range-address="Techniklabor.C81:Techniklabor.C81">
            <calcext:condition calcext:apply-style-name="HintergrundGruen" calcext:value="formula-is(NOT(ISBLANK([.AI81])))" calcext:base-cell-address="Techniklabor.C81"/>
          </calcext:conditional-format>
          <calcext:conditional-format calcext:target-range-address="Techniklabor.C82:Techniklabor.C82">
            <calcext:condition calcext:apply-style-name="HintergrundGruen" calcext:value="formula-is(NOT(ISBLANK([.AI82])))" calcext:base-cell-address="Techniklabor.C82"/>
          </calcext:conditional-format>
          <calcext:conditional-format calcext:target-range-address="Techniklabor.C83:Techniklabor.C83">
            <calcext:condition calcext:apply-style-name="HintergrundGruen" calcext:value="formula-is(NOT(ISBLANK([.AI83])))" calcext:base-cell-address="Techniklabor.C83"/>
          </calcext:conditional-format>
          <calcext:conditional-format calcext:target-range-address="Techniklabor.C84:Techniklabor.C84">
            <calcext:condition calcext:apply-style-name="HintergrundGruen" calcext:value="formula-is(NOT(ISBLANK([.AI84])))" calcext:base-cell-address="Techniklabor.C84"/>
          </calcext:conditional-format>
          <calcext:conditional-format calcext:target-range-address="Techniklabor.C85:Techniklabor.C85">
            <calcext:condition calcext:apply-style-name="HintergrundGruen" calcext:value="formula-is(NOT(ISBLANK([.AI85])))" calcext:base-cell-address="Techniklabor.C85"/>
          </calcext:conditional-format>
          <calcext:conditional-format calcext:target-range-address="Techniklabor.C86:Techniklabor.C86">
            <calcext:condition calcext:apply-style-name="HintergrundGruen" calcext:value="formula-is(NOT(ISBLANK([.AI86])))" calcext:base-cell-address="Techniklabor.C86"/>
          </calcext:conditional-format>
          <calcext:conditional-format calcext:target-range-address="Techniklabor.C87:Techniklabor.C87">
            <calcext:condition calcext:apply-style-name="HintergrundGruen" calcext:value="formula-is(NOT(ISBLANK([.AI87])))" calcext:base-cell-address="Techniklabor.C87"/>
          </calcext:conditional-format>
          <calcext:conditional-format calcext:target-range-address="Techniklabor.C88:Techniklabor.C88">
            <calcext:condition calcext:apply-style-name="HintergrundGruen" calcext:value="formula-is(NOT(ISBLANK([.AI88])))" calcext:base-cell-address="Techniklabor.C88"/>
          </calcext:conditional-format>
          <calcext:conditional-format calcext:target-range-address="Techniklabor.C89:Techniklabor.C89">
            <calcext:condition calcext:apply-style-name="HintergrundGruen" calcext:value="formula-is(NOT(ISBLANK([.AI89])))" calcext:base-cell-address="Techniklabor.C89"/>
          </calcext:conditional-format>
          <calcext:conditional-format calcext:target-range-address="Techniklabor.C90:Techniklabor.C90">
            <calcext:condition calcext:apply-style-name="HintergrundGruen" calcext:value="formula-is(NOT(ISBLANK([.AI90])))" calcext:base-cell-address="Techniklabor.C90"/>
          </calcext:conditional-format>
          <calcext:conditional-format calcext:target-range-address="Techniklabor.C91:Techniklabor.C91">
            <calcext:condition calcext:apply-style-name="HintergrundGruen" calcext:value="formula-is(NOT(ISBLANK([.AI91])))" calcext:base-cell-address="Techniklabor.C91"/>
          </calcext:conditional-format>
          <calcext:conditional-format calcext:target-range-address="Techniklabor.C92:Techniklabor.C92">
            <calcext:condition calcext:apply-style-name="HintergrundGruen" calcext:value="formula-is(NOT(ISBLANK([.AI92])))" calcext:base-cell-address="Techniklabor.C92"/>
          </calcext:conditional-format>
          <calcext:conditional-format calcext:target-range-address="Techniklabor.C93:Techniklabor.C93">
            <calcext:condition calcext:apply-style-name="HintergrundGruen" calcext:value="formula-is(NOT(ISBLANK([.AI93])))" calcext:base-cell-address="Techniklabor.C93"/>
          </calcext:conditional-format>
          <calcext:conditional-format calcext:target-range-address="Techniklabor.C94:Techniklabor.C94">
            <calcext:condition calcext:apply-style-name="HintergrundGruen" calcext:value="formula-is(NOT(ISBLANK([.AI94])))" calcext:base-cell-address="Techniklabor.C94"/>
          </calcext:conditional-format>
          <calcext:conditional-format calcext:target-range-address="Techniklabor.C95:Techniklabor.C95">
            <calcext:condition calcext:apply-style-name="HintergrundGruen" calcext:value="formula-is(NOT(ISBLANK([.AI95])))" calcext:base-cell-address="Techniklabor.C95"/>
          </calcext:conditional-format>
          <calcext:conditional-format calcext:target-range-address="Techniklabor.C96:Techniklabor.C96">
            <calcext:condition calcext:apply-style-name="HintergrundGruen" calcext:value="formula-is(NOT(ISBLANK([.AI96])))" calcext:base-cell-address="Techniklabor.C96"/>
          </calcext:conditional-format>
          <calcext:conditional-format calcext:target-range-address="Techniklabor.C97:Techniklabor.C97">
            <calcext:condition calcext:apply-style-name="HintergrundGruen" calcext:value="formula-is(NOT(ISBLANK([.AI97])))" calcext:base-cell-address="Techniklabor.C97"/>
          </calcext:conditional-format>
          <calcext:conditional-format calcext:target-range-address="Techniklabor.C98:Techniklabor.C98">
            <calcext:condition calcext:apply-style-name="HintergrundGruen" calcext:value="formula-is(NOT(ISBLANK([.AI98])))" calcext:base-cell-address="Techniklabor.C98"/>
          </calcext:conditional-format>
          <calcext:conditional-format calcext:target-range-address="Techniklabor.C99:Techniklabor.C99">
            <calcext:condition calcext:apply-style-name="HintergrundGruen" calcext:value="formula-is(NOT(ISBLANK([.AI99])))" calcext:base-cell-address="Techniklabor.C99"/>
          </calcext:conditional-format>
          <calcext:conditional-format calcext:target-range-address="Techniklabor.C100:Techniklabor.C100">
            <calcext:condition calcext:apply-style-name="HintergrundGruen" calcext:value="formula-is(NOT(ISBLANK([.AI100])))" calcext:base-cell-address="Techniklabor.C100"/>
          </calcext:conditional-format>
          <calcext:conditional-format calcext:target-range-address="Techniklabor.C101:Techniklabor.C101">
            <calcext:condition calcext:apply-style-name="HintergrundGruen" calcext:value="formula-is(NOT(ISBLANK([.AI101])))" calcext:base-cell-address="Techniklabor.C101"/>
          </calcext:conditional-format>
          <calcext:conditional-format calcext:target-range-address="Techniklabor.C102:Techniklabor.C102">
            <calcext:condition calcext:apply-style-name="HintergrundGruen" calcext:value="formula-is(NOT(ISBLANK([.AI102])))" calcext:base-cell-address="Techniklabor.C102"/>
          </calcext:conditional-format>
          <calcext:conditional-format calcext:target-range-address="Techniklabor.C103:Techniklabor.C103">
            <calcext:condition calcext:apply-style-name="HintergrundGruen" calcext:value="formula-is(NOT(ISBLANK([.AI103])))" calcext:base-cell-address="Techniklabor.C103"/>
          </calcext:conditional-format>
          <calcext:conditional-format calcext:target-range-address="Techniklabor.C104:Techniklabor.C104">
            <calcext:condition calcext:apply-style-name="HintergrundGruen" calcext:value="formula-is(NOT(ISBLANK([.AI104])))" calcext:base-cell-address="Techniklabor.C104"/>
          </calcext:conditional-format>
          <calcext:conditional-format calcext:target-range-address="Techniklabor.C105:Techniklabor.C105">
            <calcext:condition calcext:apply-style-name="HintergrundGruen" calcext:value="formula-is(NOT(ISBLANK([.AI105])))" calcext:base-cell-address="Techniklabor.C105"/>
          </calcext:conditional-format>
          <calcext:conditional-format calcext:target-range-address="Techniklabor.C106:Techniklabor.C106">
            <calcext:condition calcext:apply-style-name="HintergrundGruen" calcext:value="formula-is(NOT(ISBLANK([.AI106])))" calcext:base-cell-address="Techniklabor.C106"/>
          </calcext:conditional-format>
          <calcext:conditional-format calcext:target-range-address="Techniklabor.C107:Techniklabor.C107">
            <calcext:condition calcext:apply-style-name="HintergrundGruen" calcext:value="formula-is(NOT(ISBLANK([.AI107])))" calcext:base-cell-address="Techniklabor.C107"/>
          </calcext:conditional-format>
          <calcext:conditional-format calcext:target-range-address="Techniklabor.C108:Techniklabor.C108">
            <calcext:condition calcext:apply-style-name="HintergrundGruen" calcext:value="formula-is(NOT(ISBLANK([.AI108])))" calcext:base-cell-address="Techniklabor.C108"/>
          </calcext:conditional-format>
          <calcext:conditional-format calcext:target-range-address="Techniklabor.C109:Techniklabor.C109">
            <calcext:condition calcext:apply-style-name="HintergrundGruen" calcext:value="formula-is(NOT(ISBLANK([.AI109])))" calcext:base-cell-address="Techniklabor.C109"/>
          </calcext:conditional-format>
          <calcext:conditional-format calcext:target-range-address="Techniklabor.C110:Techniklabor.C110">
            <calcext:condition calcext:apply-style-name="HintergrundGruen" calcext:value="formula-is(NOT(ISBLANK([.AI110])))" calcext:base-cell-address="Techniklabor.C110"/>
          </calcext:conditional-format>
          <calcext:conditional-format calcext:target-range-address="Techniklabor.C111:Techniklabor.C111">
            <calcext:condition calcext:apply-style-name="HintergrundGruen" calcext:value="formula-is(NOT(ISBLANK([.AI111])))" calcext:base-cell-address="Techniklabor.C111"/>
          </calcext:conditional-format>
          <calcext:conditional-format calcext:target-range-address="Techniklabor.C114:Techniklabor.C114">
            <calcext:condition calcext:apply-style-name="HintergrundGruen" calcext:value="formula-is(NOT(ISBLANK([.AI114])))" calcext:base-cell-address="Techniklabor.C114"/>
          </calcext:conditional-format>
          <calcext:conditional-format calcext:target-range-address="Techniklabor.C117:Techniklabor.C117">
            <calcext:condition calcext:apply-style-name="HintergrundGruen" calcext:value="formula-is(NOT(ISBLANK([.AI117])))" calcext:base-cell-address="Techniklabor.C117"/>
          </calcext:conditional-format>
          <calcext:conditional-format calcext:target-range-address="Techniklabor.C118:Techniklabor.C118">
            <calcext:condition calcext:apply-style-name="HintergrundGruen" calcext:value="formula-is(NOT(ISBLANK([.AI118])))" calcext:base-cell-address="Techniklabor.C118"/>
          </calcext:conditional-format>
          <calcext:conditional-format calcext:target-range-address="Techniklabor.C119:Techniklabor.C119">
            <calcext:condition calcext:apply-style-name="HintergrundGruen" calcext:value="formula-is(NOT(ISBLANK([.AI119])))" calcext:base-cell-address="Techniklabor.C119"/>
          </calcext:conditional-format>
          <calcext:conditional-format calcext:target-range-address="Techniklabor.C120:Techniklabor.C120">
            <calcext:condition calcext:apply-style-name="HintergrundGruen" calcext:value="formula-is(NOT(ISBLANK([.AI120])))" calcext:base-cell-address="Techniklabor.C120"/>
          </calcext:conditional-format>
          <calcext:conditional-format calcext:target-range-address="Techniklabor.C115:Techniklabor.C115">
            <calcext:condition calcext:apply-style-name="HintergrundGruen" calcext:value="formula-is(NOT(ISBLANK([.AI115])))" calcext:base-cell-address="Techniklabor.C115"/>
          </calcext:conditional-format>
          <calcext:conditional-format calcext:target-range-address="Techniklabor.C112:Techniklabor.C112">
            <calcext:condition calcext:apply-style-name="HintergrundGruen" calcext:value="formula-is(NOT(ISBLANK([.AI112])))" calcext:base-cell-address="Techniklabor.C112"/>
          </calcext:conditional-format>
          <calcext:conditional-format calcext:target-range-address="Techniklabor.C116:Techniklabor.C116">
            <calcext:condition calcext:apply-style-name="HintergrundGruen" calcext:value="formula-is(NOT(ISBLANK([.AI116])))" calcext:base-cell-address="Techniklabor.C116"/>
          </calcext:conditional-format>
          <calcext:conditional-format calcext:target-range-address="Techniklabor.C113:Techniklabor.C113">
            <calcext:condition calcext:apply-style-name="HintergrundGruen" calcext:value="formula-is(NOT(ISBLANK([.AI113])))" calcext:base-cell-address="Techniklabor.C113"/>
          </calcext:conditional-format>
          <calcext:conditional-format calcext:target-range-address="Techniklabor.C121:Techniklabor.C122">
            <calcext:condition calcext:apply-style-name="HintergrundGruen" calcext:value="formula-is(NOT(ISBLANK([.AI121])))" calcext:base-cell-address="Techniklabor.C121"/>
          </calcext:conditional-format>
          <calcext:conditional-format calcext:target-range-address="Techniklabor.C123:Techniklabor.C123">
            <calcext:condition calcext:apply-style-name="HintergrundGruen" calcext:value="formula-is(NOT(ISBLANK([.AI123])))" calcext:base-cell-address="Techniklabor.C123"/>
          </calcext:conditional-format>
          <calcext:conditional-format calcext:target-range-address="Techniklabor.C124:Techniklabor.C124">
            <calcext:condition calcext:apply-style-name="HintergrundGruen" calcext:value="formula-is(NOT(ISBLANK([.AI124])))" calcext:base-cell-address="Techniklabor.C124"/>
          </calcext:conditional-format>
        </calcext:conditional-formats>
      </table:table>
      <table:table table:name="Waffenlabor" table:style-name="ta3">
        <office:forms form:automatic-focus="false" form:apply-design-mode="false"/>
        <table:table-column table:style-name="co53" table:default-cell-style-name="ce3"/>
        <table:table-column table:style-name="co54" table:default-cell-style-name="Default"/>
        <table:table-column table:style-name="co55" table:default-cell-style-name="Default"/>
        <table:table-column table:style-name="co41" table:default-cell-style-name="Default"/>
        <table:table-column table:style-name="co5" table:default-cell-style-name="Default"/>
        <table:table-column table:style-name="co56" table:default-cell-style-name="Default"/>
        <table:table-column table:style-name="co21" table:number-columns-repeated="2" table:default-cell-style-name="ce435"/>
        <table:table-column table:style-name="co7" table:default-cell-style-name="ce3"/>
        <table:table-column table:style-name="co23" table:default-cell-style-name="ce435"/>
        <table:table-column table:style-name="co57" table:default-cell-style-name="ce435"/>
        <table:table-column table:style-name="co17" table:default-cell-style-name="ce435"/>
        <table:table-column table:style-name="co27" table:default-cell-style-name="ce435"/>
        <table:table-column table:style-name="co4" table:default-cell-style-name="ce435"/>
        <table:table-column table:style-name="co48" table:number-columns-repeated="2" table:default-cell-style-name="ce169"/>
        <table:table-column table:style-name="co58" table:default-cell-style-name="ce169"/>
        <table:table-column table:style-name="co59" table:default-cell-style-name="ce302"/>
        <table:table-column table:style-name="co28" table:default-cell-style-name="ce169"/>
        <table:table-column table:style-name="co60" table:default-cell-style-name="ce302"/>
        <table:table-column table:style-name="co51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ce166"/>
        <table:table-column table:style-name="co35" table:default-cell-style-name="ce166"/>
        <table:table-column table:style-name="co36" table:default-cell-style-name="ce3"/>
        <table:table-column table:style-name="co17" table:default-cell-style-name="Default"/>
        <table:table-column table:style-name="co19" table:default-cell-style-name="ce172"/>
        <table:table-column table:style-name="co37" table:number-columns-repeated="985" table:default-cell-style-name="Default"/>
        <table:table-row table:style-name="ro4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164" office:value-type="string" calcext:value-type="string">
            <text:p>DPS</text:p>
          </table:table-cell>
          <table:table-cell table:style-name="ce299" office:value-type="string" calcext:value-type="string">
            <text:p>Reichweite</text:p>
            <text:p>(m) von</text:p>
          </table:table-cell>
          <table:table-cell table:style-name="ce299" office:value-type="string" calcext:value-type="string">
            <text:p>Reichweite</text:p>
            <text:p>(m) 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299" office:value-type="string" calcext:value-type="string">
            <text:p>Effekt-</text:p>
            <text:p>radius (m)</text:p>
          </table:table-cell>
          <table:table-cell table:style-name="ce299" office:value-type="string" calcext:value-type="string">
            <text:p>Streu-</text:p>
            <text:p>winkel (°)</text:p>
          </table:table-cell>
          <table:table-cell table:style-name="ce299" office:value-type="string" calcext:value-type="string">
            <text:p>Flugzeit</text:p>
            <text:p>(s)</text:p>
          </table:table-cell>
          <table:table-cell table:style-name="ce299" office:value-type="string" calcext:value-type="string">
            <text:p>Alarmstart</text:p>
            <text:p>(m)</text:p>
          </table:table-cell>
          <table:table-cell table:style-name="ce299" office:value-type="string" calcext:value-type="string">
            <text:p>Haltbarkeit</text:p>
          </table:table-cell>
          <table:table-cell table:style-name="ce1" office:value-type="string" calcext:value-type="string">
            <text:p>Schildum-</text:p>
            <text:p>gehung (%)</text:p>
          </table:table-cell>
          <table:table-cell table:style-name="ce1" office:value-type="string" calcext:value-type="string">
            <text:p>Stasis</text:p>
            <text:p>(%)</text:p>
          </table:table-cell>
          <table:table-cell table:style-name="ce1" office:value-type="string" calcext:value-type="string">
            <text:p>Schild-</text:p>
            <text:p>schaden (+%)</text:p>
          </table:table-cell>
          <table:table-cell table:style-name="ce299" office:value-type="string" calcext:value-type="string">
            <text:p>Kette</text:p>
          </table:table-cell>
          <table:table-cell table:style-name="ce1" office:value-type="string" calcext:value-type="string">
            <text:p>Modul-</text:p>
            <text:p>schaden</text:p>
          </table:table-cell>
          <table:table-cell table:style-name="ce299" office:value-type="string" calcext:value-type="string">
            <text:p>Panzer-</text:p>
            <text:p>brechend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164" office:value-type="string" calcext:value-type="string">
            <text:p>Baukosten He-3</text:p>
          </table:table-cell>
          <table:table-cell table:style-name="ce164" office:value-type="string" calcext:value-type="string">
            <text:p>Baukosten Erz</text:p>
          </table:table-cell>
          <table:table-cell table:style-name="ce164" office:value-type="string" calcext:value-type="string">
            <text:p>Baukosten AM</text:p>
          </table:table-cell>
          <table:table-cell table:style-name="ce164" office:value-type="string" calcext:value-type="string">
            <text:p>tB d</text:p>
          </table:table-cell>
          <table:table-cell table:style-name="ce164" office:value-type="string" calcext:value-type="string">
            <text:p>tB h</text:p>
          </table:table-cell>
          <table:table-cell table:style-name="ce16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0" office:value-type="string" calcext:value-type="string">
            <text:p>gebaut</text:p>
          </table:table-cell>
          <table:table-cell table:style-name="ce173" table:number-columns-repeated="984"/>
          <table:table-cell table:style-name="ce3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04" office:value-type="string" calcext:value-type="string">
            <text:p>Basis-Jägerstaffe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300" table:number-columns-repeated="2"/>
          <table:table-cell table:style-name="ce2" office:value-type="float" office:value="2000" calcext:value-type="float">
            <text:p>2000</text:p>
          </table:table-cell>
          <table:table-cell table:style-name="ce300" table:number-columns-repeated="2"/>
          <table:table-cell table:style-name="ce300" office:value-type="float" office:value="15" calcext:value-type="float">
            <text:p>15</text:p>
          </table:table-cell>
          <table:table-cell table:style-name="ce300" office:value-type="float" office:value="8000" calcext:value-type="float">
            <text:p>8000</text:p>
          </table:table-cell>
          <table:table-cell table:style-name="ce300" office:value-type="float" office:value="500" calcext:value-type="float">
            <text:p>500</text:p>
          </table:table-cell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Gravitationsk. III</text:p>
          </table:table-cell>
          <table:table-cell table:style-name="ce2" table:number-columns-repeated="2"/>
          <table:table-cell table:style-name="ce165"/>
          <table:table-cell table:style-name="ce165" office:value-type="float" office:value="3684294" calcext:value-type="float">
            <text:p>3.684.294</text:p>
          </table:table-cell>
          <table:table-cell table:style-name="ce165" office:value-type="float" office:value="650169" calcext:value-type="float">
            <text:p>650.169</text:p>
          </table:table-cell>
          <table:table-cell table:style-name="ce165"/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9" calcext:value-type="float">
            <text:p>179</text:p>
          </table:table-cell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05" office:value-type="string" calcext:value-type="string">
            <text:p>Basis-Jägerstaffe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300" table:number-columns-repeated="2"/>
          <table:table-cell table:style-name="ce2" office:value-type="float" office:value="2000" calcext:value-type="float">
            <text:p>2000</text:p>
          </table:table-cell>
          <table:table-cell table:style-name="ce300" table:number-columns-repeated="2"/>
          <table:table-cell table:style-name="ce300" office:value-type="float" office:value="15" calcext:value-type="float">
            <text:p>15</text:p>
          </table:table-cell>
          <table:table-cell table:style-name="ce300" office:value-type="float" office:value="8000" calcext:value-type="float">
            <text:p>8000</text:p>
          </table:table-cell>
          <table:table-cell table:style-name="ce300" office:value-type="float" office:value="500" calcext:value-type="float">
            <text:p>500</text:p>
          </table:table-cell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(Basis-)Jägerstaffel I</text:p>
          </table:table-cell>
          <table:table-cell table:style-name="ce2" office:value-type="string" calcext:value-type="string">
            <text:p>Gravitationsk.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06" office:value-type="string" calcext:value-type="string">
            <text:p>Basis-Jägerstaffe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300" table:number-columns-repeated="2"/>
          <table:table-cell table:style-name="ce2" office:value-type="float" office:value="2000" calcext:value-type="float">
            <text:p>2000</text:p>
          </table:table-cell>
          <table:table-cell table:style-name="ce300" table:number-columns-repeated="2"/>
          <table:table-cell table:style-name="ce300" office:value-type="float" office:value="15" calcext:value-type="float">
            <text:p>15</text:p>
          </table:table-cell>
          <table:table-cell table:style-name="ce300" office:value-type="float" office:value="8000" calcext:value-type="float">
            <text:p>8000</text:p>
          </table:table-cell>
          <table:table-cell table:style-name="ce300" office:value-type="float" office:value="500" calcext:value-type="float">
            <text:p>500</text:p>
          </table:table-cell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(Basis-)Jägerstaffel II</text:p>
          </table:table-cell>
          <table:table-cell table:style-name="ce2" office:value-type="string" calcext:value-type="string">
            <text:p>Gravitationsk. 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07" office:value-type="string" calcext:value-type="string">
            <text:p>Fusions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300" office:value-type="float" office:value="4000" calcext:value-type="float">
            <text:p>4000</text:p>
          </table:table-cell>
          <table:table-cell table:style-name="ce300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00" office:value-type="float" office:value="650" calcext:value-type="float">
            <text:p>650</text:p>
          </table:table-cell>
          <table:table-cell table:style-name="ce300" office:value-type="float" office:value="60" calcext:value-type="float">
            <text:p>6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165"/>
          <table:table-cell table:style-name="ce165" office:value-type="float" office:value="3428287" calcext:value-type="float">
            <text:p>3.428.287</text:p>
          </table:table-cell>
          <table:table-cell table:style-name="ce165" office:value-type="float" office:value="604992" calcext:value-type="float">
            <text:p>604.992</text:p>
          </table:table-cell>
          <table:table-cell table:style-name="ce165"/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08" office:value-type="string" calcext:value-type="string">
            <text:p>Fusions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6" calcext:value-type="float">
            <text:p>26</text:p>
          </table:table-cell>
          <table:table-cell table:style-name="ce300" office:value-type="float" office:value="4000" calcext:value-type="float">
            <text:p>4000</text:p>
          </table:table-cell>
          <table:table-cell table:style-name="ce300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00" office:value-type="float" office:value="650" calcext:value-type="float">
            <text:p>650</text:p>
          </table:table-cell>
          <table:table-cell table:style-name="ce300" office:value-type="float" office:value="60" calcext:value-type="float">
            <text:p>6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Fusionstorpedo I</text:p>
          </table:table-cell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I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09" office:value-type="string" calcext:value-type="string">
            <text:p>Fusions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46" calcext:value-type="float">
            <text:p>46</text:p>
          </table:table-cell>
          <table:table-cell table:style-name="ce300" office:value-type="float" office:value="4000" calcext:value-type="float">
            <text:p>4000</text:p>
          </table:table-cell>
          <table:table-cell table:style-name="ce300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00" office:value-type="float" office:value="650" calcext:value-type="float">
            <text:p>650</text:p>
          </table:table-cell>
          <table:table-cell table:style-name="ce300" office:value-type="float" office:value="60" calcext:value-type="float">
            <text:p>6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Fusionstorpedo II</text:p>
          </table:table-cell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IX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10" office:value-type="string" calcext:value-type="string">
            <text:p>Fusionstorpedo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80" calcext:value-type="float">
            <text:p>80</text:p>
          </table:table-cell>
          <table:table-cell table:style-name="ce300" office:value-type="float" office:value="4000" calcext:value-type="float">
            <text:p>4000</text:p>
          </table:table-cell>
          <table:table-cell table:style-name="ce300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00" office:value-type="float" office:value="650" calcext:value-type="float">
            <text:p>650</text:p>
          </table:table-cell>
          <table:table-cell table:style-name="ce300" office:value-type="float" office:value="60" calcext:value-type="float">
            <text:p>6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Fusionstorpedo III</text:p>
          </table:table-cell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X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11" office:value-type="string" calcext:value-type="string">
            <text:p>Fusionstorpedo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float" office:value="141" calcext:value-type="float">
            <text:p>141</text:p>
          </table:table-cell>
          <table:table-cell table:style-name="ce300" office:value-type="float" office:value="4000" calcext:value-type="float">
            <text:p>4000</text:p>
          </table:table-cell>
          <table:table-cell table:style-name="ce300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00" office:value-type="float" office:value="650" calcext:value-type="float">
            <text:p>650</text:p>
          </table:table-cell>
          <table:table-cell table:style-name="ce300" office:value-type="float" office:value="60" calcext:value-type="float">
            <text:p>6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Fusionstorpedo IV</text:p>
          </table:table-cell>
          <table:table-cell table:style-name="ce2" office:value-type="string" calcext:value-type="string">
            <text:p>Plasmaraketen V</text:p>
          </table:table-cell>
          <table:table-cell table:style-name="ce2" office:value-type="string" calcext:value-type="string">
            <text:p>Waffenlabor X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12" office:value-type="string" calcext:value-type="string">
            <text:p>Gravitationsk.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" calcext:value-type="float">
            <text:p>6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13" office:value-type="string" calcext:value-type="string">
            <text:p>Gravitationsk.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" calcext:value-type="float">
            <text:p>10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Gravitationsk. I</text:p>
          </table:table-cell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VI</text:p>
          </table:table-cell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14" office:value-type="string" calcext:value-type="string">
            <text:p>Gravitationsk.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8" calcext:value-type="float">
            <text:p>18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Gravitationsk. II</text:p>
          </table:table-cell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VII</text:p>
          </table:table-cell>
          <table:table-cell table:style-name="ce165"/>
          <table:table-cell table:style-name="ce165" office:value-type="float" office:value="3929913" calcext:value-type="float">
            <text:p>3.929.913</text:p>
          </table:table-cell>
          <table:table-cell table:style-name="ce165" office:value-type="float" office:value="693514" calcext:value-type="float">
            <text:p>693.514</text:p>
          </table:table-cell>
          <table:table-cell table:style-name="ce165"/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1" calcext:value-type="float">
            <text:p>191</text:p>
          </table:table-cell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15" office:value-type="string" calcext:value-type="string">
            <text:p>Gravitationsk.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2" calcext:value-type="float">
            <text:p>32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Gravitationsk. III</text:p>
          </table:table-cell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II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16" office:value-type="string" calcext:value-type="string">
            <text:p>Gravitationsk.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58" calcext:value-type="float">
            <text:p>58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Gravitationsk. IV</text:p>
          </table:table-cell>
          <table:table-cell table:style-name="ce2" office:value-type="string" calcext:value-type="string">
            <text:p>Thermalstrahl V</text:p>
          </table:table-cell>
          <table:table-cell table:style-name="ce2" office:value-type="string" calcext:value-type="string">
            <text:p>Waffenlabor IX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17" office:value-type="string" calcext:value-type="string">
            <text:p>Magnetkanone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" calcext:value-type="float">
            <text:p>9</text:p>
          </table:table-cell>
          <table:table-cell table:style-name="ce300" office:value-type="float" office:value="4000" calcext:value-type="float">
            <text:p>4000</text:p>
          </table:table-cell>
          <table:table-cell table:style-name="ce300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table:number-columns-repeated="3"/>
          <table:table-cell table:style-name="ce165"/>
          <table:table-cell table:style-name="ce165" office:value-type="float" office:value="16933" calcext:value-type="float">
            <text:p>16.933</text:p>
          </table:table-cell>
          <table:table-cell table:style-name="ce165" table:number-columns-repeated="3"/>
          <table:table-cell table:style-name="ce165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18" office:value-type="string" calcext:value-type="string">
            <text:p>Magnetkanone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6" calcext:value-type="float">
            <text:p>16</text:p>
          </table:table-cell>
          <table:table-cell table:style-name="ce300" office:value-type="float" office:value="4000" calcext:value-type="float">
            <text:p>4000</text:p>
          </table:table-cell>
          <table:table-cell table:style-name="ce300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19" office:value-type="string" calcext:value-type="string">
            <text:p>Magnetkanone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8" calcext:value-type="float">
            <text:p>28</text:p>
          </table:table-cell>
          <table:table-cell table:style-name="ce300" office:value-type="float" office:value="4000" calcext:value-type="float">
            <text:p>4000</text:p>
          </table:table-cell>
          <table:table-cell table:style-name="ce300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20" office:value-type="string" calcext:value-type="string">
            <text:p>Magnetkanone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48" calcext:value-type="float">
            <text:p>48</text:p>
          </table:table-cell>
          <table:table-cell table:style-name="ce300" office:value-type="float" office:value="4000" calcext:value-type="float">
            <text:p>4000</text:p>
          </table:table-cell>
          <table:table-cell table:style-name="ce300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21" office:value-type="string" calcext:value-type="string">
            <text:p>Magnetkanone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85" calcext:value-type="float">
            <text:p>85</text:p>
          </table:table-cell>
          <table:table-cell table:style-name="ce300" office:value-type="float" office:value="4000" calcext:value-type="float">
            <text:p>4000</text:p>
          </table:table-cell>
          <table:table-cell table:style-name="ce300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22" office:value-type="string" calcext:value-type="string">
            <text:p>Massebeschl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300" office:value-type="float" office:value="5100" calcext:value-type="float">
            <text:p>5100</text:p>
          </table:table-cell>
          <table:table-cell table:style-name="ce300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23" office:value-type="string" calcext:value-type="string">
            <text:p>Massebeschl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" calcext:value-type="float">
            <text:p>21</text:p>
          </table:table-cell>
          <table:table-cell table:style-name="ce300" office:value-type="float" office:value="5100" calcext:value-type="float">
            <text:p>5100</text:p>
          </table:table-cell>
          <table:table-cell table:style-name="ce300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Massebeschl. I</text:p>
          </table:table-cell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II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24" office:value-type="string" calcext:value-type="string">
            <text:p>Massebeschl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37" calcext:value-type="float">
            <text:p>37</text:p>
          </table:table-cell>
          <table:table-cell table:style-name="ce300" office:value-type="float" office:value="5100" calcext:value-type="float">
            <text:p>5100</text:p>
          </table:table-cell>
          <table:table-cell table:style-name="ce300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Massebeschl. II</text:p>
          </table:table-cell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IX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25" office:value-type="string" calcext:value-type="string">
            <text:p>Massebeschl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65" calcext:value-type="float">
            <text:p>65</text:p>
          </table:table-cell>
          <table:table-cell table:style-name="ce300" office:value-type="float" office:value="5100" calcext:value-type="float">
            <text:p>5100</text:p>
          </table:table-cell>
          <table:table-cell table:style-name="ce300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Massebeschl. III</text:p>
          </table:table-cell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X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26" office:value-type="string" calcext:value-type="string">
            <text:p>Massebeschl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13" calcext:value-type="float">
            <text:p>113</text:p>
          </table:table-cell>
          <table:table-cell table:style-name="ce300" office:value-type="float" office:value="5100" calcext:value-type="float">
            <text:p>5100</text:p>
          </table:table-cell>
          <table:table-cell table:style-name="ce300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Massebeschl. IV</text:p>
          </table:table-cell>
          <table:table-cell table:style-name="ce2" office:value-type="string" calcext:value-type="string">
            <text:p>Magnetkanone V</text:p>
          </table:table-cell>
          <table:table-cell table:style-name="ce2" office:value-type="string" calcext:value-type="string">
            <text:p>Waffenlabor X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27" office:value-type="string" calcext:value-type="string">
            <text:p>Plasmaraketen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8" calcext:value-type="float">
            <text:p>18</text:p>
          </table:table-cell>
          <table:table-cell table:style-name="ce300" office:value-type="float" office:value="3000" calcext:value-type="float">
            <text:p>3000</text:p>
          </table:table-cell>
          <table:table-cell table:style-name="ce300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office:value-type="float" office:value="300" calcext:value-type="float">
            <text:p>300</text:p>
          </table:table-cell>
          <table:table-cell table:style-name="ce300" office:value-type="float" office:value="40" calcext:value-type="float">
            <text:p>4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28" office:value-type="string" calcext:value-type="string">
            <text:p>Plasmaraketen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1" calcext:value-type="float">
            <text:p>31</text:p>
          </table:table-cell>
          <table:table-cell table:style-name="ce300" office:value-type="float" office:value="3000" calcext:value-type="float">
            <text:p>3000</text:p>
          </table:table-cell>
          <table:table-cell table:style-name="ce300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office:value-type="float" office:value="300" calcext:value-type="float">
            <text:p>300</text:p>
          </table:table-cell>
          <table:table-cell table:style-name="ce300" office:value-type="float" office:value="40" calcext:value-type="float">
            <text:p>4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165"/>
          <table:table-cell table:style-name="ce165" office:value-type="float" office:value="2191229" calcext:value-type="float">
            <text:p>2.191.229</text:p>
          </table:table-cell>
          <table:table-cell table:style-name="ce165" office:value-type="float" office:value="243470" calcext:value-type="float">
            <text:p>243.470</text:p>
          </table:table-cell>
          <table:table-cell table:style-name="ce165"/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29" office:value-type="string" calcext:value-type="string">
            <text:p>Plasmaraketen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54" calcext:value-type="float">
            <text:p>54</text:p>
          </table:table-cell>
          <table:table-cell table:style-name="ce300" office:value-type="float" office:value="3000" calcext:value-type="float">
            <text:p>3000</text:p>
          </table:table-cell>
          <table:table-cell table:style-name="ce300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office:value-type="float" office:value="300" calcext:value-type="float">
            <text:p>300</text:p>
          </table:table-cell>
          <table:table-cell table:style-name="ce300" office:value-type="float" office:value="40" calcext:value-type="float">
            <text:p>4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165"/>
          <table:table-cell table:style-name="ce165" office:value-type="float" office:value="7773747" calcext:value-type="float">
            <text:p>7.773.747</text:p>
          </table:table-cell>
          <table:table-cell table:style-name="ce165" office:value-type="float" office:value="1371838" calcext:value-type="float">
            <text:p>1.371.838</text:p>
          </table:table-cell>
          <table:table-cell table:style-name="ce165"/>
          <table:table-cell table:style-name="ce165" office:value-type="float" office:value="12" calcext:value-type="float">
            <text:p>12</text:p>
          </table:table-cell>
          <table:table-cell table:style-name="ce165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30" office:value-type="string" calcext:value-type="string">
            <text:p>Plasmaraketen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95" calcext:value-type="float">
            <text:p>95</text:p>
          </table:table-cell>
          <table:table-cell table:style-name="ce300" office:value-type="float" office:value="3000" calcext:value-type="float">
            <text:p>3000</text:p>
          </table:table-cell>
          <table:table-cell table:style-name="ce300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office:value-type="float" office:value="300" calcext:value-type="float">
            <text:p>300</text:p>
          </table:table-cell>
          <table:table-cell table:style-name="ce300" office:value-type="float" office:value="40" calcext:value-type="float">
            <text:p>4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31" office:value-type="string" calcext:value-type="string">
            <text:p>Plasmaraketen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166" calcext:value-type="float">
            <text:p>166</text:p>
          </table:table-cell>
          <table:table-cell table:style-name="ce300" office:value-type="float" office:value="3000" calcext:value-type="float">
            <text:p>3000</text:p>
          </table:table-cell>
          <table:table-cell table:style-name="ce300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office:value-type="float" office:value="300" calcext:value-type="float">
            <text:p>300</text:p>
          </table:table-cell>
          <table:table-cell table:style-name="ce300" office:value-type="float" office:value="40" calcext:value-type="float">
            <text:p>4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IX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32" office:value-type="string" calcext:value-type="string">
            <text:p>Thermalstrah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table:number-columns-repeated="3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33" office:value-type="string" calcext:value-type="string">
            <text:p>Thermalstrah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8" calcext:value-type="float">
            <text:p>18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165"/>
          <table:table-cell table:style-name="ce165" office:value-type="float" office:value="31376" calcext:value-type="float">
            <text:p>31.376</text:p>
          </table:table-cell>
          <table:table-cell table:style-name="ce165" table:number-columns-repeated="3"/>
          <table:table-cell table:style-name="ce165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34" office:value-type="string" calcext:value-type="string">
            <text:p>Thermalstrah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1" calcext:value-type="float">
            <text:p>31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165"/>
          <table:table-cell table:style-name="ce165" office:value-type="float" office:value="156875" calcext:value-type="float">
            <text:p>156.875</text:p>
          </table:table-cell>
          <table:table-cell table:style-name="ce165" table:number-columns-repeated="3"/>
          <table:table-cell table:style-name="ce165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35" office:value-type="string" calcext:value-type="string">
            <text:p>Thermalstrahl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4" calcext:value-type="float">
            <text:p>54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36" office:value-type="string" calcext:value-type="string">
            <text:p>Thermalstrahl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94" calcext:value-type="float">
            <text:p>94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37" office:value-type="string" calcext:value-type="string">
            <text:p>Gauß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300" office:value-type="float" office:value="2250" calcext:value-type="float">
            <text:p>2250</text:p>
          </table:table-cell>
          <table:table-cell table:style-name="ce300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38" office:value-type="string" calcext:value-type="string">
            <text:p>Gaußgeschütz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300" office:value-type="float" office:value="2250" calcext:value-type="float">
            <text:p>2250</text:p>
          </table:table-cell>
          <table:table-cell table:style-name="ce300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VI</text:p>
          </table:table-cell>
          <table:table-cell table:style-name="ce165" office:value-type="float" office:value="3388500" calcext:value-type="float">
            <text:p>3.388.500</text:p>
          </table:table-cell>
          <table:table-cell table:style-name="ce165"/>
          <table:table-cell table:style-name="ce165" office:value-type="float" office:value="376500" calcext:value-type="float">
            <text:p>376.500</text:p>
          </table:table-cell>
          <table:table-cell table:style-name="ce165"/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58" calcext:value-type="float">
            <text:p>5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8" calcext:value-type="float">
            <text:p>198</text:p>
          </table:table-cell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39" office:value-type="string" calcext:value-type="string">
            <text:p>Gaußgeschütz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3" calcext:value-type="float">
            <text:p>13</text:p>
          </table:table-cell>
          <table:table-cell table:style-name="ce300" office:value-type="float" office:value="2250" calcext:value-type="float">
            <text:p>2250</text:p>
          </table:table-cell>
          <table:table-cell table:style-name="ce300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VII</text:p>
          </table:table-cell>
          <table:table-cell table:style-name="ce165" office:value-type="float" office:value="8007000" calcext:value-type="float">
            <text:p>8.007.000</text:p>
          </table:table-cell>
          <table:table-cell table:style-name="ce165"/>
          <table:table-cell table:style-name="ce165" office:value-type="float" office:value="1413000" calcext:value-type="float">
            <text:p>1.413.000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7" calcext:value-type="float">
            <text:p>497</text:p>
          </table:table-cell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40" office:value-type="string" calcext:value-type="string">
            <text:p>Gaußgeschütz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8" calcext:value-type="float">
            <text:p>18</text:p>
          </table:table-cell>
          <table:table-cell table:style-name="ce300" office:value-type="float" office:value="2250" calcext:value-type="float">
            <text:p>2250</text:p>
          </table:table-cell>
          <table:table-cell table:style-name="ce300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VIII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41" office:value-type="string" calcext:value-type="string">
            <text:p>Gaußgeschütz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4" calcext:value-type="float">
            <text:p>24</text:p>
          </table:table-cell>
          <table:table-cell table:style-name="ce300" office:value-type="float" office:value="2250" calcext:value-type="float">
            <text:p>2250</text:p>
          </table:table-cell>
          <table:table-cell table:style-name="ce300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Schienenges. V</text:p>
          </table:table-cell>
          <table:table-cell table:style-name="ce2" office:value-type="string" calcext:value-type="string">
            <text:p>Waffenlabor VIII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42" office:value-type="string" calcext:value-type="string">
            <text:p>HEX-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" calcext:value-type="float">
            <text:p>16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00" office:value-type="float" office:value="350" calcext:value-type="float">
            <text:p>350</text:p>
          </table:table-cell>
          <table:table-cell table:style-name="ce300" office:value-type="float" office:value="20" calcext:value-type="float">
            <text:p>2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43" office:value-type="string" calcext:value-type="string">
            <text:p>HEX-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9" calcext:value-type="float">
            <text:p>19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00" office:value-type="float" office:value="350" calcext:value-type="float">
            <text:p>350</text:p>
          </table:table-cell>
          <table:table-cell table:style-name="ce300" office:value-type="float" office:value="20" calcext:value-type="float">
            <text:p>2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VI</text:p>
          </table:table-cell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44" office:value-type="string" calcext:value-type="string">
            <text:p>HEX-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3" calcext:value-type="float">
            <text:p>23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00" office:value-type="float" office:value="350" calcext:value-type="float">
            <text:p>350</text:p>
          </table:table-cell>
          <table:table-cell table:style-name="ce300" office:value-type="float" office:value="20" calcext:value-type="float">
            <text:p>2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II</text:p>
          </table:table-cell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45" office:value-type="string" calcext:value-type="string">
            <text:p>HEX-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27" calcext:value-type="float">
            <text:p>27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00" office:value-type="float" office:value="350" calcext:value-type="float">
            <text:p>350</text:p>
          </table:table-cell>
          <table:table-cell table:style-name="ce300" office:value-type="float" office:value="20" calcext:value-type="float">
            <text:p>2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III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46" office:value-type="string" calcext:value-type="string">
            <text:p>HEX-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32" calcext:value-type="float">
            <text:p>32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00" office:value-type="float" office:value="350" calcext:value-type="float">
            <text:p>350</text:p>
          </table:table-cell>
          <table:table-cell table:style-name="ce300" office:value-type="float" office:value="20" calcext:value-type="float">
            <text:p>2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Waffenlabor IX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47" office:value-type="string" calcext:value-type="string">
            <text:p>Jägerstaffe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300" table:number-columns-repeated="2"/>
          <table:table-cell table:style-name="ce2" office:value-type="float" office:value="2000" calcext:value-type="float">
            <text:p>2000</text:p>
          </table:table-cell>
          <table:table-cell table:style-name="ce300" table:number-columns-repeated="2"/>
          <table:table-cell table:style-name="ce300" office:value-type="float" office:value="15" calcext:value-type="float">
            <text:p>15</text:p>
          </table:table-cell>
          <table:table-cell table:style-name="ce300" office:value-type="float" office:value="7500" calcext:value-type="float">
            <text:p>7500</text:p>
          </table:table-cell>
          <table:table-cell table:style-name="ce300" office:value-type="float" office:value="500" calcext:value-type="float">
            <text:p>500</text:p>
          </table:table-cell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Störstrahler V</text:p>
          </table:table-cell>
          <table:table-cell table:style-name="ce2" table:number-columns-repeated="2"/>
          <table:table-cell table:style-name="ce165" office:value-type="float" office:value="912000" calcext:value-type="float">
            <text:p>912.000</text:p>
          </table:table-cell>
          <table:table-cell table:style-name="ce165"/>
          <table:table-cell table:style-name="ce165" office:value-type="float" office:value="48000" calcext:value-type="float">
            <text:p>48.000</text:p>
          </table:table-cell>
          <table:table-cell table:style-name="ce165"/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0" calcext:value-type="float">
            <text:p>90</text:p>
          </table:table-cell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48" office:value-type="string" calcext:value-type="string">
            <text:p>Jägerstaffe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300" table:number-columns-repeated="2"/>
          <table:table-cell table:style-name="ce2" office:value-type="float" office:value="2000" calcext:value-type="float">
            <text:p>2000</text:p>
          </table:table-cell>
          <table:table-cell table:style-name="ce300" table:number-columns-repeated="2"/>
          <table:table-cell table:style-name="ce300" office:value-type="float" office:value="15" calcext:value-type="float">
            <text:p>15</text:p>
          </table:table-cell>
          <table:table-cell table:style-name="ce300" office:value-type="float" office:value="7500" calcext:value-type="float">
            <text:p>7500</text:p>
          </table:table-cell>
          <table:table-cell table:style-name="ce300" office:value-type="float" office:value="500" calcext:value-type="float">
            <text:p>500</text:p>
          </table:table-cell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Jägerstaffel I</text:p>
          </table:table-cell>
          <table:table-cell table:style-name="ce2" office:value-type="string" calcext:value-type="string">
            <text:p>Polaronenstr. 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49" office:value-type="string" calcext:value-type="string">
            <text:p>Jägerstaffe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300" table:number-columns-repeated="2"/>
          <table:table-cell table:style-name="ce2" office:value-type="float" office:value="2000" calcext:value-type="float">
            <text:p>2000</text:p>
          </table:table-cell>
          <table:table-cell table:style-name="ce300" table:number-columns-repeated="2"/>
          <table:table-cell table:style-name="ce300" office:value-type="float" office:value="15" calcext:value-type="float">
            <text:p>15</text:p>
          </table:table-cell>
          <table:table-cell table:style-name="ce300" office:value-type="float" office:value="7500" calcext:value-type="float">
            <text:p>7500</text:p>
          </table:table-cell>
          <table:table-cell table:style-name="ce300" office:value-type="float" office:value="500" calcext:value-type="float">
            <text:p>500</text:p>
          </table:table-cell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Jägerstaffel II</text:p>
          </table:table-cell>
          <table:table-cell table:style-name="ce2" office:value-type="string" calcext:value-type="string">
            <text:p>Polaronenstr.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50" office:value-type="string" calcext:value-type="string">
            <text:p>Massegesch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" calcext:value-type="float">
            <text:p>11</text:p>
          </table:table-cell>
          <table:table-cell table:style-name="ce300" office:value-type="float" office:value="2500" calcext:value-type="float">
            <text:p>2500</text:p>
          </table:table-cell>
          <table:table-cell table:style-name="ce300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51" office:value-type="string" calcext:value-type="string">
            <text:p>Massegesch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5" calcext:value-type="float">
            <text:p>15</text:p>
          </table:table-cell>
          <table:table-cell table:style-name="ce300" office:value-type="float" office:value="2500" calcext:value-type="float">
            <text:p>2500</text:p>
          </table:table-cell>
          <table:table-cell table:style-name="ce300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Massegesch. I</text:p>
          </table:table-cell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Waffenlabor VIII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52" office:value-type="string" calcext:value-type="string">
            <text:p>Massegesch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20" calcext:value-type="float">
            <text:p>20</text:p>
          </table:table-cell>
          <table:table-cell table:style-name="ce300" office:value-type="float" office:value="2500" calcext:value-type="float">
            <text:p>2500</text:p>
          </table:table-cell>
          <table:table-cell table:style-name="ce300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Massegesch. II</text:p>
          </table:table-cell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Waffenlabor IX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53" office:value-type="string" calcext:value-type="string">
            <text:p>Massegesch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27" calcext:value-type="float">
            <text:p>27</text:p>
          </table:table-cell>
          <table:table-cell table:style-name="ce300" office:value-type="float" office:value="2500" calcext:value-type="float">
            <text:p>2500</text:p>
          </table:table-cell>
          <table:table-cell table:style-name="ce300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Massegesch. III</text:p>
          </table:table-cell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Waffenlabor X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54" office:value-type="string" calcext:value-type="string">
            <text:p>Massegesch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37" calcext:value-type="float">
            <text:p>37</text:p>
          </table:table-cell>
          <table:table-cell table:style-name="ce300" office:value-type="float" office:value="2500" calcext:value-type="float">
            <text:p>2500</text:p>
          </table:table-cell>
          <table:table-cell table:style-name="ce300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Massegesch. IV</text:p>
          </table:table-cell>
          <table:table-cell table:style-name="ce2" office:value-type="string" calcext:value-type="string">
            <text:p>Gaußgeschütz V</text:p>
          </table:table-cell>
          <table:table-cell table:style-name="ce2" office:value-type="string" calcext:value-type="string">
            <text:p>Waffenlabor X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55" office:value-type="string" calcext:value-type="string">
            <text:p>Plasma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300" office:value-type="float" office:value="2850" calcext:value-type="float">
            <text:p>2850</text:p>
          </table:table-cell>
          <table:table-cell table:style-name="ce300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5" calcext:value-type="float">
            <text:p>15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165" office:value-type="float" office:value="1156608" calcext:value-type="float">
            <text:p>1.156.608</text:p>
          </table:table-cell>
          <table:table-cell table:style-name="ce165"/>
          <table:table-cell table:style-name="ce165" office:value-type="float" office:value="128512" calcext:value-type="float">
            <text:p>128.512</text:p>
          </table:table-cell>
          <table:table-cell table:style-name="ce165"/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56" office:value-type="string" calcext:value-type="string">
            <text:p>Plasma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9" calcext:value-type="float">
            <text:p>19</text:p>
          </table:table-cell>
          <table:table-cell table:style-name="ce300" office:value-type="float" office:value="2850" calcext:value-type="float">
            <text:p>2850</text:p>
          </table:table-cell>
          <table:table-cell table:style-name="ce300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5" calcext:value-type="float">
            <text:p>15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lasmatorpedo I</text:p>
          </table:table-cell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Waffenlabor VII</text:p>
          </table:table-cell>
          <table:table-cell table:style-name="ce165" office:value-type="float" office:value="3419380" calcext:value-type="float">
            <text:p>3.419.380</text:p>
          </table:table-cell>
          <table:table-cell table:style-name="ce165"/>
          <table:table-cell table:style-name="ce165" office:value-type="float" office:value="603420" calcext:value-type="float">
            <text:p>603.420</text:p>
          </table:table-cell>
          <table:table-cell table:style-name="ce165"/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5" calcext:value-type="float">
            <text:p>305</text:p>
          </table:table-cell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57" office:value-type="string" calcext:value-type="string">
            <text:p>Plasma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24" calcext:value-type="float">
            <text:p>24</text:p>
          </table:table-cell>
          <table:table-cell table:style-name="ce300" office:value-type="float" office:value="2850" calcext:value-type="float">
            <text:p>2850</text:p>
          </table:table-cell>
          <table:table-cell table:style-name="ce300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5" calcext:value-type="float">
            <text:p>15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lasmatorpedo II</text:p>
          </table:table-cell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Waffenlabor VIII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58" office:value-type="string" calcext:value-type="string">
            <text:p>Plasmatorpedo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31" calcext:value-type="float">
            <text:p>31</text:p>
          </table:table-cell>
          <table:table-cell table:style-name="ce300" office:value-type="float" office:value="2850" calcext:value-type="float">
            <text:p>2850</text:p>
          </table:table-cell>
          <table:table-cell table:style-name="ce300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5" calcext:value-type="float">
            <text:p>15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lasmatorpedo III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Waffenlabor IX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59" office:value-type="string" calcext:value-type="string">
            <text:p>Plasmatorpedo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40" calcext:value-type="float">
            <text:p>40</text:p>
          </table:table-cell>
          <table:table-cell table:style-name="ce300" office:value-type="float" office:value="2850" calcext:value-type="float">
            <text:p>2850</text:p>
          </table:table-cell>
          <table:table-cell table:style-name="ce300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5" calcext:value-type="float">
            <text:p>15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lasmatorpedo IV</text:p>
          </table:table-cell>
          <table:table-cell table:style-name="ce2" office:value-type="string" calcext:value-type="string">
            <text:p>HEX-Rakete V</text:p>
          </table:table-cell>
          <table:table-cell table:style-name="ce2" office:value-type="string" calcext:value-type="string">
            <text:p>Waffenlabor IX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60" office:value-type="string" calcext:value-type="string">
            <text:p>Polaronenstr.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" calcext:value-type="float">
            <text:p>11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165" office:value-type="float" office:value="1934087" calcext:value-type="float">
            <text:p>1.934.087</text:p>
          </table:table-cell>
          <table:table-cell table:style-name="ce165"/>
          <table:table-cell table:style-name="ce165" office:value-type="float" office:value="341310" calcext:value-type="float">
            <text:p>341.310</text:p>
          </table:table-cell>
          <table:table-cell table:style-name="ce165"/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61" office:value-type="string" calcext:value-type="string">
            <text:p>Polaronenstr.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" calcext:value-type="float">
            <text:p>14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olaronenstr. I</text:p>
          </table:table-cell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Waffenlabor VIII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62" office:value-type="string" calcext:value-type="string">
            <text:p>Polaronenstr.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8" calcext:value-type="float">
            <text:p>18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olaronenstr. II</text:p>
          </table:table-cell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Waffenlabor IX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63" office:value-type="string" calcext:value-type="string">
            <text:p>Polaronenstr.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3" calcext:value-type="float">
            <text:p>23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olaronenstr. III</text:p>
          </table:table-cell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Waffenlabor X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64" office:value-type="string" calcext:value-type="string">
            <text:p>Polaronenstr.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olaronenstr. IV</text:p>
          </table:table-cell>
          <table:table-cell table:style-name="ce2" office:value-type="string" calcext:value-type="string">
            <text:p>Störstrahler V</text:p>
          </table:table-cell>
          <table:table-cell table:style-name="ce2" office:value-type="string" calcext:value-type="string">
            <text:p>Waffenlabor X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65" office:value-type="string" calcext:value-type="string">
            <text:p>Puls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table:number-columns-repeated="3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66" office:value-type="string" calcext:value-type="string">
            <text:p>Puls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ulsstrahler I</text:p>
          </table:table-cell>
          <table:table-cell table:style-name="ce2" table:number-columns-repeated="2"/>
          <table:table-cell table:style-name="ce165" office:value-type="float" office:value="1236" calcext:value-type="float">
            <text:p>1.236</text:p>
          </table:table-cell>
          <table:table-cell table:style-name="ce165" table:number-columns-repeated="5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67" office:value-type="string" calcext:value-type="string">
            <text:p>Puls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165" office:value-type="float" office:value="4945" calcext:value-type="float">
            <text:p>4.945</text:p>
          </table:table-cell>
          <table:table-cell table:style-name="ce165" table:number-columns-repeated="4"/>
          <table:table-cell table:style-name="ce165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68" office:value-type="string" calcext:value-type="string">
            <text:p>Puls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165" office:value-type="float" office:value="19780" calcext:value-type="float">
            <text:p>19.780</text:p>
          </table:table-cell>
          <table:table-cell table:style-name="ce165" table:number-columns-repeated="4"/>
          <table:table-cell table:style-name="ce165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69" office:value-type="string" calcext:value-type="string">
            <text:p>Puls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70" office:value-type="string" calcext:value-type="string">
            <text:p>Schienenges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00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165" office:value-type="float" office:value="7452" calcext:value-type="float">
            <text:p>7.452</text:p>
          </table:table-cell>
          <table:table-cell table:style-name="ce165" table:number-columns-repeated="4"/>
          <table:table-cell table:style-name="ce165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71" office:value-type="string" calcext:value-type="string">
            <text:p>Schienenges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00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165" office:value-type="float" office:value="29808" calcext:value-type="float">
            <text:p>29.808</text:p>
          </table:table-cell>
          <table:table-cell table:style-name="ce165" table:number-columns-repeated="4"/>
          <table:table-cell table:style-name="ce165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72" office:value-type="string" calcext:value-type="string">
            <text:p>Schienenges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" calcext:value-type="float">
            <text:p>8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00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165" office:value-type="float" office:value="119224" calcext:value-type="float">
            <text:p>119.224</text:p>
          </table:table-cell>
          <table:table-cell table:style-name="ce165" table:number-columns-repeated="4"/>
          <table:table-cell table:style-name="ce165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73" office:value-type="string" calcext:value-type="string">
            <text:p>Schienenges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00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74" office:value-type="string" calcext:value-type="string">
            <text:p>Schienenges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" calcext:value-type="float">
            <text:p>13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00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165" office:value-type="float" office:value="1907598" calcext:value-type="float">
            <text:p>1.907.598</text:p>
          </table:table-cell>
          <table:table-cell table:style-name="ce165" table:number-columns-repeated="3"/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75" office:value-type="string" calcext:value-type="string">
            <text:p>Stör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165" office:value-type="float" office:value="103538" calcext:value-type="float">
            <text:p>103.538</text:p>
          </table:table-cell>
          <table:table-cell table:style-name="ce165" table:number-columns-repeated="4"/>
          <table:table-cell table:style-name="ce165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76" office:value-type="string" calcext:value-type="string">
            <text:p>Stör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" calcext:value-type="float">
            <text:p>14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V</text:p>
          </table:table-cell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77" office:value-type="string" calcext:value-type="string">
            <text:p>Stör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V</text:p>
          </table:table-cell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78" office:value-type="string" calcext:value-type="string">
            <text:p>Stör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" calcext:value-type="float">
            <text:p>29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VI</text:p>
          </table:table-cell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79" office:value-type="string" calcext:value-type="string">
            <text:p>Stör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2" calcext:value-type="float">
            <text:p>42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Pulsstrahler V</text:p>
          </table:table-cell>
          <table:table-cell table:style-name="ce2" office:value-type="string" calcext:value-type="string">
            <text:p>Waffenlabor VI</text:p>
          </table:table-cell>
          <table:table-cell table:style-name="ce165" office:value-type="float" office:value="8945640" calcext:value-type="float">
            <text:p>8.945.640</text:p>
          </table:table-cell>
          <table:table-cell table:style-name="ce165"/>
          <table:table-cell table:style-name="ce165" office:value-type="float" office:value="993960" calcext:value-type="float">
            <text:p>993.960</text:p>
          </table:table-cell>
          <table:table-cell table:style-name="ce165" table:number-columns-repeated="3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380" office:value-type="string" calcext:value-type="string">
            <text:p>Streu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00" office:value-type="float" office:value="300" calcext:value-type="float">
            <text:p>300</text:p>
          </table:table-cell>
          <table:table-cell table:style-name="ce300" office:value-type="float" office:value="20" calcext:value-type="float">
            <text:p>2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165" office:value-type="float" office:value="24316" calcext:value-type="float">
            <text:p>24.316</text:p>
          </table:table-cell>
          <table:table-cell table:style-name="ce165" table:number-columns-repeated="4"/>
          <table:table-cell table:style-name="ce165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381" office:value-type="string" calcext:value-type="string">
            <text:p>Streu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" calcext:value-type="float">
            <text:p>13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00" office:value-type="float" office:value="300" calcext:value-type="float">
            <text:p>300</text:p>
          </table:table-cell>
          <table:table-cell table:style-name="ce300" office:value-type="float" office:value="20" calcext:value-type="float">
            <text:p>2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165" office:value-type="float" office:value="97263" calcext:value-type="float">
            <text:p>97.263</text:p>
          </table:table-cell>
          <table:table-cell table:style-name="ce165" table:number-columns-repeated="4"/>
          <table:table-cell table:style-name="ce165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382" office:value-type="string" calcext:value-type="string">
            <text:p>Streu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6" calcext:value-type="float">
            <text:p>16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00" office:value-type="float" office:value="300" calcext:value-type="float">
            <text:p>300</text:p>
          </table:table-cell>
          <table:table-cell table:style-name="ce300" office:value-type="float" office:value="20" calcext:value-type="float">
            <text:p>2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383" office:value-type="string" calcext:value-type="string">
            <text:p>Streu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0" calcext:value-type="float">
            <text:p>20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00" office:value-type="float" office:value="300" calcext:value-type="float">
            <text:p>300</text:p>
          </table:table-cell>
          <table:table-cell table:style-name="ce300" office:value-type="float" office:value="20" calcext:value-type="float">
            <text:p>2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384" office:value-type="string" calcext:value-type="string">
            <text:p>Streu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5" calcext:value-type="float">
            <text:p>25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00" office:value-type="float" office:value="300" calcext:value-type="float">
            <text:p>300</text:p>
          </table:table-cell>
          <table:table-cell table:style-name="ce300" office:value-type="float" office:value="20" calcext:value-type="float">
            <text:p>2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165" office:value-type="float" office:value="2956781" calcext:value-type="float">
            <text:p>2.956.781</text:p>
          </table:table-cell>
          <table:table-cell table:style-name="ce165"/>
          <table:table-cell table:style-name="ce165" office:value-type="float" office:value="155620" calcext:value-type="float">
            <text:p>155.620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58" calcext:value-type="float">
            <text:p>5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385" office:value-type="string" calcext:value-type="string">
            <text:p>Creepergeschütz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96" calcext:value-type="float">
            <text:p>96</text:p>
          </table:table-cell>
          <table:table-cell table:style-name="ce300" office:value-type="float" office:value="3500" calcext:value-type="float">
            <text:p>3500</text:p>
          </table:table-cell>
          <table:table-cell table:style-name="ce300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00" office:value-type="float" office:value="700" calcext:value-type="float">
            <text:p>700</text:p>
          </table:table-cell>
          <table:table-cell table:style-name="ce300" office:value-type="float" office:value="45" calcext:value-type="float">
            <text:p>45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lasmaraketen 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386" office:value-type="string" calcext:value-type="string">
            <text:p>Creepergeschütz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132" calcext:value-type="float">
            <text:p>132</text:p>
          </table:table-cell>
          <table:table-cell table:style-name="ce300" office:value-type="float" office:value="3500" calcext:value-type="float">
            <text:p>3500</text:p>
          </table:table-cell>
          <table:table-cell table:style-name="ce300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00" office:value-type="float" office:value="700" calcext:value-type="float">
            <text:p>700</text:p>
          </table:table-cell>
          <table:table-cell table:style-name="ce300" office:value-type="float" office:value="45" calcext:value-type="float">
            <text:p>45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Fusionstorpedo 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387" office:value-type="string" calcext:value-type="string">
            <text:p>Creepergeschütz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95" calcext:value-type="float">
            <text:p>195</text:p>
          </table:table-cell>
          <table:table-cell table:style-name="ce300" office:value-type="float" office:value="3500" calcext:value-type="float">
            <text:p>3500</text:p>
          </table:table-cell>
          <table:table-cell table:style-name="ce300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00" office:value-type="float" office:value="700" calcext:value-type="float">
            <text:p>700</text:p>
          </table:table-cell>
          <table:table-cell table:style-name="ce300" office:value-type="float" office:value="45" calcext:value-type="float">
            <text:p>45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Fusionstorpedo I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388" office:value-type="string" calcext:value-type="string">
            <text:p>Gladiusturm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33" calcext:value-type="float">
            <text:p>33</text:p>
          </table:table-cell>
          <table:table-cell table:style-name="ce300" office:value-type="float" office:value="5000" calcext:value-type="float">
            <text:p>5000</text:p>
          </table:table-cell>
          <table:table-cell table:style-name="ce300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Magnetkanone I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389" office:value-type="string" calcext:value-type="string">
            <text:p>Gladiusturm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59" calcext:value-type="float">
            <text:p>59</text:p>
          </table:table-cell>
          <table:table-cell table:style-name="ce300" office:value-type="float" office:value="5000" calcext:value-type="float">
            <text:p>5000</text:p>
          </table:table-cell>
          <table:table-cell table:style-name="ce300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Massebeschl. 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390" office:value-type="string" calcext:value-type="string">
            <text:p>Gladiusturm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530" calcext:value-type="float">
            <text:p>1530</text:p>
          </table:table-cell>
          <table:table-cell table:style-name="ce2" office:value-type="float" office:value="96" calcext:value-type="float">
            <text:p>96</text:p>
          </table:table-cell>
          <table:table-cell table:style-name="ce300" office:value-type="float" office:value="5000" calcext:value-type="float">
            <text:p>5000</text:p>
          </table:table-cell>
          <table:table-cell table:style-name="ce300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Massebeschl. I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391" office:value-type="string" calcext:value-type="string">
            <text:p>Tachyonen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88" calcext:value-type="float">
            <text:p>88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Thermalstrahl I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392" office:value-type="string" calcext:value-type="string">
            <text:p>Tachyonen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133" calcext:value-type="float">
            <text:p>133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Gravitationsk. 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393" office:value-type="string" calcext:value-type="string">
            <text:p>Tachyonen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780" calcext:value-type="float">
            <text:p>1780</text:p>
          </table:table-cell>
          <table:table-cell table:style-name="ce2" office:value-type="float" office:value="204" calcext:value-type="float">
            <text:p>204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Gravitationsk. 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394" office:value-type="string" calcext:value-type="string">
            <text:p>ECHO-Strahlturm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66" calcext:value-type="float">
            <text:p>66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00" table:number-columns-repeated="5"/>
          <table:table-cell table:style-name="ce168" table:number-columns-repeated="3"/>
          <table:table-cell table:style-name="ce300" office:value-type="float" office:value="4" calcext:value-type="float">
            <text:p>4</text:p>
          </table:table-cell>
          <table:table-cell table:style-name="ce168"/>
          <table:table-cell table:style-name="ce300"/>
          <table:table-cell table:style-name="ce2" office:value-type="string" calcext:value-type="string">
            <text:p>Waffenlabor V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395" office:value-type="string" calcext:value-type="string">
            <text:p>ECHO-Strahlturm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100" calcext:value-type="float">
            <text:p>100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00" table:number-columns-repeated="5"/>
          <table:table-cell table:style-name="ce168" table:number-columns-repeated="3"/>
          <table:table-cell table:style-name="ce300" office:value-type="float" office:value="4" calcext:value-type="float">
            <text:p>4</text:p>
          </table:table-cell>
          <table:table-cell table:style-name="ce168"/>
          <table:table-cell table:style-name="ce300"/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396" office:value-type="string" calcext:value-type="string">
            <text:p>ECHO-Strahlturm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602" calcext:value-type="float">
            <text:p>1602</text:p>
          </table:table-cell>
          <table:table-cell table:style-name="ce2" office:value-type="float" office:value="153" calcext:value-type="float">
            <text:p>153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00" table:number-columns-repeated="5"/>
          <table:table-cell table:style-name="ce168" table:number-columns-repeated="3"/>
          <table:table-cell table:style-name="ce300" office:value-type="float" office:value="4" calcext:value-type="float">
            <text:p>4</text:p>
          </table:table-cell>
          <table:table-cell table:style-name="ce168"/>
          <table:table-cell table:style-name="ce300"/>
          <table:table-cell table:style-name="ce2" office:value-type="string" calcext:value-type="string">
            <text:p>Waffenlabor X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397" office:value-type="string" calcext:value-type="string">
            <text:p>Turret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20" calcext:value-type="float">
            <text:p>20</text:p>
          </table:table-cell>
          <table:table-cell table:style-name="ce300" office:value-type="float" office:value="3200" calcext:value-type="float">
            <text:p>3200</text:p>
          </table:table-cell>
          <table:table-cell table:style-name="ce300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00" office:value-type="float" office:value="600" calcext:value-type="float">
            <text:p>600</text:p>
          </table:table-cell>
          <table:table-cell table:style-name="ce300" office:value-type="float" office:value="10" calcext:value-type="float">
            <text:p>10</text:p>
          </table:table-cell>
          <table:table-cell table:style-name="ce300" table:number-columns-repeated="3"/>
          <table:table-cell table:style-name="ce168"/>
          <table:table-cell table:style-name="ce168" office:value-type="percentage" office:value="0.4" calcext:value-type="percentage">
            <text:p>40%</text:p>
          </table:table-cell>
          <table:table-cell table:style-name="ce168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Waffenlabor V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398" office:value-type="string" calcext:value-type="string">
            <text:p>Turret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34" calcext:value-type="float">
            <text:p>34</text:p>
          </table:table-cell>
          <table:table-cell table:style-name="ce300" office:value-type="float" office:value="3200" calcext:value-type="float">
            <text:p>3200</text:p>
          </table:table-cell>
          <table:table-cell table:style-name="ce300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00" office:value-type="float" office:value="600" calcext:value-type="float">
            <text:p>600</text:p>
          </table:table-cell>
          <table:table-cell table:style-name="ce300" office:value-type="float" office:value="10" calcext:value-type="float">
            <text:p>10</text:p>
          </table:table-cell>
          <table:table-cell table:style-name="ce300" table:number-columns-repeated="3"/>
          <table:table-cell table:style-name="ce168"/>
          <table:table-cell table:style-name="ce168" office:value-type="percentage" office:value="0.55" calcext:value-type="percentage">
            <text:p>55%</text:p>
          </table:table-cell>
          <table:table-cell table:style-name="ce168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399" office:value-type="string" calcext:value-type="string">
            <text:p>Turret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60" calcext:value-type="float">
            <text:p>60</text:p>
          </table:table-cell>
          <table:table-cell table:style-name="ce300" office:value-type="float" office:value="3200" calcext:value-type="float">
            <text:p>3200</text:p>
          </table:table-cell>
          <table:table-cell table:style-name="ce300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00" office:value-type="float" office:value="600" calcext:value-type="float">
            <text:p>600</text:p>
          </table:table-cell>
          <table:table-cell table:style-name="ce300" office:value-type="float" office:value="10" calcext:value-type="float">
            <text:p>10</text:p>
          </table:table-cell>
          <table:table-cell table:style-name="ce300" table:number-columns-repeated="3"/>
          <table:table-cell table:style-name="ce168"/>
          <table:table-cell table:style-name="ce168" office:value-type="percentage" office:value="0.7" calcext:value-type="percentage">
            <text:p>70%</text:p>
          </table:table-cell>
          <table:table-cell table:style-name="ce168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Waffenlabor IX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00" office:value-type="string" calcext:value-type="string">
            <text:p>AP-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5" calcext:value-type="float">
            <text:p>15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00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 office:value-type="float" office:value="6" calcext:value-type="float">
            <text:p>6</text:p>
          </table:table-cell>
          <table:table-cell table:style-name="ce2" office:value-type="string" calcext:value-type="string">
            <text:p>Massegesch. 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01" office:value-type="string" calcext:value-type="string">
            <text:p>AP-Geschütz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20" calcext:value-type="float">
            <text:p>2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00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 office:value-type="float" office:value="6" calcext:value-type="float">
            <text:p>6</text:p>
          </table:table-cell>
          <table:table-cell table:style-name="ce2" office:value-type="string" calcext:value-type="string">
            <text:p>Massegesch. I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02" office:value-type="string" calcext:value-type="string">
            <text:p>AP-Geschütz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26" calcext:value-type="float">
            <text:p>26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00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 office:value-type="float" office:value="6" calcext:value-type="float">
            <text:p>6</text:p>
          </table:table-cell>
          <table:table-cell table:style-name="ce2" office:value-type="string" calcext:value-type="string">
            <text:p>Massegesch. 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03" office:value-type="string" calcext:value-type="string">
            <text:p>Echo-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0" calcext:value-type="float">
            <text:p>10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00" table:number-columns-repeated="5"/>
          <table:table-cell table:style-name="ce168" table:number-columns-repeated="3"/>
          <table:table-cell table:style-name="ce300" office:value-type="float" office:value="4" calcext:value-type="float">
            <text:p>4</text:p>
          </table:table-cell>
          <table:table-cell table:style-name="ce168" office:value-type="percentage" office:value="-0.2" calcext:value-type="percentage">
            <text:p>-20%</text:p>
          </table:table-cell>
          <table:table-cell table:style-name="ce300"/>
          <table:table-cell table:style-name="ce2" office:value-type="string" calcext:value-type="string">
            <text:p>Polaronenstr. 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04" office:value-type="string" calcext:value-type="string">
            <text:p>Echo-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18" calcext:value-type="float">
            <text:p>18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00" table:number-columns-repeated="5"/>
          <table:table-cell table:style-name="ce168" table:number-columns-repeated="3"/>
          <table:table-cell table:style-name="ce300" office:value-type="float" office:value="4" calcext:value-type="float">
            <text:p>4</text:p>
          </table:table-cell>
          <table:table-cell table:style-name="ce168" office:value-type="percentage" office:value="-0.2" calcext:value-type="percentage">
            <text:p>-20%</text:p>
          </table:table-cell>
          <table:table-cell table:style-name="ce300"/>
          <table:table-cell table:style-name="ce2" office:value-type="string" calcext:value-type="string">
            <text:p>Polaronenstr. I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05" office:value-type="string" calcext:value-type="string">
            <text:p>Echo-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18" calcext:value-type="float">
            <text:p>18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00" table:number-columns-repeated="5"/>
          <table:table-cell table:style-name="ce168" table:number-columns-repeated="3"/>
          <table:table-cell table:style-name="ce300" office:value-type="float" office:value="4" calcext:value-type="float">
            <text:p>4</text:p>
          </table:table-cell>
          <table:table-cell table:style-name="ce168" office:value-type="percentage" office:value="-0.2" calcext:value-type="percentage">
            <text:p>-20%</text:p>
          </table:table-cell>
          <table:table-cell table:style-name="ce300"/>
          <table:table-cell table:style-name="ce2" office:value-type="string" calcext:value-type="string">
            <text:p>Polaronenstr. 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06" office:value-type="string" calcext:value-type="string">
            <text:p>Gladius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8" calcext:value-type="float">
            <text:p>18</text:p>
          </table:table-cell>
          <table:table-cell table:style-name="ce300" office:value-type="float" office:value="2250" calcext:value-type="float">
            <text:p>2250</text:p>
          </table:table-cell>
          <table:table-cell table:style-name="ce300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Gaußgeschütz I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07" office:value-type="string" calcext:value-type="string">
            <text:p>Gladiusgeschütz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25" calcext:value-type="float">
            <text:p>25</text:p>
          </table:table-cell>
          <table:table-cell table:style-name="ce300" office:value-type="float" office:value="2250" calcext:value-type="float">
            <text:p>2250</text:p>
          </table:table-cell>
          <table:table-cell table:style-name="ce300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Massegesch. 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08" office:value-type="string" calcext:value-type="string">
            <text:p>Gladiusgeschütz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32" calcext:value-type="float">
            <text:p>32</text:p>
          </table:table-cell>
          <table:table-cell table:style-name="ce300" office:value-type="float" office:value="2250" calcext:value-type="float">
            <text:p>2250</text:p>
          </table:table-cell>
          <table:table-cell table:style-name="ce300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Massegesch. I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09" office:value-type="string" calcext:value-type="string">
            <text:p>Hydra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22" calcext:value-type="float">
            <text:p>22</text:p>
          </table:table-cell>
          <table:table-cell table:style-name="ce300" office:value-type="float" office:value="1500" calcext:value-type="float">
            <text:p>1500</text:p>
          </table:table-cell>
          <table:table-cell table:style-name="ce300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00" office:value-type="float" office:value="350" calcext:value-type="float">
            <text:p>350</text:p>
          </table:table-cell>
          <table:table-cell table:style-name="ce300" office:value-type="float" office:value="0" calcext:value-type="float">
            <text:p>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HEX-Rakete 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10" office:value-type="string" calcext:value-type="string">
            <text:p>Hydra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27" calcext:value-type="float">
            <text:p>27</text:p>
          </table:table-cell>
          <table:table-cell table:style-name="ce300" office:value-type="float" office:value="1500" calcext:value-type="float">
            <text:p>1500</text:p>
          </table:table-cell>
          <table:table-cell table:style-name="ce300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00" office:value-type="float" office:value="350" calcext:value-type="float">
            <text:p>350</text:p>
          </table:table-cell>
          <table:table-cell table:style-name="ce300" office:value-type="float" office:value="0" calcext:value-type="float">
            <text:p>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lasmatorpedo 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11" office:value-type="string" calcext:value-type="string">
            <text:p>Hydra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34" calcext:value-type="float">
            <text:p>34</text:p>
          </table:table-cell>
          <table:table-cell table:style-name="ce300" office:value-type="float" office:value="1500" calcext:value-type="float">
            <text:p>1500</text:p>
          </table:table-cell>
          <table:table-cell table:style-name="ce300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00" office:value-type="float" office:value="350" calcext:value-type="float">
            <text:p>350</text:p>
          </table:table-cell>
          <table:table-cell table:style-name="ce300" office:value-type="float" office:value="0" calcext:value-type="float">
            <text:p>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lasmatorpedo I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12" office:value-type="string" calcext:value-type="string">
            <text:p>Net-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13" calcext:value-type="float">
            <text:p>13</text:p>
          </table:table-cell>
          <table:table-cell table:style-name="ce300" office:value-type="float" office:value="2500" calcext:value-type="float">
            <text:p>2500</text:p>
          </table:table-cell>
          <table:table-cell table:style-name="ce300" office:value-type="float" office:value="4500" calcext:value-type="float">
            <text:p>45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5" calcext:value-type="float">
            <text:p>5</text:p>
          </table:table-cell>
          <table:table-cell table:style-name="ce300" table:number-columns-repeated="3"/>
          <table:table-cell table:style-name="ce168"/>
          <table:table-cell table:style-name="ce168" office:value-type="percentage" office:value="0.3" calcext:value-type="percentage">
            <text:p>30%</text:p>
          </table:table-cell>
          <table:table-cell table:style-name="ce168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HEX-Rakete 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13" office:value-type="string" calcext:value-type="string">
            <text:p>Net-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16" calcext:value-type="float">
            <text:p>16</text:p>
          </table:table-cell>
          <table:table-cell table:style-name="ce300" office:value-type="float" office:value="2500" calcext:value-type="float">
            <text:p>2500</text:p>
          </table:table-cell>
          <table:table-cell table:style-name="ce300" office:value-type="float" office:value="4500" calcext:value-type="float">
            <text:p>45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5" calcext:value-type="float">
            <text:p>5</text:p>
          </table:table-cell>
          <table:table-cell table:style-name="ce300" table:number-columns-repeated="3"/>
          <table:table-cell table:style-name="ce168"/>
          <table:table-cell table:style-name="ce168" office:value-type="percentage" office:value="0.5" calcext:value-type="percentage">
            <text:p>50%</text:p>
          </table:table-cell>
          <table:table-cell table:style-name="ce168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lasmatorpedo 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14" office:value-type="string" calcext:value-type="string">
            <text:p>Net-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20" calcext:value-type="float">
            <text:p>20</text:p>
          </table:table-cell>
          <table:table-cell table:style-name="ce300" office:value-type="float" office:value="2500" calcext:value-type="float">
            <text:p>2500</text:p>
          </table:table-cell>
          <table:table-cell table:style-name="ce300" office:value-type="float" office:value="4500" calcext:value-type="float">
            <text:p>45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5" calcext:value-type="float">
            <text:p>5</text:p>
          </table:table-cell>
          <table:table-cell table:style-name="ce300" table:number-columns-repeated="3"/>
          <table:table-cell table:style-name="ce168"/>
          <table:table-cell table:style-name="ce168" office:value-type="percentage" office:value="0.7" calcext:value-type="percentage">
            <text:p>70%</text:p>
          </table:table-cell>
          <table:table-cell table:style-name="ce168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lasmatorpedo I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15" office:value-type="string" calcext:value-type="string">
            <text:p>Sico-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33" calcext:value-type="float">
            <text:p>33</text:p>
          </table:table-cell>
          <table:table-cell table:style-name="ce300" office:value-type="float" office:value="1800" calcext:value-type="float">
            <text:p>1800</text:p>
          </table:table-cell>
          <table:table-cell table:style-name="ce300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00" office:value-type="float" office:value="450" calcext:value-type="float">
            <text:p>450</text:p>
          </table:table-cell>
          <table:table-cell table:style-name="ce300" office:value-type="float" office:value="30" calcext:value-type="float">
            <text:p>3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HEX-Rakete I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16" office:value-type="string" calcext:value-type="string">
            <text:p>Sico-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41" calcext:value-type="float">
            <text:p>41</text:p>
          </table:table-cell>
          <table:table-cell table:style-name="ce300" office:value-type="float" office:value="1800" calcext:value-type="float">
            <text:p>1800</text:p>
          </table:table-cell>
          <table:table-cell table:style-name="ce300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00" office:value-type="float" office:value="450" calcext:value-type="float">
            <text:p>450</text:p>
          </table:table-cell>
          <table:table-cell table:style-name="ce300" office:value-type="float" office:value="30" calcext:value-type="float">
            <text:p>3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lasmatorpedo I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17" office:value-type="string" calcext:value-type="string">
            <text:p>Sico-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51" calcext:value-type="float">
            <text:p>51</text:p>
          </table:table-cell>
          <table:table-cell table:style-name="ce300" office:value-type="float" office:value="1800" calcext:value-type="float">
            <text:p>1800</text:p>
          </table:table-cell>
          <table:table-cell table:style-name="ce300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00" office:value-type="float" office:value="450" calcext:value-type="float">
            <text:p>450</text:p>
          </table:table-cell>
          <table:table-cell table:style-name="ce300" office:value-type="float" office:value="30" calcext:value-type="float">
            <text:p>30</text:p>
          </table:table-cell>
          <table:table-cell table:style-name="ce300" table:number-columns-repeated="3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lasmatorpedo V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18" office:value-type="string" calcext:value-type="string">
            <text:p>Thermal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" calcext:value-type="float">
            <text:p>22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table:number-columns-repeated="3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19" office:value-type="string" calcext:value-type="string">
            <text:p>Thermal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8" calcext:value-type="float">
            <text:p>38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olaronenstr. 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20" office:value-type="string" calcext:value-type="string">
            <text:p>Thermal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68" calcext:value-type="float">
            <text:p>68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Polaronenstr. I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21" office:value-type="string" calcext:value-type="string">
            <text:p>Abfangjägerstaffel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48" calcext:value-type="float">
            <text:p>48</text:p>
          </table:table-cell>
          <table:table-cell table:style-name="ce300" table:number-columns-repeated="2"/>
          <table:table-cell table:style-name="ce2" office:value-type="float" office:value="1200" calcext:value-type="float">
            <text:p>1200</text:p>
          </table:table-cell>
          <table:table-cell table:style-name="ce300" table:number-columns-repeated="2"/>
          <table:table-cell table:style-name="ce300" office:value-type="float" office:value="30" calcext:value-type="float">
            <text:p>30</text:p>
          </table:table-cell>
          <table:table-cell table:style-name="ce300" office:value-type="float" office:value="9000" calcext:value-type="float">
            <text:p>9000</text:p>
          </table:table-cell>
          <table:table-cell table:style-name="ce300" office:value-type="float" office:value="650" calcext:value-type="float">
            <text:p>650</text:p>
          </table:table-cell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Waffenlabor V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22" office:value-type="string" calcext:value-type="string">
            <text:p>Abfangjägerstaffel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68" calcext:value-type="float">
            <text:p>68</text:p>
          </table:table-cell>
          <table:table-cell table:style-name="ce300" table:number-columns-repeated="2"/>
          <table:table-cell table:style-name="ce2" office:value-type="float" office:value="1200" calcext:value-type="float">
            <text:p>1200</text:p>
          </table:table-cell>
          <table:table-cell table:style-name="ce300" table:number-columns-repeated="2"/>
          <table:table-cell table:style-name="ce300" office:value-type="float" office:value="30" calcext:value-type="float">
            <text:p>30</text:p>
          </table:table-cell>
          <table:table-cell table:style-name="ce300" office:value-type="float" office:value="9000" calcext:value-type="float">
            <text:p>9000</text:p>
          </table:table-cell>
          <table:table-cell table:style-name="ce300" office:value-type="float" office:value="650" calcext:value-type="float">
            <text:p>650</text:p>
          </table:table-cell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23" office:value-type="string" calcext:value-type="string">
            <text:p>Abfangjägerstaffel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96" calcext:value-type="float">
            <text:p>96</text:p>
          </table:table-cell>
          <table:table-cell table:style-name="ce300" table:number-columns-repeated="2"/>
          <table:table-cell table:style-name="ce2" office:value-type="float" office:value="1200" calcext:value-type="float">
            <text:p>1200</text:p>
          </table:table-cell>
          <table:table-cell table:style-name="ce300" table:number-columns-repeated="2"/>
          <table:table-cell table:style-name="ce300" office:value-type="float" office:value="30" calcext:value-type="float">
            <text:p>30</text:p>
          </table:table-cell>
          <table:table-cell table:style-name="ce300" office:value-type="float" office:value="9000" calcext:value-type="float">
            <text:p>9000</text:p>
          </table:table-cell>
          <table:table-cell table:style-name="ce300" office:value-type="float" office:value="650" calcext:value-type="float">
            <text:p>650</text:p>
          </table:table-cell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Waffenlabor X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24" office:value-type="string" calcext:value-type="string">
            <text:p>Aurora-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8" calcext:value-type="float">
            <text:p>18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00" table:number-columns-repeated="5"/>
          <table:table-cell table:style-name="ce168" table:number-columns-repeated="2"/>
          <table:table-cell table:style-name="ce168" office:value-type="percentage" office:value="0.25" calcext:value-type="percentage">
            <text:p>25%</text:p>
          </table:table-cell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Waffenlabor V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25" office:value-type="string" calcext:value-type="string">
            <text:p>Aurora-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0" calcext:value-type="float">
            <text:p>30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00" table:number-columns-repeated="5"/>
          <table:table-cell table:style-name="ce168" table:number-columns-repeated="2"/>
          <table:table-cell table:style-name="ce168" office:value-type="percentage" office:value="0.25" calcext:value-type="percentage">
            <text:p>25%</text:p>
          </table:table-cell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26" office:value-type="string" calcext:value-type="string">
            <text:p>Aurora-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56" calcext:value-type="float">
            <text:p>56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00" table:number-columns-repeated="5"/>
          <table:table-cell table:style-name="ce168" table:number-columns-repeated="2"/>
          <table:table-cell table:style-name="ce168" office:value-type="percentage" office:value="0.25" calcext:value-type="percentage">
            <text:p>25%</text:p>
          </table:table-cell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Waffenlabor IX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27" office:value-type="string" calcext:value-type="string">
            <text:p>Belagerungstreiber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28" calcext:value-type="float">
            <text:p>28</text:p>
          </table:table-cell>
          <table:table-cell table:style-name="ce300" office:value-type="float" office:value="4000" calcext:value-type="float">
            <text:p>4000</text:p>
          </table:table-cell>
          <table:table-cell table:style-name="ce300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Waffenlabor V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28" office:value-type="string" calcext:value-type="string">
            <text:p>Belagerungstreiber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42" calcext:value-type="float">
            <text:p>42</text:p>
          </table:table-cell>
          <table:table-cell table:style-name="ce300" office:value-type="float" office:value="4000" calcext:value-type="float">
            <text:p>4000</text:p>
          </table:table-cell>
          <table:table-cell table:style-name="ce300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29" office:value-type="string" calcext:value-type="string">
            <text:p>Belagerungstreiber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40" calcext:value-type="float">
            <text:p>1640</text:p>
          </table:table-cell>
          <table:table-cell table:style-name="ce2" office:value-type="float" office:value="53" calcext:value-type="float">
            <text:p>53</text:p>
          </table:table-cell>
          <table:table-cell table:style-name="ce300" office:value-type="float" office:value="4000" calcext:value-type="float">
            <text:p>4000</text:p>
          </table:table-cell>
          <table:table-cell table:style-name="ce300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Waffenlabor IX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30" office:value-type="string" calcext:value-type="string">
            <text:p>Burststrah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55" calcext:value-type="float">
            <text:p>55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Waffenlabor V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31" office:value-type="string" calcext:value-type="string">
            <text:p>Burststrah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82" calcext:value-type="float">
            <text:p>82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32" office:value-type="string" calcext:value-type="string">
            <text:p>Burststrah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103" calcext:value-type="float">
            <text:p>103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office:value-type="string" calcext:value-type="string">
            <text:p>Waffenlabor IX</text:p>
          </table:table-cell>
          <table:table-cell table:style-name="ce2" table:number-columns-repeated="2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Wellengeschütz</text:p>
          </table:table-cell>
          <table:table-cell table:style-name="ce433" office:value-type="string" calcext:value-type="string">
            <text:p>Wellen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7" calcext:value-type="float">
            <text:p>17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00" office:value-type="float" office:value="4800" calcext:value-type="float">
            <text:p>48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00" table:number-columns-repeated="5"/>
          <table:table-cell table:style-name="ce168" office:value-type="percentage" office:value="0.25" calcext:value-type="percentage">
            <text:p>25%</text:p>
          </table:table-cell>
          <table:table-cell table:style-name="ce168" table:number-columns-repeated="2"/>
          <table:table-cell table:style-name="ce300"/>
          <table:table-cell table:style-name="ce168"/>
          <table:table-cell table:style-name="ce300"/>
          <table:table-cell table:style-name="ce2" table:number-columns-repeated="3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34"/>
          <table:table-cell table:style-name="ce2" table:number-columns-repeated="3"/>
          <table:table-cell table:style-name="ce300" table:number-columns-repeated="2"/>
          <table:table-cell table:style-name="ce2"/>
          <table:table-cell table:style-name="ce300" table:number-columns-repeated="5"/>
          <table:table-cell table:style-name="ce168" table:number-columns-repeated="3"/>
          <table:table-cell table:style-name="ce300"/>
          <table:table-cell table:style-name="ce168"/>
          <table:table-cell table:style-name="ce300"/>
          <table:table-cell table:style-name="ce2" table:number-columns-repeated="3"/>
          <table:table-cell table:style-name="ce165" table:number-columns-repeated="6"/>
          <table:table-cell table:style-name="ce2" table:number-columns-repeated="2"/>
          <table:table-cell table:style-name="ce171"/>
          <table:table-cell table:style-name="ce3" table:number-columns-repeated="985"/>
        </table:table-row>
        <table:table-row table:style-name="ro3" table:number-rows-repeated="19">
          <table:table-cell table:style-name="ce174" table:number-columns-repeated="6"/>
          <table:table-cell table:style-name="ce301" table:number-columns-repeated="2"/>
          <table:table-cell table:style-name="ce174"/>
          <table:table-cell table:style-name="ce301" table:number-columns-repeated="5"/>
          <table:table-cell table:style-name="ce297" table:number-columns-repeated="3"/>
          <table:table-cell table:style-name="ce301"/>
          <table:table-cell table:style-name="ce297"/>
          <table:table-cell table:style-name="ce301"/>
          <table:table-cell table:style-name="ce174" table:number-columns-repeated="3"/>
          <table:table-cell table:style-name="ce298" table:number-columns-repeated="6"/>
          <table:table-cell table:style-name="ce174" table:number-columns-repeated="2"/>
          <table:table-cell table:style-name="ce436"/>
          <table:table-cell table:style-name="ce3" table:number-columns-repeated="985"/>
        </table:table-row>
        <table:table-row table:style-name="ro3" table:number-rows-repeated="4">
          <table:table-cell table:number-columns-repeated="8"/>
          <table:table-cell table:style-name="ce174"/>
          <table:table-cell table:number-columns-repeated="5"/>
          <table:table-cell table:style-name="ce297" table:number-columns-repeated="3"/>
          <table:table-cell table:style-name="ce301"/>
          <table:table-cell table:style-name="ce297"/>
          <table:table-cell table:style-name="ce301"/>
          <table:table-cell table:number-columns-repeated="6"/>
          <table:table-cell table:style-name="ce298" table:number-columns-repeated="3"/>
          <table:table-cell table:style-name="ce174"/>
          <table:table-cell/>
          <table:table-cell table:style-name="ce436"/>
          <table:table-cell table:number-columns-repeated="985"/>
        </table:table-row>
        <table:table-row table:style-name="ro3" table:number-rows-repeated="24">
          <table:table-cell table:number-columns-repeated="8"/>
          <table:table-cell table:style-name="ce174"/>
          <table:table-cell table:number-columns-repeated="5"/>
          <table:table-cell table:style-name="ce297" table:number-columns-repeated="3"/>
          <table:table-cell table:style-name="ce301"/>
          <table:table-cell table:style-name="ce297"/>
          <table:table-cell table:style-name="ce301"/>
          <table:table-cell table:number-columns-repeated="6"/>
          <table:table-cell table:style-name="ce298" table:number-columns-repeated="3"/>
          <table:table-cell table:style-name="ce174"/>
          <table:table-cell table:number-columns-repeated="987"/>
        </table:table-row>
        <table:table-row table:style-name="ro3" table:number-rows-repeated="11">
          <table:table-cell table:number-columns-repeated="8"/>
          <table:table-cell table:style-name="ce174"/>
          <table:table-cell table:number-columns-repeated="17"/>
          <table:table-cell table:style-name="ce298" table:number-columns-repeated="3"/>
          <table:table-cell table:style-name="ce174"/>
          <table:table-cell table:number-columns-repeated="987"/>
        </table:table-row>
        <table:table-row table:style-name="ro3" table:number-rows-repeated="60">
          <table:table-cell table:number-columns-repeated="26"/>
          <table:table-cell table:style-name="ce298" table:number-columns-repeated="3"/>
          <table:table-cell table:style-name="ce174"/>
          <table:table-cell table:number-columns-repeated="987"/>
        </table:table-row>
        <table:table-row table:style-name="ro3" table:number-rows-repeated="1048325">
          <table:table-cell table:number-columns-repeated="1017"/>
        </table:table-row>
        <table:table-row table:style-name="ro3">
          <table:table-cell table:number-columns-repeated="1017"/>
        </table:table-row>
        <calcext:conditional-formats>
          <calcext:conditional-format calcext:target-range-address="Waffenlabor.C2:Waffenlabor.C2">
            <calcext:condition calcext:apply-style-name="HintergrundGruen" calcext:value="formula-is(NOT(ISBLANK([.AF2])))" calcext:base-cell-address="Waffenlabor.C2"/>
          </calcext:conditional-format>
          <calcext:conditional-format calcext:target-range-address="Waffenlabor.C3:Waffenlabor.C3">
            <calcext:condition calcext:apply-style-name="HintergrundGruen" calcext:value="formula-is(NOT(ISBLANK([.AF3])))" calcext:base-cell-address="Waffenlabor.C3"/>
          </calcext:conditional-format>
          <calcext:conditional-format calcext:target-range-address="Waffenlabor.C4:Waffenlabor.C4">
            <calcext:condition calcext:apply-style-name="HintergrundGruen" calcext:value="formula-is(NOT(ISBLANK([.AF4])))" calcext:base-cell-address="Waffenlabor.C4"/>
          </calcext:conditional-format>
          <calcext:conditional-format calcext:target-range-address="Waffenlabor.C5:Waffenlabor.C5">
            <calcext:condition calcext:apply-style-name="HintergrundGruen" calcext:value="formula-is(NOT(ISBLANK([.AF5])))" calcext:base-cell-address="Waffenlabor.C5"/>
          </calcext:conditional-format>
          <calcext:conditional-format calcext:target-range-address="Waffenlabor.C6:Waffenlabor.C6">
            <calcext:condition calcext:apply-style-name="HintergrundGruen" calcext:value="formula-is(NOT(ISBLANK([.AF6])))" calcext:base-cell-address="Waffenlabor.C6"/>
          </calcext:conditional-format>
          <calcext:conditional-format calcext:target-range-address="Waffenlabor.C7:Waffenlabor.C7">
            <calcext:condition calcext:apply-style-name="HintergrundGruen" calcext:value="formula-is(NOT(ISBLANK([.AF7])))" calcext:base-cell-address="Waffenlabor.C7"/>
          </calcext:conditional-format>
          <calcext:conditional-format calcext:target-range-address="Waffenlabor.C8:Waffenlabor.C8">
            <calcext:condition calcext:apply-style-name="HintergrundGruen" calcext:value="formula-is(NOT(ISBLANK([.AF8])))" calcext:base-cell-address="Waffenlabor.C8"/>
          </calcext:conditional-format>
          <calcext:conditional-format calcext:target-range-address="Waffenlabor.C9:Waffenlabor.C9">
            <calcext:condition calcext:apply-style-name="HintergrundGruen" calcext:value="formula-is(NOT(ISBLANK([.AF9])))" calcext:base-cell-address="Waffenlabor.C9"/>
          </calcext:conditional-format>
          <calcext:conditional-format calcext:target-range-address="Waffenlabor.C10:Waffenlabor.C10">
            <calcext:condition calcext:apply-style-name="HintergrundGruen" calcext:value="formula-is(NOT(ISBLANK([.AF10])))" calcext:base-cell-address="Waffenlabor.C10"/>
          </calcext:conditional-format>
          <calcext:conditional-format calcext:target-range-address="Waffenlabor.C11:Waffenlabor.C11">
            <calcext:condition calcext:apply-style-name="HintergrundGruen" calcext:value="formula-is(NOT(ISBLANK([.AF11])))" calcext:base-cell-address="Waffenlabor.C11"/>
          </calcext:conditional-format>
          <calcext:conditional-format calcext:target-range-address="Waffenlabor.C12:Waffenlabor.C12">
            <calcext:condition calcext:apply-style-name="HintergrundGruen" calcext:value="formula-is(NOT(ISBLANK([.AF12])))" calcext:base-cell-address="Waffenlabor.C12"/>
          </calcext:conditional-format>
          <calcext:conditional-format calcext:target-range-address="Waffenlabor.C13:Waffenlabor.C13">
            <calcext:condition calcext:apply-style-name="HintergrundGruen" calcext:value="formula-is(NOT(ISBLANK([.AF13])))" calcext:base-cell-address="Waffenlabor.C13"/>
          </calcext:conditional-format>
          <calcext:conditional-format calcext:target-range-address="Waffenlabor.C14:Waffenlabor.C14">
            <calcext:condition calcext:apply-style-name="HintergrundGruen" calcext:value="formula-is(NOT(ISBLANK([.AF14])))" calcext:base-cell-address="Waffenlabor.C14"/>
          </calcext:conditional-format>
          <calcext:conditional-format calcext:target-range-address="Waffenlabor.C15:Waffenlabor.C15">
            <calcext:condition calcext:apply-style-name="HintergrundGruen" calcext:value="formula-is(NOT(ISBLANK([.AF15])))" calcext:base-cell-address="Waffenlabor.C15"/>
          </calcext:conditional-format>
          <calcext:conditional-format calcext:target-range-address="Waffenlabor.C16:Waffenlabor.C16">
            <calcext:condition calcext:apply-style-name="HintergrundGruen" calcext:value="formula-is(NOT(ISBLANK([.AF16])))" calcext:base-cell-address="Waffenlabor.C16"/>
          </calcext:conditional-format>
          <calcext:conditional-format calcext:target-range-address="Waffenlabor.C17:Waffenlabor.C17">
            <calcext:condition calcext:apply-style-name="HintergrundGruen" calcext:value="formula-is(NOT(ISBLANK([.AF17])))" calcext:base-cell-address="Waffenlabor.C17"/>
          </calcext:conditional-format>
          <calcext:conditional-format calcext:target-range-address="Waffenlabor.C18:Waffenlabor.C18">
            <calcext:condition calcext:apply-style-name="HintergrundGruen" calcext:value="formula-is(NOT(ISBLANK([.AF18])))" calcext:base-cell-address="Waffenlabor.C18"/>
          </calcext:conditional-format>
          <calcext:conditional-format calcext:target-range-address="Waffenlabor.C19:Waffenlabor.C19">
            <calcext:condition calcext:apply-style-name="HintergrundGruen" calcext:value="formula-is(NOT(ISBLANK([.AF19])))" calcext:base-cell-address="Waffenlabor.C19"/>
          </calcext:conditional-format>
          <calcext:conditional-format calcext:target-range-address="Waffenlabor.C20:Waffenlabor.C20">
            <calcext:condition calcext:apply-style-name="HintergrundGruen" calcext:value="formula-is(NOT(ISBLANK([.AF20])))" calcext:base-cell-address="Waffenlabor.C20"/>
          </calcext:conditional-format>
          <calcext:conditional-format calcext:target-range-address="Waffenlabor.C21:Waffenlabor.C21">
            <calcext:condition calcext:apply-style-name="HintergrundGruen" calcext:value="formula-is(NOT(ISBLANK([.AF21])))" calcext:base-cell-address="Waffenlabor.C21"/>
          </calcext:conditional-format>
          <calcext:conditional-format calcext:target-range-address="Waffenlabor.C22:Waffenlabor.C22">
            <calcext:condition calcext:apply-style-name="HintergrundGruen" calcext:value="formula-is(NOT(ISBLANK([.AF22])))" calcext:base-cell-address="Waffenlabor.C22"/>
          </calcext:conditional-format>
          <calcext:conditional-format calcext:target-range-address="Waffenlabor.C23:Waffenlabor.C23">
            <calcext:condition calcext:apply-style-name="HintergrundGruen" calcext:value="formula-is(NOT(ISBLANK([.AF23])))" calcext:base-cell-address="Waffenlabor.C23"/>
          </calcext:conditional-format>
          <calcext:conditional-format calcext:target-range-address="Waffenlabor.C24:Waffenlabor.C24">
            <calcext:condition calcext:apply-style-name="HintergrundGruen" calcext:value="formula-is(NOT(ISBLANK([.AF24])))" calcext:base-cell-address="Waffenlabor.C24"/>
          </calcext:conditional-format>
          <calcext:conditional-format calcext:target-range-address="Waffenlabor.C25:Waffenlabor.C25">
            <calcext:condition calcext:apply-style-name="HintergrundGruen" calcext:value="formula-is(NOT(ISBLANK([.AF25])))" calcext:base-cell-address="Waffenlabor.C25"/>
          </calcext:conditional-format>
          <calcext:conditional-format calcext:target-range-address="Waffenlabor.C26:Waffenlabor.C26">
            <calcext:condition calcext:apply-style-name="HintergrundGruen" calcext:value="formula-is(NOT(ISBLANK([.AF26])))" calcext:base-cell-address="Waffenlabor.C26"/>
          </calcext:conditional-format>
          <calcext:conditional-format calcext:target-range-address="Waffenlabor.C27:Waffenlabor.C27">
            <calcext:condition calcext:apply-style-name="HintergrundGruen" calcext:value="formula-is(NOT(ISBLANK([.AF27])))" calcext:base-cell-address="Waffenlabor.C27"/>
          </calcext:conditional-format>
          <calcext:conditional-format calcext:target-range-address="Waffenlabor.C28:Waffenlabor.C28">
            <calcext:condition calcext:apply-style-name="HintergrundGruen" calcext:value="formula-is(NOT(ISBLANK([.AF28])))" calcext:base-cell-address="Waffenlabor.C28"/>
          </calcext:conditional-format>
          <calcext:conditional-format calcext:target-range-address="Waffenlabor.C29:Waffenlabor.C29">
            <calcext:condition calcext:apply-style-name="HintergrundGruen" calcext:value="formula-is(NOT(ISBLANK([.AF29])))" calcext:base-cell-address="Waffenlabor.C29"/>
          </calcext:conditional-format>
          <calcext:conditional-format calcext:target-range-address="Waffenlabor.C30:Waffenlabor.C30">
            <calcext:condition calcext:apply-style-name="HintergrundGruen" calcext:value="formula-is(NOT(ISBLANK([.AF30])))" calcext:base-cell-address="Waffenlabor.C30"/>
          </calcext:conditional-format>
          <calcext:conditional-format calcext:target-range-address="Waffenlabor.C31:Waffenlabor.C31">
            <calcext:condition calcext:apply-style-name="HintergrundGruen" calcext:value="formula-is(NOT(ISBLANK([.AF31])))" calcext:base-cell-address="Waffenlabor.C31"/>
          </calcext:conditional-format>
          <calcext:conditional-format calcext:target-range-address="Waffenlabor.C32:Waffenlabor.C32">
            <calcext:condition calcext:apply-style-name="HintergrundGruen" calcext:value="formula-is(NOT(ISBLANK([.AF32])))" calcext:base-cell-address="Waffenlabor.C32"/>
          </calcext:conditional-format>
          <calcext:conditional-format calcext:target-range-address="Waffenlabor.C33:Waffenlabor.C33">
            <calcext:condition calcext:apply-style-name="HintergrundGruen" calcext:value="formula-is(NOT(ISBLANK([.AF33])))" calcext:base-cell-address="Waffenlabor.C33"/>
          </calcext:conditional-format>
          <calcext:conditional-format calcext:target-range-address="Waffenlabor.C34:Waffenlabor.C34">
            <calcext:condition calcext:apply-style-name="HintergrundGruen" calcext:value="formula-is(NOT(ISBLANK([.AF34])))" calcext:base-cell-address="Waffenlabor.C34"/>
          </calcext:conditional-format>
          <calcext:conditional-format calcext:target-range-address="Waffenlabor.C35:Waffenlabor.C35">
            <calcext:condition calcext:apply-style-name="HintergrundGruen" calcext:value="formula-is(NOT(ISBLANK([.AF35])))" calcext:base-cell-address="Waffenlabor.C35"/>
          </calcext:conditional-format>
          <calcext:conditional-format calcext:target-range-address="Waffenlabor.C36:Waffenlabor.C36">
            <calcext:condition calcext:apply-style-name="HintergrundGruen" calcext:value="formula-is(NOT(ISBLANK([.AF36])))" calcext:base-cell-address="Waffenlabor.C36"/>
          </calcext:conditional-format>
          <calcext:conditional-format calcext:target-range-address="Waffenlabor.C37:Waffenlabor.C37">
            <calcext:condition calcext:apply-style-name="HintergrundGruen" calcext:value="formula-is(NOT(ISBLANK([.AF37])))" calcext:base-cell-address="Waffenlabor.C37"/>
          </calcext:conditional-format>
          <calcext:conditional-format calcext:target-range-address="Waffenlabor.C38:Waffenlabor.C38">
            <calcext:condition calcext:apply-style-name="HintergrundGruen" calcext:value="formula-is(NOT(ISBLANK([.AF38])))" calcext:base-cell-address="Waffenlabor.C38"/>
          </calcext:conditional-format>
          <calcext:conditional-format calcext:target-range-address="Waffenlabor.C39:Waffenlabor.C39">
            <calcext:condition calcext:apply-style-name="HintergrundGruen" calcext:value="formula-is(NOT(ISBLANK([.AF39])))" calcext:base-cell-address="Waffenlabor.C39"/>
          </calcext:conditional-format>
          <calcext:conditional-format calcext:target-range-address="Waffenlabor.C40:Waffenlabor.C40">
            <calcext:condition calcext:apply-style-name="HintergrundGruen" calcext:value="formula-is(NOT(ISBLANK([.AF40])))" calcext:base-cell-address="Waffenlabor.C40"/>
          </calcext:conditional-format>
          <calcext:conditional-format calcext:target-range-address="Waffenlabor.C41:Waffenlabor.C41">
            <calcext:condition calcext:apply-style-name="HintergrundGruen" calcext:value="formula-is(NOT(ISBLANK([.AF41])))" calcext:base-cell-address="Waffenlabor.C41"/>
          </calcext:conditional-format>
          <calcext:conditional-format calcext:target-range-address="Waffenlabor.C42:Waffenlabor.C42">
            <calcext:condition calcext:apply-style-name="HintergrundGruen" calcext:value="formula-is(NOT(ISBLANK([.AF42])))" calcext:base-cell-address="Waffenlabor.C42"/>
          </calcext:conditional-format>
          <calcext:conditional-format calcext:target-range-address="Waffenlabor.C43:Waffenlabor.C43">
            <calcext:condition calcext:apply-style-name="HintergrundGruen" calcext:value="formula-is(NOT(ISBLANK([.AF43])))" calcext:base-cell-address="Waffenlabor.C43"/>
          </calcext:conditional-format>
          <calcext:conditional-format calcext:target-range-address="Waffenlabor.C44:Waffenlabor.C44">
            <calcext:condition calcext:apply-style-name="HintergrundGruen" calcext:value="formula-is(NOT(ISBLANK([.AF44])))" calcext:base-cell-address="Waffenlabor.C44"/>
          </calcext:conditional-format>
          <calcext:conditional-format calcext:target-range-address="Waffenlabor.C45:Waffenlabor.C45">
            <calcext:condition calcext:apply-style-name="HintergrundGruen" calcext:value="formula-is(NOT(ISBLANK([.AF45])))" calcext:base-cell-address="Waffenlabor.C45"/>
          </calcext:conditional-format>
          <calcext:conditional-format calcext:target-range-address="Waffenlabor.C46:Waffenlabor.C46">
            <calcext:condition calcext:apply-style-name="HintergrundGruen" calcext:value="formula-is(NOT(ISBLANK([.AF46])))" calcext:base-cell-address="Waffenlabor.C46"/>
          </calcext:conditional-format>
          <calcext:conditional-format calcext:target-range-address="Waffenlabor.C47:Waffenlabor.C47">
            <calcext:condition calcext:apply-style-name="HintergrundGruen" calcext:value="formula-is(NOT(ISBLANK([.AF47])))" calcext:base-cell-address="Waffenlabor.C47"/>
          </calcext:conditional-format>
          <calcext:conditional-format calcext:target-range-address="Waffenlabor.C48:Waffenlabor.C48">
            <calcext:condition calcext:apply-style-name="HintergrundGruen" calcext:value="formula-is(NOT(ISBLANK([.AF48])))" calcext:base-cell-address="Waffenlabor.C48"/>
          </calcext:conditional-format>
          <calcext:conditional-format calcext:target-range-address="Waffenlabor.C49:Waffenlabor.C49">
            <calcext:condition calcext:apply-style-name="HintergrundGruen" calcext:value="formula-is(NOT(ISBLANK([.AF49])))" calcext:base-cell-address="Waffenlabor.C49"/>
          </calcext:conditional-format>
          <calcext:conditional-format calcext:target-range-address="Waffenlabor.C50:Waffenlabor.C50">
            <calcext:condition calcext:apply-style-name="HintergrundGruen" calcext:value="formula-is(NOT(ISBLANK([.AF50])))" calcext:base-cell-address="Waffenlabor.C50"/>
          </calcext:conditional-format>
          <calcext:conditional-format calcext:target-range-address="Waffenlabor.C51:Waffenlabor.C51">
            <calcext:condition calcext:apply-style-name="HintergrundGruen" calcext:value="formula-is(NOT(ISBLANK([.AF51])))" calcext:base-cell-address="Waffenlabor.C51"/>
          </calcext:conditional-format>
          <calcext:conditional-format calcext:target-range-address="Waffenlabor.C52:Waffenlabor.C52">
            <calcext:condition calcext:apply-style-name="HintergrundGruen" calcext:value="formula-is(NOT(ISBLANK([.AF52])))" calcext:base-cell-address="Waffenlabor.C52"/>
          </calcext:conditional-format>
          <calcext:conditional-format calcext:target-range-address="Waffenlabor.C53:Waffenlabor.C53">
            <calcext:condition calcext:apply-style-name="HintergrundGruen" calcext:value="formula-is(NOT(ISBLANK([.AF53])))" calcext:base-cell-address="Waffenlabor.C53"/>
          </calcext:conditional-format>
          <calcext:conditional-format calcext:target-range-address="Waffenlabor.C54:Waffenlabor.C54">
            <calcext:condition calcext:apply-style-name="HintergrundGruen" calcext:value="formula-is(NOT(ISBLANK([.AF54])))" calcext:base-cell-address="Waffenlabor.C54"/>
          </calcext:conditional-format>
          <calcext:conditional-format calcext:target-range-address="Waffenlabor.C55:Waffenlabor.C55">
            <calcext:condition calcext:apply-style-name="HintergrundGruen" calcext:value="formula-is(NOT(ISBLANK([.AF55])))" calcext:base-cell-address="Waffenlabor.C55"/>
          </calcext:conditional-format>
          <calcext:conditional-format calcext:target-range-address="Waffenlabor.C56:Waffenlabor.C56">
            <calcext:condition calcext:apply-style-name="HintergrundGruen" calcext:value="formula-is(NOT(ISBLANK([.AF56])))" calcext:base-cell-address="Waffenlabor.C56"/>
          </calcext:conditional-format>
          <calcext:conditional-format calcext:target-range-address="Waffenlabor.C57:Waffenlabor.C57">
            <calcext:condition calcext:apply-style-name="HintergrundGruen" calcext:value="formula-is(NOT(ISBLANK([.AF57])))" calcext:base-cell-address="Waffenlabor.C57"/>
          </calcext:conditional-format>
          <calcext:conditional-format calcext:target-range-address="Waffenlabor.C58:Waffenlabor.C58">
            <calcext:condition calcext:apply-style-name="HintergrundGruen" calcext:value="formula-is(NOT(ISBLANK([.AF58])))" calcext:base-cell-address="Waffenlabor.C58"/>
          </calcext:conditional-format>
          <calcext:conditional-format calcext:target-range-address="Waffenlabor.C59:Waffenlabor.C59">
            <calcext:condition calcext:apply-style-name="HintergrundGruen" calcext:value="formula-is(NOT(ISBLANK([.AF59])))" calcext:base-cell-address="Waffenlabor.C59"/>
          </calcext:conditional-format>
          <calcext:conditional-format calcext:target-range-address="Waffenlabor.C60:Waffenlabor.C60">
            <calcext:condition calcext:apply-style-name="HintergrundGruen" calcext:value="formula-is(NOT(ISBLANK([.AF60])))" calcext:base-cell-address="Waffenlabor.C60"/>
          </calcext:conditional-format>
          <calcext:conditional-format calcext:target-range-address="Waffenlabor.C61:Waffenlabor.C61">
            <calcext:condition calcext:apply-style-name="HintergrundGruen" calcext:value="formula-is(NOT(ISBLANK([.AF61])))" calcext:base-cell-address="Waffenlabor.C61"/>
          </calcext:conditional-format>
          <calcext:conditional-format calcext:target-range-address="Waffenlabor.C62:Waffenlabor.C62">
            <calcext:condition calcext:apply-style-name="HintergrundGruen" calcext:value="formula-is(NOT(ISBLANK([.AF62])))" calcext:base-cell-address="Waffenlabor.C62"/>
          </calcext:conditional-format>
          <calcext:conditional-format calcext:target-range-address="Waffenlabor.C63:Waffenlabor.C63">
            <calcext:condition calcext:apply-style-name="HintergrundGruen" calcext:value="formula-is(NOT(ISBLANK([.AF63])))" calcext:base-cell-address="Waffenlabor.C63"/>
          </calcext:conditional-format>
          <calcext:conditional-format calcext:target-range-address="Waffenlabor.C64:Waffenlabor.C64">
            <calcext:condition calcext:apply-style-name="HintergrundGruen" calcext:value="formula-is(NOT(ISBLANK([.AF64])))" calcext:base-cell-address="Waffenlabor.C64"/>
          </calcext:conditional-format>
          <calcext:conditional-format calcext:target-range-address="Waffenlabor.C65:Waffenlabor.C65">
            <calcext:condition calcext:apply-style-name="HintergrundGruen" calcext:value="formula-is(NOT(ISBLANK([.AF65])))" calcext:base-cell-address="Waffenlabor.C65"/>
          </calcext:conditional-format>
          <calcext:conditional-format calcext:target-range-address="Waffenlabor.C66:Waffenlabor.C66">
            <calcext:condition calcext:apply-style-name="HintergrundGruen" calcext:value="formula-is(NOT(ISBLANK([.AF66])))" calcext:base-cell-address="Waffenlabor.C66"/>
          </calcext:conditional-format>
          <calcext:conditional-format calcext:target-range-address="Waffenlabor.C67:Waffenlabor.C67">
            <calcext:condition calcext:apply-style-name="HintergrundGruen" calcext:value="formula-is(NOT(ISBLANK([.AF67])))" calcext:base-cell-address="Waffenlabor.C67"/>
          </calcext:conditional-format>
          <calcext:conditional-format calcext:target-range-address="Waffenlabor.C68:Waffenlabor.C68">
            <calcext:condition calcext:apply-style-name="HintergrundGruen" calcext:value="formula-is(NOT(ISBLANK([.AF68])))" calcext:base-cell-address="Waffenlabor.C68"/>
          </calcext:conditional-format>
          <calcext:conditional-format calcext:target-range-address="Waffenlabor.C69:Waffenlabor.C69">
            <calcext:condition calcext:apply-style-name="HintergrundGruen" calcext:value="formula-is(NOT(ISBLANK([.AF69])))" calcext:base-cell-address="Waffenlabor.C69"/>
          </calcext:conditional-format>
          <calcext:conditional-format calcext:target-range-address="Waffenlabor.C70:Waffenlabor.C70">
            <calcext:condition calcext:apply-style-name="HintergrundGruen" calcext:value="formula-is(NOT(ISBLANK([.AF70])))" calcext:base-cell-address="Waffenlabor.C70"/>
          </calcext:conditional-format>
          <calcext:conditional-format calcext:target-range-address="Waffenlabor.C71:Waffenlabor.C71">
            <calcext:condition calcext:apply-style-name="HintergrundGruen" calcext:value="formula-is(NOT(ISBLANK([.AF71])))" calcext:base-cell-address="Waffenlabor.C71"/>
          </calcext:conditional-format>
          <calcext:conditional-format calcext:target-range-address="Waffenlabor.C72:Waffenlabor.C72">
            <calcext:condition calcext:apply-style-name="HintergrundGruen" calcext:value="formula-is(NOT(ISBLANK([.AF72])))" calcext:base-cell-address="Waffenlabor.C72"/>
          </calcext:conditional-format>
          <calcext:conditional-format calcext:target-range-address="Waffenlabor.C73:Waffenlabor.C73">
            <calcext:condition calcext:apply-style-name="HintergrundGruen" calcext:value="formula-is(NOT(ISBLANK([.AF73])))" calcext:base-cell-address="Waffenlabor.C73"/>
          </calcext:conditional-format>
          <calcext:conditional-format calcext:target-range-address="Waffenlabor.C74:Waffenlabor.C74">
            <calcext:condition calcext:apply-style-name="HintergrundGruen" calcext:value="formula-is(NOT(ISBLANK([.AF74])))" calcext:base-cell-address="Waffenlabor.C74"/>
          </calcext:conditional-format>
          <calcext:conditional-format calcext:target-range-address="Waffenlabor.C75:Waffenlabor.C75">
            <calcext:condition calcext:apply-style-name="HintergrundGruen" calcext:value="formula-is(NOT(ISBLANK([.AF75])))" calcext:base-cell-address="Waffenlabor.C75"/>
          </calcext:conditional-format>
          <calcext:conditional-format calcext:target-range-address="Waffenlabor.C76:Waffenlabor.C76">
            <calcext:condition calcext:apply-style-name="HintergrundGruen" calcext:value="formula-is(NOT(ISBLANK([.AF76])))" calcext:base-cell-address="Waffenlabor.C76"/>
          </calcext:conditional-format>
          <calcext:conditional-format calcext:target-range-address="Waffenlabor.C77:Waffenlabor.C77">
            <calcext:condition calcext:apply-style-name="HintergrundGruen" calcext:value="formula-is(NOT(ISBLANK([.AF77])))" calcext:base-cell-address="Waffenlabor.C77"/>
          </calcext:conditional-format>
          <calcext:conditional-format calcext:target-range-address="Waffenlabor.C78:Waffenlabor.C78">
            <calcext:condition calcext:apply-style-name="HintergrundGruen" calcext:value="formula-is(NOT(ISBLANK([.AF78])))" calcext:base-cell-address="Waffenlabor.C78"/>
          </calcext:conditional-format>
          <calcext:conditional-format calcext:target-range-address="Waffenlabor.C79:Waffenlabor.C79">
            <calcext:condition calcext:apply-style-name="HintergrundGruen" calcext:value="formula-is(NOT(ISBLANK([.AF79])))" calcext:base-cell-address="Waffenlabor.C79"/>
          </calcext:conditional-format>
          <calcext:conditional-format calcext:target-range-address="Waffenlabor.C80:Waffenlabor.C80">
            <calcext:condition calcext:apply-style-name="HintergrundGruen" calcext:value="formula-is(NOT(ISBLANK([.AF80])))" calcext:base-cell-address="Waffenlabor.C80"/>
          </calcext:conditional-format>
          <calcext:conditional-format calcext:target-range-address="Waffenlabor.C81:Waffenlabor.C81">
            <calcext:condition calcext:apply-style-name="HintergrundGruen" calcext:value="formula-is(NOT(ISBLANK([.AF81])))" calcext:base-cell-address="Waffenlabor.C81"/>
          </calcext:conditional-format>
          <calcext:conditional-format calcext:target-range-address="Waffenlabor.C82:Waffenlabor.C82">
            <calcext:condition calcext:apply-style-name="HintergrundGruen" calcext:value="formula-is(NOT(ISBLANK([.AF82])))" calcext:base-cell-address="Waffenlabor.C82"/>
          </calcext:conditional-format>
          <calcext:conditional-format calcext:target-range-address="Waffenlabor.C83:Waffenlabor.C83">
            <calcext:condition calcext:apply-style-name="HintergrundGruen" calcext:value="formula-is(NOT(ISBLANK([.AF83])))" calcext:base-cell-address="Waffenlabor.C83"/>
          </calcext:conditional-format>
          <calcext:conditional-format calcext:target-range-address="Waffenlabor.C84:Waffenlabor.C84">
            <calcext:condition calcext:apply-style-name="HintergrundGruen" calcext:value="formula-is(NOT(ISBLANK([.AF84])))" calcext:base-cell-address="Waffenlabor.C84"/>
          </calcext:conditional-format>
          <calcext:conditional-format calcext:target-range-address="Waffenlabor.C86:Waffenlabor.C86">
            <calcext:condition calcext:apply-style-name="HintergrundGruen" calcext:value="formula-is(NOT(ISBLANK([.AF86])))" calcext:base-cell-address="Waffenlabor.C86"/>
          </calcext:conditional-format>
          <calcext:conditional-format calcext:target-range-address="Waffenlabor.C87:Waffenlabor.C87">
            <calcext:condition calcext:apply-style-name="HintergrundGruen" calcext:value="formula-is(NOT(ISBLANK([.AF87])))" calcext:base-cell-address="Waffenlabor.C87"/>
          </calcext:conditional-format>
          <calcext:conditional-format calcext:target-range-address="Waffenlabor.C93:Waffenlabor.C93">
            <calcext:condition calcext:apply-style-name="HintergrundGruen" calcext:value="formula-is(NOT(ISBLANK([.AF93])))" calcext:base-cell-address="Waffenlabor.C93"/>
          </calcext:conditional-format>
          <calcext:conditional-format calcext:target-range-address="Waffenlabor.C94:Waffenlabor.C94">
            <calcext:condition calcext:apply-style-name="HintergrundGruen" calcext:value="formula-is(NOT(ISBLANK([.AF94])))" calcext:base-cell-address="Waffenlabor.C94"/>
          </calcext:conditional-format>
          <calcext:conditional-format calcext:target-range-address="Waffenlabor.C92:Waffenlabor.C92">
            <calcext:condition calcext:apply-style-name="HintergrundGruen" calcext:value="formula-is(NOT(ISBLANK([.AF92])))" calcext:base-cell-address="Waffenlabor.C92"/>
          </calcext:conditional-format>
          <calcext:conditional-format calcext:target-range-address="Waffenlabor.C89:Waffenlabor.C89">
            <calcext:condition calcext:apply-style-name="HintergrundGruen" calcext:value="formula-is(NOT(ISBLANK([.AF89])))" calcext:base-cell-address="Waffenlabor.C89"/>
          </calcext:conditional-format>
          <calcext:conditional-format calcext:target-range-address="Waffenlabor.C90:Waffenlabor.C9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88:Waffenlabor.C88">
            <calcext:condition calcext:apply-style-name="HintergrundGruen" calcext:value="formula-is(NOT(ISBLANK([.AF88])))" calcext:base-cell-address="Waffenlabor.C88"/>
          </calcext:conditional-format>
          <calcext:conditional-format calcext:target-range-address="Waffenlabor.C85:Waffenlabor.C85">
            <calcext:condition calcext:apply-style-name="HintergrundGruen" calcext:value="formula-is(NOT(ISBLANK([.AF85])))" calcext:base-cell-address="Waffenlabor.C85"/>
          </calcext:conditional-format>
          <calcext:conditional-format calcext:target-range-address="Waffenlabor.C91:Waffenlabor.C91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95:Waffenlabor.C95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96:Waffenlabor.C96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97:Waffenlabor.C97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98:Waffenlabor.C98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99:Waffenlabor.C99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00:Waffenlabor.C10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01:Waffenlabor.C101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02:Waffenlabor.C102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03:Waffenlabor.C103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04:Waffenlabor.C104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05:Waffenlabor.C105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06:Waffenlabor.C106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07:Waffenlabor.C107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08:Waffenlabor.C108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09:Waffenlabor.C109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10:Waffenlabor.C11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11:Waffenlabor.C111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12:Waffenlabor.C112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13:Waffenlabor.C113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14:Waffenlabor.C114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15:Waffenlabor.C115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16:Waffenlabor.C116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17:Waffenlabor.C117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18:Waffenlabor.C118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19:Waffenlabor.C119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20:Waffenlabor.C12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21:Waffenlabor.C121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22:Waffenlabor.C122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23:Waffenlabor.C123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24:Waffenlabor.C124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25:Waffenlabor.C125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26:Waffenlabor.C126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27:Waffenlabor.C127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28:Waffenlabor.C128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29:Waffenlabor.C129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30:Waffenlabor.C13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31:Waffenlabor.C131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132:Waffenlabor.C132">
            <calcext:condition calcext:apply-style-name="HintergrundGruen" calcext:value="formula-is(NOT(ISBLANK([.AF90])))" calcext:base-cell-address="Waffenlabor.C90"/>
          </calcext:conditional-format>
        </calcext:conditional-formats>
      </table:table>
      <table:table table:name="Modul Verbesserung" table:style-name="ta4">
        <office:forms form:automatic-focus="false" form:apply-design-mode="false"/>
        <table:table-column table:style-name="co61" table:default-cell-style-name="ce3"/>
        <table:table-column table:style-name="co62" table:default-cell-style-name="ce3"/>
        <table:table-column table:style-name="co4" table:default-cell-style-name="ce3"/>
        <table:table-column table:style-name="co5" table:default-cell-style-name="ce3"/>
        <table:table-column table:style-name="co60" table:default-cell-style-name="ce3"/>
        <table:table-column table:style-name="co63" table:default-cell-style-name="ce166"/>
        <table:table-column table:style-name="co64" table:default-cell-style-name="ce166"/>
        <table:table-column table:style-name="co23" table:default-cell-style-name="ce3"/>
        <table:table-column table:style-name="co65" table:default-cell-style-name="ce3"/>
        <table:table-column table:style-name="co66" table:default-cell-style-name="ce3"/>
        <table:table-column table:style-name="co51" table:number-columns-repeated="3" table:default-cell-style-name="ce3"/>
        <table:table-column table:style-name="co31" table:default-cell-style-name="ce166"/>
        <table:table-column table:style-name="co32" table:default-cell-style-name="ce166"/>
        <table:table-column table:style-name="co33" table:default-cell-style-name="ce166"/>
        <table:table-column table:style-name="co34" table:number-columns-repeated="2" table:default-cell-style-name="ce166"/>
        <table:table-column table:style-name="co35" table:default-cell-style-name="ce166"/>
        <table:table-column table:style-name="co36" table:default-cell-style-name="ce3"/>
        <table:table-column table:style-name="co17" table:default-cell-style-name="ce3"/>
        <table:table-column table:style-name="co19" table:default-cell-style-name="ce172"/>
        <table:table-column table:style-name="co37" table:number-columns-repeated="1002" table:default-cell-style-name="ce3"/>
        <table:table-row table:style-name="ro4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</text:p>
            <text:p>Masse (t)</text:p>
          </table:table-cell>
          <table:table-cell table:style-name="ce164" office:value-type="string" calcext:value-type="string">
            <text:p>Kollateral</text:p>
          </table:table-cell>
          <table:table-cell table:style-name="ce164" office:value-type="string" calcext:value-type="string">
            <text:p>Lager (t)</text:p>
          </table:table-cell>
          <table:table-cell table:style-name="ce164" office:value-type="string" calcext:value-type="string">
            <text:p>Produziert (t/h)</text:p>
          </table:table-cell>
          <table:table-cell table:style-name="ce1" office:value-type="string" calcext:value-type="string">
            <text:p>Max.</text:p>
            <text:p>Bernstein</text:p>
          </table:table-cell>
          <table:table-cell table:style-name="ce1" office:value-type="string" calcext:value-type="string">
            <text:p>Flotten</text:p>
          </table:table-cell>
          <table:table-cell table:style-name="ce1" office:value-type="string" calcext:value-type="string">
            <text:p>Flotten-</text:p>
            <text:p>masse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164" office:value-type="string" calcext:value-type="string">
            <text:p>Baukosten He-3</text:p>
          </table:table-cell>
          <table:table-cell table:style-name="ce164" office:value-type="string" calcext:value-type="string">
            <text:p>Baukosten Erz</text:p>
          </table:table-cell>
          <table:table-cell table:style-name="ce164" office:value-type="string" calcext:value-type="string">
            <text:p>Baukosten AM</text:p>
          </table:table-cell>
          <table:table-cell table:style-name="ce164" office:value-type="string" calcext:value-type="string">
            <text:p>tB d</text:p>
          </table:table-cell>
          <table:table-cell table:style-name="ce164" office:value-type="string" calcext:value-type="string">
            <text:p>tB h</text:p>
          </table:table-cell>
          <table:table-cell table:style-name="ce16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0" office:value-type="string" calcext:value-type="string">
            <text:p>gebaut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Antimateriesilo</text:p>
          </table:table-cell>
          <table:table-cell table:style-name="ce437" office:value-type="string" calcext:value-type="string">
            <text:p>Antimateriesilo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5" office:value-type="float" office:value="250000" calcext:value-type="float">
            <text:p>250.00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/>
          <table:table-cell table:style-name="ce165" office:value-type="float" office:value="567" calcext:value-type="float">
            <text:p>567</text:p>
          </table:table-cell>
          <table:table-cell table:style-name="ce165" table:number-columns-repeated="4"/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Antimateriesilo</text:p>
          </table:table-cell>
          <table:table-cell table:style-name="ce438" office:value-type="string" calcext:value-type="string">
            <text:p>Antimateriesilo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5" office:value-type="float" office:value="400000" calcext:value-type="float">
            <text:p>400.000</text:p>
          </table:table-cell>
          <table:table-cell table:style-name="ce165"/>
          <table:table-cell table:style-name="ce2" table:number-columns-repeated="3"/>
          <table:table-cell table:style-name="ce2" office:value-type="string" calcext:value-type="string">
            <text:p>Antimateriesilo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/>
          <table:table-cell table:style-name="ce165" office:value-type="float" office:value="1416" calcext:value-type="float">
            <text:p>1.416</text:p>
          </table:table-cell>
          <table:table-cell table:style-name="ce165" table:number-columns-repeated="3"/>
          <table:table-cell table:style-name="ce165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Antimateriesilo</text:p>
          </table:table-cell>
          <table:table-cell table:style-name="ce439" office:value-type="string" calcext:value-type="string">
            <text:p>Antimateriesilo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5" office:value-type="float" office:value="640000" calcext:value-type="float">
            <text:p>640.000</text:p>
          </table:table-cell>
          <table:table-cell table:style-name="ce165"/>
          <table:table-cell table:style-name="ce2" table:number-columns-repeated="3"/>
          <table:table-cell table:style-name="ce2" office:value-type="string" calcext:value-type="string">
            <text:p>Antimateriesilo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5"/>
          <table:table-cell table:style-name="ce165" office:value-type="float" office:value="3543" calcext:value-type="float">
            <text:p>3.543</text:p>
          </table:table-cell>
          <table:table-cell table:style-name="ce165" table:number-columns-repeated="3"/>
          <table:table-cell table:style-name="ce165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Antimateriesilo</text:p>
          </table:table-cell>
          <table:table-cell table:style-name="ce440" office:value-type="string" calcext:value-type="string">
            <text:p>Antimateriesilo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5" office:value-type="float" office:value="1024000" calcext:value-type="float">
            <text:p>1.024.000</text:p>
          </table:table-cell>
          <table:table-cell table:style-name="ce165"/>
          <table:table-cell table:style-name="ce2" table:number-columns-repeated="3"/>
          <table:table-cell table:style-name="ce2" office:value-type="string" calcext:value-type="string">
            <text:p>Antimateriesilo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5"/>
          <table:table-cell table:style-name="ce165" office:value-type="float" office:value="8853" calcext:value-type="float">
            <text:p>8.853</text:p>
          </table:table-cell>
          <table:table-cell table:style-name="ce165" table:number-columns-repeated="3"/>
          <table:table-cell table:style-name="ce165" office:value-type="float" office:value="54" calcext:value-type="float">
            <text:p>54</text:p>
          </table:table-cell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Antimateriesilo</text:p>
          </table:table-cell>
          <table:table-cell table:style-name="ce441" office:value-type="string" calcext:value-type="string">
            <text:p>Antimateriesilo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5" office:value-type="float" office:value="1638000" calcext:value-type="float">
            <text:p>1.638.000</text:p>
          </table:table-cell>
          <table:table-cell table:style-name="ce165"/>
          <table:table-cell table:style-name="ce2" table:number-columns-repeated="3"/>
          <table:table-cell table:style-name="ce2" office:value-type="string" calcext:value-type="string">
            <text:p>Antimateriesilo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5"/>
          <table:table-cell table:style-name="ce165" office:value-type="float" office:value="22134" calcext:value-type="float">
            <text:p>22.134</text:p>
          </table:table-cell>
          <table:table-cell table:style-name="ce165" table:number-columns-repeated="2"/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Antimateriesilo</text:p>
          </table:table-cell>
          <table:table-cell table:style-name="ce442" office:value-type="string" calcext:value-type="string">
            <text:p>Antimateriesilo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5" office:value-type="float" office:value="2621000" calcext:value-type="float">
            <text:p>2.621.000</text:p>
          </table:table-cell>
          <table:table-cell table:style-name="ce165"/>
          <table:table-cell table:style-name="ce2" table:number-columns-repeated="3"/>
          <table:table-cell table:style-name="ce2" office:value-type="string" calcext:value-type="string">
            <text:p>Antimateriesilo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5"/>
          <table:table-cell table:style-name="ce165" office:value-type="float" office:value="55338" calcext:value-type="float">
            <text:p>55.338</text:p>
          </table:table-cell>
          <table:table-cell table:style-name="ce165" table:number-columns-repeated="2"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43" office:value-type="string" calcext:value-type="string">
            <text:p>Antimateriesilo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302" calcext:value-type="float">
            <text:p>302</text:p>
          </table:table-cell>
          <table:table-cell table:style-name="ce165" office:value-type="float" office:value="4194000" calcext:value-type="float">
            <text:p>4.194.000</text:p>
          </table:table-cell>
          <table:table-cell table:style-name="ce165"/>
          <table:table-cell table:style-name="ce2" table:number-columns-repeated="3"/>
          <table:table-cell table:style-name="ce550" office:value-type="string" calcext:value-type="string">
            <text:p>Antimateriesilo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5"/>
          <table:table-cell table:style-name="ce165" office:value-type="float" office:value="138345" calcext:value-type="float">
            <text:p>138.345</text:p>
          </table:table-cell>
          <table:table-cell table:style-name="ce165" table:number-columns-repeated="2"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Antimateriesilo</text:p>
          </table:table-cell>
          <table:table-cell table:style-name="ce444" office:value-type="string" calcext:value-type="string">
            <text:p>Antimateriesilo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427" calcext:value-type="float">
            <text:p>427</text:p>
          </table:table-cell>
          <table:table-cell table:style-name="ce165" office:value-type="float" office:value="6710000" calcext:value-type="float">
            <text:p>6.710.000</text:p>
          </table:table-cell>
          <table:table-cell table:style-name="ce165"/>
          <table:table-cell table:style-name="ce2" table:number-columns-repeated="3"/>
          <table:table-cell table:style-name="ce550" office:value-type="string" calcext:value-type="string">
            <text:p>Antimateriesilo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5"/>
          <table:table-cell table:style-name="ce165" office:value-type="float" office:value="345867" calcext:value-type="float">
            <text:p>345.867</text:p>
          </table:table-cell>
          <table:table-cell table:style-name="ce165" table:number-columns-repeated="2"/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Antimateriesilo</text:p>
          </table:table-cell>
          <table:table-cell table:style-name="ce445" office:value-type="string" calcext:value-type="string">
            <text:p>Antimateriesilo IX</text:p>
          </table:table-cell>
          <table:table-cell table:style-name="ce2" office:value-type="float" office:value="1339" calcext:value-type="float">
            <text:p>1339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603" calcext:value-type="float">
            <text:p>603</text:p>
          </table:table-cell>
          <table:table-cell table:style-name="ce165" office:value-type="float" office:value="10736000" calcext:value-type="float">
            <text:p>10.736.000</text:p>
          </table:table-cell>
          <table:table-cell table:style-name="ce165"/>
          <table:table-cell table:style-name="ce2" table:number-columns-repeated="3"/>
          <table:table-cell table:style-name="ce550" office:value-type="string" calcext:value-type="string">
            <text:p>Antimateriesilo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5"/>
          <table:table-cell table:style-name="ce165" office:value-type="float" office:value="778200" calcext:value-type="float">
            <text:p>778.200</text:p>
          </table:table-cell>
          <table:table-cell table:style-name="ce165" office:value-type="float" office:value="86466" calcext:value-type="float">
            <text:p>86.466</text:p>
          </table:table-cell>
          <table:table-cell table:style-name="ce165"/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Antimateriesilo</text:p>
          </table:table-cell>
          <table:table-cell table:style-name="ce446" office:value-type="string" calcext:value-type="string">
            <text:p>Antimateriesilo X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851" calcext:value-type="float">
            <text:p>851</text:p>
          </table:table-cell>
          <table:table-cell table:style-name="ce165" office:value-type="float" office:value="17178000" calcext:value-type="float">
            <text:p>17.178.000</text:p>
          </table:table-cell>
          <table:table-cell table:style-name="ce165"/>
          <table:table-cell table:style-name="ce2" table:number-columns-repeated="3"/>
          <table:table-cell table:style-name="ce550" office:value-type="string" calcext:value-type="string">
            <text:p>Antimateriesilo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5"/>
          <table:table-cell table:style-name="ce165" office:value-type="float" office:value="1729329" calcext:value-type="float">
            <text:p>1.729.329</text:p>
          </table:table-cell>
          <table:table-cell table:style-name="ce165" office:value-type="float" office:value="432333" calcext:value-type="float">
            <text:p>432.333</text:p>
          </table:table-cell>
          <table:table-cell table:style-name="ce165"/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15" calcext:value-type="float">
            <text:p>15</text:p>
          </table:table-cell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Brücke</text:p>
          </table:table-cell>
          <table:table-cell table:style-name="ce447" office:value-type="string" calcext:value-type="string">
            <text:p>Brücke I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50" calcext:value-type="float">
            <text:p>150</text:p>
          </table:table-cell>
          <table:table-cell table:style-name="ce165" office:value-type="float" office:value="50000" calcext:value-type="float">
            <text:p>50.000</text:p>
          </table:table-cell>
          <table:table-cell table:style-name="ce165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Brücke</text:p>
          </table:table-cell>
          <table:table-cell table:style-name="ce448" office:value-type="string" calcext:value-type="string">
            <text:p>Brücke II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447" calcext:value-type="float">
            <text:p>447</text:p>
          </table:table-cell>
          <table:table-cell table:style-name="ce165" office:value-type="float" office:value="150000" calcext:value-type="float">
            <text:p>150.000</text:p>
          </table:table-cell>
          <table:table-cell table:style-name="ce165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Flottenwerft II</text:p>
          </table:table-cell>
          <table:table-cell table:style-name="ce2" office:value-type="string" calcext:value-type="string">
            <text:p>Brücke I</text:p>
          </table:table-cell>
          <table:table-cell table:style-name="ce165"/>
          <table:table-cell table:style-name="ce165" office:value-type="float" office:value="59160" calcext:value-type="float">
            <text:p>59.160</text:p>
          </table:table-cell>
          <table:table-cell table:style-name="ce165" table:number-columns-repeated="3"/>
          <table:table-cell table:style-name="ce165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Brücke</text:p>
          </table:table-cell>
          <table:table-cell table:style-name="ce449" office:value-type="string" calcext:value-type="string">
            <text:p>Brücke III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189" calcext:value-type="float">
            <text:p>1189</text:p>
          </table:table-cell>
          <table:table-cell table:style-name="ce165" office:value-type="float" office:value="450000" calcext:value-type="float">
            <text:p>450.000</text:p>
          </table:table-cell>
          <table:table-cell table:style-name="ce165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Schiffsfabrik IV</text:p>
          </table:table-cell>
          <table:table-cell table:style-name="ce2" office:value-type="string" calcext:value-type="string">
            <text:p>Flottenwerft IV</text:p>
          </table:table-cell>
          <table:table-cell table:style-name="ce2" office:value-type="string" calcext:value-type="string">
            <text:p>Brücke II</text:p>
          </table:table-cell>
          <table:table-cell table:style-name="ce165"/>
          <table:table-cell table:style-name="ce165" office:value-type="float" office:value="585684" calcext:value-type="float">
            <text:p>585.684</text:p>
          </table:table-cell>
          <table:table-cell table:style-name="ce165" table:number-columns-repeated="2"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30" calcext:value-type="float">
            <text:p>30</text:p>
          </table:table-cell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Brücke</text:p>
          </table:table-cell>
          <table:table-cell table:style-name="ce450" office:value-type="string" calcext:value-type="string">
            <text:p>Brücke IV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3555" calcext:value-type="float">
            <text:p>3555</text:p>
          </table:table-cell>
          <table:table-cell table:style-name="ce165" office:value-type="float" office:value="1350000" calcext:value-type="float">
            <text:p>1.350.000</text:p>
          </table:table-cell>
          <table:table-cell table:style-name="ce165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Flottenwerft VI</text:p>
          </table:table-cell>
          <table:table-cell table:style-name="ce2" office:value-type="string" calcext:value-type="string">
            <text:p>Brücke III</text:p>
          </table:table-cell>
          <table:table-cell table:style-name="ce165"/>
          <table:table-cell table:style-name="ce165" office:value-type="float" office:value="4744038" calcext:value-type="float">
            <text:p>4.744.038</text:p>
          </table:table-cell>
          <table:table-cell table:style-name="ce165" table:number-columns-repeated="2"/>
          <table:table-cell table:style-name="ce165" office:value-type="float" office:value="10" calcext:value-type="float">
            <text:p>10</text:p>
          </table:table-cell>
          <table:table-cell table:style-name="ce165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Brücke</text:p>
          </table:table-cell>
          <table:table-cell table:style-name="ce451" office:value-type="string" calcext:value-type="string">
            <text:p>Brücke V</text:p>
          </table:table-cell>
          <table:table-cell table:style-name="ce2" office:value-type="float" office:value="9450" calcext:value-type="float">
            <text:p>9450</text:p>
          </table:table-cell>
          <table:table-cell table:style-name="ce2" office:value-type="float" office:value="8360" calcext:value-type="float">
            <text:p>8360</text:p>
          </table:table-cell>
          <table:table-cell table:style-name="ce2" office:value-type="float" office:value="7088" calcext:value-type="float">
            <text:p>7088</text:p>
          </table:table-cell>
          <table:table-cell table:style-name="ce165" office:value-type="float" office:value="4050000" calcext:value-type="float">
            <text:p>4.050.000</text:p>
          </table:table-cell>
          <table:table-cell table:style-name="ce165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Flottenwerft VIII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Brücke IV</text:p>
          </table:table-cell>
          <table:table-cell table:style-name="ce165"/>
          <table:table-cell table:style-name="ce165" office:value-type="float" office:value="23909964" calcext:value-type="float">
            <text:p>23.909.964</text:p>
          </table:table-cell>
          <table:table-cell table:style-name="ce165" office:value-type="float" office:value="5977491" calcext:value-type="float">
            <text:p>5.977.491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 table:style-name="ce165"/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452" office:value-type="string" calcext:value-type="string">
            <text:p>Flottenwerft I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165" table:number-columns-repeated="2"/>
          <table:table-cell table:style-name="ce2" table:number-columns-repeated="2"/>
          <table:table-cell table:style-name="ce2" office:value-type="float" office:value="700" calcext:value-type="float">
            <text:p>700</text:p>
          </table:table-cell>
          <table:table-cell table:style-name="ce2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453" office:value-type="string" calcext:value-type="string">
            <text:p>Flottenwerft I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165" table:number-columns-repeated="2"/>
          <table:table-cell table:style-name="ce2" table:number-columns-repeated="2"/>
          <table:table-cell table:style-name="ce2" office:value-type="float" office:value="1100" calcext:value-type="float">
            <text:p>1100</text:p>
          </table:table-cell>
          <table:table-cell table:style-name="ce2" office:value-type="string" calcext:value-type="string">
            <text:p>Flottenwerft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/>
          <table:table-cell table:style-name="ce165" office:value-type="float" office:value="16895" calcext:value-type="float">
            <text:p>16.895</text:p>
          </table:table-cell>
          <table:table-cell table:style-name="ce165" table:number-columns-repeated="3"/>
          <table:table-cell table:style-name="ce165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454" office:value-type="string" calcext:value-type="string">
            <text:p>Flottenwerft III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165" table:number-columns-repeated="2"/>
          <table:table-cell table:style-name="ce2" table:number-columns-repeated="2"/>
          <table:table-cell table:style-name="ce2" office:value-type="float" office:value="1700" calcext:value-type="float">
            <text:p>1700</text:p>
          </table:table-cell>
          <table:table-cell table:style-name="ce2" office:value-type="string" calcext:value-type="string">
            <text:p>Flottenwerft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5"/>
          <table:table-cell table:style-name="ce165" office:value-type="float" office:value="46465" calcext:value-type="float">
            <text:p>46.465</text:p>
          </table:table-cell>
          <table:table-cell table:style-name="ce165" table:number-columns-repeated="3"/>
          <table:table-cell table:style-name="ce165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455" office:value-type="string" calcext:value-type="string">
            <text:p>Flottenwerft IV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8" calcext:value-type="float">
            <text:p>168</text:p>
          </table:table-cell>
          <table:table-cell table:style-name="ce165" table:number-columns-repeated="2"/>
          <table:table-cell table:style-name="ce2" table:number-columns-repeated="2"/>
          <table:table-cell table:style-name="ce2" office:value-type="float" office:value="2650" calcext:value-type="float">
            <text:p>2650</text:p>
          </table:table-cell>
          <table:table-cell table:style-name="ce2" office:value-type="string" calcext:value-type="string">
            <text:p>Flottenwerft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5"/>
          <table:table-cell table:style-name="ce165" office:value-type="float" office:value="127775" calcext:value-type="float">
            <text:p>127.775</text:p>
          </table:table-cell>
          <table:table-cell table:style-name="ce165" table:number-columns-repeated="2"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456" office:value-type="string" calcext:value-type="string">
            <text:p>Flottenwerft V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37" calcext:value-type="float">
            <text:p>237</text:p>
          </table:table-cell>
          <table:table-cell table:style-name="ce165" table:number-columns-repeated="2"/>
          <table:table-cell table:style-name="ce2" table:number-columns-repeated="2"/>
          <table:table-cell table:style-name="ce2" office:value-type="float" office:value="4150" calcext:value-type="float">
            <text:p>4150</text:p>
          </table:table-cell>
          <table:table-cell table:style-name="ce2" office:value-type="string" calcext:value-type="string">
            <text:p>Flottenwerft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5"/>
          <table:table-cell table:style-name="ce165" office:value-type="float" office:value="351385" calcext:value-type="float">
            <text:p>351.385</text:p>
          </table:table-cell>
          <table:table-cell table:style-name="ce165" table:number-columns-repeated="2"/>
          <table:table-cell table:style-name="ce165" office:value-type="float" office:value="12" calcext:value-type="float">
            <text:p>12</text:p>
          </table:table-cell>
          <table:table-cell table:style-name="ce165" office:value-type="float" office:value="48" calcext:value-type="float">
            <text:p>48</text:p>
          </table:table-cell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457" office:value-type="string" calcext:value-type="string">
            <text:p>Flottenwerft VI</text:p>
          </table:table-cell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334" calcext:value-type="float">
            <text:p>334</text:p>
          </table:table-cell>
          <table:table-cell table:style-name="ce165" table:number-columns-repeated="2"/>
          <table:table-cell table:style-name="ce2" table:number-columns-repeated="2"/>
          <table:table-cell table:style-name="ce2" office:value-type="float" office:value="6450" calcext:value-type="float">
            <text:p>6450</text:p>
          </table:table-cell>
          <table:table-cell table:style-name="ce2" office:value-type="string" calcext:value-type="string">
            <text:p>Flottenwerft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5"/>
          <table:table-cell table:style-name="ce165" office:value-type="float" office:value="966306" calcext:value-type="float">
            <text:p>966.306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float" office:value="24" calcext:value-type="float">
            <text:p>24</text:p>
          </table:table-cell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458" office:value-type="string" calcext:value-type="string">
            <text:p>Flottenwerft VII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165" table:number-columns-repeated="2"/>
          <table:table-cell table:style-name="ce2" table:number-columns-repeated="2"/>
          <table:table-cell table:style-name="ce2" office:value-type="float" office:value="10100" calcext:value-type="float">
            <text:p>10100</text:p>
          </table:table-cell>
          <table:table-cell table:style-name="ce2" office:value-type="string" calcext:value-type="string">
            <text:p>Flottenwerft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5"/>
          <table:table-cell table:style-name="ce165" office:value-type="float" office:value="2657343" calcext:value-type="float">
            <text:p>2.657.343</text:p>
          </table:table-cell>
          <table:table-cell table:style-name="ce165"/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19" calcext:value-type="float">
            <text:p>19</text:p>
          </table:table-cell>
          <table:table-cell table:style-name="ce165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459" office:value-type="string" calcext:value-type="string">
            <text:p>Flottenwerft VIII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165" table:number-columns-repeated="2"/>
          <table:table-cell table:style-name="ce2" table:number-columns-repeated="2"/>
          <table:table-cell table:style-name="ce2" office:value-type="float" office:value="15300" calcext:value-type="float">
            <text:p>15300</text:p>
          </table:table-cell>
          <table:table-cell table:style-name="ce2" office:value-type="string" calcext:value-type="string">
            <text:p>Flottenwerft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5"/>
          <table:table-cell table:style-name="ce165" office:value-type="float" office:value="7307690" calcext:value-type="float">
            <text:p>7.307.690</text:p>
          </table:table-cell>
          <table:table-cell table:style-name="ce165"/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460" office:value-type="string" calcext:value-type="string">
            <text:p>Flottenwerft IX</text:p>
          </table:table-cell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1255" calcext:value-type="float">
            <text:p>1255</text:p>
          </table:table-cell>
          <table:table-cell table:style-name="ce165" table:number-columns-repeated="2"/>
          <table:table-cell table:style-name="ce2" table:number-columns-repeated="2"/>
          <table:table-cell table:style-name="ce2" office:value-type="float" office:value="22800" calcext:value-type="float">
            <text:p>22800</text:p>
          </table:table-cell>
          <table:table-cell table:style-name="ce550" office:value-type="string" calcext:value-type="string">
            <text:p>Flottenwerft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5"/>
          <table:table-cell table:style-name="ce165" office:value-type="float" office:value="18085532" calcext:value-type="float">
            <text:p>18.085.532</text:p>
          </table:table-cell>
          <table:table-cell table:style-name="ce165" office:value-type="float" office:value="2009614" calcext:value-type="float">
            <text:p>2.009.614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9" calcext:value-type="float">
            <text:p>9</text:p>
          </table:table-cell>
          <table:table-cell table:style-name="ce165"/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461" office:value-type="string" calcext:value-type="string">
            <text:p>Flottenwerft X</text:p>
          </table:table-cell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1772" calcext:value-type="float">
            <text:p>1772</text:p>
          </table:table-cell>
          <table:table-cell table:style-name="ce165" table:number-columns-repeated="2"/>
          <table:table-cell table:style-name="ce2" table:number-columns-repeated="2"/>
          <table:table-cell table:style-name="ce2" office:value-type="float" office:value="34200" calcext:value-type="float">
            <text:p>34200</text:p>
          </table:table-cell>
          <table:table-cell table:style-name="ce550" office:value-type="string" calcext:value-type="string">
            <text:p>Flottenwerft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5"/>
          <table:table-cell table:style-name="ce165" office:value-type="float" office:value="44211518" calcext:value-type="float">
            <text:p>44.211.518</text:p>
          </table:table-cell>
          <table:table-cell table:style-name="ce165" office:value-type="float" office:value="11052880" calcext:value-type="float">
            <text:p>11.052.880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48" calcext:value-type="float">
            <text:p>48</text:p>
          </table:table-cell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62" office:value-type="string" calcext:value-type="string">
            <text:p>Helium-3-Schürfer 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165" office:value-type="float" office:value="8800" calcext:value-type="float">
            <text:p>8.800</text:p>
          </table:table-cell>
          <table:table-cell table:style-name="ce165" office:value-type="float" office:value="2160" calcext:value-type="float">
            <text:p>2.160</text:p>
          </table:table-cell>
          <table:table-cell table:style-name="ce2" table:number-columns-repeated="4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/>
          <table:table-cell table:style-name="ce165" office:value-type="float" office:value="567" calcext:value-type="float">
            <text:p>567</text:p>
          </table:table-cell>
          <table:table-cell table:style-name="ce165" table:number-columns-repeated="4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63" office:value-type="string" calcext:value-type="string">
            <text:p>Helium-3-Schürfer 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165" office:value-type="float" office:value="15360" calcext:value-type="float">
            <text:p>15.360</text:p>
          </table:table-cell>
          <table:table-cell table:style-name="ce165" office:value-type="float" office:value="2640" calcext:value-type="float">
            <text:p>2.640</text:p>
          </table:table-cell>
          <table:table-cell table:style-name="ce2" table:number-columns-repeated="3"/>
          <table:table-cell table:style-name="ce2" office:value-type="string" calcext:value-type="string">
            <text:p>Helium-3-Schürfe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/>
          <table:table-cell table:style-name="ce165" office:value-type="float" office:value="1416" calcext:value-type="float">
            <text:p>1.416</text:p>
          </table:table-cell>
          <table:table-cell table:style-name="ce165" table:number-columns-repeated="3"/>
          <table:table-cell table:style-name="ce165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64" office:value-type="string" calcext:value-type="string">
            <text:p>Helium-3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165" office:value-type="float" office:value="26880" calcext:value-type="float">
            <text:p>26.880</text:p>
          </table:table-cell>
          <table:table-cell table:style-name="ce165" office:value-type="float" office:value="3600" calcext:value-type="float">
            <text:p>3.600</text:p>
          </table:table-cell>
          <table:table-cell table:style-name="ce2" table:number-columns-repeated="3"/>
          <table:table-cell table:style-name="ce2" office:value-type="string" calcext:value-type="string">
            <text:p>Helium-3-Schürfe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5"/>
          <table:table-cell table:style-name="ce165" office:value-type="float" office:value="3542" calcext:value-type="float">
            <text:p>3.542</text:p>
          </table:table-cell>
          <table:table-cell table:style-name="ce165" table:number-columns-repeated="3"/>
          <table:table-cell table:style-name="ce165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65" office:value-type="string" calcext:value-type="string">
            <text:p>Helium-3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165" office:value-type="float" office:value="45760" calcext:value-type="float">
            <text:p>45.760</text:p>
          </table:table-cell>
          <table:table-cell table:style-name="ce165" office:value-type="float" office:value="5040" calcext:value-type="float">
            <text:p>5.040</text:p>
          </table:table-cell>
          <table:table-cell table:style-name="ce2" table:number-columns-repeated="3"/>
          <table:table-cell table:style-name="ce2" office:value-type="string" calcext:value-type="string">
            <text:p>Helium-3-Schürfe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5"/>
          <table:table-cell table:style-name="ce165" office:value-type="float" office:value="8855" calcext:value-type="float">
            <text:p>8.855</text:p>
          </table:table-cell>
          <table:table-cell table:style-name="ce165" table:number-columns-repeated="3"/>
          <table:table-cell table:style-name="ce165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66" office:value-type="string" calcext:value-type="string">
            <text:p>Helium-3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165" office:value-type="float" office:value="74400" calcext:value-type="float">
            <text:p>74.400</text:p>
          </table:table-cell>
          <table:table-cell table:style-name="ce165" office:value-type="float" office:value="6960" calcext:value-type="float">
            <text:p>6.960</text:p>
          </table:table-cell>
          <table:table-cell table:style-name="ce2" table:number-columns-repeated="3"/>
          <table:table-cell table:style-name="ce2" office:value-type="string" calcext:value-type="string">
            <text:p>Helium-3-Schürfe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5"/>
          <table:table-cell table:style-name="ce165" office:value-type="float" office:value="22138" calcext:value-type="float">
            <text:p>22.138</text:p>
          </table:table-cell>
          <table:table-cell table:style-name="ce165" table:number-columns-repeated="3"/>
          <table:table-cell table:style-name="ce165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67" office:value-type="string" calcext:value-type="string">
            <text:p>Helium-3-Schürfer VI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165" office:value-type="float" office:value="115200" calcext:value-type="float">
            <text:p>115.200</text:p>
          </table:table-cell>
          <table:table-cell table:style-name="ce165" office:value-type="float" office:value="9360" calcext:value-type="float">
            <text:p>9.360</text:p>
          </table:table-cell>
          <table:table-cell table:style-name="ce2" table:number-columns-repeated="3"/>
          <table:table-cell table:style-name="ce2" office:value-type="string" calcext:value-type="string">
            <text:p>Helium-3-Schürfe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5"/>
          <table:table-cell table:style-name="ce165" office:value-type="float" office:value="55338" calcext:value-type="float">
            <text:p>55.338</text:p>
          </table:table-cell>
          <table:table-cell table:style-name="ce165" table:number-columns-repeated="2"/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68" office:value-type="string" calcext:value-type="string">
            <text:p>Helium-3-Schürfer VII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52" calcext:value-type="float">
            <text:p>252</text:p>
          </table:table-cell>
          <table:table-cell table:style-name="ce165" office:value-type="float" office:value="170560" calcext:value-type="float">
            <text:p>170.560</text:p>
          </table:table-cell>
          <table:table-cell table:style-name="ce165" office:value-type="float" office:value="12240" calcext:value-type="float">
            <text:p>12.240</text:p>
          </table:table-cell>
          <table:table-cell table:style-name="ce2" table:number-columns-repeated="3"/>
          <table:table-cell table:style-name="ce2" office:value-type="string" calcext:value-type="string">
            <text:p>Helium-3-Schürfe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5"/>
          <table:table-cell table:style-name="ce165" office:value-type="float" office:value="138347" calcext:value-type="float">
            <text:p>138.347</text:p>
          </table:table-cell>
          <table:table-cell table:style-name="ce165" table:number-columns-repeated="2"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69" office:value-type="string" calcext:value-type="string">
            <text:p>Helium-3-Schürfer VIII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56" calcext:value-type="float">
            <text:p>356</text:p>
          </table:table-cell>
          <table:table-cell table:style-name="ce165" office:value-type="float" office:value="242880" calcext:value-type="float">
            <text:p>242.880</text:p>
          </table:table-cell>
          <table:table-cell table:style-name="ce165" office:value-type="float" office:value="15600" calcext:value-type="float">
            <text:p>15.600</text:p>
          </table:table-cell>
          <table:table-cell table:style-name="ce2" table:number-columns-repeated="3"/>
          <table:table-cell table:style-name="ce2" office:value-type="string" calcext:value-type="string">
            <text:p>Helium-3-Schürfe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5"/>
          <table:table-cell table:style-name="ce165" office:value-type="float" office:value="345866" calcext:value-type="float">
            <text:p>345.866</text:p>
          </table:table-cell>
          <table:table-cell table:style-name="ce165" table:number-columns-repeated="2"/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70" office:value-type="string" calcext:value-type="string">
            <text:p>Helium-3-Schürfer IX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502" calcext:value-type="float">
            <text:p>502</text:p>
          </table:table-cell>
          <table:table-cell table:style-name="ce165" office:value-type="float" office:value="334560" calcext:value-type="float">
            <text:p>334.560</text:p>
          </table:table-cell>
          <table:table-cell table:style-name="ce165" office:value-type="float" office:value="19440" calcext:value-type="float">
            <text:p>19.440</text:p>
          </table:table-cell>
          <table:table-cell table:style-name="ce2" table:number-columns-repeated="3"/>
          <table:table-cell table:style-name="ce2" office:value-type="string" calcext:value-type="string">
            <text:p>Helium-3-Schürfe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5"/>
          <table:table-cell table:style-name="ce165" office:value-type="float" office:value="778198" calcext:value-type="float">
            <text:p>778.198</text:p>
          </table:table-cell>
          <table:table-cell table:style-name="ce165" office:value-type="float" office:value="86466" calcext:value-type="float">
            <text:p>86.466</text:p>
          </table:table-cell>
          <table:table-cell table:style-name="ce165"/>
          <table:table-cell table:number-columns-repeated="2" table:style-name="ce165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71" office:value-type="string" calcext:value-type="string">
            <text:p>Helium-3-Schürfer X</text:p>
          </table:table-cell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709" calcext:value-type="float">
            <text:p>709</text:p>
          </table:table-cell>
          <table:table-cell table:style-name="ce165" office:value-type="float" office:value="448000" calcext:value-type="float">
            <text:p>448.000</text:p>
          </table:table-cell>
          <table:table-cell table:style-name="ce165" office:value-type="float" office:value="23760" calcext:value-type="float">
            <text:p>23.760</text:p>
          </table:table-cell>
          <table:table-cell table:style-name="ce2" table:number-columns-repeated="3"/>
          <table:table-cell table:style-name="ce550" office:value-type="string" calcext:value-type="string">
            <text:p>Helium-3-Schürfe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5"/>
          <table:table-cell table:style-name="ce165" office:value-type="float" office:value="1384930" calcext:value-type="float">
            <text:p>1.384.930</text:p>
          </table:table-cell>
          <table:table-cell table:style-name="ce165" office:value-type="float" office:value="432332" calcext:value-type="float">
            <text:p>432.332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16" calcext:value-type="float">
            <text:p>16</text:p>
          </table:table-cell>
          <table:table-cell table:style-name="ce165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72" office:value-type="string" calcext:value-type="string">
            <text:p>Kampfmodul I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165" table:number-columns-repeated="2"/>
          <table:table-cell table:style-name="ce168" table:number-columns-repeated="3"/>
          <table:table-cell table:style-name="ce2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/>
          <table:table-cell table:style-name="ce165" office:value-type="float" office:value="638" calcext:value-type="float">
            <text:p>638</text:p>
          </table:table-cell>
          <table:table-cell table:style-name="ce165" table:number-columns-repeated="4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73" office:value-type="string" calcext:value-type="string">
            <text:p>Kampfmodul II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5" calcext:value-type="float">
            <text:p>75</text:p>
          </table:table-cell>
          <table:table-cell table:style-name="ce165" table:number-columns-repeated="2"/>
          <table:table-cell table:style-name="ce2" table:number-columns-repeated="3"/>
          <table:table-cell table:style-name="ce2" office:value-type="string" calcext:value-type="string">
            <text:p>Kampfmodul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/>
          <table:table-cell table:style-name="ce165" office:value-type="float" office:value="1920" calcext:value-type="float">
            <text:p>1.920</text:p>
          </table:table-cell>
          <table:table-cell table:style-name="ce165" table:number-columns-repeated="3"/>
          <table:table-cell table:style-name="ce165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74" office:value-type="string" calcext:value-type="string">
            <text:p>Kampfmodul III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85" calcext:value-type="float">
            <text:p>85</text:p>
          </table:table-cell>
          <table:table-cell table:style-name="ce165" table:number-columns-repeated="2"/>
          <table:table-cell table:style-name="ce2" table:number-columns-repeated="3"/>
          <table:table-cell table:style-name="ce2" office:value-type="string" calcext:value-type="string">
            <text:p>Kampfmodul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5"/>
          <table:table-cell table:style-name="ce165" office:value-type="float" office:value="5760" calcext:value-type="float">
            <text:p>5.760</text:p>
          </table:table-cell>
          <table:table-cell table:style-name="ce165" table:number-columns-repeated="3"/>
          <table:table-cell table:style-name="ce165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75" office:value-type="string" calcext:value-type="string">
            <text:p>Kampfmodul IV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79" calcext:value-type="float">
            <text:p>179</text:p>
          </table:table-cell>
          <table:table-cell table:style-name="ce165" table:number-columns-repeated="2"/>
          <table:table-cell table:style-name="ce2" table:number-columns-repeated="3"/>
          <table:table-cell table:style-name="ce2" office:value-type="string" calcext:value-type="string">
            <text:p>Kampfmodul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5"/>
          <table:table-cell table:style-name="ce165" office:value-type="float" office:value="17280" calcext:value-type="float">
            <text:p>17.280</text:p>
          </table:table-cell>
          <table:table-cell table:style-name="ce165" table:number-columns-repeated="3"/>
          <table:table-cell table:style-name="ce165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76" office:value-type="string" calcext:value-type="string">
            <text:p>Kampfmodul V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52" calcext:value-type="float">
            <text:p>252</text:p>
          </table:table-cell>
          <table:table-cell table:style-name="ce165" table:number-columns-repeated="2"/>
          <table:table-cell table:style-name="ce2" table:number-columns-repeated="3"/>
          <table:table-cell table:style-name="ce2" office:value-type="string" calcext:value-type="string">
            <text:p>Kampfmodul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5"/>
          <table:table-cell table:style-name="ce165" office:value-type="float" office:value="51840" calcext:value-type="float">
            <text:p>51.840</text:p>
          </table:table-cell>
          <table:table-cell table:style-name="ce165" table:number-columns-repeated="2"/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77" office:value-type="string" calcext:value-type="string">
            <text:p>Kampfmodul V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56" calcext:value-type="float">
            <text:p>356</text:p>
          </table:table-cell>
          <table:table-cell table:style-name="ce165" table:number-columns-repeated="2"/>
          <table:table-cell table:style-name="ce2" table:number-columns-repeated="3"/>
          <table:table-cell table:style-name="ce2" office:value-type="string" calcext:value-type="string">
            <text:p>Kampfmodul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5"/>
          <table:table-cell table:style-name="ce165" office:value-type="float" office:value="155520" calcext:value-type="float">
            <text:p>155.520</text:p>
          </table:table-cell>
          <table:table-cell table:style-name="ce165" table:number-columns-repeated="2"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8" calcext:value-type="float">
            <text:p>48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78" office:value-type="string" calcext:value-type="string">
            <text:p>Kampfmodul VII</text:p>
          </table:table-cell>
          <table:table-cell table:style-name="ce2" office:value-type="float" office:value="1342" calcext:value-type="float">
            <text:p>1342</text:p>
          </table:table-cell>
          <table:table-cell table:style-name="ce2" office:value-type="float" office:value="1510" calcext:value-type="float">
            <text:p>1510</text:p>
          </table:table-cell>
          <table:table-cell table:style-name="ce2" office:value-type="float" office:value="671" calcext:value-type="float">
            <text:p>671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Kampfmodul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5"/>
          <table:table-cell table:style-name="ce165" office:value-type="float" office:value="466560" calcext:value-type="float">
            <text:p>466.560</text:p>
          </table:table-cell>
          <table:table-cell table:style-name="ce165" table:number-columns-repeated="2"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79" office:value-type="string" calcext:value-type="string">
            <text:p>Kampfmodul VIII</text:p>
          </table:table-cell>
          <table:table-cell table:style-name="ce2" office:value-type="float" office:value="1896" calcext:value-type="float">
            <text:p>1896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948" calcext:value-type="float">
            <text:p>948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Kampfmodul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5"/>
          <table:table-cell table:style-name="ce165" office:value-type="float" office:value="1399680" calcext:value-type="float">
            <text:p>1.399.680</text:p>
          </table:table-cell>
          <table:table-cell table:style-name="ce165" table:number-columns-repeated="2"/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39" calcext:value-type="float">
            <text:p>39</text:p>
          </table:table-cell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80" office:value-type="string" calcext:value-type="string">
            <text:p>Kampfmodul IX</text:p>
          </table:table-cell>
          <table:table-cell table:style-name="ce2" office:value-type="float" office:value="2677" calcext:value-type="float">
            <text:p>2677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1339" calcext:value-type="float">
            <text:p>1339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Kampfmodul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5"/>
          <table:table-cell table:style-name="ce165" office:value-type="float" office:value="3779135" calcext:value-type="float">
            <text:p>3.779.135</text:p>
          </table:table-cell>
          <table:table-cell table:style-name="ce165" table:number-columns-repeated="2"/>
          <table:table-cell table:style-name="ce165" office:value-type="float" office:value="17" calcext:value-type="float">
            <text:p>17</text:p>
          </table:table-cell>
          <table:table-cell table:style-name="ce165" office:value-type="float" office:value="45" calcext:value-type="float">
            <text:p>45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81" office:value-type="string" calcext:value-type="string">
            <text:p>Kampfmodul X</text:p>
          </table:table-cell>
          <table:table-cell table:style-name="ce2" office:value-type="float" office:value="3150" calcext:value-type="float">
            <text:p>3150</text:p>
          </table:table-cell>
          <table:table-cell table:style-name="ce2" office:value-type="float" office:value="4130" calcext:value-type="float">
            <text:p>4130</text:p>
          </table:table-cell>
          <table:table-cell table:style-name="ce2" office:value-type="float" office:value="2835" calcext:value-type="float">
            <text:p>2835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Kampfmodul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5"/>
          <table:table-cell table:style-name="ce165" office:value-type="float" office:value="10077695" calcext:value-type="float">
            <text:p>10.077.695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51" calcext:value-type="float">
            <text:p>51</text:p>
          </table:table-cell>
          <table:table-cell table:style-name="ce165" office:value-type="float" office:value="28" calcext:value-type="float">
            <text:p>28</text:p>
          </table:table-cell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82" office:value-type="string" calcext:value-type="string">
            <text:p>Lagermodul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5" office:value-type="float" office:value="50000" calcext:value-type="float">
            <text:p>50.000</text:p>
          </table:table-cell>
          <table:table-cell table:style-name="ce165"/>
          <table:table-cell table:style-name="ce2" table:number-columns-repeated="4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/>
          <table:table-cell table:style-name="ce165" office:value-type="float" office:value="567" calcext:value-type="float">
            <text:p>567</text:p>
          </table:table-cell>
          <table:table-cell table:style-name="ce165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83" office:value-type="string" calcext:value-type="string">
            <text:p>Lagermodul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5" office:value-type="float" office:value="100000" calcext:value-type="float">
            <text:p>100.000</text:p>
          </table:table-cell>
          <table:table-cell table:style-name="ce165"/>
          <table:table-cell table:style-name="ce2" table:number-columns-repeated="3"/>
          <table:table-cell table:style-name="ce2" office:value-type="string" calcext:value-type="string">
            <text:p>Lagermodul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/>
          <table:table-cell table:style-name="ce165" office:value-type="float" office:value="1416" calcext:value-type="float">
            <text:p>1.416</text:p>
          </table:table-cell>
          <table:table-cell table:style-name="ce165" table:number-columns-repeated="3"/>
          <table:table-cell table:style-name="ce165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84" office:value-type="string" calcext:value-type="string">
            <text:p>Lagermodul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5" office:value-type="float" office:value="200000" calcext:value-type="float">
            <text:p>200.000</text:p>
          </table:table-cell>
          <table:table-cell table:style-name="ce165"/>
          <table:table-cell table:style-name="ce2" table:number-columns-repeated="3"/>
          <table:table-cell table:style-name="ce2" office:value-type="string" calcext:value-type="string">
            <text:p>Lagermodul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5"/>
          <table:table-cell table:style-name="ce165" office:value-type="float" office:value="3543" calcext:value-type="float">
            <text:p>3.543</text:p>
          </table:table-cell>
          <table:table-cell table:style-name="ce165" table:number-columns-repeated="3"/>
          <table:table-cell table:style-name="ce165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85" office:value-type="string" calcext:value-type="string">
            <text:p>Lagermodul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5" office:value-type="float" office:value="400000" calcext:value-type="float">
            <text:p>400.000</text:p>
          </table:table-cell>
          <table:table-cell table:style-name="ce165"/>
          <table:table-cell table:style-name="ce2" table:number-columns-repeated="3"/>
          <table:table-cell table:style-name="ce2" office:value-type="string" calcext:value-type="string">
            <text:p>Lagermodul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5"/>
          <table:table-cell table:style-name="ce165" office:value-type="float" office:value="8853" calcext:value-type="float">
            <text:p>8.853</text:p>
          </table:table-cell>
          <table:table-cell table:style-name="ce165" table:number-columns-repeated="3"/>
          <table:table-cell table:style-name="ce165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86" office:value-type="string" calcext:value-type="string">
            <text:p>Lagermodul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5" office:value-type="float" office:value="800000" calcext:value-type="float">
            <text:p>800.000</text:p>
          </table:table-cell>
          <table:table-cell table:style-name="ce165"/>
          <table:table-cell table:style-name="ce2" table:number-columns-repeated="3"/>
          <table:table-cell table:style-name="ce2" office:value-type="string" calcext:value-type="string">
            <text:p>Lagermodul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5"/>
          <table:table-cell table:style-name="ce165" office:value-type="float" office:value="22134" calcext:value-type="float">
            <text:p>22.134</text:p>
          </table:table-cell>
          <table:table-cell table:style-name="ce165" table:number-columns-repeated="2"/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21" calcext:value-type="float">
            <text:p>21</text:p>
          </table:table-cell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87" office:value-type="string" calcext:value-type="string">
            <text:p>Lagermodul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5" office:value-type="float" office:value="1600000" calcext:value-type="float">
            <text:p>1.600.000</text:p>
          </table:table-cell>
          <table:table-cell table:style-name="ce165"/>
          <table:table-cell table:style-name="ce2" table:number-columns-repeated="3"/>
          <table:table-cell table:style-name="ce2" office:value-type="string" calcext:value-type="string">
            <text:p>Lagermodul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5"/>
          <table:table-cell table:style-name="ce165" office:value-type="float" office:value="55338" calcext:value-type="float">
            <text:p>55.338</text:p>
          </table:table-cell>
          <table:table-cell table:style-name="ce165" table:number-columns-repeated="2"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88" office:value-type="string" calcext:value-type="string">
            <text:p>Lagermodul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302" calcext:value-type="float">
            <text:p>302</text:p>
          </table:table-cell>
          <table:table-cell table:style-name="ce165" office:value-type="float" office:value="3200000" calcext:value-type="float">
            <text:p>3.200.000</text:p>
          </table:table-cell>
          <table:table-cell table:style-name="ce165"/>
          <table:table-cell table:style-name="ce2" table:number-columns-repeated="3"/>
          <table:table-cell table:style-name="ce2" office:value-type="string" calcext:value-type="string">
            <text:p>Lagermodul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5"/>
          <table:table-cell table:style-name="ce165" office:value-type="float" office:value="138345" calcext:value-type="float">
            <text:p>138.345</text:p>
          </table:table-cell>
          <table:table-cell table:style-name="ce165" table:number-columns-repeated="2"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89" office:value-type="string" calcext:value-type="string">
            <text:p>Lagermodul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427" calcext:value-type="float">
            <text:p>427</text:p>
          </table:table-cell>
          <table:table-cell table:style-name="ce165" office:value-type="float" office:value="6400000" calcext:value-type="float">
            <text:p>6.400.000</text:p>
          </table:table-cell>
          <table:table-cell table:style-name="ce165"/>
          <table:table-cell table:style-name="ce2" table:number-columns-repeated="3"/>
          <table:table-cell table:style-name="ce2" office:value-type="string" calcext:value-type="string">
            <text:p>Lagermodul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5"/>
          <table:table-cell table:style-name="ce165" office:value-type="float" office:value="345867" calcext:value-type="float">
            <text:p>345.867</text:p>
          </table:table-cell>
          <table:table-cell table:style-name="ce165" table:number-columns-repeated="2"/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" calcext:value-type="float">
            <text:p>90</text:p>
          </table:table-cell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90" office:value-type="string" calcext:value-type="string">
            <text:p>Lagermodul IX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603" calcext:value-type="float">
            <text:p>603</text:p>
          </table:table-cell>
          <table:table-cell table:style-name="ce165" office:value-type="float" office:value="12800000" calcext:value-type="float">
            <text:p>12.800.000</text:p>
          </table:table-cell>
          <table:table-cell table:style-name="ce165"/>
          <table:table-cell table:style-name="ce2" table:number-columns-repeated="3"/>
          <table:table-cell table:style-name="ce550" office:value-type="string" calcext:value-type="string">
            <text:p>Lagermodul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5"/>
          <table:table-cell table:style-name="ce165" office:value-type="float" office:value="778200" calcext:value-type="float">
            <text:p>778.200</text:p>
          </table:table-cell>
          <table:table-cell table:style-name="ce165" office:value-type="float" office:value="86466" calcext:value-type="float">
            <text:p>86.466</text:p>
          </table:table-cell>
          <table:table-cell table:style-name="ce165"/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91" office:value-type="string" calcext:value-type="string">
            <text:p>Lagermodul X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851" calcext:value-type="float">
            <text:p>851</text:p>
          </table:table-cell>
          <table:table-cell table:style-name="ce165" office:value-type="float" office:value="25600000" calcext:value-type="float">
            <text:p>25.600.000</text:p>
          </table:table-cell>
          <table:table-cell table:style-name="ce165"/>
          <table:table-cell table:style-name="ce2" table:number-columns-repeated="3"/>
          <table:table-cell table:style-name="ce550" office:value-type="string" calcext:value-type="string">
            <text:p>Lagermodul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5"/>
          <table:table-cell table:style-name="ce165" office:value-type="float" office:value="1729329" calcext:value-type="float">
            <text:p>1.729.329</text:p>
          </table:table-cell>
          <table:table-cell table:style-name="ce165" office:value-type="float" office:value="432333" calcext:value-type="float">
            <text:p>432.333</text:p>
          </table:table-cell>
          <table:table-cell table:style-name="ce165"/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15" calcext:value-type="float">
            <text:p>15</text:p>
          </table:table-cell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492" office:value-type="string" calcext:value-type="string">
            <text:p>Mineralerz-Schürfer 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165" office:value-type="float" office:value="8800" calcext:value-type="float">
            <text:p>8.800</text:p>
          </table:table-cell>
          <table:table-cell table:style-name="ce165" office:value-type="float" office:value="2160" calcext:value-type="float">
            <text:p>2.160</text:p>
          </table:table-cell>
          <table:table-cell table:style-name="ce2" table:number-columns-repeated="4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/>
          <table:table-cell table:style-name="ce165" office:value-type="float" office:value="567" calcext:value-type="float">
            <text:p>567</text:p>
          </table:table-cell>
          <table:table-cell table:style-name="ce165" table:number-columns-repeated="4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493" office:value-type="string" calcext:value-type="string">
            <text:p>Mineralerz-Schürfer 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165" office:value-type="float" office:value="15360" calcext:value-type="float">
            <text:p>15.360</text:p>
          </table:table-cell>
          <table:table-cell table:style-name="ce165" office:value-type="float" office:value="2640" calcext:value-type="float">
            <text:p>2.640</text:p>
          </table:table-cell>
          <table:table-cell table:style-name="ce2" table:number-columns-repeated="3"/>
          <table:table-cell table:style-name="ce2" office:value-type="string" calcext:value-type="string">
            <text:p>Mineralerz-Schürfe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/>
          <table:table-cell table:style-name="ce165" office:value-type="float" office:value="1416" calcext:value-type="float">
            <text:p>1.416</text:p>
          </table:table-cell>
          <table:table-cell table:style-name="ce165" table:number-columns-repeated="3"/>
          <table:table-cell table:style-name="ce165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494" office:value-type="string" calcext:value-type="string">
            <text:p>Mineralerz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165" office:value-type="float" office:value="26880" calcext:value-type="float">
            <text:p>26.880</text:p>
          </table:table-cell>
          <table:table-cell table:style-name="ce165" office:value-type="float" office:value="3600" calcext:value-type="float">
            <text:p>3.600</text:p>
          </table:table-cell>
          <table:table-cell table:style-name="ce2" table:number-columns-repeated="3"/>
          <table:table-cell table:style-name="ce2" office:value-type="string" calcext:value-type="string">
            <text:p>Mineralerz-Schürfe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5"/>
          <table:table-cell table:style-name="ce165" office:value-type="float" office:value="3542" calcext:value-type="float">
            <text:p>3.542</text:p>
          </table:table-cell>
          <table:table-cell table:style-name="ce165" table:number-columns-repeated="3"/>
          <table:table-cell table:style-name="ce165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495" office:value-type="string" calcext:value-type="string">
            <text:p>Mineralerz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165" office:value-type="float" office:value="45760" calcext:value-type="float">
            <text:p>45.760</text:p>
          </table:table-cell>
          <table:table-cell table:style-name="ce165" office:value-type="float" office:value="5040" calcext:value-type="float">
            <text:p>5.040</text:p>
          </table:table-cell>
          <table:table-cell table:style-name="ce2" table:number-columns-repeated="3"/>
          <table:table-cell table:style-name="ce2" office:value-type="string" calcext:value-type="string">
            <text:p>Mineralerz-Schürfe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5"/>
          <table:table-cell table:style-name="ce165" office:value-type="float" office:value="8855" calcext:value-type="float">
            <text:p>8.855</text:p>
          </table:table-cell>
          <table:table-cell table:style-name="ce165" table:number-columns-repeated="3"/>
          <table:table-cell table:style-name="ce165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496" office:value-type="string" calcext:value-type="string">
            <text:p>Mineralerz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165" office:value-type="float" office:value="74400" calcext:value-type="float">
            <text:p>74.400</text:p>
          </table:table-cell>
          <table:table-cell table:style-name="ce165" office:value-type="float" office:value="6960" calcext:value-type="float">
            <text:p>6.960</text:p>
          </table:table-cell>
          <table:table-cell table:style-name="ce2" table:number-columns-repeated="3"/>
          <table:table-cell table:style-name="ce2" office:value-type="string" calcext:value-type="string">
            <text:p>Mineralerz-Schürfe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5"/>
          <table:table-cell table:style-name="ce165" office:value-type="float" office:value="22138" calcext:value-type="float">
            <text:p>22.138</text:p>
          </table:table-cell>
          <table:table-cell table:style-name="ce165" table:number-columns-repeated="3"/>
          <table:table-cell table:style-name="ce165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497" office:value-type="string" calcext:value-type="string">
            <text:p>Mineralerz-Schürfer VI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165" office:value-type="float" office:value="115200" calcext:value-type="float">
            <text:p>115.200</text:p>
          </table:table-cell>
          <table:table-cell table:style-name="ce165" office:value-type="float" office:value="9360" calcext:value-type="float">
            <text:p>9.360</text:p>
          </table:table-cell>
          <table:table-cell table:style-name="ce2" table:number-columns-repeated="3"/>
          <table:table-cell table:style-name="ce2" office:value-type="string" calcext:value-type="string">
            <text:p>Mineralerz-Schürfe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5"/>
          <table:table-cell table:style-name="ce165" office:value-type="float" office:value="55338" calcext:value-type="float">
            <text:p>55.338</text:p>
          </table:table-cell>
          <table:table-cell table:style-name="ce165" table:number-columns-repeated="2"/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498" office:value-type="string" calcext:value-type="string">
            <text:p>Mineralerz-Schürfer VII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52" calcext:value-type="float">
            <text:p>252</text:p>
          </table:table-cell>
          <table:table-cell table:style-name="ce165" office:value-type="float" office:value="140560" calcext:value-type="float">
            <text:p>140.560</text:p>
          </table:table-cell>
          <table:table-cell table:style-name="ce165" office:value-type="float" office:value="12240" calcext:value-type="float">
            <text:p>12.240</text:p>
          </table:table-cell>
          <table:table-cell table:style-name="ce2" table:number-columns-repeated="3"/>
          <table:table-cell table:style-name="ce2" office:value-type="string" calcext:value-type="string">
            <text:p>Mineralerz-Schürfe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5"/>
          <table:table-cell table:style-name="ce165" office:value-type="float" office:value="138347" calcext:value-type="float">
            <text:p>138.347</text:p>
          </table:table-cell>
          <table:table-cell table:style-name="ce165" table:number-columns-repeated="2"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499" office:value-type="string" calcext:value-type="string">
            <text:p>Mineralerz-Schürfer VIII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56" calcext:value-type="float">
            <text:p>356</text:p>
          </table:table-cell>
          <table:table-cell table:style-name="ce165" office:value-type="float" office:value="242880" calcext:value-type="float">
            <text:p>242.880</text:p>
          </table:table-cell>
          <table:table-cell table:style-name="ce165" office:value-type="float" office:value="15600" calcext:value-type="float">
            <text:p>15.600</text:p>
          </table:table-cell>
          <table:table-cell table:style-name="ce2" table:number-columns-repeated="3"/>
          <table:table-cell table:style-name="ce2" office:value-type="string" calcext:value-type="string">
            <text:p>Mineralerz-Schürfe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5"/>
          <table:table-cell table:style-name="ce165" office:value-type="float" office:value="345866" calcext:value-type="float">
            <text:p>345.866</text:p>
          </table:table-cell>
          <table:table-cell table:style-name="ce165" table:number-columns-repeated="2"/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500" office:value-type="string" calcext:value-type="string">
            <text:p>Mineralerz-Schürfer IX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502" calcext:value-type="float">
            <text:p>502</text:p>
          </table:table-cell>
          <table:table-cell table:style-name="ce165" office:value-type="float" office:value="334560" calcext:value-type="float">
            <text:p>334.560</text:p>
          </table:table-cell>
          <table:table-cell table:style-name="ce165" office:value-type="float" office:value="19440" calcext:value-type="float">
            <text:p>19.440</text:p>
          </table:table-cell>
          <table:table-cell table:style-name="ce2" table:number-columns-repeated="3"/>
          <table:table-cell table:style-name="ce550" office:value-type="string" calcext:value-type="string">
            <text:p>Mineralerz-Schürfe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5"/>
          <table:table-cell table:style-name="ce165" office:value-type="float" office:value="778198" calcext:value-type="float">
            <text:p>778.198</text:p>
          </table:table-cell>
          <table:table-cell table:style-name="ce165" office:value-type="float" office:value="86466" calcext:value-type="float">
            <text:p>86.466</text:p>
          </table:table-cell>
          <table:table-cell table:style-name="ce165"/>
          <table:table-cell table:number-columns-repeated="2" table:style-name="ce165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501" office:value-type="string" calcext:value-type="string">
            <text:p>Mineralerz-Schürfer X</text:p>
          </table:table-cell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709" calcext:value-type="float">
            <text:p>709</text:p>
          </table:table-cell>
          <table:table-cell table:style-name="ce165" office:value-type="float" office:value="448000" calcext:value-type="float">
            <text:p>448.000</text:p>
          </table:table-cell>
          <table:table-cell table:style-name="ce165" office:value-type="float" office:value="23760" calcext:value-type="float">
            <text:p>23.760</text:p>
          </table:table-cell>
          <table:table-cell table:style-name="ce2" table:number-columns-repeated="3"/>
          <table:table-cell table:style-name="ce550" office:value-type="string" calcext:value-type="string">
            <text:p>Mineralerz-Schürfe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5"/>
          <table:table-cell table:style-name="ce165" office:value-type="float" office:value="1729330" calcext:value-type="float">
            <text:p>1.729.330</text:p>
          </table:table-cell>
          <table:table-cell table:style-name="ce165" office:value-type="float" office:value="432332" calcext:value-type="float">
            <text:p>432.332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16" calcext:value-type="float">
            <text:p>16</text:p>
          </table:table-cell>
          <table:table-cell table:style-name="ce165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502" office:value-type="string" calcext:value-type="string">
            <text:p>Schiffsfabrik I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165" table:number-columns-repeated="2"/>
          <table:table-cell table:style-name="ce2" table:number-columns-repeated="4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503" office:value-type="string" calcext:value-type="string">
            <text:p>Schiffsfabrik I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165" table:number-columns-repeated="2"/>
          <table:table-cell table:style-name="ce2" table:number-columns-repeated="3"/>
          <table:table-cell table:style-name="ce2" office:value-type="string" calcext:value-type="string">
            <text:p>Schiffsfabrik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/>
          <table:table-cell table:style-name="ce165" office:value-type="float" office:value="16895" calcext:value-type="float">
            <text:p>16.895</text:p>
          </table:table-cell>
          <table:table-cell table:style-name="ce165" table:number-columns-repeated="3"/>
          <table:table-cell table:style-name="ce165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504" office:value-type="string" calcext:value-type="string">
            <text:p>Schiffsfabrik III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165" table:number-columns-repeated="2"/>
          <table:table-cell table:style-name="ce2" table:number-columns-repeated="3"/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5"/>
          <table:table-cell table:style-name="ce165" office:value-type="float" office:value="46465" calcext:value-type="float">
            <text:p>46.465</text:p>
          </table:table-cell>
          <table:table-cell table:style-name="ce165" table:number-columns-repeated="3"/>
          <table:table-cell table:style-name="ce165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505" office:value-type="string" calcext:value-type="string">
            <text:p>Schiffsfabrik IV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8" calcext:value-type="float">
            <text:p>168</text:p>
          </table:table-cell>
          <table:table-cell table:style-name="ce165" table:number-columns-repeated="2"/>
          <table:table-cell table:style-name="ce2" table:number-columns-repeated="3"/>
          <table:table-cell table:style-name="ce2" office:value-type="string" calcext:value-type="string">
            <text:p>Schiffsfabrik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5"/>
          <table:table-cell table:style-name="ce165" office:value-type="float" office:value="127775" calcext:value-type="float">
            <text:p>127.775</text:p>
          </table:table-cell>
          <table:table-cell table:style-name="ce165" table:number-columns-repeated="2"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506" office:value-type="string" calcext:value-type="string">
            <text:p>Schiffsfabrik V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37" calcext:value-type="float">
            <text:p>237</text:p>
          </table:table-cell>
          <table:table-cell table:style-name="ce165" table:number-columns-repeated="2"/>
          <table:table-cell table:style-name="ce2" table:number-columns-repeated="3"/>
          <table:table-cell table:style-name="ce2" office:value-type="string" calcext:value-type="string">
            <text:p>Schiffsfabrik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5"/>
          <table:table-cell table:style-name="ce165" office:value-type="float" office:value="351385" calcext:value-type="float">
            <text:p>351.385</text:p>
          </table:table-cell>
          <table:table-cell table:style-name="ce165" table:number-columns-repeated="2"/>
          <table:table-cell table:style-name="ce165" office:value-type="float" office:value="12" calcext:value-type="float">
            <text:p>12</text:p>
          </table:table-cell>
          <table:table-cell table:style-name="ce165" office:value-type="float" office:value="48" calcext:value-type="float">
            <text:p>48</text:p>
          </table:table-cell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507" office:value-type="string" calcext:value-type="string">
            <text:p>Schiffsfabrik VI</text:p>
          </table:table-cell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334" calcext:value-type="float">
            <text:p>334</text:p>
          </table:table-cell>
          <table:table-cell table:style-name="ce165" table:number-columns-repeated="2"/>
          <table:table-cell table:style-name="ce2" table:number-columns-repeated="3"/>
          <table:table-cell table:style-name="ce2" office:value-type="string" calcext:value-type="string">
            <text:p>Schiffsfabrik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5"/>
          <table:table-cell table:style-name="ce165" office:value-type="float" office:value="966306" calcext:value-type="float">
            <text:p>966.306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14" calcext:value-type="float">
            <text:p>14</text:p>
          </table:table-cell>
          <table:table-cell table:style-name="ce165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508" office:value-type="string" calcext:value-type="string">
            <text:p>Schiffsfabrik VII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165" table:number-columns-repeated="2"/>
          <table:table-cell table:style-name="ce2" table:number-columns-repeated="3"/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5"/>
          <table:table-cell table:style-name="ce165" office:value-type="float" office:value="2657343" calcext:value-type="float">
            <text:p>2.657.343</text:p>
          </table:table-cell>
          <table:table-cell table:style-name="ce165"/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19" calcext:value-type="float">
            <text:p>19</text:p>
          </table:table-cell>
          <table:table-cell table:style-name="ce165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509" office:value-type="string" calcext:value-type="string">
            <text:p>Schiffsfabrik VIII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165" table:number-columns-repeated="2"/>
          <table:table-cell table:style-name="ce2" table:number-columns-repeated="3"/>
          <table:table-cell table:style-name="ce2" office:value-type="string" calcext:value-type="string">
            <text:p>Schiffsfabrik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5"/>
          <table:table-cell table:style-name="ce165" office:value-type="float" office:value="7307690" calcext:value-type="float">
            <text:p>7.307.690</text:p>
          </table:table-cell>
          <table:table-cell table:style-name="ce165"/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510" office:value-type="string" calcext:value-type="string">
            <text:p>Schiffsfabrik IX</text:p>
          </table:table-cell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1255" calcext:value-type="float">
            <text:p>1255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Schiffsfabrik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5"/>
          <table:table-cell table:style-name="ce165" office:value-type="float" office:value="18086532" calcext:value-type="float">
            <text:p>18.086.532</text:p>
          </table:table-cell>
          <table:table-cell table:style-name="ce165" office:value-type="float" office:value="2009614" calcext:value-type="float">
            <text:p>2.009.614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9" calcext:value-type="float">
            <text:p>9</text:p>
          </table:table-cell>
          <table:table-cell table:style-name="ce165"/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511" office:value-type="string" calcext:value-type="string">
            <text:p>Schiffsfabrik X</text:p>
          </table:table-cell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1772" calcext:value-type="float">
            <text:p>1772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Schiffsfabrik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5"/>
          <table:table-cell table:style-name="ce165" office:value-type="float" office:value="44211518" calcext:value-type="float">
            <text:p>44.211.518</text:p>
          </table:table-cell>
          <table:table-cell table:style-name="ce165" office:value-type="float" office:value="11052880" calcext:value-type="float">
            <text:p>11.052.880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48" calcext:value-type="float">
            <text:p>48</text:p>
          </table:table-cell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512" office:value-type="string" calcext:value-type="string">
            <text:p>Schiffs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5" table:number-columns-repeated="2"/>
          <table:table-cell table:style-name="ce2" table:number-columns-repeated="4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513" office:value-type="string" calcext:value-type="string">
            <text:p>Schiffs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5" table:number-columns-repeated="2"/>
          <table:table-cell table:style-name="ce2" table:number-columns-repeated="3"/>
          <table:table-cell table:style-name="ce2" office:value-type="string" calcext:value-type="string">
            <text:p>Schiffslabo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/>
          <table:table-cell table:style-name="ce165" office:value-type="float" office:value="12136" calcext:value-type="float">
            <text:p>12.136</text:p>
          </table:table-cell>
          <table:table-cell table:style-name="ce165" table:number-columns-repeated="3"/>
          <table:table-cell table:style-name="ce165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514" office:value-type="string" calcext:value-type="string">
            <text:p>Schiffs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5" table:number-columns-repeated="2"/>
          <table:table-cell table:style-name="ce2" table:number-columns-repeated="3"/>
          <table:table-cell table:style-name="ce2" office:value-type="string" calcext:value-type="string">
            <text:p>Schiffslabo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5"/>
          <table:table-cell table:style-name="ce165" office:value-type="float" office:value="33376" calcext:value-type="float">
            <text:p>33.376</text:p>
          </table:table-cell>
          <table:table-cell table:style-name="ce165" table:number-columns-repeated="3"/>
          <table:table-cell table:style-name="ce165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515" office:value-type="string" calcext:value-type="string">
            <text:p>Schiffslabor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5" table:number-columns-repeated="2"/>
          <table:table-cell table:style-name="ce2" table:number-columns-repeated="3"/>
          <table:table-cell table:style-name="ce2" office:value-type="string" calcext:value-type="string">
            <text:p>Schiffslabo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5"/>
          <table:table-cell table:style-name="ce165" office:value-type="float" office:value="91781" calcext:value-type="float">
            <text:p>91.781</text:p>
          </table:table-cell>
          <table:table-cell table:style-name="ce165" table:number-columns-repeated="2"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516" office:value-type="string" calcext:value-type="string">
            <text:p>Schiffslabor V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65" table:number-columns-repeated="2"/>
          <table:table-cell table:style-name="ce2" table:number-columns-repeated="3"/>
          <table:table-cell table:style-name="ce2" office:value-type="string" calcext:value-type="string">
            <text:p>Schiffslabo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5"/>
          <table:table-cell table:style-name="ce165" office:value-type="float" office:value="252398" calcext:value-type="float">
            <text:p>252.398</text:p>
          </table:table-cell>
          <table:table-cell table:style-name="ce165" table:number-columns-repeated="2"/>
          <table:table-cell table:style-name="ce165" office:value-type="float" office:value="10" calcext:value-type="float">
            <text:p>10</text:p>
          </table:table-cell>
          <table:table-cell table:style-name="ce165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517" office:value-type="string" calcext:value-type="string">
            <text:p>Schiffslabor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65" table:number-columns-repeated="2"/>
          <table:table-cell table:style-name="ce2" table:number-columns-repeated="3"/>
          <table:table-cell table:style-name="ce2" office:value-type="string" calcext:value-type="string">
            <text:p>Schiffslabo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5"/>
          <table:table-cell table:style-name="ce165" office:value-type="float" office:value="694093" calcext:value-type="float">
            <text:p>694.093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48" calcext:value-type="float">
            <text:p>48</text:p>
          </table:table-cell>
          <table:table-cell table:style-name="ce165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518" office:value-type="string" calcext:value-type="string">
            <text:p>Schiffs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5" table:number-columns-repeated="2"/>
          <table:table-cell table:style-name="ce2" table:number-columns-repeated="3"/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5"/>
          <table:table-cell table:style-name="ce165" office:value-type="float" office:value="1908752" calcext:value-type="float">
            <text:p>1.908.752</text:p>
          </table:table-cell>
          <table:table-cell table:style-name="ce165"/>
          <table:table-cell table:number-columns-repeated="2" table:style-name="ce165" office:value-type="float" office:value="2" calcext:value-type="float">
            <text:p>2</text:p>
          </table:table-cell>
          <table:table-cell table:style-name="ce165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519" office:value-type="string" calcext:value-type="string">
            <text:p>Schiffs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5" table:number-columns-repeated="2"/>
          <table:table-cell table:style-name="ce2" table:number-columns-repeated="3"/>
          <table:table-cell table:style-name="ce2" office:value-type="string" calcext:value-type="string">
            <text:p>Schiffslabo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5"/>
          <table:table-cell table:style-name="ce165" office:value-type="float" office:value="5249071" calcext:value-type="float">
            <text:p>5.249.071</text:p>
          </table:table-cell>
          <table:table-cell table:style-name="ce165"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520" office:value-type="string" calcext:value-type="string">
            <text:p>Schiffslabor IX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Schiffslabo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5"/>
          <table:table-cell table:style-name="ce165" office:value-type="float" office:value="12991450" calcext:value-type="float">
            <text:p>12.991.450</text:p>
          </table:table-cell>
          <table:table-cell table:style-name="ce165" office:value-type="float" office:value="1443494" calcext:value-type="float">
            <text:p>1.443.494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7" calcext:value-type="float">
            <text:p>17</text:p>
          </table:table-cell>
          <table:table-cell table:style-name="ce165" office:value-type="float" office:value="48" calcext:value-type="float">
            <text:p>48</text:p>
          </table:table-cell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521" office:value-type="string" calcext:value-type="string">
            <text:p>Schiffslabor X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Schiffslabo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5"/>
          <table:table-cell table:style-name="ce165" office:value-type="float" office:value="31776882" calcext:value-type="float">
            <text:p>31.776.882</text:p>
          </table:table-cell>
          <table:table-cell table:style-name="ce165" office:value-type="float" office:value="7939220" calcext:value-type="float">
            <text:p>7.939.220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17" calcext:value-type="float">
            <text:p>17</text:p>
          </table:table-cell>
          <table:table-cell table:style-name="ce165" office:value-type="float" office:value="28" calcext:value-type="float">
            <text:p>28</text:p>
          </table:table-cell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522" office:value-type="string" calcext:value-type="string">
            <text:p>Technik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5" table:number-columns-repeated="2"/>
          <table:table-cell table:style-name="ce2" table:number-columns-repeated="4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523" office:value-type="string" calcext:value-type="string">
            <text:p>Technik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Techniklabo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/>
          <table:table-cell table:style-name="ce165" office:value-type="float" office:value="11586" calcext:value-type="float">
            <text:p>11.586</text:p>
          </table:table-cell>
          <table:table-cell table:style-name="ce165" table:number-columns-repeated="3"/>
          <table:table-cell table:style-name="ce165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524" office:value-type="string" calcext:value-type="string">
            <text:p>Technik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Techniklabo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5"/>
          <table:table-cell table:style-name="ce165" office:value-type="float" office:value="31857" calcext:value-type="float">
            <text:p>31.857</text:p>
          </table:table-cell>
          <table:table-cell table:style-name="ce165" table:number-columns-repeated="3"/>
          <table:table-cell table:style-name="ce165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525" office:value-type="string" calcext:value-type="string">
            <text:p>Techniklabor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Techniklabo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5"/>
          <table:table-cell table:style-name="ce165" office:value-type="float" office:value="87607" calcext:value-type="float">
            <text:p>87.607</text:p>
          </table:table-cell>
          <table:table-cell table:style-name="ce165" table:number-columns-repeated="2"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526" office:value-type="string" calcext:value-type="string">
            <text:p>Techniklabor V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Techniklabo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5"/>
          <table:table-cell table:style-name="ce165" office:value-type="float" office:value="240925" calcext:value-type="float">
            <text:p>240.925</text:p>
          </table:table-cell>
          <table:table-cell table:style-name="ce165" table:number-columns-repeated="2"/>
          <table:table-cell table:style-name="ce165" office:value-type="float" office:value="10" calcext:value-type="float">
            <text:p>10</text:p>
          </table:table-cell>
          <table:table-cell table:style-name="ce165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527" office:value-type="string" calcext:value-type="string">
            <text:p>Techniklabor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Techniklabo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5"/>
          <table:table-cell table:style-name="ce165" office:value-type="float" office:value="662542" calcext:value-type="float">
            <text:p>662.542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48" calcext:value-type="float">
            <text:p>48</text:p>
          </table:table-cell>
          <table:table-cell table:style-name="ce165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528" office:value-type="string" calcext:value-type="string">
            <text:p>Technik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Techniklabo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5"/>
          <table:table-cell table:style-name="ce165" office:value-type="float" office:value="1821992" calcext:value-type="float">
            <text:p>1.821.992</text:p>
          </table:table-cell>
          <table:table-cell table:style-name="ce165"/>
          <table:table-cell table:number-columns-repeated="2" table:style-name="ce165" office:value-type="float" office:value="2" calcext:value-type="float">
            <text:p>2</text:p>
          </table:table-cell>
          <table:table-cell table:style-name="ce16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529" office:value-type="string" calcext:value-type="string">
            <text:p>Technik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Techniklabo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5"/>
          <table:table-cell table:style-name="ce165" office:value-type="float" office:value="5010477" calcext:value-type="float">
            <text:p>5.010.477</text:p>
          </table:table-cell>
          <table:table-cell table:style-name="ce165"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6" calcext:value-type="float">
            <text:p>6</text:p>
          </table:table-cell>
          <table:table-cell table:style-name="ce165"/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530" office:value-type="string" calcext:value-type="string">
            <text:p>Techniklabor IX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Techniklabo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5"/>
          <table:table-cell table:style-name="ce165" office:value-type="float" office:value="12400932" calcext:value-type="float">
            <text:p>12.400.932</text:p>
          </table:table-cell>
          <table:table-cell table:style-name="ce165" office:value-type="float" office:value="1377881" calcext:value-type="float">
            <text:p>1.377.881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7" calcext:value-type="float">
            <text:p>17</text:p>
          </table:table-cell>
          <table:table-cell table:style-name="ce165" office:value-type="float" office:value="48" calcext:value-type="float">
            <text:p>48</text:p>
          </table:table-cell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531" office:value-type="string" calcext:value-type="string">
            <text:p>Techniklabor X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Techniklabo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5"/>
          <table:table-cell table:style-name="ce165" office:value-type="float" office:value="30313384" calcext:value-type="float">
            <text:p>30.313.384</text:p>
          </table:table-cell>
          <table:table-cell table:style-name="ce165" office:value-type="float" office:value="7578346" calcext:value-type="float">
            <text:p>7.578.346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17" calcext:value-type="float">
            <text:p>17</text:p>
          </table:table-cell>
          <table:table-cell table:style-name="ce165" office:value-type="float" office:value="28" calcext:value-type="float">
            <text:p>28</text:p>
          </table:table-cell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532" office:value-type="string" calcext:value-type="string">
            <text:p>Waffen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5" table:number-columns-repeated="2"/>
          <table:table-cell table:style-name="ce2" table:number-columns-repeated="4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533" office:value-type="string" calcext:value-type="string">
            <text:p>Waffen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Waffenlabor I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165"/>
          <table:table-cell table:style-name="ce165" office:value-type="float" office:value="11034" calcext:value-type="float">
            <text:p>11.034</text:p>
          </table:table-cell>
          <table:table-cell table:style-name="ce165" table:number-columns-repeated="3"/>
          <table:table-cell table:style-name="ce165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534" office:value-type="string" calcext:value-type="string">
            <text:p>Waffen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Waffenlabor II</text:p>
          </table:table-cell>
          <table:table-cell table:style-name="ce2" table:number-columns-repeated="2"/>
          <table:table-cell table:style-name="ce165"/>
          <table:table-cell table:style-name="ce165" office:value-type="float" office:value="30341" calcext:value-type="float">
            <text:p>30.341</text:p>
          </table:table-cell>
          <table:table-cell table:style-name="ce165" table:number-columns-repeated="3"/>
          <table:table-cell table:style-name="ce165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535" office:value-type="string" calcext:value-type="string">
            <text:p>Waffenlabor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Waffenlabor III</text:p>
          </table:table-cell>
          <table:table-cell table:style-name="ce2" table:number-columns-repeated="2"/>
          <table:table-cell table:style-name="ce165"/>
          <table:table-cell table:style-name="ce165" office:value-type="float" office:value="83438" calcext:value-type="float">
            <text:p>83.438</text:p>
          </table:table-cell>
          <table:table-cell table:style-name="ce165" table:number-columns-repeated="2"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536" office:value-type="string" calcext:value-type="string">
            <text:p>Waffenlabor V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Waffenlabor IV</text:p>
          </table:table-cell>
          <table:table-cell table:style-name="ce2" table:number-columns-repeated="2"/>
          <table:table-cell table:style-name="ce165"/>
          <table:table-cell table:style-name="ce165" office:value-type="float" office:value="229453" calcext:value-type="float">
            <text:p>229.453</text:p>
          </table:table-cell>
          <table:table-cell table:style-name="ce165" table:number-columns-repeated="2"/>
          <table:table-cell table:style-name="ce165" office:value-type="float" office:value="10" calcext:value-type="float">
            <text:p>10</text:p>
          </table:table-cell>
          <table:table-cell table:style-name="ce165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537" office:value-type="string" calcext:value-type="string">
            <text:p>Waffenlabor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Waffenlabor V</text:p>
          </table:table-cell>
          <table:table-cell table:style-name="ce2" table:number-columns-repeated="2"/>
          <table:table-cell table:style-name="ce165"/>
          <table:table-cell table:style-name="ce165" office:value-type="float" office:value="630992" calcext:value-type="float">
            <text:p>630.992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48" calcext:value-type="float">
            <text:p>48</text:p>
          </table:table-cell>
          <table:table-cell table:style-name="ce165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538" office:value-type="string" calcext:value-type="string">
            <text:p>Waffen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Waffenlabor VI</text:p>
          </table:table-cell>
          <table:table-cell table:style-name="ce2" table:number-columns-repeated="2"/>
          <table:table-cell table:style-name="ce165"/>
          <table:table-cell table:style-name="ce165" office:value-type="float" office:value="1735231" calcext:value-type="float">
            <text:p>1.735.231</text:p>
          </table:table-cell>
          <table:table-cell table:style-name="ce165"/>
          <table:table-cell table:number-columns-repeated="2" table:style-name="ce165" office:value-type="float" office:value="2" calcext:value-type="float">
            <text:p>2</text:p>
          </table:table-cell>
          <table:table-cell table:style-name="ce165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539" office:value-type="string" calcext:value-type="string">
            <text:p>Waffen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Waffenlabor VII</text:p>
          </table:table-cell>
          <table:table-cell table:style-name="ce2" table:number-columns-repeated="2"/>
          <table:table-cell table:style-name="ce165"/>
          <table:table-cell table:style-name="ce165" office:value-type="float" office:value="4771882" calcext:value-type="float">
            <text:p>4.771.882</text:p>
          </table:table-cell>
          <table:table-cell table:style-name="ce165"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540" office:value-type="string" calcext:value-type="string">
            <text:p>Waffenlabor IX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Waffenlabor VIII</text:p>
          </table:table-cell>
          <table:table-cell table:style-name="ce2" table:number-columns-repeated="2"/>
          <table:table-cell table:style-name="ce165"/>
          <table:table-cell table:style-name="ce165" office:value-type="float" office:value="12991450" calcext:value-type="float">
            <text:p>12.991.450</text:p>
          </table:table-cell>
          <table:table-cell table:style-name="ce165" office:value-type="float" office:value="1443494" calcext:value-type="float">
            <text:p>1.443.494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7" calcext:value-type="float">
            <text:p>17</text:p>
          </table:table-cell>
          <table:table-cell table:style-name="ce165" office:value-type="float" office:value="48" calcext:value-type="float">
            <text:p>48</text:p>
          </table:table-cell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541" office:value-type="string" calcext:value-type="string">
            <text:p>Waffenlabor X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Waffenlabor IX</text:p>
          </table:table-cell>
          <table:table-cell table:style-name="ce2" table:number-columns-repeated="2"/>
          <table:table-cell table:style-name="ce165"/>
          <table:table-cell table:style-name="ce165" office:value-type="float" office:value="28869890" calcext:value-type="float">
            <text:p>28.869.890</text:p>
          </table:table-cell>
          <table:table-cell table:style-name="ce165" office:value-type="float" office:value="7217473" calcext:value-type="float">
            <text:p>7.217.473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17" calcext:value-type="float">
            <text:p>17</text:p>
          </table:table-cell>
          <table:table-cell table:style-name="ce165" office:value-type="float" office:value="28" calcext:value-type="float">
            <text:p>28</text:p>
          </table:table-cell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Werkstatt</text:p>
          </table:table-cell>
          <table:table-cell table:style-name="ce542" office:value-type="string" calcext:value-type="string">
            <text:p>Werkstatt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5" table:number-columns-repeated="2"/>
          <table:table-cell table:style-name="ce2" table:number-columns-repeated="4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5" table:number-columns-repeated="6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erkstatt</text:p>
          </table:table-cell>
          <table:table-cell table:style-name="ce543" office:value-type="string" calcext:value-type="string">
            <text:p>Werkstatt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Werkstatt 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5"/>
          <table:table-cell table:style-name="ce165" office:value-type="float" office:value="5775" calcext:value-type="float">
            <text:p>5.775</text:p>
          </table:table-cell>
          <table:table-cell table:style-name="ce165" table:number-columns-repeated="3"/>
          <table:table-cell table:style-name="ce165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erkstatt</text:p>
          </table:table-cell>
          <table:table-cell table:style-name="ce544" office:value-type="string" calcext:value-type="string">
            <text:p>Werkstatt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Werkstatt II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5"/>
          <table:table-cell table:style-name="ce165" office:value-type="float" office:value="18525" calcext:value-type="float">
            <text:p>18.525</text:p>
          </table:table-cell>
          <table:table-cell table:style-name="ce165" table:number-columns-repeated="3"/>
          <table:table-cell table:style-name="ce165" office:value-type="float" office:value="20" calcext:value-type="float">
            <text:p>20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erkstatt</text:p>
          </table:table-cell>
          <table:table-cell table:style-name="ce545" office:value-type="string" calcext:value-type="string">
            <text:p>Werkstatt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Werkstatt III</text:p>
          </table:table-cell>
          <table:table-cell table:style-name="ce2" office:value-type="string" calcext:value-type="string">
            <text:p>Brücke IV</text:p>
          </table:table-cell>
          <table:table-cell table:style-name="ce2" office:value-type="string" calcext:value-type="string">
            <text:p>Schiffsfabrik VII</text:p>
          </table:table-cell>
          <table:table-cell table:style-name="ce165"/>
          <table:table-cell table:style-name="ce165" office:value-type="string" calcext:value-type="string">
            <text:p>12136?</text:p>
          </table:table-cell>
          <table:table-cell table:style-name="ce165" table:number-columns-repeated="4"/>
          <table:table-cell table:style-name="ce2" table:number-columns-repeated="2"/>
          <table:table-cell table:style-name="ce171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erkstatt</text:p>
          </table:table-cell>
          <table:table-cell table:style-name="ce546" office:value-type="string" calcext:value-type="string">
            <text:p>Werkstatt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Werkstatt IV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IX</text:p>
          </table:table-cell>
          <table:table-cell table:style-name="ce165"/>
          <table:table-cell table:style-name="ce165" office:value-type="float" office:value="190740" calcext:value-type="float">
            <text:p>190.740</text:p>
          </table:table-cell>
          <table:table-cell table:style-name="ce165" table:number-columns-repeated="2"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31" calcext:value-type="float">
            <text:p>31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Werkstatt</text:p>
          </table:table-cell>
          <table:table-cell table:style-name="ce547" office:value-type="string" calcext:value-type="string">
            <text:p>Werkstatt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Werkstatt V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X</text:p>
          </table:table-cell>
          <table:table-cell table:style-name="ce165" table:number-columns-repeated="4"/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10" calcext:value-type="float">
            <text:p>10</text:p>
          </table:table-cell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Werkstatt</text:p>
          </table:table-cell>
          <table:table-cell table:style-name="ce548" office:value-type="string" calcext:value-type="string">
            <text:p>Werkstatt VII</text:p>
          </table:table-cell>
          <table:table-cell table:style-name="ce2" table:number-columns-repeated="3"/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Werkstatt VI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X</text:p>
          </table:table-cell>
          <table:table-cell table:style-name="ce165" table:number-columns-repeated="3"/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12" calcext:value-type="float">
            <text:p>12</text:p>
          </table:table-cell>
          <table:table-cell table:style-name="ce165" office:value-type="float" office:value="22" calcext:value-type="float">
            <text:p>22</text:p>
          </table:table-cell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>
          <table:table-cell table:style-name="ce2" office:value-type="string" calcext:value-type="string">
            <text:p>Werkstatt</text:p>
          </table:table-cell>
          <table:table-cell table:style-name="ce549" office:value-type="string" calcext:value-type="string">
            <text:p>Werkstatt VIII</text:p>
          </table:table-cell>
          <table:table-cell table:style-name="ce2" table:number-columns-repeated="3"/>
          <table:table-cell table:style-name="ce165" table:number-columns-repeated="2"/>
          <table:table-cell table:style-name="ce2" table:number-columns-repeated="3"/>
          <table:table-cell table:style-name="ce550" office:value-type="string" calcext:value-type="string">
            <text:p>Werkstatt VII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X</text:p>
          </table:table-cell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>
          <table:table-cell table:style-name="ce2" table:number-columns-repeated="5"/>
          <table:table-cell table:style-name="ce165" table:number-columns-repeated="2"/>
          <table:table-cell table:style-name="ce2" table:number-columns-repeated="6"/>
          <table:table-cell table:style-name="ce165" table:number-columns-repeated="6"/>
          <table:table-cell table:style-name="ce2" table:number-columns-repeated="2"/>
          <table:table-cell table:style-name="ce171"/>
          <table:table-cell table:number-columns-repeated="1002"/>
        </table:table-row>
        <table:table-row table:style-name="ro3" table:number-rows-repeated="30">
          <table:table-cell table:number-columns-repeated="21"/>
          <table:table-cell table:style-name="ce436"/>
          <table:table-cell table:number-columns-repeated="1002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odul Verbesserung'.B2:'Modul Verbesserung'.B2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3:'Modul Verbesserung'.B3">
            <calcext:condition calcext:apply-style-name="HintergrundGruen" calcext:value="formula-is(NOT(ISBLANK([.V3])))" calcext:base-cell-address="'Modul Verbesserung'.B3"/>
          </calcext:conditional-format>
          <calcext:conditional-format calcext:target-range-address="'Modul Verbesserung'.B4:'Modul Verbesserung'.B4">
            <calcext:condition calcext:apply-style-name="HintergrundGruen" calcext:value="formula-is(NOT(ISBLANK([.V4])))" calcext:base-cell-address="'Modul Verbesserung'.B4"/>
          </calcext:conditional-format>
          <calcext:conditional-format calcext:target-range-address="'Modul Verbesserung'.B5:'Modul Verbesserung'.B5">
            <calcext:condition calcext:apply-style-name="HintergrundGruen" calcext:value="formula-is(NOT(ISBLANK([.V5])))" calcext:base-cell-address="'Modul Verbesserung'.B5"/>
          </calcext:conditional-format>
          <calcext:conditional-format calcext:target-range-address="'Modul Verbesserung'.B6:'Modul Verbesserung'.B6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7:'Modul Verbesserung'.B7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8:'Modul Verbesserung'.B8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9:'Modul Verbesserung'.B9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0:'Modul Verbesserung'.B10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1:'Modul Verbesserung'.B11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2:'Modul Verbesserung'.B12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3:'Modul Verbesserung'.B13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4:'Modul Verbesserung'.B14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5:'Modul Verbesserung'.B15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6:'Modul Verbesserung'.B16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7:'Modul Verbesserung'.B17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8:'Modul Verbesserung'.B18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9:'Modul Verbesserung'.B19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20:'Modul Verbesserung'.B20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21:'Modul Verbesserung'.B21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22:'Modul Verbesserung'.B22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23:'Modul Verbesserung'.B23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24:'Modul Verbesserung'.B24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25:'Modul Verbesserung'.B25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26:'Modul Verbesserung'.B26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27:'Modul Verbesserung'.B27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28:'Modul Verbesserung'.B28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29:'Modul Verbesserung'.B29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30:'Modul Verbesserung'.B30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31:'Modul Verbesserung'.B31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32:'Modul Verbesserung'.B32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33:'Modul Verbesserung'.B33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34:'Modul Verbesserung'.B34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35:'Modul Verbesserung'.B35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36:'Modul Verbesserung'.B36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37:'Modul Verbesserung'.B37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38:'Modul Verbesserung'.B38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39:'Modul Verbesserung'.B39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40:'Modul Verbesserung'.B40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41:'Modul Verbesserung'.B41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42:'Modul Verbesserung'.B42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43:'Modul Verbesserung'.B43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44:'Modul Verbesserung'.B44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45:'Modul Verbesserung'.B45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46:'Modul Verbesserung'.B46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47:'Modul Verbesserung'.B47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48:'Modul Verbesserung'.B48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49:'Modul Verbesserung'.B49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50:'Modul Verbesserung'.B50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51:'Modul Verbesserung'.B51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52:'Modul Verbesserung'.B52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53:'Modul Verbesserung'.B53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54:'Modul Verbesserung'.B54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55:'Modul Verbesserung'.B55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56:'Modul Verbesserung'.B56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57:'Modul Verbesserung'.B57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58:'Modul Verbesserung'.B58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59:'Modul Verbesserung'.B59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60:'Modul Verbesserung'.B60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61:'Modul Verbesserung'.B61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62:'Modul Verbesserung'.B62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63:'Modul Verbesserung'.B63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64:'Modul Verbesserung'.B64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65:'Modul Verbesserung'.B65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66:'Modul Verbesserung'.B66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67:'Modul Verbesserung'.B67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68:'Modul Verbesserung'.B68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69:'Modul Verbesserung'.B69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70:'Modul Verbesserung'.B70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71:'Modul Verbesserung'.B71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72:'Modul Verbesserung'.B72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73:'Modul Verbesserung'.B73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74:'Modul Verbesserung'.B74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75:'Modul Verbesserung'.B75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76:'Modul Verbesserung'.B76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77:'Modul Verbesserung'.B77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78:'Modul Verbesserung'.B78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79:'Modul Verbesserung'.B79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80:'Modul Verbesserung'.B80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81:'Modul Verbesserung'.B81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82:'Modul Verbesserung'.B82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83:'Modul Verbesserung'.B83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84:'Modul Verbesserung'.B84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85:'Modul Verbesserung'.B85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86:'Modul Verbesserung'.B86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87:'Modul Verbesserung'.B87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88:'Modul Verbesserung'.B88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89:'Modul Verbesserung'.B89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90:'Modul Verbesserung'.B90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91:'Modul Verbesserung'.B91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92:'Modul Verbesserung'.B92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93:'Modul Verbesserung'.B93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94:'Modul Verbesserung'.B94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95:'Modul Verbesserung'.B95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96:'Modul Verbesserung'.B96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97:'Modul Verbesserung'.B97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98:'Modul Verbesserung'.B98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99:'Modul Verbesserung'.B99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00:'Modul Verbesserung'.B100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01:'Modul Verbesserung'.B101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02:'Modul Verbesserung'.B102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03:'Modul Verbesserung'.B103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04:'Modul Verbesserung'.B104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05:'Modul Verbesserung'.B105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06:'Modul Verbesserung'.B106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07:'Modul Verbesserung'.B107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08:'Modul Verbesserung'.B108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09:'Modul Verbesserung'.B109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10:'Modul Verbesserung'.B110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11:'Modul Verbesserung'.B111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12:'Modul Verbesserung'.B112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13:'Modul Verbesserung'.B113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114:'Modul Verbesserung'.B114">
            <calcext:condition calcext:apply-style-name="HintergrundGruen" calcext:value="formula-is(NOT(ISBLANK([.V6])))" calcext:base-cell-address="'Modul Verbesserung'.B6"/>
          </calcext:conditional-format>
        </calcext:conditional-formats>
      </table:table>
      <table:table table:name="Hinweise" table:style-name="ta5">
        <office:forms form:automatic-focus="false" form:apply-design-mode="false"/>
        <table:table-column table:style-name="co67" table:default-cell-style-name="Default"/>
        <table:table-column table:style-name="co68" table:default-cell-style-name="ce3"/>
        <table:table-column table:style-name="co69" table:default-cell-style-name="ce555"/>
        <table:table-column table:style-name="co37" table:default-cell-style-name="Default"/>
        <table:table-row table:style-name="ro3">
          <table:table-cell table:style-name="ce551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  <table:table-cell/>
        </table:table-row>
        <table:table-row table:style-name="ro3">
          <table:table-cell table:style-name="ce551"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  <table:table-cell/>
        </table:table-row>
        <table:table-row table:style-name="ro3">
          <table:table-cell table:style-name="ce551"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  <table:table-cell/>
        </table:table-row>
        <table:table-row table:style-name="ro3">
          <table:table-cell table:style-name="ce552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556" office:value-type="string" calcext:value-type="string">
            <text:p>Bauzeit in Tagen</text:p>
          </table:table-cell>
          <table:table-cell table:style-name="ce558"/>
        </table:table-row>
        <table:table-row table:style-name="ro3">
          <table:table-cell table:style-name="ce552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557" office:value-type="string" calcext:value-type="string">
            <text:p>Bauzeit in Stunden</text:p>
          </table:table-cell>
          <table:table-cell/>
        </table:table-row>
        <table:table-row table:style-name="ro3">
          <table:table-cell table:style-name="ce552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3">
          <table:table-cell table:style-name="ce553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3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554" office:value-type="string" calcext:value-type="string">
            <text:p>A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nn „Art“ fett ist, besteht mind. eine Abhängigkei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3" table:number-rows-repeated="104856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Abhängigkeiten" table:style-name="ta5">
        <office:forms form:automatic-focus="false" form:apply-design-mode="false"/>
        <table:shapes>
          <draw:custom-shape draw:z-index="0" draw:style-name="gr1" svg:width="22.06mm" svg:height="5.19mm" draw:transform="rotate (-0.616275758879198) translate (83.41mm 71.1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2.09mm" svg:height="5.19mm" draw:transform="skewX (-0.00383972435438758) rotate (0.616450291804397) translate (81.04mm 57.47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2.08mm" svg:height="5.21mm" draw:transform="skewX (-0.00383972435438752) rotate (-0.0043633231299858) translate (81.1mm 64.88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6.98mm" svg:height="5.2mm" draw:transform="skewX (-0.00383972435438753) rotate (-1.58458442788565) translate (53.47mm 36.2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2.03mm" svg:height="5.16mm" draw:transform="skewX (-0.0116937059883619) rotate (0.616450291804397) translate (81.04mm 159.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2.02mm" svg:height="5.16mm" draw:transform="skewX (0.00575958653158124) rotate (-0.616275758879198) translate (83.41mm 175.1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2.08mm" svg:height="5.16mm" draw:transform="skewX (-0.00383972435438752) rotate (-0.0043633231299858) translate (81.1mm 166.5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6.85mm" svg:height="5.2mm" draw:transform="skewX (-0.00383972435438753) rotate (-1.58458442788565) translate (53.47mm 138.15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70" table:default-cell-style-name="Default"/>
        <table:table-column table:style-name="co71" table:default-cell-style-name="Default"/>
        <table:table-column table:style-name="co37" table:default-cell-style-name="ce3"/>
        <table:table-column table:style-name="co72" table:default-cell-style-name="Default"/>
        <table:table-column table:style-name="co73" table:default-cell-style-name="Default"/>
        <table:table-column table:style-name="co37" table:default-cell-style-name="Default"/>
        <table:table-row table:style-name="ro5">
          <table:table-cell/>
          <table:table-cell table:style-name="ce560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559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59"/>
          <table:table-cell table:style-name="ce561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559"/>
          <table:table-cell table:style-name="ce562" table:content-validation-name="val1" office:value-type="string" calcext:value-type="string">
            <text:p>Basisfracht IV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6">
          <table:table-cell table:number-columns-repeated="3"/>
          <table:table-cell table:style-name="ce564" table:formula="of:=IFNA(IF(OFFSET([Schiffslabor.$C$1];MATCH([.$B$10];[Schiffslabor.C2:.C148];0);ROW([Schiffslabor.C8]))&gt;0;OFFSET([Schiffslabor.$C$1];MATCH([.$B$10];[Schiffslabor.C2:.C148];0);ROW([Schiffslabor.C8]));&quot;&quot;);&quot;&quot;)" office:value-type="string" office:string-value="Basisfracht II" calcext:value-type="string">
            <text:p>Basisfracht II</text:p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564" table:formula="of:=IFNA(IF(OFFSET([Schiffslabor.$C$1];MATCH([.$B$10];[Schiffslabor.C2:.C148];0);ROW([Schiffslabor.C9]))&gt;0;OFFSET([Schiffslabor.$C$1];MATCH([.$B$10];[Schiffslabor.C2:.C148];0);ROW([Schiffslabor.C9]));&quot;&quot;);&quot;&quot;)" office:value-type="string" office:string-value="Schiffslabor V" calcext:value-type="string">
            <text:p>Schiffslabor V</text:p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564" table:formula="of:=IFNA(IF(OFFSET([Schiffslabor.$C$1];MATCH([.$B$10];[Schiffslabor.C2:.C148];0);ROW([Schiffslabor.C10]))&gt;0;OFFSET([Schiffslabor.$C$1];MATCH([.$B$10];[Schiffslabor.C2:.C148];0);ROW([Schiffslabor.C10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563" office:value-type="string" calcext:value-type="string">
            <text:p>Das benötigst du dafür:</text:p>
          </table:table-cell>
          <table:table-cell table:number-columns-repeated="4"/>
        </table:table-row>
        <table:table-row table:style-name="ro6">
          <table:table-cell/>
          <table:table-cell table:style-name="ce564" table:formula="of:=IFNA(IF(OFFSET([Schiffslabor.$C$1];MATCH([.$B$4];[Schiffslabor.C2:.C148];0);ROW([Schiffslabor.C8]))&gt;0;OFFSET([Schiffslabor.$C$1];MATCH([.$B$4];[Schiffslabor.C2:.C148];0);ROW([Schiffslabor.C8]));&quot;&quot;);&quot;&quot;)" office:value-type="string" office:string-value="Basisfracht III" calcext:value-type="string">
            <text:p>Basisfracht III</text:p>
          </table:table-cell>
          <table:table-cell/>
          <table:table-cell table:style-name="ce564" table:formula="of:=IFNA(IF(OFFSET([Schiffslabor.$C$1];MATCH([.$B$11];[Schiffslabor.C2:.C148];0);ROW([Schiffslabor.C8]))&gt;0;OFFSET([Schiffslabor.$C$1];MATCH([.$B$11];[Schiffslabor.C2:.C148];0);ROW([Schiffslabor.C8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564" table:formula="of:=IFNA(IF(OFFSET([Schiffslabor.$C$1];MATCH([.$B$4];[Schiffslabor.C2:.C148];0);ROW([Schiffslabor.C9]))&gt;0;OFFSET([Schiffslabor.$C$1];MATCH([.$B$4];[Schiffslabor.C2:.C148];0);ROW([Schiffslabor.C9]));&quot;&quot;);&quot;&quot;)" office:value-type="string" office:string-value="Schiffslabor VII" calcext:value-type="string">
            <text:p>Schiffslabor VII</text:p>
          </table:table-cell>
          <table:table-cell/>
          <table:table-cell table:style-name="ce564" table:formula="of:=IFNA(IF(OFFSET([Schiffslabor.$C$1];MATCH([.$B$11];[Schiffslabor.C2:.C148];0);ROW([Schiffslabor.C9]))&gt;0;OFFSET([Schiffslabor.$C$1];MATCH([.$B$11];[Schiffslabor.C2:.C148];0);ROW([Schiffslabor.C9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564" table:formula="of:=IFNA(IF(OFFSET([Schiffslabor.$C$1];MATCH([.$B$4];[Schiffslabor.C2:.C148];0);ROW([Schiffslabor.C10]))&gt;0;OFFSET([Schiffslabor.$C$1];MATCH([.$B$4];[Schiffslabor.C2:.C148];0);ROW([Schiffslabor.C10]));&quot;&quot;);&quot;&quot;)">
            <text:p/>
          </table:table-cell>
          <table:table-cell/>
          <table:table-cell table:style-name="ce564" table:formula="of:=IFNA(IF(OFFSET([Schiffslabor.$C$1];MATCH([.$B$11];[Schiffslabor.C2:.C148];0);ROW([Schiffslabor.C10]))&gt;0;OFFSET([Schiffslabor.$C$1];MATCH([.$B$11];[Schiffslabor.C2:.C148];0);ROW([Schiffslabor.C10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6">
          <table:table-cell table:number-columns-repeated="3"/>
          <table:table-cell table:style-name="ce564" table:formula="of:=IFNA(IF(OFFSET([Schiffslabor.$C$1];MATCH([.$B$12];[Schiffslabor.C2:.C148];0);ROW([Schiffslabor.C8]))&gt;0;OFFSET([Schiffslabor.$C$1];MATCH([.$B$12];[Schiffslabor.C2:.C148];0);ROW([Schiffslabor.C8]));&quot;&quot;);&quot;&quot;)">
            <text:p/>
          </table:table-cell>
          <table:table-cell/>
          <table:table-cell table:style-name="ce565"/>
        </table:table-row>
        <table:table-row table:style-name="ro6">
          <table:table-cell table:number-columns-repeated="3"/>
          <table:table-cell table:style-name="ce564" table:formula="of:=IFNA(IF(OFFSET([Schiffslabor.$C$1];MATCH([.$B$12];[Schiffslabor.C2:.C148];0);ROW([Schiffslabor.C9]))&gt;0;OFFSET([Schiffslabor.$C$1];MATCH([.$B$12];[Schiffslabor.C2:.C148];0);ROW([Schiffslabor.C9]));&quot;&quot;);&quot;&quot;)">
            <text:p/>
          </table:table-cell>
          <table:table-cell/>
          <table:table-cell table:style-name="ce565"/>
        </table:table-row>
        <table:table-row table:style-name="ro6">
          <table:table-cell table:number-columns-repeated="3"/>
          <table:table-cell table:style-name="ce564" table:formula="of:=IFNA(IF(OFFSET([Schiffslabor.$C$1];MATCH([.$B$12];[Schiffslabor.C2:.C148];0);ROW([Schiffslabor.C10]))&gt;0;OFFSET([Schiffslabor.$C$1];MATCH([.$B$12];[Schiffslabor.C2:.C148];0);ROW([Schiffslabor.C10]));&quot;&quot;);&quot;&quot;)">
            <text:p/>
          </table:table-cell>
          <table:table-cell/>
          <table:table-cell table:style-name="ce565"/>
        </table:table-row>
        <table:table-row table:style-name="ro3" table:number-rows-repeated="2">
          <table:table-cell table:number-columns-repeated="6"/>
        </table:table-row>
        <table:table-row table:style-name="ro5">
          <table:table-cell/>
          <table:table-cell table:style-name="ce560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/>
          <table:table-cell table:style-name="ce561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6">
          <table:table-cell/>
          <table:table-cell table:style-name="ce562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6">
          <table:table-cell table:number-columns-repeated="3"/>
          <table:table-cell table:style-name="ce564" table:formula="of:=IFNA(IF(OFFSET([Waffenlabor.$C$1];MATCH([.$B$28];[Waffenlabor.C2:.C84];0);ROW([Waffenlabor.C12]))&gt;0;OFFSET([Waffenlabor.$C$1];MATCH([.$B$28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564" table:formula="of:=IFNA(IF(OFFSET([Waffenlabor.$C$1];MATCH([.$B$28];[Waffenlabor.C2:.C84];0);ROW([Waffenlabor.C13]))&gt;0;OFFSET([Waffenlabor.$C$1];MATCH([.$B$28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564" table:formula="of:=IFNA(IF(OFFSET([Waffenlabor.$C$1];MATCH([.$B$28];[Waffenlabor.C2:.C84];0);ROW([Waffenlabor.C14]))&gt;0;OFFSET([Waffenlabor.$C$1];MATCH([.$B$28];[Waffenlabor.C2:.C84];0);ROW([Waffenlabor.C14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563" office:value-type="string" calcext:value-type="string">
            <text:p>Das benötigst du dafür:</text:p>
          </table:table-cell>
          <table:table-cell table:number-columns-repeated="4"/>
        </table:table-row>
        <table:table-row table:style-name="ro6">
          <table:table-cell/>
          <table:table-cell table:style-name="ce564" table:formula="of:=IFNA(IF(OFFSET([Waffenlabor.$C$1];MATCH([.$B$22];[Waffenlabor.C2:.C84];0);ROW([Waffenlabor.C12]))&gt;0;OFFSET([Waffenlabor.$C$1];MATCH([.$B$22];[Waffenlabor.C2:.C84];0);ROW([Waffenlabor.C12]));&quot;&quot;);&quot;&quot;)">
            <text:p/>
          </table:table-cell>
          <table:table-cell/>
          <table:table-cell table:style-name="ce564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564" table:formula="of:=IFNA(IF(OFFSET([Waffenlabor.$C$1];MATCH([.$B$22];[Waffenlabor.C2:.C84];0);ROW([Waffenlabor.C13]))&gt;0;OFFSET([Waffenlabor.$C$1];MATCH([.$B$22];[Waffenlabor.C2:.C84];0);ROW([Waffenlabor.C13]));&quot;&quot;);&quot;&quot;)">
            <text:p/>
          </table:table-cell>
          <table:table-cell/>
          <table:table-cell table:style-name="ce564" table:formula="of:=IFNA(IF(OFFSET([Waffenlabor.$C$1];MATCH([.$B$29];[Waffenlabor.C2:.C84];0);ROW([Waffenlabor.C13]))&gt;0;OFFSET([Waffenlabor.$C$1];MATCH([.$B$29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564" table:formula="of:=IFNA(IF(OFFSET([Waffenlabor.$C$1];MATCH([.$B$22];[Waffenlabor.C2:.C84];0);ROW([Waffenlabor.C14]))&gt;0;OFFSET([Waffenlabor.$C$1];MATCH([.$B$22];[Waffenlabor.C2:.C84];0);ROW([Waffenlabor.C14]));&quot;&quot;);&quot;&quot;)">
            <text:p/>
          </table:table-cell>
          <table:table-cell/>
          <table:table-cell table:style-name="ce564" table:formula="of:=IFNA(IF(OFFSET([Waffenlabor.$C$1];MATCH([.$B$29];[Waffenlabor.C2:.C84];0);ROW([Waffenlabor.C14]))&gt;0;OFFSET([Waffenlabor.$C$1];MATCH([.$B$29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6">
          <table:table-cell table:number-columns-repeated="3"/>
          <table:table-cell table:style-name="ce564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564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564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1048522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chiffslabor.A149:Schiffslabor.AMJ15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echniklabor.A107:Techniklabor.AMJ130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98:Waffenlabor.AMJ131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Modul Verbesserung'.A1:'Modul Verbesserung'.U10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770.01mm" fo:page-height="649.99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4">
      <style:page-layout-properties fo:page-width="420mm" fo:page-height="29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5">
      <style:page-layout-properties fo:page-width="890.01mm" fo:page-height="70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1079.99mm" fo:page-height="796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550mm" fo:page-height="60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.00.0000</text:date>, <text:time style:data-style-name="N2" text:time-value="23:10:54.30083189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5.0.4.2$Linux_X86_64 LibreOffice_project/00m0$Build-2</meta:generator>
    <meta:document-statistic meta:table-count="6" meta:cell-count="6457" meta:object-count="8"/>
  </office:meta>
</office:document-meta>
</file>